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70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NoInit" table:style-name="ta1" table:print="false">
        <table:table-column table:style-name="co1" table:number-columns-repeated="8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11"/>
        </table:table-row>
        <table:table-row table:style-name="ro2">
          <table:table-cell office:value-type="string">
            <text:p>GurobiModelSolver</text:p>
          </table:table-cell>
          <table:table-cell table:number-columns-repeated="11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office:value-type="string">
            <text:p>Time</text:p>
          </table:table-cell>
          <table:table-cell office:value-type="string">
            <text:p>ExplNodes</text:p>
          </table:table-cell>
          <table:table-cell office:value-type="string">
            <text:p>UnexplNodes</text:p>
          </table:table-cell>
          <table:table-cell office:value-type="string">
            <text:p>SolCount</text:p>
          </table:table-cell>
          <table:table-cell office:value-type="string">
            <text:p>Incumbent</text:p>
          </table:table-cell>
          <table:table-cell office:value-type="string">
            <text:p>BestBd</text:p>
          </table:table-cell>
          <table:table-cell office:value-type="string">
            <text:p>Gap</text:p>
          </table:table-cell>
          <table:table-cell office:value-type="string">
            <text:p>Where</text:p>
          </table:table-cell>
          <table:table-cell table:number-columns-repeated="3"/>
          <table:table-cell>
            <draw:frame table:end-cell-address="NoInit.S25" table:end-x="0.3894in" table:end-y="0.1067in" draw:z-index="0" draw:style-name="gr1" svg:width="6.1598in" svg:height="3.3953in" svg:x="0.4528in" svg:y="0.0827in">
              <draw:object draw:notify-on-update-of-ranges="NoInit.A7:NoInit.A562 NoInit.E6:NoInit.E6 NoInit.E7:NoInit.E562 NoInit.A7:NoInit.A562 NoInit.F6:NoInit.F6 NoInit.F7:NoInit.F562 NoInit.A7:NoInit.A562 NoInit.G6:NoInit.G6 NoInit.G7:NoInit.G5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65.0895">
            <text:p>5365.0895</text:p>
          </table:table-cell>
          <table:table-cell table:number-columns-repeated="2"/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06.2475">
            <text:p>3506.2475</text:p>
          </table:table-cell>
          <table:table-cell office:value-type="float" office:value="3132.1894">
            <text:p>3132.1894</text:p>
          </table:table-cell>
          <table:table-cell office:value-type="float" office:value="0.106683">
            <text:p>0.106683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32.3667">
            <text:p>3432.3667</text:p>
          </table:table-cell>
          <table:table-cell office:value-type="float" office:value="3149.6156">
            <text:p>3149.6156</text:p>
          </table:table-cell>
          <table:table-cell office:value-type="float" office:value="0.082378">
            <text:p>0.082378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11.7713">
            <text:p>3411.7713</text:p>
          </table:table-cell>
          <table:table-cell office:value-type="float" office:value="3152.6153">
            <text:p>3152.6153</text:p>
          </table:table-cell>
          <table:table-cell office:value-type="float" office:value="0.075959">
            <text:p>0.075959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11.7713">
            <text:p>3411.7713</text:p>
          </table:table-cell>
          <table:table-cell office:value-type="float" office:value="3154.665">
            <text:p>3154.665</text:p>
          </table:table-cell>
          <table:table-cell office:value-type="float" office:value="0.075359">
            <text:p>0.07535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11.7713">
            <text:p>3411.7713</text:p>
          </table:table-cell>
          <table:table-cell office:value-type="float" office:value="3156.7542">
            <text:p>3156.7542</text:p>
          </table:table-cell>
          <table:table-cell office:value-type="float" office:value="0.074746">
            <text:p>0.07474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59.5403">
            <text:p>3159.5403</text:p>
          </table:table-cell>
          <table:table-cell office:value-type="float" office:value="0.072746">
            <text:p>0.072746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59">
            <text:p>3159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59.7108">
            <text:p>3159.7108</text:p>
          </table:table-cell>
          <table:table-cell office:value-type="float" office:value="0.072696">
            <text:p>0.07269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59.7108">
            <text:p>3159.7108</text:p>
          </table:table-cell>
          <table:table-cell office:value-type="float" office:value="0.072696">
            <text:p>0.07269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59.7178">
            <text:p>3159.7178</text:p>
          </table:table-cell>
          <table:table-cell office:value-type="float" office:value="0.072694">
            <text:p>0.07269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61.2815">
            <text:p>3161.2815</text:p>
          </table:table-cell>
          <table:table-cell office:value-type="float" office:value="0.072235">
            <text:p>0.07223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62.1073">
            <text:p>3162.1073</text:p>
          </table:table-cell>
          <table:table-cell office:value-type="float" office:value="0.071993">
            <text:p>0.07199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63.6417">
            <text:p>3163.6417</text:p>
          </table:table-cell>
          <table:table-cell office:value-type="float" office:value="0.071543">
            <text:p>0.07154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04.2869">
            <text:p>3404.2869</text:p>
          </table:table-cell>
          <table:table-cell office:value-type="float" office:value="3163.6417">
            <text:p>3163.6417</text:p>
          </table:table-cell>
          <table:table-cell office:value-type="float" office:value="0.070689">
            <text:p>0.070689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04.2869">
            <text:p>3404.2869</text:p>
          </table:table-cell>
          <table:table-cell office:value-type="float" office:value="3164.8874">
            <text:p>3164.8874</text:p>
          </table:table-cell>
          <table:table-cell office:value-type="float" office:value="0.070323">
            <text:p>0.07032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374.1746">
            <text:p>3374.1746</text:p>
          </table:table-cell>
          <table:table-cell office:value-type="float" office:value="3164.8874">
            <text:p>3164.8874</text:p>
          </table:table-cell>
          <table:table-cell office:value-type="float" office:value="0.062026">
            <text:p>0.062026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4.8874">
            <text:p>3164.8874</text:p>
          </table:table-cell>
          <table:table-cell office:value-type="float" office:value="0.061047">
            <text:p>0.061047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5.8122">
            <text:p>3165.8122</text:p>
          </table:table-cell>
          <table:table-cell office:value-type="float" office:value="0.060772">
            <text:p>0.06077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5.8988">
            <text:p>3165.8988</text:p>
          </table:table-cell>
          <table:table-cell office:value-type="float" office:value="0.060747">
            <text:p>0.06074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7.623">
            <text:p>3167.623</text:p>
          </table:table-cell>
          <table:table-cell office:value-type="float" office:value="0.060235">
            <text:p>0.06023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7.8489">
            <text:p>3167.8489</text:p>
          </table:table-cell>
          <table:table-cell office:value-type="float" office:value="0.060168">
            <text:p>0.06016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7.8956">
            <text:p>3167.8956</text:p>
          </table:table-cell>
          <table:table-cell office:value-type="float" office:value="0.060154">
            <text:p>0.06015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0.4437">
            <text:p>3170.4437</text:p>
          </table:table-cell>
          <table:table-cell office:value-type="float" office:value="0.059398">
            <text:p>0.05939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0.7487">
            <text:p>3170.7487</text:p>
          </table:table-cell>
          <table:table-cell office:value-type="float" office:value="0.059308">
            <text:p>0.05930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92">
            <text:p>10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0.8131">
            <text:p>3170.8131</text:p>
          </table:table-cell>
          <table:table-cell office:value-type="float" office:value="0.059289">
            <text:p>0.05928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0.9872">
            <text:p>3170.9872</text:p>
          </table:table-cell>
          <table:table-cell office:value-type="float" office:value="0.059237">
            <text:p>0.05923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98">
            <text:p>10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1.8523">
            <text:p>3171.8523</text:p>
          </table:table-cell>
          <table:table-cell office:value-type="float" office:value="0.05898">
            <text:p>0.0589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2.1374">
            <text:p>3172.1374</text:p>
          </table:table-cell>
          <table:table-cell office:value-type="float" office:value="0.058896">
            <text:p>0.05889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1065">
            <text:p>3173.1065</text:p>
          </table:table-cell>
          <table:table-cell office:value-type="float" office:value="0.058608">
            <text:p>0.05860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3213">
            <text:p>3173.3213</text:p>
          </table:table-cell>
          <table:table-cell office:value-type="float" office:value="0.058545">
            <text:p>0.05854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3497">
            <text:p>3173.3497</text:p>
          </table:table-cell>
          <table:table-cell office:value-type="float" office:value="0.058536">
            <text:p>0.05853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5631">
            <text:p>3173.5631</text:p>
          </table:table-cell>
          <table:table-cell office:value-type="float" office:value="0.058473">
            <text:p>0.05847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7742">
            <text:p>3173.7742</text:p>
          </table:table-cell>
          <table:table-cell office:value-type="float" office:value="0.05841">
            <text:p>0.0584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952">
            <text:p>3173.952</text:p>
          </table:table-cell>
          <table:table-cell office:value-type="float" office:value="0.058357">
            <text:p>0.05835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14">
            <text:p>11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4.108">
            <text:p>3174.108</text:p>
          </table:table-cell>
          <table:table-cell office:value-type="float" office:value="0.058311">
            <text:p>0.05831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334.5948">
            <text:p>3334.5948</text:p>
          </table:table-cell>
          <table:table-cell office:value-type="float" office:value="3174.108">
            <text:p>3174.108</text:p>
          </table:table-cell>
          <table:table-cell office:value-type="float" office:value="0.048128">
            <text:p>0.048128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4.108">
            <text:p>3174.108</text:p>
          </table:table-cell>
          <table:table-cell office:value-type="float" office:value="0.037058">
            <text:p>0.037058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03">
            <text:p>19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4.1604">
            <text:p>3174.1604</text:p>
          </table:table-cell>
          <table:table-cell office:value-type="float" office:value="0.037042">
            <text:p>0.03704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57">
            <text:p>19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4.2185">
            <text:p>3174.2185</text:p>
          </table:table-cell>
          <table:table-cell office:value-type="float" office:value="0.037024">
            <text:p>0.0370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483">
            <text:p>2483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4.4812">
            <text:p>3174.4812</text:p>
          </table:table-cell>
          <table:table-cell office:value-type="float" office:value="0.036945">
            <text:p>0.03694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66">
            <text:p>2566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5.0634">
            <text:p>3175.0634</text:p>
          </table:table-cell>
          <table:table-cell office:value-type="float" office:value="0.036768">
            <text:p>0.03676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000">
            <text:p>3000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6.1167">
            <text:p>3176.1167</text:p>
          </table:table-cell>
          <table:table-cell office:value-type="float" office:value="0.036448">
            <text:p>0.03644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049">
            <text:p>3049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7.3654">
            <text:p>3177.3654</text:p>
          </table:table-cell>
          <table:table-cell office:value-type="float" office:value="0.03607">
            <text:p>0.0360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222">
            <text:p>322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7.618">
            <text:p>3177.618</text:p>
          </table:table-cell>
          <table:table-cell office:value-type="float" office:value="0.035993">
            <text:p>0.03599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370">
            <text:p>33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7.8099">
            <text:p>3177.8099</text:p>
          </table:table-cell>
          <table:table-cell office:value-type="float" office:value="0.035935">
            <text:p>0.03593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609">
            <text:p>3609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0.6745">
            <text:p>3180.6745</text:p>
          </table:table-cell>
          <table:table-cell office:value-type="float" office:value="0.035066">
            <text:p>0.03506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660">
            <text:p>3660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0.7896">
            <text:p>3180.7896</text:p>
          </table:table-cell>
          <table:table-cell office:value-type="float" office:value="0.035031">
            <text:p>0.03503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851">
            <text:p>3851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2.2282">
            <text:p>3182.2282</text:p>
          </table:table-cell>
          <table:table-cell office:value-type="float" office:value="0.034594">
            <text:p>0.03459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972">
            <text:p>397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2.9423">
            <text:p>3182.9423</text:p>
          </table:table-cell>
          <table:table-cell office:value-type="float" office:value="0.034378">
            <text:p>0.03437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036">
            <text:p>4036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3.0326">
            <text:p>3183.0326</text:p>
          </table:table-cell>
          <table:table-cell office:value-type="float" office:value="0.03435">
            <text:p>0.0343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062">
            <text:p>406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3.2761">
            <text:p>3183.2761</text:p>
          </table:table-cell>
          <table:table-cell office:value-type="float" office:value="0.034277">
            <text:p>0.03427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733">
            <text:p>4733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4.0156">
            <text:p>3184.0156</text:p>
          </table:table-cell>
          <table:table-cell office:value-type="float" office:value="0.034052">
            <text:p>0.03405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903">
            <text:p>4903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4.3978">
            <text:p>3184.3978</text:p>
          </table:table-cell>
          <table:table-cell office:value-type="float" office:value="0.033936">
            <text:p>0.03393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096">
            <text:p>5096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4.7854">
            <text:p>3184.7854</text:p>
          </table:table-cell>
          <table:table-cell office:value-type="float" office:value="0.033819">
            <text:p>0.03381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339">
            <text:p>5339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4.9034">
            <text:p>3184.9034</text:p>
          </table:table-cell>
          <table:table-cell office:value-type="float" office:value="0.033783">
            <text:p>0.03378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352">
            <text:p>535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5.8099">
            <text:p>3185.8099</text:p>
          </table:table-cell>
          <table:table-cell office:value-type="float" office:value="0.033508">
            <text:p>0.03350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504">
            <text:p>5504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1523">
            <text:p>3186.1523</text:p>
          </table:table-cell>
          <table:table-cell office:value-type="float" office:value="0.033404">
            <text:p>0.03340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522">
            <text:p>552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2344">
            <text:p>3186.2344</text:p>
          </table:table-cell>
          <table:table-cell office:value-type="float" office:value="0.033379">
            <text:p>0.03337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540">
            <text:p>5540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253">
            <text:p>3186.253</text:p>
          </table:table-cell>
          <table:table-cell office:value-type="float" office:value="0.033373">
            <text:p>0.03337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708">
            <text:p>5708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2597">
            <text:p>3186.2597</text:p>
          </table:table-cell>
          <table:table-cell office:value-type="float" office:value="0.033371">
            <text:p>0.03337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748">
            <text:p>5748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3369">
            <text:p>3186.3369</text:p>
          </table:table-cell>
          <table:table-cell office:value-type="float" office:value="0.033348">
            <text:p>0.03334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052">
            <text:p>60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7838">
            <text:p>3186.7838</text:p>
          </table:table-cell>
          <table:table-cell office:value-type="float" office:value="0.033212">
            <text:p>0.03321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091">
            <text:p>6091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9162">
            <text:p>3186.9162</text:p>
          </table:table-cell>
          <table:table-cell office:value-type="float" office:value="0.033172">
            <text:p>0.03317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108">
            <text:p>6108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9195">
            <text:p>3186.9195</text:p>
          </table:table-cell>
          <table:table-cell office:value-type="float" office:value="0.033171">
            <text:p>0.03317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211">
            <text:p>6211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7.447">
            <text:p>3187.447</text:p>
          </table:table-cell>
          <table:table-cell office:value-type="float" office:value="0.033011">
            <text:p>0.03301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6270">
            <text:p>6270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7.7702">
            <text:p>3187.7702</text:p>
          </table:table-cell>
          <table:table-cell office:value-type="float" office:value="0.032913">
            <text:p>0.03291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716">
            <text:p>6716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0138">
            <text:p>3188.0138</text:p>
          </table:table-cell>
          <table:table-cell office:value-type="float" office:value="0.032839">
            <text:p>0.03283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873">
            <text:p>6873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577">
            <text:p>3188.577</text:p>
          </table:table-cell>
          <table:table-cell office:value-type="float" office:value="0.032668">
            <text:p>0.03266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032">
            <text:p>703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7292">
            <text:p>3188.7292</text:p>
          </table:table-cell>
          <table:table-cell office:value-type="float" office:value="0.032622">
            <text:p>0.03262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138">
            <text:p>7138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7331">
            <text:p>3188.7331</text:p>
          </table:table-cell>
          <table:table-cell office:value-type="float" office:value="0.032621">
            <text:p>0.03262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207">
            <text:p>7207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8267">
            <text:p>3188.8267</text:p>
          </table:table-cell>
          <table:table-cell office:value-type="float" office:value="0.032593">
            <text:p>0.03259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287">
            <text:p>72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8.8267">
            <text:p>3188.8267</text:p>
          </table:table-cell>
          <table:table-cell office:value-type="float" office:value="0.018672">
            <text:p>0.018672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290">
            <text:p>729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8.8519">
            <text:p>3188.8519</text:p>
          </table:table-cell>
          <table:table-cell office:value-type="float" office:value="0.018664">
            <text:p>0.01866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315">
            <text:p>731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8.9989">
            <text:p>3188.9989</text:p>
          </table:table-cell>
          <table:table-cell office:value-type="float" office:value="0.018619">
            <text:p>0.01861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348">
            <text:p>734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9.4181">
            <text:p>3189.4181</text:p>
          </table:table-cell>
          <table:table-cell office:value-type="float" office:value="0.01849">
            <text:p>0.0184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390">
            <text:p>739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9.6045">
            <text:p>3189.6045</text:p>
          </table:table-cell>
          <table:table-cell office:value-type="float" office:value="0.018432">
            <text:p>0.01843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9147">
            <text:p>914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9.6073">
            <text:p>3189.6073</text:p>
          </table:table-cell>
          <table:table-cell office:value-type="float" office:value="0.018431">
            <text:p>0.01843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0273">
            <text:p>3190.0273</text:p>
          </table:table-cell>
          <table:table-cell office:value-type="float" office:value="0.018302">
            <text:p>0.01830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58">
            <text:p>925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4534">
            <text:p>3190.4534</text:p>
          </table:table-cell>
          <table:table-cell office:value-type="float" office:value="0.018171">
            <text:p>0.01817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277">
            <text:p>927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4764">
            <text:p>3190.4764</text:p>
          </table:table-cell>
          <table:table-cell office:value-type="float" office:value="0.018164">
            <text:p>0.01816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9310">
            <text:p>931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5604">
            <text:p>3190.5604</text:p>
          </table:table-cell>
          <table:table-cell office:value-type="float" office:value="0.018138">
            <text:p>0.01813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487">
            <text:p>948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7725">
            <text:p>3190.7725</text:p>
          </table:table-cell>
          <table:table-cell office:value-type="float" office:value="0.018073">
            <text:p>0.01807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515">
            <text:p>951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8832">
            <text:p>3190.8832</text:p>
          </table:table-cell>
          <table:table-cell office:value-type="float" office:value="0.018039">
            <text:p>0.01803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527">
            <text:p>952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9435">
            <text:p>3190.9435</text:p>
          </table:table-cell>
          <table:table-cell office:value-type="float" office:value="0.01802">
            <text:p>0.0180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557">
            <text:p>955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9567">
            <text:p>3190.9567</text:p>
          </table:table-cell>
          <table:table-cell office:value-type="float" office:value="0.018016">
            <text:p>0.01801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587">
            <text:p>958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1.0584">
            <text:p>3191.0584</text:p>
          </table:table-cell>
          <table:table-cell office:value-type="float" office:value="0.017985">
            <text:p>0.01798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664">
            <text:p>966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1.2927">
            <text:p>3191.2927</text:p>
          </table:table-cell>
          <table:table-cell office:value-type="float" office:value="0.017913">
            <text:p>0.01791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705">
            <text:p>970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1.4408">
            <text:p>3191.4408</text:p>
          </table:table-cell>
          <table:table-cell office:value-type="float" office:value="0.017867">
            <text:p>0.01786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815">
            <text:p>981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1.656">
            <text:p>3191.656</text:p>
          </table:table-cell>
          <table:table-cell office:value-type="float" office:value="0.017801">
            <text:p>0.01780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854">
            <text:p>985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0118">
            <text:p>3192.0118</text:p>
          </table:table-cell>
          <table:table-cell office:value-type="float" office:value="0.017691">
            <text:p>0.01769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9872">
            <text:p>987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1904">
            <text:p>3192.1904</text:p>
          </table:table-cell>
          <table:table-cell office:value-type="float" office:value="0.017637">
            <text:p>0.01763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9922">
            <text:p>992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2047">
            <text:p>3192.2047</text:p>
          </table:table-cell>
          <table:table-cell office:value-type="float" office:value="0.017632">
            <text:p>0.01763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9993">
            <text:p>9993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6047">
            <text:p>3192.6047</text:p>
          </table:table-cell>
          <table:table-cell office:value-type="float" office:value="0.017509">
            <text:p>0.01750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0030">
            <text:p>1003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8435">
            <text:p>3192.8435</text:p>
          </table:table-cell>
          <table:table-cell office:value-type="float" office:value="0.017436">
            <text:p>0.01743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0051">
            <text:p>1005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9262">
            <text:p>3192.9262</text:p>
          </table:table-cell>
          <table:table-cell office:value-type="float" office:value="0.01741">
            <text:p>0.0174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0099">
            <text:p>1009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9964">
            <text:p>3192.9964</text:p>
          </table:table-cell>
          <table:table-cell office:value-type="float" office:value="0.017388">
            <text:p>0.01738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0261">
            <text:p>1026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0893">
            <text:p>3193.0893</text:p>
          </table:table-cell>
          <table:table-cell office:value-type="float" office:value="0.01736">
            <text:p>0.0173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0289">
            <text:p>1028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1989">
            <text:p>3193.1989</text:p>
          </table:table-cell>
          <table:table-cell office:value-type="float" office:value="0.017326">
            <text:p>0.01732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324">
            <text:p>1032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4293">
            <text:p>3193.4293</text:p>
          </table:table-cell>
          <table:table-cell office:value-type="float" office:value="0.017255">
            <text:p>0.01725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352">
            <text:p>1035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717">
            <text:p>3193.717</text:p>
          </table:table-cell>
          <table:table-cell office:value-type="float" office:value="0.017167">
            <text:p>0.01716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0392">
            <text:p>1039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773">
            <text:p>3193.773</text:p>
          </table:table-cell>
          <table:table-cell office:value-type="float" office:value="0.017149">
            <text:p>0.01714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0430">
            <text:p>1043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4.2468">
            <text:p>3194.2468</text:p>
          </table:table-cell>
          <table:table-cell office:value-type="float" office:value="0.017004">
            <text:p>0.01700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0468">
            <text:p>1046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4.3851">
            <text:p>3194.3851</text:p>
          </table:table-cell>
          <table:table-cell office:value-type="float" office:value="0.016961">
            <text:p>0.01696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516">
            <text:p>1051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4.6779">
            <text:p>3194.6779</text:p>
          </table:table-cell>
          <table:table-cell office:value-type="float" office:value="0.016871">
            <text:p>0.01687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815">
            <text:p>1081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2411">
            <text:p>3195.2411</text:p>
          </table:table-cell>
          <table:table-cell office:value-type="float" office:value="0.016698">
            <text:p>0.01669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839">
            <text:p>1083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2632">
            <text:p>3195.2632</text:p>
          </table:table-cell>
          <table:table-cell office:value-type="float" office:value="0.016691">
            <text:p>0.01669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858">
            <text:p>1085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4762">
            <text:p>3195.4762</text:p>
          </table:table-cell>
          <table:table-cell office:value-type="float" office:value="0.016625">
            <text:p>0.01662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896">
            <text:p>10896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5368">
            <text:p>3195.5368</text:p>
          </table:table-cell>
          <table:table-cell office:value-type="float" office:value="0.016607">
            <text:p>0.01660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961">
            <text:p>1096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7272">
            <text:p>3195.7272</text:p>
          </table:table-cell>
          <table:table-cell office:value-type="float" office:value="0.016548">
            <text:p>0.01654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1000">
            <text:p>1100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778">
            <text:p>3195.778</text:p>
          </table:table-cell>
          <table:table-cell office:value-type="float" office:value="0.016532">
            <text:p>0.01653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1172">
            <text:p>1117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6.0875">
            <text:p>3196.0875</text:p>
          </table:table-cell>
          <table:table-cell office:value-type="float" office:value="0.016437">
            <text:p>0.01643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1223">
            <text:p>11223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6.858">
            <text:p>3196.858</text:p>
          </table:table-cell>
          <table:table-cell office:value-type="float" office:value="0.0162">
            <text:p>0.016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247">
            <text:p>1124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6.901">
            <text:p>3196.901</text:p>
          </table:table-cell>
          <table:table-cell office:value-type="float" office:value="0.016187">
            <text:p>0.01618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269">
            <text:p>1126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0596">
            <text:p>3197.0596</text:p>
          </table:table-cell>
          <table:table-cell office:value-type="float" office:value="0.016138">
            <text:p>0.01613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297">
            <text:p>1129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1532">
            <text:p>3197.1532</text:p>
          </table:table-cell>
          <table:table-cell office:value-type="float" office:value="0.016109">
            <text:p>0.01610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341">
            <text:p>1134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1632">
            <text:p>3197.1632</text:p>
          </table:table-cell>
          <table:table-cell office:value-type="float" office:value="0.016106">
            <text:p>0.01610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1368">
            <text:p>1136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3744">
            <text:p>3197.3744</text:p>
          </table:table-cell>
          <table:table-cell office:value-type="float" office:value="0.016041">
            <text:p>0.01604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1411">
            <text:p>1141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5056">
            <text:p>3197.5056</text:p>
          </table:table-cell>
          <table:table-cell office:value-type="float" office:value="0.016001">
            <text:p>0.01600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1445">
            <text:p>1144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5348">
            <text:p>3197.5348</text:p>
          </table:table-cell>
          <table:table-cell office:value-type="float" office:value="0.015992">
            <text:p>0.01599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1479">
            <text:p>1147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7528">
            <text:p>3197.7528</text:p>
          </table:table-cell>
          <table:table-cell office:value-type="float" office:value="0.015925">
            <text:p>0.01592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1519">
            <text:p>1151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7588">
            <text:p>3197.7588</text:p>
          </table:table-cell>
          <table:table-cell office:value-type="float" office:value="0.015923">
            <text:p>0.01592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1551">
            <text:p>1155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8955">
            <text:p>3197.8955</text:p>
          </table:table-cell>
          <table:table-cell office:value-type="float" office:value="0.015881">
            <text:p>0.01588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1654">
            <text:p>1165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986">
            <text:p>3197.986</text:p>
          </table:table-cell>
          <table:table-cell office:value-type="float" office:value="0.015853">
            <text:p>0.01585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1707">
            <text:p>1170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031">
            <text:p>3198.031</text:p>
          </table:table-cell>
          <table:table-cell office:value-type="float" office:value="0.015839">
            <text:p>0.01583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1724">
            <text:p>1172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0548">
            <text:p>3198.0548</text:p>
          </table:table-cell>
          <table:table-cell office:value-type="float" office:value="0.015832">
            <text:p>0.01583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1779">
            <text:p>1177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0806">
            <text:p>3198.0806</text:p>
          </table:table-cell>
          <table:table-cell office:value-type="float" office:value="0.015824">
            <text:p>0.0158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1813">
            <text:p>11813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1766">
            <text:p>3198.1766</text:p>
          </table:table-cell>
          <table:table-cell office:value-type="float" office:value="0.015794">
            <text:p>0.01579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1852">
            <text:p>1185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2384">
            <text:p>3198.2384</text:p>
          </table:table-cell>
          <table:table-cell office:value-type="float" office:value="0.015775">
            <text:p>0.01577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1900">
            <text:p>1190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2898">
            <text:p>3198.2898</text:p>
          </table:table-cell>
          <table:table-cell office:value-type="float" office:value="0.015759">
            <text:p>0.01575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1931">
            <text:p>1193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294">
            <text:p>3198.294</text:p>
          </table:table-cell>
          <table:table-cell office:value-type="float" office:value="0.015758">
            <text:p>0.01575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1961">
            <text:p>1196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54">
            <text:p>3198.54</text:p>
          </table:table-cell>
          <table:table-cell office:value-type="float" office:value="0.015683">
            <text:p>0.01568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1986">
            <text:p>11986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634">
            <text:p>3198.634</text:p>
          </table:table-cell>
          <table:table-cell office:value-type="float" office:value="0.015654">
            <text:p>0.01565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2021">
            <text:p>1202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8012">
            <text:p>3198.8012</text:p>
          </table:table-cell>
          <table:table-cell office:value-type="float" office:value="0.015602">
            <text:p>0.01560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2054">
            <text:p>1205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828">
            <text:p>3198.828</text:p>
          </table:table-cell>
          <table:table-cell office:value-type="float" office:value="0.015594">
            <text:p>0.01559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2090">
            <text:p>1209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9006">
            <text:p>3198.9006</text:p>
          </table:table-cell>
          <table:table-cell office:value-type="float" office:value="0.015572">
            <text:p>0.01557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112">
            <text:p>121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9024">
            <text:p>3198.9024</text:p>
          </table:table-cell>
          <table:table-cell office:value-type="float" office:value="0.015571">
            <text:p>0.01557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145">
            <text:p>1214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9843">
            <text:p>3198.9843</text:p>
          </table:table-cell>
          <table:table-cell office:value-type="float" office:value="0.015546">
            <text:p>0.01554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170">
            <text:p>1217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2127">
            <text:p>3199.2127</text:p>
          </table:table-cell>
          <table:table-cell office:value-type="float" office:value="0.015475">
            <text:p>0.01547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188">
            <text:p>1218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3156">
            <text:p>3199.3156</text:p>
          </table:table-cell>
          <table:table-cell office:value-type="float" office:value="0.015444">
            <text:p>0.01544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2206">
            <text:p>12206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3234">
            <text:p>3199.3234</text:p>
          </table:table-cell>
          <table:table-cell office:value-type="float" office:value="0.015441">
            <text:p>0.01544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2210">
            <text:p>1221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336">
            <text:p>3199.336</text:p>
          </table:table-cell>
          <table:table-cell office:value-type="float" office:value="0.015438">
            <text:p>0.01543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2252">
            <text:p>1225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4189">
            <text:p>3199.4189</text:p>
          </table:table-cell>
          <table:table-cell office:value-type="float" office:value="0.015412">
            <text:p>0.01541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2346">
            <text:p>12346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4641">
            <text:p>3199.4641</text:p>
          </table:table-cell>
          <table:table-cell office:value-type="float" office:value="0.015398">
            <text:p>0.01539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2378">
            <text:p>1237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6893">
            <text:p>3199.6893</text:p>
          </table:table-cell>
          <table:table-cell office:value-type="float" office:value="0.015329">
            <text:p>0.01532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2483">
            <text:p>12483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9144">
            <text:p>3199.9144</text:p>
          </table:table-cell>
          <table:table-cell office:value-type="float" office:value="0.01526">
            <text:p>0.0152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2520">
            <text:p>1252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9534">
            <text:p>3199.9534</text:p>
          </table:table-cell>
          <table:table-cell office:value-type="float" office:value="0.015248">
            <text:p>0.01524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2644">
            <text:p>126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200.1584">
            <text:p>3200.1584</text:p>
          </table:table-cell>
          <table:table-cell office:value-type="float" office:value="0.015184">
            <text:p>0.01518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2687">
            <text:p>1268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200.2579">
            <text:p>3200.2579</text:p>
          </table:table-cell>
          <table:table-cell office:value-type="float" office:value="0.015154">
            <text:p>0.01515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2725">
            <text:p>1272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200.3062">
            <text:p>3200.3062</text:p>
          </table:table-cell>
          <table:table-cell office:value-type="float" office:value="0.015139">
            <text:p>0.01513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2772">
            <text:p>1277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200.3162">
            <text:p>3200.3162</text:p>
          </table:table-cell>
          <table:table-cell office:value-type="float" office:value="0.015136">
            <text:p>0.01513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2775">
            <text:p>12775</text:p>
          </table:table-cell>
          <table:table-cell office:value-type="float" office:value="3249">
            <text:p>3249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3162">
            <text:p>3200.3162</text:p>
          </table:table-cell>
          <table:table-cell office:value-type="float" office:value="0.013136">
            <text:p>0.013136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2806">
            <text:p>12806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411">
            <text:p>3200.411</text:p>
          </table:table-cell>
          <table:table-cell office:value-type="float" office:value="0.013106">
            <text:p>0.01310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2851">
            <text:p>12851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7054">
            <text:p>3200.7054</text:p>
          </table:table-cell>
          <table:table-cell office:value-type="float" office:value="0.013016">
            <text:p>0.01301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2877">
            <text:p>12877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8011">
            <text:p>3200.8011</text:p>
          </table:table-cell>
          <table:table-cell office:value-type="float" office:value="0.012986">
            <text:p>0.01298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2903">
            <text:p>12903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8554">
            <text:p>3200.8554</text:p>
          </table:table-cell>
          <table:table-cell office:value-type="float" office:value="0.012969">
            <text:p>0.01296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2977">
            <text:p>12977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9805">
            <text:p>3200.9805</text:p>
          </table:table-cell>
          <table:table-cell office:value-type="float" office:value="0.012931">
            <text:p>0.01293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2999">
            <text:p>12999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0238">
            <text:p>3201.0238</text:p>
          </table:table-cell>
          <table:table-cell office:value-type="float" office:value="0.012917">
            <text:p>0.01291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018">
            <text:p>13018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131">
            <text:p>3201.131</text:p>
          </table:table-cell>
          <table:table-cell office:value-type="float" office:value="0.012884">
            <text:p>0.01288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056">
            <text:p>13056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5041">
            <text:p>3201.5041</text:p>
          </table:table-cell>
          <table:table-cell office:value-type="float" office:value="0.012769">
            <text:p>0.01276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094">
            <text:p>13094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5119">
            <text:p>3201.5119</text:p>
          </table:table-cell>
          <table:table-cell office:value-type="float" office:value="0.012767">
            <text:p>0.01276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132">
            <text:p>13132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6304">
            <text:p>3201.6304</text:p>
          </table:table-cell>
          <table:table-cell office:value-type="float" office:value="0.01273">
            <text:p>0.0127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164">
            <text:p>1316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6469">
            <text:p>3201.6469</text:p>
          </table:table-cell>
          <table:table-cell office:value-type="float" office:value="0.012725">
            <text:p>0.01272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210">
            <text:p>13210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6775">
            <text:p>3201.6775</text:p>
          </table:table-cell>
          <table:table-cell office:value-type="float" office:value="0.012716">
            <text:p>0.01271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225">
            <text:p>13225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8102">
            <text:p>3201.8102</text:p>
          </table:table-cell>
          <table:table-cell office:value-type="float" office:value="0.012675">
            <text:p>0.01267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255">
            <text:p>13255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9477">
            <text:p>3201.9477</text:p>
          </table:table-cell>
          <table:table-cell office:value-type="float" office:value="0.012632">
            <text:p>0.01263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3259">
            <text:p>13259</text:p>
          </table:table-cell>
          <table:table-cell office:value-type="float" office:value="3242">
            <text:p>3242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1.9477">
            <text:p>3201.9477</text:p>
          </table:table-cell>
          <table:table-cell office:value-type="float" office:value="0.011294">
            <text:p>0.011294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3286">
            <text:p>1328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1.9723">
            <text:p>3201.9723</text:p>
          </table:table-cell>
          <table:table-cell office:value-type="float" office:value="0.011286">
            <text:p>0.01128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3328">
            <text:p>13328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0639">
            <text:p>3202.0639</text:p>
          </table:table-cell>
          <table:table-cell office:value-type="float" office:value="0.011258">
            <text:p>0.01125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3333">
            <text:p>1333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0651">
            <text:p>3202.0651</text:p>
          </table:table-cell>
          <table:table-cell office:value-type="float" office:value="0.011257">
            <text:p>0.01125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3359">
            <text:p>1335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1806">
            <text:p>3202.1806</text:p>
          </table:table-cell>
          <table:table-cell office:value-type="float" office:value="0.011222">
            <text:p>0.01122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3381">
            <text:p>13381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2829">
            <text:p>3202.2829</text:p>
          </table:table-cell>
          <table:table-cell office:value-type="float" office:value="0.01119">
            <text:p>0.0111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3412">
            <text:p>1341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3877">
            <text:p>3202.3877</text:p>
          </table:table-cell>
          <table:table-cell office:value-type="float" office:value="0.011158">
            <text:p>0.01115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3434">
            <text:p>13434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5904">
            <text:p>3202.5904</text:p>
          </table:table-cell>
          <table:table-cell office:value-type="float" office:value="0.011095">
            <text:p>0.01109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3458">
            <text:p>13458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6293">
            <text:p>3202.6293</text:p>
          </table:table-cell>
          <table:table-cell office:value-type="float" office:value="0.011083">
            <text:p>0.01108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3489">
            <text:p>1348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689">
            <text:p>3202.689</text:p>
          </table:table-cell>
          <table:table-cell office:value-type="float" office:value="0.011065">
            <text:p>0.01106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3513">
            <text:p>1351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7317">
            <text:p>3202.7317</text:p>
          </table:table-cell>
          <table:table-cell office:value-type="float" office:value="0.011052">
            <text:p>0.01105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3549">
            <text:p>1354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7745">
            <text:p>3202.7745</text:p>
          </table:table-cell>
          <table:table-cell office:value-type="float" office:value="0.011038">
            <text:p>0.01103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3581">
            <text:p>13581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8055">
            <text:p>3202.8055</text:p>
          </table:table-cell>
          <table:table-cell office:value-type="float" office:value="0.011029">
            <text:p>0.01102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3596">
            <text:p>1359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8612">
            <text:p>3202.8612</text:p>
          </table:table-cell>
          <table:table-cell office:value-type="float" office:value="0.011012">
            <text:p>0.01101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612">
            <text:p>136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1312">
            <text:p>3203.1312</text:p>
          </table:table-cell>
          <table:table-cell office:value-type="float" office:value="0.010928">
            <text:p>0.01092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634">
            <text:p>13634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2695">
            <text:p>3203.2695</text:p>
          </table:table-cell>
          <table:table-cell office:value-type="float" office:value="0.010886">
            <text:p>0.01088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662">
            <text:p>1366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3063">
            <text:p>3203.3063</text:p>
          </table:table-cell>
          <table:table-cell office:value-type="float" office:value="0.010874">
            <text:p>0.01087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725">
            <text:p>13725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406">
            <text:p>3203.406</text:p>
          </table:table-cell>
          <table:table-cell office:value-type="float" office:value="0.010843">
            <text:p>0.01084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3750">
            <text:p>13750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4538">
            <text:p>3203.4538</text:p>
          </table:table-cell>
          <table:table-cell office:value-type="float" office:value="0.010829">
            <text:p>0.01082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3798">
            <text:p>13798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5205">
            <text:p>3203.5205</text:p>
          </table:table-cell>
          <table:table-cell office:value-type="float" office:value="0.010808">
            <text:p>0.01080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3826">
            <text:p>1382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5725">
            <text:p>3203.5725</text:p>
          </table:table-cell>
          <table:table-cell office:value-type="float" office:value="0.010792">
            <text:p>0.01079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3857">
            <text:p>13857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6679">
            <text:p>3203.6679</text:p>
          </table:table-cell>
          <table:table-cell office:value-type="float" office:value="0.010763">
            <text:p>0.01076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3884">
            <text:p>13884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7375">
            <text:p>3203.7375</text:p>
          </table:table-cell>
          <table:table-cell office:value-type="float" office:value="0.010741">
            <text:p>0.01074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3912">
            <text:p>1391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7803">
            <text:p>3203.7803</text:p>
          </table:table-cell>
          <table:table-cell office:value-type="float" office:value="0.010728">
            <text:p>0.01072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3936">
            <text:p>1393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9634">
            <text:p>3203.9634</text:p>
          </table:table-cell>
          <table:table-cell office:value-type="float" office:value="0.010671">
            <text:p>0.01067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3972">
            <text:p>1397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0116">
            <text:p>3204.0116</text:p>
          </table:table-cell>
          <table:table-cell office:value-type="float" office:value="0.010656">
            <text:p>0.01065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3992">
            <text:p>1399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049">
            <text:p>3204.049</text:p>
          </table:table-cell>
          <table:table-cell office:value-type="float" office:value="0.010645">
            <text:p>0.01064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4043">
            <text:p>1404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1418">
            <text:p>3204.1418</text:p>
          </table:table-cell>
          <table:table-cell office:value-type="float" office:value="0.010616">
            <text:p>0.01061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088">
            <text:p>14088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3613">
            <text:p>3204.3613</text:p>
          </table:table-cell>
          <table:table-cell office:value-type="float" office:value="0.010548">
            <text:p>0.01054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123">
            <text:p>1412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4586">
            <text:p>3204.4586</text:p>
          </table:table-cell>
          <table:table-cell office:value-type="float" office:value="0.010518">
            <text:p>0.01051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159">
            <text:p>1415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6393">
            <text:p>3204.6393</text:p>
          </table:table-cell>
          <table:table-cell office:value-type="float" office:value="0.010463">
            <text:p>0.01046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241">
            <text:p>14241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7267">
            <text:p>3204.7267</text:p>
          </table:table-cell>
          <table:table-cell office:value-type="float" office:value="0.010436">
            <text:p>0.01043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280">
            <text:p>14280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7669">
            <text:p>3204.7669</text:p>
          </table:table-cell>
          <table:table-cell office:value-type="float" office:value="0.010423">
            <text:p>0.01042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316">
            <text:p>1431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9664">
            <text:p>3204.9664</text:p>
          </table:table-cell>
          <table:table-cell office:value-type="float" office:value="0.010362">
            <text:p>0.01036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4353">
            <text:p>1435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9971">
            <text:p>3204.9971</text:p>
          </table:table-cell>
          <table:table-cell office:value-type="float" office:value="0.010352">
            <text:p>0.01035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4387">
            <text:p>14387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0872">
            <text:p>3205.0872</text:p>
          </table:table-cell>
          <table:table-cell office:value-type="float" office:value="0.010324">
            <text:p>0.0103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4419">
            <text:p>1441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1209">
            <text:p>3205.1209</text:p>
          </table:table-cell>
          <table:table-cell office:value-type="float" office:value="0.010314">
            <text:p>0.01031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423">
            <text:p>1442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1471">
            <text:p>3205.1471</text:p>
          </table:table-cell>
          <table:table-cell office:value-type="float" office:value="0.010306">
            <text:p>0.01030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449">
            <text:p>1444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342">
            <text:p>3205.342</text:p>
          </table:table-cell>
          <table:table-cell office:value-type="float" office:value="0.010246">
            <text:p>0.01024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473">
            <text:p>1447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4451">
            <text:p>3205.4451</text:p>
          </table:table-cell>
          <table:table-cell office:value-type="float" office:value="0.010214">
            <text:p>0.01021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486">
            <text:p>14486</text:p>
          </table:table-cell>
          <table:table-cell office:value-type="float" office:value="3238">
            <text:p>3238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4451">
            <text:p>3205.4451</text:p>
          </table:table-cell>
          <table:table-cell office:value-type="float" office:value="0.009929">
            <text:p>0.009929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4499">
            <text:p>14499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4636">
            <text:p>3205.4636</text:p>
          </table:table-cell>
          <table:table-cell office:value-type="float" office:value="0.009924">
            <text:p>0.0099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534">
            <text:p>1453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4751">
            <text:p>3205.4751</text:p>
          </table:table-cell>
          <table:table-cell office:value-type="float" office:value="0.00992">
            <text:p>0.0099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558">
            <text:p>14558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5737">
            <text:p>3205.5737</text:p>
          </table:table-cell>
          <table:table-cell office:value-type="float" office:value="0.00989">
            <text:p>0.0098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597">
            <text:p>1459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6046">
            <text:p>3205.6046</text:p>
          </table:table-cell>
          <table:table-cell office:value-type="float" office:value="0.00988">
            <text:p>0.0098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626">
            <text:p>1462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6829">
            <text:p>3205.6829</text:p>
          </table:table-cell>
          <table:table-cell office:value-type="float" office:value="0.009856">
            <text:p>0.00985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656">
            <text:p>1465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7053">
            <text:p>3205.7053</text:p>
          </table:table-cell>
          <table:table-cell office:value-type="float" office:value="0.009849">
            <text:p>0.00984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664">
            <text:p>1466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7757">
            <text:p>3205.7757</text:p>
          </table:table-cell>
          <table:table-cell office:value-type="float" office:value="0.009827">
            <text:p>0.00982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692">
            <text:p>1469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791">
            <text:p>3205.791</text:p>
          </table:table-cell>
          <table:table-cell office:value-type="float" office:value="0.009822">
            <text:p>0.00982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722">
            <text:p>1472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8294">
            <text:p>3205.8294</text:p>
          </table:table-cell>
          <table:table-cell office:value-type="float" office:value="0.009811">
            <text:p>0.00981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770">
            <text:p>1477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8473">
            <text:p>3205.8473</text:p>
          </table:table-cell>
          <table:table-cell office:value-type="float" office:value="0.009805">
            <text:p>0.00980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792">
            <text:p>1479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9903">
            <text:p>3205.9903</text:p>
          </table:table-cell>
          <table:table-cell office:value-type="float" office:value="0.009761">
            <text:p>0.00976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840">
            <text:p>1484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018">
            <text:p>3206.018</text:p>
          </table:table-cell>
          <table:table-cell office:value-type="float" office:value="0.009752">
            <text:p>0.00975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860">
            <text:p>1486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0937">
            <text:p>3206.0937</text:p>
          </table:table-cell>
          <table:table-cell office:value-type="float" office:value="0.009729">
            <text:p>0.00972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891">
            <text:p>14891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1044">
            <text:p>3206.1044</text:p>
          </table:table-cell>
          <table:table-cell office:value-type="float" office:value="0.009726">
            <text:p>0.00972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4922">
            <text:p>1492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1933">
            <text:p>3206.1933</text:p>
          </table:table-cell>
          <table:table-cell office:value-type="float" office:value="0.009698">
            <text:p>0.00969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4945">
            <text:p>14945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2442">
            <text:p>3206.2442</text:p>
          </table:table-cell>
          <table:table-cell office:value-type="float" office:value="0.009682">
            <text:p>0.00968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4970">
            <text:p>1497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4457">
            <text:p>3206.4457</text:p>
          </table:table-cell>
          <table:table-cell office:value-type="float" office:value="0.00962">
            <text:p>0.0096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5003">
            <text:p>15003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4628">
            <text:p>3206.4628</text:p>
          </table:table-cell>
          <table:table-cell office:value-type="float" office:value="0.009615">
            <text:p>0.00961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5037">
            <text:p>1503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5945">
            <text:p>3206.5945</text:p>
          </table:table-cell>
          <table:table-cell office:value-type="float" office:value="0.009574">
            <text:p>0.00957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5064">
            <text:p>1506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6691">
            <text:p>3206.6691</text:p>
          </table:table-cell>
          <table:table-cell office:value-type="float" office:value="0.009551">
            <text:p>0.00955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5105">
            <text:p>15105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7647">
            <text:p>3206.7647</text:p>
          </table:table-cell>
          <table:table-cell office:value-type="float" office:value="0.009522">
            <text:p>0.00952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5143">
            <text:p>15143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7807">
            <text:p>3206.7807</text:p>
          </table:table-cell>
          <table:table-cell office:value-type="float" office:value="0.009517">
            <text:p>0.00951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5174">
            <text:p>1517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8356">
            <text:p>3206.8356</text:p>
          </table:table-cell>
          <table:table-cell office:value-type="float" office:value="0.0095">
            <text:p>0.009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5228">
            <text:p>15228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1462">
            <text:p>3207.1462</text:p>
          </table:table-cell>
          <table:table-cell office:value-type="float" office:value="0.009404">
            <text:p>0.00940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5250">
            <text:p>1525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1501">
            <text:p>3207.1501</text:p>
          </table:table-cell>
          <table:table-cell office:value-type="float" office:value="0.009403">
            <text:p>0.00940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5284">
            <text:p>1528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2019">
            <text:p>3207.2019</text:p>
          </table:table-cell>
          <table:table-cell office:value-type="float" office:value="0.009387">
            <text:p>0.00938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327">
            <text:p>153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2207">
            <text:p>3207.2207</text:p>
          </table:table-cell>
          <table:table-cell office:value-type="float" office:value="0.009381">
            <text:p>0.00938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356">
            <text:p>1535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4027">
            <text:p>3207.4027</text:p>
          </table:table-cell>
          <table:table-cell office:value-type="float" office:value="0.009325">
            <text:p>0.00932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5414">
            <text:p>1541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545">
            <text:p>3207.545</text:p>
          </table:table-cell>
          <table:table-cell office:value-type="float" office:value="0.009281">
            <text:p>0.00928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434">
            <text:p>1543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548">
            <text:p>3207.548</text:p>
          </table:table-cell>
          <table:table-cell office:value-type="float" office:value="0.00928">
            <text:p>0.0092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473">
            <text:p>15473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6025">
            <text:p>3207.6025</text:p>
          </table:table-cell>
          <table:table-cell office:value-type="float" office:value="0.009263">
            <text:p>0.00926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504">
            <text:p>1550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6774">
            <text:p>3207.6774</text:p>
          </table:table-cell>
          <table:table-cell office:value-type="float" office:value="0.00924">
            <text:p>0.009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522">
            <text:p>1552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6999">
            <text:p>3207.6999</text:p>
          </table:table-cell>
          <table:table-cell office:value-type="float" office:value="0.009233">
            <text:p>0.00923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540">
            <text:p>1554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7591">
            <text:p>3207.7591</text:p>
          </table:table-cell>
          <table:table-cell office:value-type="float" office:value="0.009215">
            <text:p>0.00921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575">
            <text:p>15575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8299">
            <text:p>3207.8299</text:p>
          </table:table-cell>
          <table:table-cell office:value-type="float" office:value="0.009193">
            <text:p>0.00919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641">
            <text:p>15641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9617">
            <text:p>3207.9617</text:p>
          </table:table-cell>
          <table:table-cell office:value-type="float" office:value="0.009152">
            <text:p>0.00915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667">
            <text:p>1566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9746">
            <text:p>3207.9746</text:p>
          </table:table-cell>
          <table:table-cell office:value-type="float" office:value="0.009148">
            <text:p>0.00914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693">
            <text:p>15693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0421">
            <text:p>3208.0421</text:p>
          </table:table-cell>
          <table:table-cell office:value-type="float" office:value="0.009127">
            <text:p>0.00912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5736">
            <text:p>1573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0513">
            <text:p>3208.0513</text:p>
          </table:table-cell>
          <table:table-cell office:value-type="float" office:value="0.009124">
            <text:p>0.0091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5764">
            <text:p>1576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1604">
            <text:p>3208.1604</text:p>
          </table:table-cell>
          <table:table-cell office:value-type="float" office:value="0.009091">
            <text:p>0.00909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5800">
            <text:p>1580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2244">
            <text:p>3208.2244</text:p>
          </table:table-cell>
          <table:table-cell office:value-type="float" office:value="0.009071">
            <text:p>0.00907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5832">
            <text:p>1583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3524">
            <text:p>3208.3524</text:p>
          </table:table-cell>
          <table:table-cell office:value-type="float" office:value="0.009031">
            <text:p>0.00903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856">
            <text:p>1585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3799">
            <text:p>3208.3799</text:p>
          </table:table-cell>
          <table:table-cell office:value-type="float" office:value="0.009023">
            <text:p>0.00902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881">
            <text:p>15881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46">
            <text:p>3208.46</text:p>
          </table:table-cell>
          <table:table-cell office:value-type="float" office:value="0.008998">
            <text:p>0.00899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954">
            <text:p>1595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6898">
            <text:p>3208.6898</text:p>
          </table:table-cell>
          <table:table-cell office:value-type="float" office:value="0.008927">
            <text:p>0.00892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5977">
            <text:p>1597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7159">
            <text:p>3208.7159</text:p>
          </table:table-cell>
          <table:table-cell office:value-type="float" office:value="0.008919">
            <text:p>0.00891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5999">
            <text:p>15999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8075">
            <text:p>3208.8075</text:p>
          </table:table-cell>
          <table:table-cell office:value-type="float" office:value="0.008891">
            <text:p>0.00889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6026">
            <text:p>1602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8499">
            <text:p>3208.8499</text:p>
          </table:table-cell>
          <table:table-cell office:value-type="float" office:value="0.008878">
            <text:p>0.00887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6057">
            <text:p>1605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9992">
            <text:p>3208.9992</text:p>
          </table:table-cell>
          <table:table-cell office:value-type="float" office:value="0.008832">
            <text:p>0.00883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6076">
            <text:p>1607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9.0587">
            <text:p>3209.0587</text:p>
          </table:table-cell>
          <table:table-cell office:value-type="float" office:value="0.008813">
            <text:p>0.00881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6108">
            <text:p>16108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9.15">
            <text:p>3209.15</text:p>
          </table:table-cell>
          <table:table-cell office:value-type="float" office:value="0.008785">
            <text:p>0.00878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6130">
            <text:p>16130</text:p>
          </table:table-cell>
          <table:table-cell office:value-type="float" office:value="3237">
            <text:p>3237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15">
            <text:p>3209.15</text:p>
          </table:table-cell>
          <table:table-cell office:value-type="float" office:value="0.006334">
            <text:p>0.006334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6133">
            <text:p>1613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1946">
            <text:p>3209.1946</text:p>
          </table:table-cell>
          <table:table-cell office:value-type="float" office:value="0.00632">
            <text:p>0.0063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6154">
            <text:p>1615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3401">
            <text:p>3209.3401</text:p>
          </table:table-cell>
          <table:table-cell office:value-type="float" office:value="0.006275">
            <text:p>0.00627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6180">
            <text:p>16180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3799">
            <text:p>3209.3799</text:p>
          </table:table-cell>
          <table:table-cell office:value-type="float" office:value="0.006263">
            <text:p>0.00626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6215">
            <text:p>1621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4988">
            <text:p>3209.4988</text:p>
          </table:table-cell>
          <table:table-cell office:value-type="float" office:value="0.006226">
            <text:p>0.00622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6240">
            <text:p>16240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5502">
            <text:p>3209.5502</text:p>
          </table:table-cell>
          <table:table-cell office:value-type="float" office:value="0.00621">
            <text:p>0.0062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6271">
            <text:p>1627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6332">
            <text:p>3209.6332</text:p>
          </table:table-cell>
          <table:table-cell office:value-type="float" office:value="0.006184">
            <text:p>0.00618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6304">
            <text:p>1630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6708">
            <text:p>3209.6708</text:p>
          </table:table-cell>
          <table:table-cell office:value-type="float" office:value="0.006172">
            <text:p>0.00617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6327">
            <text:p>1632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9862">
            <text:p>3209.9862</text:p>
          </table:table-cell>
          <table:table-cell office:value-type="float" office:value="0.006075">
            <text:p>0.00607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6337">
            <text:p>1633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9966">
            <text:p>3209.9966</text:p>
          </table:table-cell>
          <table:table-cell office:value-type="float" office:value="0.006072">
            <text:p>0.00607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6347">
            <text:p>1634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0332">
            <text:p>3210.0332</text:p>
          </table:table-cell>
          <table:table-cell office:value-type="float" office:value="0.00606">
            <text:p>0.0060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6360">
            <text:p>16360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2218">
            <text:p>3210.2218</text:p>
          </table:table-cell>
          <table:table-cell office:value-type="float" office:value="0.006002">
            <text:p>0.00600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6392">
            <text:p>1639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2671">
            <text:p>3210.2671</text:p>
          </table:table-cell>
          <table:table-cell office:value-type="float" office:value="0.005988">
            <text:p>0.00598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6424">
            <text:p>1642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4241">
            <text:p>3210.4241</text:p>
          </table:table-cell>
          <table:table-cell office:value-type="float" office:value="0.005939">
            <text:p>0.00593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6457">
            <text:p>1645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4957">
            <text:p>3210.4957</text:p>
          </table:table-cell>
          <table:table-cell office:value-type="float" office:value="0.005917">
            <text:p>0.00591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6474">
            <text:p>1647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5179">
            <text:p>3210.5179</text:p>
          </table:table-cell>
          <table:table-cell office:value-type="float" office:value="0.00591">
            <text:p>0.0059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6488">
            <text:p>1648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5468">
            <text:p>3210.5468</text:p>
          </table:table-cell>
          <table:table-cell office:value-type="float" office:value="0.005901">
            <text:p>0.00590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6516">
            <text:p>1651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5817">
            <text:p>3210.5817</text:p>
          </table:table-cell>
          <table:table-cell office:value-type="float" office:value="0.00589">
            <text:p>0.0058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6546">
            <text:p>1654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7023">
            <text:p>3210.7023</text:p>
          </table:table-cell>
          <table:table-cell office:value-type="float" office:value="0.005853">
            <text:p>0.00585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6592">
            <text:p>16592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707">
            <text:p>3210.707</text:p>
          </table:table-cell>
          <table:table-cell office:value-type="float" office:value="0.005852">
            <text:p>0.00585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6593">
            <text:p>1659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9172">
            <text:p>3210.9172</text:p>
          </table:table-cell>
          <table:table-cell office:value-type="float" office:value="0.005787">
            <text:p>0.00578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6615">
            <text:p>1661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9505">
            <text:p>3210.9505</text:p>
          </table:table-cell>
          <table:table-cell office:value-type="float" office:value="0.005776">
            <text:p>0.00577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6645">
            <text:p>1664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1255">
            <text:p>3211.1255</text:p>
          </table:table-cell>
          <table:table-cell office:value-type="float" office:value="0.005722">
            <text:p>0.00572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6721">
            <text:p>1672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3465">
            <text:p>3211.3465</text:p>
          </table:table-cell>
          <table:table-cell office:value-type="float" office:value="0.005654">
            <text:p>0.00565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755">
            <text:p>1675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3568">
            <text:p>3211.3568</text:p>
          </table:table-cell>
          <table:table-cell office:value-type="float" office:value="0.00565">
            <text:p>0.0056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781">
            <text:p>1678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5154">
            <text:p>3211.5154</text:p>
          </table:table-cell>
          <table:table-cell office:value-type="float" office:value="0.005601">
            <text:p>0.00560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815">
            <text:p>1681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5587">
            <text:p>3211.5587</text:p>
          </table:table-cell>
          <table:table-cell office:value-type="float" office:value="0.005588">
            <text:p>0.00558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843">
            <text:p>1684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699">
            <text:p>3211.699</text:p>
          </table:table-cell>
          <table:table-cell office:value-type="float" office:value="0.005544">
            <text:p>0.00554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877">
            <text:p>1687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7337">
            <text:p>3211.7337</text:p>
          </table:table-cell>
          <table:table-cell office:value-type="float" office:value="0.005534">
            <text:p>0.00553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6903">
            <text:p>1690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8034">
            <text:p>3211.8034</text:p>
          </table:table-cell>
          <table:table-cell office:value-type="float" office:value="0.005512">
            <text:p>0.00551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934">
            <text:p>1693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8548">
            <text:p>3211.8548</text:p>
          </table:table-cell>
          <table:table-cell office:value-type="float" office:value="0.005496">
            <text:p>0.00549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957">
            <text:p>1695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0172">
            <text:p>3212.0172</text:p>
          </table:table-cell>
          <table:table-cell office:value-type="float" office:value="0.005446">
            <text:p>0.00544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985">
            <text:p>1698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0429">
            <text:p>3212.0429</text:p>
          </table:table-cell>
          <table:table-cell office:value-type="float" office:value="0.005438">
            <text:p>0.00543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6999">
            <text:p>16999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2259">
            <text:p>3212.2259</text:p>
          </table:table-cell>
          <table:table-cell office:value-type="float" office:value="0.005381">
            <text:p>0.00538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7061">
            <text:p>1706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3567">
            <text:p>3212.3567</text:p>
          </table:table-cell>
          <table:table-cell office:value-type="float" office:value="0.005341">
            <text:p>0.00534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7096">
            <text:p>1709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3879">
            <text:p>3212.3879</text:p>
          </table:table-cell>
          <table:table-cell office:value-type="float" office:value="0.005331">
            <text:p>0.00533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7128">
            <text:p>1712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6533">
            <text:p>3212.6533</text:p>
          </table:table-cell>
          <table:table-cell office:value-type="float" office:value="0.005249">
            <text:p>0.00524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7142">
            <text:p>17142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741">
            <text:p>3212.741</text:p>
          </table:table-cell>
          <table:table-cell office:value-type="float" office:value="0.005222">
            <text:p>0.00522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7172">
            <text:p>17172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9285">
            <text:p>3212.9285</text:p>
          </table:table-cell>
          <table:table-cell office:value-type="float" office:value="0.005164">
            <text:p>0.00516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7203">
            <text:p>1720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0454">
            <text:p>3213.0454</text:p>
          </table:table-cell>
          <table:table-cell office:value-type="float" office:value="0.005128">
            <text:p>0.00512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7227">
            <text:p>1722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2662">
            <text:p>3213.2662</text:p>
          </table:table-cell>
          <table:table-cell office:value-type="float" office:value="0.005059">
            <text:p>0.00505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7268">
            <text:p>1726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5544">
            <text:p>3213.5544</text:p>
          </table:table-cell>
          <table:table-cell office:value-type="float" office:value="0.00497">
            <text:p>0.0049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7287">
            <text:p>1728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5842">
            <text:p>3213.5842</text:p>
          </table:table-cell>
          <table:table-cell office:value-type="float" office:value="0.004961">
            <text:p>0.00496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7335">
            <text:p>1733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7004">
            <text:p>3213.7004</text:p>
          </table:table-cell>
          <table:table-cell office:value-type="float" office:value="0.004925">
            <text:p>0.00492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7369">
            <text:p>17369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7506">
            <text:p>3213.7506</text:p>
          </table:table-cell>
          <table:table-cell office:value-type="float" office:value="0.004909">
            <text:p>0.00490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7394">
            <text:p>1739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9339">
            <text:p>3213.9339</text:p>
          </table:table-cell>
          <table:table-cell office:value-type="float" office:value="0.004852">
            <text:p>0.00485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7407">
            <text:p>1740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9455">
            <text:p>3213.9455</text:p>
          </table:table-cell>
          <table:table-cell office:value-type="float" office:value="0.004849">
            <text:p>0.00484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7418">
            <text:p>1741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9868">
            <text:p>3213.9868</text:p>
          </table:table-cell>
          <table:table-cell office:value-type="float" office:value="0.004836">
            <text:p>0.00483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7443">
            <text:p>1744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1306">
            <text:p>3214.1306</text:p>
          </table:table-cell>
          <table:table-cell office:value-type="float" office:value="0.004792">
            <text:p>0.00479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7464">
            <text:p>1746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1687">
            <text:p>3214.1687</text:p>
          </table:table-cell>
          <table:table-cell office:value-type="float" office:value="0.00478">
            <text:p>0.0047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7495">
            <text:p>1749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2891">
            <text:p>3214.2891</text:p>
          </table:table-cell>
          <table:table-cell office:value-type="float" office:value="0.004742">
            <text:p>0.00474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7524">
            <text:p>1752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3038">
            <text:p>3214.3038</text:p>
          </table:table-cell>
          <table:table-cell office:value-type="float" office:value="0.004738">
            <text:p>0.00473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7554">
            <text:p>1755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5464">
            <text:p>3214.5464</text:p>
          </table:table-cell>
          <table:table-cell office:value-type="float" office:value="0.004663">
            <text:p>0.00466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7584">
            <text:p>1758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5822">
            <text:p>3214.5822</text:p>
          </table:table-cell>
          <table:table-cell office:value-type="float" office:value="0.004652">
            <text:p>0.00465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7614">
            <text:p>1761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7052">
            <text:p>3214.7052</text:p>
          </table:table-cell>
          <table:table-cell office:value-type="float" office:value="0.004614">
            <text:p>0.00461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7667">
            <text:p>1766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9001">
            <text:p>3214.9001</text:p>
          </table:table-cell>
          <table:table-cell office:value-type="float" office:value="0.004553">
            <text:p>0.00455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7700">
            <text:p>17700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9372">
            <text:p>3214.9372</text:p>
          </table:table-cell>
          <table:table-cell office:value-type="float" office:value="0.004542">
            <text:p>0.00454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7738">
            <text:p>1773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981">
            <text:p>3214.981</text:p>
          </table:table-cell>
          <table:table-cell office:value-type="float" office:value="0.004528">
            <text:p>0.00452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7771">
            <text:p>1777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9949">
            <text:p>3214.9949</text:p>
          </table:table-cell>
          <table:table-cell office:value-type="float" office:value="0.004524">
            <text:p>0.0045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7808">
            <text:p>1780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1698">
            <text:p>3215.1698</text:p>
          </table:table-cell>
          <table:table-cell office:value-type="float" office:value="0.00447">
            <text:p>0.0044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7879">
            <text:p>17879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2969">
            <text:p>3215.2969</text:p>
          </table:table-cell>
          <table:table-cell office:value-type="float" office:value="0.00443">
            <text:p>0.0044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7906">
            <text:p>1790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3176">
            <text:p>3215.3176</text:p>
          </table:table-cell>
          <table:table-cell office:value-type="float" office:value="0.004424">
            <text:p>0.0044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7936">
            <text:p>1793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5189">
            <text:p>3215.5189</text:p>
          </table:table-cell>
          <table:table-cell office:value-type="float" office:value="0.004362">
            <text:p>0.00436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7967">
            <text:p>1796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5337">
            <text:p>3215.5337</text:p>
          </table:table-cell>
          <table:table-cell office:value-type="float" office:value="0.004357">
            <text:p>0.00435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8007">
            <text:p>1800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6825">
            <text:p>3215.6825</text:p>
          </table:table-cell>
          <table:table-cell office:value-type="float" office:value="0.004311">
            <text:p>0.00431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8032">
            <text:p>18032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7796">
            <text:p>3215.7796</text:p>
          </table:table-cell>
          <table:table-cell office:value-type="float" office:value="0.004281">
            <text:p>0.00428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8068">
            <text:p>1806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9421">
            <text:p>3215.9421</text:p>
          </table:table-cell>
          <table:table-cell office:value-type="float" office:value="0.004231">
            <text:p>0.00423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8102">
            <text:p>18102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9529">
            <text:p>3215.9529</text:p>
          </table:table-cell>
          <table:table-cell office:value-type="float" office:value="0.004227">
            <text:p>0.00422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8128">
            <text:p>1812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0671">
            <text:p>3216.0671</text:p>
          </table:table-cell>
          <table:table-cell office:value-type="float" office:value="0.004192">
            <text:p>0.00419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8155">
            <text:p>1815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0956">
            <text:p>3216.0956</text:p>
          </table:table-cell>
          <table:table-cell office:value-type="float" office:value="0.004183">
            <text:p>0.00418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8186">
            <text:p>1818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2853">
            <text:p>3216.2853</text:p>
          </table:table-cell>
          <table:table-cell office:value-type="float" office:value="0.004124">
            <text:p>0.0041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21">
            <text:p>1822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332">
            <text:p>3216.332</text:p>
          </table:table-cell>
          <table:table-cell office:value-type="float" office:value="0.00411">
            <text:p>0.0041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45">
            <text:p>1824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4603">
            <text:p>3216.4603</text:p>
          </table:table-cell>
          <table:table-cell office:value-type="float" office:value="0.00407">
            <text:p>0.0040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74">
            <text:p>1827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4781">
            <text:p>3216.4781</text:p>
          </table:table-cell>
          <table:table-cell office:value-type="float" office:value="0.004065">
            <text:p>0.00406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296">
            <text:p>18296</text:p>
          </table:table-cell>
          <table:table-cell office:value-type="float" office:value="3229">
            <text:p>3229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4781">
            <text:p>3216.4781</text:p>
          </table:table-cell>
          <table:table-cell office:value-type="float" office:value="0.002137">
            <text:p>0.002137</text:p>
          </table:table-cell>
          <table:table-cell office:value-type="string">
            <text:p>MIPSOL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300">
            <text:p>1830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5981">
            <text:p>3216.5981</text:p>
          </table:table-cell>
          <table:table-cell office:value-type="float" office:value="0.0021">
            <text:p>0.002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327">
            <text:p>1832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6056">
            <text:p>3216.6056</text:p>
          </table:table-cell>
          <table:table-cell office:value-type="float" office:value="0.002097">
            <text:p>0.00209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8355">
            <text:p>1835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8898">
            <text:p>3216.8898</text:p>
          </table:table-cell>
          <table:table-cell office:value-type="float" office:value="0.002009">
            <text:p>0.00200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8398">
            <text:p>1839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9225">
            <text:p>3216.9225</text:p>
          </table:table-cell>
          <table:table-cell office:value-type="float" office:value="0.001999">
            <text:p>0.00199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8431">
            <text:p>18431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2179">
            <text:p>3217.2179</text:p>
          </table:table-cell>
          <table:table-cell office:value-type="float" office:value="0.001907">
            <text:p>0.00190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8468">
            <text:p>1846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2224">
            <text:p>3217.2224</text:p>
          </table:table-cell>
          <table:table-cell office:value-type="float" office:value="0.001906">
            <text:p>0.00190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8497">
            <text:p>1849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2642">
            <text:p>3217.2642</text:p>
          </table:table-cell>
          <table:table-cell office:value-type="float" office:value="0.001893">
            <text:p>0.00189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8499">
            <text:p>18499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5716">
            <text:p>3217.5716</text:p>
          </table:table-cell>
          <table:table-cell office:value-type="float" office:value="0.001798">
            <text:p>0.00179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8522">
            <text:p>1852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5811">
            <text:p>3217.5811</text:p>
          </table:table-cell>
          <table:table-cell office:value-type="float" office:value="0.001795">
            <text:p>0.00179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8542">
            <text:p>1854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7995">
            <text:p>3217.7995</text:p>
          </table:table-cell>
          <table:table-cell office:value-type="float" office:value="0.001727">
            <text:p>0.00172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8573">
            <text:p>1857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8035">
            <text:p>3217.8035</text:p>
          </table:table-cell>
          <table:table-cell office:value-type="float" office:value="0.001726">
            <text:p>0.00172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8598">
            <text:p>1859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2136">
            <text:p>3218.2136</text:p>
          </table:table-cell>
          <table:table-cell office:value-type="float" office:value="0.001598">
            <text:p>0.00159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8625">
            <text:p>1862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218">
            <text:p>3218.218</text:p>
          </table:table-cell>
          <table:table-cell office:value-type="float" office:value="0.001597">
            <text:p>0.00159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8652">
            <text:p>1865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5281">
            <text:p>3218.5281</text:p>
          </table:table-cell>
          <table:table-cell office:value-type="float" office:value="0.001501">
            <text:p>0.00150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677">
            <text:p>1867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5397">
            <text:p>3218.5397</text:p>
          </table:table-cell>
          <table:table-cell office:value-type="float" office:value="0.001497">
            <text:p>0.00149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702">
            <text:p>1870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8811">
            <text:p>3218.8811</text:p>
          </table:table-cell>
          <table:table-cell office:value-type="float" office:value="0.001391">
            <text:p>0.00139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723">
            <text:p>1872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9691">
            <text:p>3218.9691</text:p>
          </table:table-cell>
          <table:table-cell office:value-type="float" office:value="0.001364">
            <text:p>0.00136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737">
            <text:p>1873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9693">
            <text:p>3218.9693</text:p>
          </table:table-cell>
          <table:table-cell office:value-type="float" office:value="0.001364">
            <text:p>0.00136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763">
            <text:p>1876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3726">
            <text:p>3219.3726</text:p>
          </table:table-cell>
          <table:table-cell office:value-type="float" office:value="0.001239">
            <text:p>0.00123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788">
            <text:p>1878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3793">
            <text:p>3219.3793</text:p>
          </table:table-cell>
          <table:table-cell office:value-type="float" office:value="0.001237">
            <text:p>0.00123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814">
            <text:p>18814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6406">
            <text:p>3219.6406</text:p>
          </table:table-cell>
          <table:table-cell office:value-type="float" office:value="0.001156">
            <text:p>0.00115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839">
            <text:p>18839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6447">
            <text:p>3219.6447</text:p>
          </table:table-cell>
          <table:table-cell office:value-type="float" office:value="0.001154">
            <text:p>0.00115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8865">
            <text:p>1886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962">
            <text:p>3219.962</text:p>
          </table:table-cell>
          <table:table-cell office:value-type="float" office:value="0.001056">
            <text:p>0.00105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8886">
            <text:p>18886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9687">
            <text:p>3219.9687</text:p>
          </table:table-cell>
          <table:table-cell office:value-type="float" office:value="0.001054">
            <text:p>0.00105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8907">
            <text:p>1890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3136">
            <text:p>3220.3136</text:p>
          </table:table-cell>
          <table:table-cell office:value-type="float" office:value="0.000947">
            <text:p>0.000947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8933">
            <text:p>1893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315">
            <text:p>3220.315</text:p>
          </table:table-cell>
          <table:table-cell office:value-type="float" office:value="0.000946">
            <text:p>0.00094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8958">
            <text:p>1895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4492">
            <text:p>3220.4492</text:p>
          </table:table-cell>
          <table:table-cell office:value-type="float" office:value="0.000905">
            <text:p>0.00090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8971">
            <text:p>18971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6138">
            <text:p>3220.6138</text:p>
          </table:table-cell>
          <table:table-cell office:value-type="float" office:value="0.000854">
            <text:p>0.00085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8985">
            <text:p>1898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6284">
            <text:p>3220.6284</text:p>
          </table:table-cell>
          <table:table-cell office:value-type="float" office:value="0.000849">
            <text:p>0.00084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9008">
            <text:p>1900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8643">
            <text:p>3220.8643</text:p>
          </table:table-cell>
          <table:table-cell office:value-type="float" office:value="0.000776">
            <text:p>0.000776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9030">
            <text:p>1903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8702">
            <text:p>3220.8702</text:p>
          </table:table-cell>
          <table:table-cell office:value-type="float" office:value="0.000774">
            <text:p>0.00077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9053">
            <text:p>1905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1453">
            <text:p>3221.1453</text:p>
          </table:table-cell>
          <table:table-cell office:value-type="float" office:value="0.000689">
            <text:p>0.00068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9080">
            <text:p>1908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147">
            <text:p>3221.147</text:p>
          </table:table-cell>
          <table:table-cell office:value-type="float" office:value="0.000688">
            <text:p>0.00068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101">
            <text:p>19101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3881">
            <text:p>3221.3881</text:p>
          </table:table-cell>
          <table:table-cell office:value-type="float" office:value="0.000614">
            <text:p>0.00061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122">
            <text:p>1912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398">
            <text:p>3221.398</text:p>
          </table:table-cell>
          <table:table-cell office:value-type="float" office:value="0.00061">
            <text:p>0.0006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143">
            <text:p>1914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589">
            <text:p>3221.589</text:p>
          </table:table-cell>
          <table:table-cell office:value-type="float" office:value="0.000551">
            <text:p>0.00055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154">
            <text:p>19154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6779">
            <text:p>3221.6779</text:p>
          </table:table-cell>
          <table:table-cell office:value-type="float" office:value="0.000524">
            <text:p>0.000524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165">
            <text:p>1916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6789">
            <text:p>3221.6789</text:p>
          </table:table-cell>
          <table:table-cell office:value-type="float" office:value="0.000523">
            <text:p>0.00052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190">
            <text:p>1919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9649">
            <text:p>3221.9649</text:p>
          </table:table-cell>
          <table:table-cell office:value-type="float" office:value="0.000435">
            <text:p>0.00043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216">
            <text:p>19216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9698">
            <text:p>3221.9698</text:p>
          </table:table-cell>
          <table:table-cell office:value-type="float" office:value="0.000433">
            <text:p>0.00043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241">
            <text:p>19241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2347">
            <text:p>3222.2347</text:p>
          </table:table-cell>
          <table:table-cell office:value-type="float" office:value="0.000351">
            <text:p>0.00035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262">
            <text:p>1926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2437">
            <text:p>3222.2437</text:p>
          </table:table-cell>
          <table:table-cell office:value-type="float" office:value="0.000348">
            <text:p>0.00034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285">
            <text:p>1928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4887">
            <text:p>3222.4887</text:p>
          </table:table-cell>
          <table:table-cell office:value-type="float" office:value="0.000272">
            <text:p>0.000272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305">
            <text:p>1930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4908">
            <text:p>3222.4908</text:p>
          </table:table-cell>
          <table:table-cell office:value-type="float" office:value="0.000271">
            <text:p>0.00027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307">
            <text:p>1930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4921">
            <text:p>3222.4921</text:p>
          </table:table-cell>
          <table:table-cell office:value-type="float" office:value="0.000271">
            <text:p>0.00027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9330">
            <text:p>1933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7501">
            <text:p>3222.7501</text:p>
          </table:table-cell>
          <table:table-cell office:value-type="float" office:value="0.000191">
            <text:p>0.000191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9351">
            <text:p>1935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7567">
            <text:p>3222.7567</text:p>
          </table:table-cell>
          <table:table-cell office:value-type="float" office:value="0.000189">
            <text:p>0.000189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9372">
            <text:p>1937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3.0165">
            <text:p>3223.0165</text:p>
          </table:table-cell>
          <table:table-cell office:value-type="float" office:value="0.000108">
            <text:p>0.000108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9393">
            <text:p>1939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3.0281">
            <text:p>3223.0281</text:p>
          </table:table-cell>
          <table:table-cell office:value-type="float" office:value="0.000105">
            <text:p>0.000105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9414">
            <text:p>19414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3.2595">
            <text:p>3223.2595</text:p>
          </table:table-cell>
          <table:table-cell office:value-type="float" office:value="0.000033">
            <text:p>0.000033</text:p>
          </table:table-cell>
          <table:table-cell office:value-type="string">
            <text:p>MIPNODE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9430">
            <text:p>1943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3.2915">
            <text:p>3223.2915</text:p>
          </table:table-cell>
          <table:table-cell office:value-type="float" office:value="0.000023">
            <text:p>0.000023</text:p>
          </table:table-cell>
          <table:table-cell office:value-type="string">
            <text:p>MIPNODE</text:p>
          </table:table-cell>
          <table:table-cell table:number-columns-repeated="4"/>
        </table:table-row>
      </table:table>
      <table:table table:name="Init" table:style-name="ta1" table:print="false">
        <table:table-column table:style-name="co2" table:number-columns-repeated="9" table:default-cell-style-name="Default"/>
        <table:table-row table:style-name="ro1">
          <table:table-cell office:value-type="string">
            <text:p>#==================== COMMENTS ====================</text:p>
          </table:table-cell>
          <table:table-cell table:number-columns-repeated="8"/>
        </table:table-row>
        <table:table-row table:style-name="ro2">
          <table:table-cell office:value-type="string">
            <text:p>GurobiModelSolver</text:p>
          </table:table-cell>
          <table:table-cell table:number-columns-repeated="8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Time</text:p>
          </table:table-cell>
          <table:table-cell office:value-type="string">
            <text:p>ExplNodes</text:p>
          </table:table-cell>
          <table:table-cell office:value-type="string">
            <text:p>UnexplNodes</text:p>
          </table:table-cell>
          <table:table-cell office:value-type="string">
            <text:p>SolCount</text:p>
          </table:table-cell>
          <table:table-cell office:value-type="string">
            <text:p>Incumbent</text:p>
          </table:table-cell>
          <table:table-cell office:value-type="string">
            <text:p>BestBd</text:p>
          </table:table-cell>
          <table:table-cell office:value-type="string">
            <text:p>Gap</text:p>
          </table:table-cell>
          <table:table-cell office:value-type="string">
            <text:p>Where</text:p>
          </table:table-cell>
          <table:table-cell>
            <draw:frame table:end-cell-address="Init.L21" table:end-x="0.522in" table:end-y="0.1319in" draw:z-index="0" draw:style-name="gr1" svg:width="3.1492in" svg:height="2.7555in" svg:x="0.0398in" svg:y="0.0394in">
              <draw:object draw:notify-on-update-of-ranges="Init.A6:Init.A6 Init.A7:Init.A389 Init.E6:Init.E6 Init.E7:Init.E389 Init.A6:Init.A6 Init.A7:Init.A389 Init.F6:Init.F6 Init.F7:Init.F389 Init.A6:Init.A6 Init.A7:Init.A389 Init.G6:Init.G6 Init.G7:Init.G38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71.2967">
            <text:p>3571.2967</text:p>
          </table:table-cell>
          <table:table-cell table:number-columns-repeated="2"/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06.2475">
            <text:p>3506.2475</text:p>
          </table:table-cell>
          <table:table-cell office:value-type="float" office:value="3132.1894">
            <text:p>3132.1894</text:p>
          </table:table-cell>
          <table:table-cell office:value-type="float" office:value="0.106683">
            <text:p>0.106683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32.3667">
            <text:p>3432.3667</text:p>
          </table:table-cell>
          <table:table-cell office:value-type="float" office:value="3149.6156">
            <text:p>3149.6156</text:p>
          </table:table-cell>
          <table:table-cell office:value-type="float" office:value="0.082378">
            <text:p>0.082378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11.7713">
            <text:p>3411.7713</text:p>
          </table:table-cell>
          <table:table-cell office:value-type="float" office:value="3152.6153">
            <text:p>3152.6153</text:p>
          </table:table-cell>
          <table:table-cell office:value-type="float" office:value="0.075959">
            <text:p>0.075959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11.7713">
            <text:p>3411.7713</text:p>
          </table:table-cell>
          <table:table-cell office:value-type="float" office:value="3154.665">
            <text:p>3154.665</text:p>
          </table:table-cell>
          <table:table-cell office:value-type="float" office:value="0.075359">
            <text:p>0.07535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11.7713">
            <text:p>3411.7713</text:p>
          </table:table-cell>
          <table:table-cell office:value-type="float" office:value="3156.7542">
            <text:p>3156.7542</text:p>
          </table:table-cell>
          <table:table-cell office:value-type="float" office:value="0.074746">
            <text:p>0.07474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59.5403">
            <text:p>3159.5403</text:p>
          </table:table-cell>
          <table:table-cell office:value-type="float" office:value="0.072746">
            <text:p>0.072746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159">
            <text:p>3159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59.7108">
            <text:p>3159.7108</text:p>
          </table:table-cell>
          <table:table-cell office:value-type="float" office:value="0.072696">
            <text:p>0.07269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59.7108">
            <text:p>3159.7108</text:p>
          </table:table-cell>
          <table:table-cell office:value-type="float" office:value="0.072696">
            <text:p>0.07269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59.7178">
            <text:p>3159.7178</text:p>
          </table:table-cell>
          <table:table-cell office:value-type="float" office:value="0.072694">
            <text:p>0.07269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61.2815">
            <text:p>3161.2815</text:p>
          </table:table-cell>
          <table:table-cell office:value-type="float" office:value="0.072235">
            <text:p>0.07223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62.1073">
            <text:p>3162.1073</text:p>
          </table:table-cell>
          <table:table-cell office:value-type="float" office:value="0.071993">
            <text:p>0.07199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07.4168">
            <text:p>3407.4168</text:p>
          </table:table-cell>
          <table:table-cell office:value-type="float" office:value="3163.6417">
            <text:p>3163.6417</text:p>
          </table:table-cell>
          <table:table-cell office:value-type="float" office:value="0.071543">
            <text:p>0.07154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04.2869">
            <text:p>3404.2869</text:p>
          </table:table-cell>
          <table:table-cell office:value-type="float" office:value="3163.6417">
            <text:p>3163.6417</text:p>
          </table:table-cell>
          <table:table-cell office:value-type="float" office:value="0.070689">
            <text:p>0.070689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04.2869">
            <text:p>3404.2869</text:p>
          </table:table-cell>
          <table:table-cell office:value-type="float" office:value="3164.8874">
            <text:p>3164.8874</text:p>
          </table:table-cell>
          <table:table-cell office:value-type="float" office:value="0.070323">
            <text:p>0.07032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374.1746">
            <text:p>3374.1746</text:p>
          </table:table-cell>
          <table:table-cell office:value-type="float" office:value="3164.8874">
            <text:p>3164.8874</text:p>
          </table:table-cell>
          <table:table-cell office:value-type="float" office:value="0.062026">
            <text:p>0.062026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4.8874">
            <text:p>3164.8874</text:p>
          </table:table-cell>
          <table:table-cell office:value-type="float" office:value="0.061047">
            <text:p>0.061047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5.8122">
            <text:p>3165.8122</text:p>
          </table:table-cell>
          <table:table-cell office:value-type="float" office:value="0.060772">
            <text:p>0.06077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5.8988">
            <text:p>3165.8988</text:p>
          </table:table-cell>
          <table:table-cell office:value-type="float" office:value="0.060747">
            <text:p>0.06074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7.623">
            <text:p>3167.623</text:p>
          </table:table-cell>
          <table:table-cell office:value-type="float" office:value="0.060235">
            <text:p>0.06023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7.8489">
            <text:p>3167.8489</text:p>
          </table:table-cell>
          <table:table-cell office:value-type="float" office:value="0.060168">
            <text:p>0.06016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85">
            <text:p>108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67.8956">
            <text:p>3167.8956</text:p>
          </table:table-cell>
          <table:table-cell office:value-type="float" office:value="0.060154">
            <text:p>0.06015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0.4437">
            <text:p>3170.4437</text:p>
          </table:table-cell>
          <table:table-cell office:value-type="float" office:value="0.059398">
            <text:p>0.05939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0.7487">
            <text:p>3170.7487</text:p>
          </table:table-cell>
          <table:table-cell office:value-type="float" office:value="0.059308">
            <text:p>0.05930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92">
            <text:p>109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0.8131">
            <text:p>3170.8131</text:p>
          </table:table-cell>
          <table:table-cell office:value-type="float" office:value="0.059289">
            <text:p>0.05928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0.9872">
            <text:p>3170.9872</text:p>
          </table:table-cell>
          <table:table-cell office:value-type="float" office:value="0.059237">
            <text:p>0.05923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98">
            <text:p>109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1.8523">
            <text:p>3171.8523</text:p>
          </table:table-cell>
          <table:table-cell office:value-type="float" office:value="0.05898">
            <text:p>0.0589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2.1374">
            <text:p>3172.1374</text:p>
          </table:table-cell>
          <table:table-cell office:value-type="float" office:value="0.058896">
            <text:p>0.05889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1065">
            <text:p>3173.1065</text:p>
          </table:table-cell>
          <table:table-cell office:value-type="float" office:value="0.058608">
            <text:p>0.05860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3213">
            <text:p>3173.3213</text:p>
          </table:table-cell>
          <table:table-cell office:value-type="float" office:value="0.058545">
            <text:p>0.05854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3497">
            <text:p>3173.3497</text:p>
          </table:table-cell>
          <table:table-cell office:value-type="float" office:value="0.058536">
            <text:p>0.05853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5631">
            <text:p>3173.5631</text:p>
          </table:table-cell>
          <table:table-cell office:value-type="float" office:value="0.058473">
            <text:p>0.05847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7742">
            <text:p>3173.7742</text:p>
          </table:table-cell>
          <table:table-cell office:value-type="float" office:value="0.05841">
            <text:p>0.0584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3.952">
            <text:p>3173.952</text:p>
          </table:table-cell>
          <table:table-cell office:value-type="float" office:value="0.058357">
            <text:p>0.05835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14">
            <text:p>11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70.6547">
            <text:p>3370.6547</text:p>
          </table:table-cell>
          <table:table-cell office:value-type="float" office:value="3174.108">
            <text:p>3174.108</text:p>
          </table:table-cell>
          <table:table-cell office:value-type="float" office:value="0.058311">
            <text:p>0.05831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04">
            <text:p>180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334.5948">
            <text:p>3334.5948</text:p>
          </table:table-cell>
          <table:table-cell office:value-type="float" office:value="3174.108">
            <text:p>3174.108</text:p>
          </table:table-cell>
          <table:table-cell office:value-type="float" office:value="0.048128">
            <text:p>0.048128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888">
            <text:p>18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4.108">
            <text:p>3174.108</text:p>
          </table:table-cell>
          <table:table-cell office:value-type="float" office:value="0.037058">
            <text:p>0.037058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03">
            <text:p>19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4.1604">
            <text:p>3174.1604</text:p>
          </table:table-cell>
          <table:table-cell office:value-type="float" office:value="0.037042">
            <text:p>0.03704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57">
            <text:p>19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4.2185">
            <text:p>3174.2185</text:p>
          </table:table-cell>
          <table:table-cell office:value-type="float" office:value="0.037024">
            <text:p>0.0370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483">
            <text:p>24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4.4812">
            <text:p>3174.4812</text:p>
          </table:table-cell>
          <table:table-cell office:value-type="float" office:value="0.036945">
            <text:p>0.03694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66">
            <text:p>2566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5.0634">
            <text:p>3175.0634</text:p>
          </table:table-cell>
          <table:table-cell office:value-type="float" office:value="0.036768">
            <text:p>0.03676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000">
            <text:p>3000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6.1167">
            <text:p>3176.1167</text:p>
          </table:table-cell>
          <table:table-cell office:value-type="float" office:value="0.036448">
            <text:p>0.03644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049">
            <text:p>3049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7.3654">
            <text:p>3177.3654</text:p>
          </table:table-cell>
          <table:table-cell office:value-type="float" office:value="0.03607">
            <text:p>0.0360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222">
            <text:p>322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7.618">
            <text:p>3177.618</text:p>
          </table:table-cell>
          <table:table-cell office:value-type="float" office:value="0.035993">
            <text:p>0.03599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370">
            <text:p>3370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77.8099">
            <text:p>3177.8099</text:p>
          </table:table-cell>
          <table:table-cell office:value-type="float" office:value="0.035935">
            <text:p>0.03593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609">
            <text:p>3609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0.6745">
            <text:p>3180.6745</text:p>
          </table:table-cell>
          <table:table-cell office:value-type="float" office:value="0.035066">
            <text:p>0.03506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660">
            <text:p>3660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0.7896">
            <text:p>3180.7896</text:p>
          </table:table-cell>
          <table:table-cell office:value-type="float" office:value="0.035031">
            <text:p>0.03503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851">
            <text:p>3851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2.2282">
            <text:p>3182.2282</text:p>
          </table:table-cell>
          <table:table-cell office:value-type="float" office:value="0.034594">
            <text:p>0.03459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972">
            <text:p>39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2.9423">
            <text:p>3182.9423</text:p>
          </table:table-cell>
          <table:table-cell office:value-type="float" office:value="0.034378">
            <text:p>0.03437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36">
            <text:p>4036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3.0326">
            <text:p>3183.0326</text:p>
          </table:table-cell>
          <table:table-cell office:value-type="float" office:value="0.03435">
            <text:p>0.0343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62">
            <text:p>406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3.2761">
            <text:p>3183.2761</text:p>
          </table:table-cell>
          <table:table-cell office:value-type="float" office:value="0.034277">
            <text:p>0.03427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733">
            <text:p>4733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4.0156">
            <text:p>3184.0156</text:p>
          </table:table-cell>
          <table:table-cell office:value-type="float" office:value="0.034052">
            <text:p>0.03405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903">
            <text:p>4903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4.3978">
            <text:p>3184.3978</text:p>
          </table:table-cell>
          <table:table-cell office:value-type="float" office:value="0.033936">
            <text:p>0.03393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96">
            <text:p>509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4.7854">
            <text:p>3184.7854</text:p>
          </table:table-cell>
          <table:table-cell office:value-type="float" office:value="0.033819">
            <text:p>0.03381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339">
            <text:p>5339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4.9034">
            <text:p>3184.9034</text:p>
          </table:table-cell>
          <table:table-cell office:value-type="float" office:value="0.033783">
            <text:p>0.03378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352">
            <text:p>535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5.8099">
            <text:p>3185.8099</text:p>
          </table:table-cell>
          <table:table-cell office:value-type="float" office:value="0.033508">
            <text:p>0.03350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504">
            <text:p>5504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1523">
            <text:p>3186.1523</text:p>
          </table:table-cell>
          <table:table-cell office:value-type="float" office:value="0.033404">
            <text:p>0.03340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522">
            <text:p>552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2344">
            <text:p>3186.2344</text:p>
          </table:table-cell>
          <table:table-cell office:value-type="float" office:value="0.033379">
            <text:p>0.03337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540">
            <text:p>5540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253">
            <text:p>3186.253</text:p>
          </table:table-cell>
          <table:table-cell office:value-type="float" office:value="0.033373">
            <text:p>0.03337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708">
            <text:p>5708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2597">
            <text:p>3186.2597</text:p>
          </table:table-cell>
          <table:table-cell office:value-type="float" office:value="0.033371">
            <text:p>0.03337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748">
            <text:p>5748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3369">
            <text:p>3186.3369</text:p>
          </table:table-cell>
          <table:table-cell office:value-type="float" office:value="0.033348">
            <text:p>0.03334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052">
            <text:p>605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7838">
            <text:p>3186.7838</text:p>
          </table:table-cell>
          <table:table-cell office:value-type="float" office:value="0.033212">
            <text:p>0.03321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091">
            <text:p>6091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9162">
            <text:p>3186.9162</text:p>
          </table:table-cell>
          <table:table-cell office:value-type="float" office:value="0.033172">
            <text:p>0.03317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108">
            <text:p>6108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6.9195">
            <text:p>3186.9195</text:p>
          </table:table-cell>
          <table:table-cell office:value-type="float" office:value="0.033171">
            <text:p>0.03317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211">
            <text:p>6211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7.447">
            <text:p>3187.447</text:p>
          </table:table-cell>
          <table:table-cell office:value-type="float" office:value="0.033011">
            <text:p>0.03301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270">
            <text:p>6270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7.7702">
            <text:p>3187.7702</text:p>
          </table:table-cell>
          <table:table-cell office:value-type="float" office:value="0.032913">
            <text:p>0.03291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716">
            <text:p>6716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0138">
            <text:p>3188.0138</text:p>
          </table:table-cell>
          <table:table-cell office:value-type="float" office:value="0.032839">
            <text:p>0.03283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873">
            <text:p>6873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577">
            <text:p>3188.577</text:p>
          </table:table-cell>
          <table:table-cell office:value-type="float" office:value="0.032668">
            <text:p>0.03266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032">
            <text:p>7032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7292">
            <text:p>3188.7292</text:p>
          </table:table-cell>
          <table:table-cell office:value-type="float" office:value="0.032622">
            <text:p>0.03262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138">
            <text:p>7138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7331">
            <text:p>3188.7331</text:p>
          </table:table-cell>
          <table:table-cell office:value-type="float" office:value="0.032621">
            <text:p>0.03262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207">
            <text:p>7207</text:p>
          </table:table-cell>
          <table:table-cell office:value-type="float" office:value="3296">
            <text:p>3296</text:p>
          </table:table-cell>
          <table:table-cell office:value-type="float" office:value="10">
            <text:p>10</text:p>
          </table:table-cell>
          <table:table-cell office:value-type="float" office:value="3296.2604">
            <text:p>3296.2604</text:p>
          </table:table-cell>
          <table:table-cell office:value-type="float" office:value="3188.8267">
            <text:p>3188.8267</text:p>
          </table:table-cell>
          <table:table-cell office:value-type="float" office:value="0.032593">
            <text:p>0.03259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287">
            <text:p>72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8.8267">
            <text:p>3188.8267</text:p>
          </table:table-cell>
          <table:table-cell office:value-type="float" office:value="0.018672">
            <text:p>0.018672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290">
            <text:p>729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8.8519">
            <text:p>3188.8519</text:p>
          </table:table-cell>
          <table:table-cell office:value-type="float" office:value="0.018664">
            <text:p>0.01866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315">
            <text:p>731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8.9989">
            <text:p>3188.9989</text:p>
          </table:table-cell>
          <table:table-cell office:value-type="float" office:value="0.018619">
            <text:p>0.01861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348">
            <text:p>734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9.4181">
            <text:p>3189.4181</text:p>
          </table:table-cell>
          <table:table-cell office:value-type="float" office:value="0.01849">
            <text:p>0.0184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390">
            <text:p>739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9.6045">
            <text:p>3189.6045</text:p>
          </table:table-cell>
          <table:table-cell office:value-type="float" office:value="0.018432">
            <text:p>0.01843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9147">
            <text:p>914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89.6073">
            <text:p>3189.6073</text:p>
          </table:table-cell>
          <table:table-cell office:value-type="float" office:value="0.018431">
            <text:p>0.01843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205">
            <text:p>920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0273">
            <text:p>3190.0273</text:p>
          </table:table-cell>
          <table:table-cell office:value-type="float" office:value="0.018302">
            <text:p>0.01830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258">
            <text:p>925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4534">
            <text:p>3190.4534</text:p>
          </table:table-cell>
          <table:table-cell office:value-type="float" office:value="0.018171">
            <text:p>0.01817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277">
            <text:p>927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4764">
            <text:p>3190.4764</text:p>
          </table:table-cell>
          <table:table-cell office:value-type="float" office:value="0.018164">
            <text:p>0.01816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9310">
            <text:p>931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5604">
            <text:p>3190.5604</text:p>
          </table:table-cell>
          <table:table-cell office:value-type="float" office:value="0.018138">
            <text:p>0.01813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487">
            <text:p>948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7725">
            <text:p>3190.7725</text:p>
          </table:table-cell>
          <table:table-cell office:value-type="float" office:value="0.018073">
            <text:p>0.01807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515">
            <text:p>951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8832">
            <text:p>3190.8832</text:p>
          </table:table-cell>
          <table:table-cell office:value-type="float" office:value="0.018039">
            <text:p>0.01803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527">
            <text:p>952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9435">
            <text:p>3190.9435</text:p>
          </table:table-cell>
          <table:table-cell office:value-type="float" office:value="0.01802">
            <text:p>0.0180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557">
            <text:p>955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0.9567">
            <text:p>3190.9567</text:p>
          </table:table-cell>
          <table:table-cell office:value-type="float" office:value="0.018016">
            <text:p>0.01801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587">
            <text:p>958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1.0584">
            <text:p>3191.0584</text:p>
          </table:table-cell>
          <table:table-cell office:value-type="float" office:value="0.017985">
            <text:p>0.01798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664">
            <text:p>966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1.2927">
            <text:p>3191.2927</text:p>
          </table:table-cell>
          <table:table-cell office:value-type="float" office:value="0.017913">
            <text:p>0.01791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705">
            <text:p>970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1.4408">
            <text:p>3191.4408</text:p>
          </table:table-cell>
          <table:table-cell office:value-type="float" office:value="0.017867">
            <text:p>0.01786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15">
            <text:p>981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1.656">
            <text:p>3191.656</text:p>
          </table:table-cell>
          <table:table-cell office:value-type="float" office:value="0.017801">
            <text:p>0.01780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54">
            <text:p>985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0118">
            <text:p>3192.0118</text:p>
          </table:table-cell>
          <table:table-cell office:value-type="float" office:value="0.017691">
            <text:p>0.01769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72">
            <text:p>987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1904">
            <text:p>3192.1904</text:p>
          </table:table-cell>
          <table:table-cell office:value-type="float" office:value="0.017637">
            <text:p>0.01763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9922">
            <text:p>992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2047">
            <text:p>3192.2047</text:p>
          </table:table-cell>
          <table:table-cell office:value-type="float" office:value="0.017632">
            <text:p>0.01763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9993">
            <text:p>9993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6047">
            <text:p>3192.6047</text:p>
          </table:table-cell>
          <table:table-cell office:value-type="float" office:value="0.017509">
            <text:p>0.01750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0030">
            <text:p>1003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8435">
            <text:p>3192.8435</text:p>
          </table:table-cell>
          <table:table-cell office:value-type="float" office:value="0.017436">
            <text:p>0.01743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0051">
            <text:p>1005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9262">
            <text:p>3192.9262</text:p>
          </table:table-cell>
          <table:table-cell office:value-type="float" office:value="0.01741">
            <text:p>0.0174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0099">
            <text:p>1009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2.9964">
            <text:p>3192.9964</text:p>
          </table:table-cell>
          <table:table-cell office:value-type="float" office:value="0.017388">
            <text:p>0.01738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261">
            <text:p>1026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0893">
            <text:p>3193.0893</text:p>
          </table:table-cell>
          <table:table-cell office:value-type="float" office:value="0.01736">
            <text:p>0.0173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289">
            <text:p>1028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1989">
            <text:p>3193.1989</text:p>
          </table:table-cell>
          <table:table-cell office:value-type="float" office:value="0.017326">
            <text:p>0.01732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324">
            <text:p>1032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4293">
            <text:p>3193.4293</text:p>
          </table:table-cell>
          <table:table-cell office:value-type="float" office:value="0.017255">
            <text:p>0.01725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352">
            <text:p>1035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717">
            <text:p>3193.717</text:p>
          </table:table-cell>
          <table:table-cell office:value-type="float" office:value="0.017167">
            <text:p>0.01716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0392">
            <text:p>1039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3.773">
            <text:p>3193.773</text:p>
          </table:table-cell>
          <table:table-cell office:value-type="float" office:value="0.017149">
            <text:p>0.01714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0430">
            <text:p>1043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4.2468">
            <text:p>3194.2468</text:p>
          </table:table-cell>
          <table:table-cell office:value-type="float" office:value="0.017004">
            <text:p>0.01700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0468">
            <text:p>1046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4.3851">
            <text:p>3194.3851</text:p>
          </table:table-cell>
          <table:table-cell office:value-type="float" office:value="0.016961">
            <text:p>0.01696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0516">
            <text:p>10516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4.6779">
            <text:p>3194.6779</text:p>
          </table:table-cell>
          <table:table-cell office:value-type="float" office:value="0.016871">
            <text:p>0.01687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815">
            <text:p>1081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2411">
            <text:p>3195.2411</text:p>
          </table:table-cell>
          <table:table-cell office:value-type="float" office:value="0.016698">
            <text:p>0.01669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839">
            <text:p>1083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2632">
            <text:p>3195.2632</text:p>
          </table:table-cell>
          <table:table-cell office:value-type="float" office:value="0.016691">
            <text:p>0.01669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858">
            <text:p>1085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4762">
            <text:p>3195.4762</text:p>
          </table:table-cell>
          <table:table-cell office:value-type="float" office:value="0.016625">
            <text:p>0.01662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0896">
            <text:p>10896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5368">
            <text:p>3195.5368</text:p>
          </table:table-cell>
          <table:table-cell office:value-type="float" office:value="0.016607">
            <text:p>0.01660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0961">
            <text:p>1096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7272">
            <text:p>3195.7272</text:p>
          </table:table-cell>
          <table:table-cell office:value-type="float" office:value="0.016548">
            <text:p>0.01654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1000">
            <text:p>1100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5.778">
            <text:p>3195.778</text:p>
          </table:table-cell>
          <table:table-cell office:value-type="float" office:value="0.016532">
            <text:p>0.01653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1172">
            <text:p>1117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6.0875">
            <text:p>3196.0875</text:p>
          </table:table-cell>
          <table:table-cell office:value-type="float" office:value="0.016437">
            <text:p>0.01643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1223">
            <text:p>11223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6.858">
            <text:p>3196.858</text:p>
          </table:table-cell>
          <table:table-cell office:value-type="float" office:value="0.0162">
            <text:p>0.016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1247">
            <text:p>1124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6.901">
            <text:p>3196.901</text:p>
          </table:table-cell>
          <table:table-cell office:value-type="float" office:value="0.016187">
            <text:p>0.01618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1269">
            <text:p>1126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0596">
            <text:p>3197.0596</text:p>
          </table:table-cell>
          <table:table-cell office:value-type="float" office:value="0.016138">
            <text:p>0.01613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1297">
            <text:p>1129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1532">
            <text:p>3197.1532</text:p>
          </table:table-cell>
          <table:table-cell office:value-type="float" office:value="0.016109">
            <text:p>0.01610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1341">
            <text:p>1134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1632">
            <text:p>3197.1632</text:p>
          </table:table-cell>
          <table:table-cell office:value-type="float" office:value="0.016106">
            <text:p>0.01610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368">
            <text:p>1136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3744">
            <text:p>3197.3744</text:p>
          </table:table-cell>
          <table:table-cell office:value-type="float" office:value="0.016041">
            <text:p>0.01604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411">
            <text:p>1141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5056">
            <text:p>3197.5056</text:p>
          </table:table-cell>
          <table:table-cell office:value-type="float" office:value="0.016001">
            <text:p>0.01600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445">
            <text:p>1144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5348">
            <text:p>3197.5348</text:p>
          </table:table-cell>
          <table:table-cell office:value-type="float" office:value="0.015992">
            <text:p>0.01599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479">
            <text:p>1147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7528">
            <text:p>3197.7528</text:p>
          </table:table-cell>
          <table:table-cell office:value-type="float" office:value="0.015925">
            <text:p>0.01592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519">
            <text:p>1151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7588">
            <text:p>3197.7588</text:p>
          </table:table-cell>
          <table:table-cell office:value-type="float" office:value="0.015923">
            <text:p>0.01592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551">
            <text:p>1155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8955">
            <text:p>3197.8955</text:p>
          </table:table-cell>
          <table:table-cell office:value-type="float" office:value="0.015881">
            <text:p>0.01588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1654">
            <text:p>1165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7.986">
            <text:p>3197.986</text:p>
          </table:table-cell>
          <table:table-cell office:value-type="float" office:value="0.015853">
            <text:p>0.01585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1707">
            <text:p>1170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031">
            <text:p>3198.031</text:p>
          </table:table-cell>
          <table:table-cell office:value-type="float" office:value="0.015839">
            <text:p>0.01583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1724">
            <text:p>1172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0548">
            <text:p>3198.0548</text:p>
          </table:table-cell>
          <table:table-cell office:value-type="float" office:value="0.015832">
            <text:p>0.01583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1779">
            <text:p>11779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0806">
            <text:p>3198.0806</text:p>
          </table:table-cell>
          <table:table-cell office:value-type="float" office:value="0.015824">
            <text:p>0.0158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1813">
            <text:p>11813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1766">
            <text:p>3198.1766</text:p>
          </table:table-cell>
          <table:table-cell office:value-type="float" office:value="0.015794">
            <text:p>0.01579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852">
            <text:p>1185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2384">
            <text:p>3198.2384</text:p>
          </table:table-cell>
          <table:table-cell office:value-type="float" office:value="0.015775">
            <text:p>0.01577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900">
            <text:p>1190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2898">
            <text:p>3198.2898</text:p>
          </table:table-cell>
          <table:table-cell office:value-type="float" office:value="0.015759">
            <text:p>0.01575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931">
            <text:p>1193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294">
            <text:p>3198.294</text:p>
          </table:table-cell>
          <table:table-cell office:value-type="float" office:value="0.015758">
            <text:p>0.01575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961">
            <text:p>1196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54">
            <text:p>3198.54</text:p>
          </table:table-cell>
          <table:table-cell office:value-type="float" office:value="0.015683">
            <text:p>0.01568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986">
            <text:p>11986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634">
            <text:p>3198.634</text:p>
          </table:table-cell>
          <table:table-cell office:value-type="float" office:value="0.015654">
            <text:p>0.01565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021">
            <text:p>12021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8012">
            <text:p>3198.8012</text:p>
          </table:table-cell>
          <table:table-cell office:value-type="float" office:value="0.015602">
            <text:p>0.01560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2054">
            <text:p>12054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828">
            <text:p>3198.828</text:p>
          </table:table-cell>
          <table:table-cell office:value-type="float" office:value="0.015594">
            <text:p>0.01559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2090">
            <text:p>1209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9006">
            <text:p>3198.9006</text:p>
          </table:table-cell>
          <table:table-cell office:value-type="float" office:value="0.015572">
            <text:p>0.01557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2112">
            <text:p>1211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9024">
            <text:p>3198.9024</text:p>
          </table:table-cell>
          <table:table-cell office:value-type="float" office:value="0.015571">
            <text:p>0.01557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2145">
            <text:p>1214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8.9843">
            <text:p>3198.9843</text:p>
          </table:table-cell>
          <table:table-cell office:value-type="float" office:value="0.015546">
            <text:p>0.01554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170">
            <text:p>1217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2127">
            <text:p>3199.2127</text:p>
          </table:table-cell>
          <table:table-cell office:value-type="float" office:value="0.015475">
            <text:p>0.01547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188">
            <text:p>1218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3156">
            <text:p>3199.3156</text:p>
          </table:table-cell>
          <table:table-cell office:value-type="float" office:value="0.015444">
            <text:p>0.01544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206">
            <text:p>12206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3234">
            <text:p>3199.3234</text:p>
          </table:table-cell>
          <table:table-cell office:value-type="float" office:value="0.015441">
            <text:p>0.01544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210">
            <text:p>1221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336">
            <text:p>3199.336</text:p>
          </table:table-cell>
          <table:table-cell office:value-type="float" office:value="0.015438">
            <text:p>0.01543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252">
            <text:p>1225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4189">
            <text:p>3199.4189</text:p>
          </table:table-cell>
          <table:table-cell office:value-type="float" office:value="0.015412">
            <text:p>0.01541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346">
            <text:p>12346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4641">
            <text:p>3199.4641</text:p>
          </table:table-cell>
          <table:table-cell office:value-type="float" office:value="0.015398">
            <text:p>0.01539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378">
            <text:p>12378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6893">
            <text:p>3199.6893</text:p>
          </table:table-cell>
          <table:table-cell office:value-type="float" office:value="0.015329">
            <text:p>0.01532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2483">
            <text:p>12483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9144">
            <text:p>3199.9144</text:p>
          </table:table-cell>
          <table:table-cell office:value-type="float" office:value="0.01526">
            <text:p>0.0152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2520">
            <text:p>12520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199.9534">
            <text:p>3199.9534</text:p>
          </table:table-cell>
          <table:table-cell office:value-type="float" office:value="0.015248">
            <text:p>0.01524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644">
            <text:p>1264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200.1584">
            <text:p>3200.1584</text:p>
          </table:table-cell>
          <table:table-cell office:value-type="float" office:value="0.015184">
            <text:p>0.01518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687">
            <text:p>12687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200.2579">
            <text:p>3200.2579</text:p>
          </table:table-cell>
          <table:table-cell office:value-type="float" office:value="0.015154">
            <text:p>0.01515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725">
            <text:p>12725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200.3062">
            <text:p>3200.3062</text:p>
          </table:table-cell>
          <table:table-cell office:value-type="float" office:value="0.015139">
            <text:p>0.01513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772">
            <text:p>12772</text:p>
          </table:table-cell>
          <table:table-cell office:value-type="float" office:value="3249">
            <text:p>3249</text:p>
          </table:table-cell>
          <table:table-cell office:value-type="float" office:value="11">
            <text:p>11</text:p>
          </table:table-cell>
          <table:table-cell office:value-type="float" office:value="3249.5003">
            <text:p>3249.5003</text:p>
          </table:table-cell>
          <table:table-cell office:value-type="float" office:value="3200.3162">
            <text:p>3200.3162</text:p>
          </table:table-cell>
          <table:table-cell office:value-type="float" office:value="0.015136">
            <text:p>0.01513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775">
            <text:p>12775</text:p>
          </table:table-cell>
          <table:table-cell office:value-type="float" office:value="3249">
            <text:p>3249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3162">
            <text:p>3200.3162</text:p>
          </table:table-cell>
          <table:table-cell office:value-type="float" office:value="0.013136">
            <text:p>0.013136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806">
            <text:p>12806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411">
            <text:p>3200.411</text:p>
          </table:table-cell>
          <table:table-cell office:value-type="float" office:value="0.013106">
            <text:p>0.01310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851">
            <text:p>12851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7054">
            <text:p>3200.7054</text:p>
          </table:table-cell>
          <table:table-cell office:value-type="float" office:value="0.013016">
            <text:p>0.01301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2877">
            <text:p>12877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8011">
            <text:p>3200.8011</text:p>
          </table:table-cell>
          <table:table-cell office:value-type="float" office:value="0.012986">
            <text:p>0.01298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2903">
            <text:p>12903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8554">
            <text:p>3200.8554</text:p>
          </table:table-cell>
          <table:table-cell office:value-type="float" office:value="0.012969">
            <text:p>0.01296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2977">
            <text:p>12977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0.9805">
            <text:p>3200.9805</text:p>
          </table:table-cell>
          <table:table-cell office:value-type="float" office:value="0.012931">
            <text:p>0.01293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2999">
            <text:p>12999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0238">
            <text:p>3201.0238</text:p>
          </table:table-cell>
          <table:table-cell office:value-type="float" office:value="0.012917">
            <text:p>0.01291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3018">
            <text:p>13018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131">
            <text:p>3201.131</text:p>
          </table:table-cell>
          <table:table-cell office:value-type="float" office:value="0.012884">
            <text:p>0.01288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3056">
            <text:p>13056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5041">
            <text:p>3201.5041</text:p>
          </table:table-cell>
          <table:table-cell office:value-type="float" office:value="0.012769">
            <text:p>0.01276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3094">
            <text:p>13094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5119">
            <text:p>3201.5119</text:p>
          </table:table-cell>
          <table:table-cell office:value-type="float" office:value="0.012767">
            <text:p>0.01276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3132">
            <text:p>13132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6304">
            <text:p>3201.6304</text:p>
          </table:table-cell>
          <table:table-cell office:value-type="float" office:value="0.01273">
            <text:p>0.0127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3164">
            <text:p>13164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6469">
            <text:p>3201.6469</text:p>
          </table:table-cell>
          <table:table-cell office:value-type="float" office:value="0.012725">
            <text:p>0.01272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3210">
            <text:p>13210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6775">
            <text:p>3201.6775</text:p>
          </table:table-cell>
          <table:table-cell office:value-type="float" office:value="0.012716">
            <text:p>0.01271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225">
            <text:p>13225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8102">
            <text:p>3201.8102</text:p>
          </table:table-cell>
          <table:table-cell office:value-type="float" office:value="0.012675">
            <text:p>0.01267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255">
            <text:p>13255</text:p>
          </table:table-cell>
          <table:table-cell office:value-type="float" office:value="3242">
            <text:p>3242</text:p>
          </table:table-cell>
          <table:table-cell office:value-type="float" office:value="12">
            <text:p>12</text:p>
          </table:table-cell>
          <table:table-cell office:value-type="float" office:value="3242.9137">
            <text:p>3242.9137</text:p>
          </table:table-cell>
          <table:table-cell office:value-type="float" office:value="3201.9477">
            <text:p>3201.9477</text:p>
          </table:table-cell>
          <table:table-cell office:value-type="float" office:value="0.012632">
            <text:p>0.01263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259">
            <text:p>13259</text:p>
          </table:table-cell>
          <table:table-cell office:value-type="float" office:value="3242">
            <text:p>3242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1.9477">
            <text:p>3201.9477</text:p>
          </table:table-cell>
          <table:table-cell office:value-type="float" office:value="0.011294">
            <text:p>0.011294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286">
            <text:p>1328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1.9723">
            <text:p>3201.9723</text:p>
          </table:table-cell>
          <table:table-cell office:value-type="float" office:value="0.011286">
            <text:p>0.01128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328">
            <text:p>13328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0639">
            <text:p>3202.0639</text:p>
          </table:table-cell>
          <table:table-cell office:value-type="float" office:value="0.011258">
            <text:p>0.01125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333">
            <text:p>1333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0651">
            <text:p>3202.0651</text:p>
          </table:table-cell>
          <table:table-cell office:value-type="float" office:value="0.011257">
            <text:p>0.01125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359">
            <text:p>1335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1806">
            <text:p>3202.1806</text:p>
          </table:table-cell>
          <table:table-cell office:value-type="float" office:value="0.011222">
            <text:p>0.01122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381">
            <text:p>13381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2829">
            <text:p>3202.2829</text:p>
          </table:table-cell>
          <table:table-cell office:value-type="float" office:value="0.01119">
            <text:p>0.0111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412">
            <text:p>1341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3877">
            <text:p>3202.3877</text:p>
          </table:table-cell>
          <table:table-cell office:value-type="float" office:value="0.011158">
            <text:p>0.01115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434">
            <text:p>13434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5904">
            <text:p>3202.5904</text:p>
          </table:table-cell>
          <table:table-cell office:value-type="float" office:value="0.011095">
            <text:p>0.01109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458">
            <text:p>13458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6293">
            <text:p>3202.6293</text:p>
          </table:table-cell>
          <table:table-cell office:value-type="float" office:value="0.011083">
            <text:p>0.01108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489">
            <text:p>1348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689">
            <text:p>3202.689</text:p>
          </table:table-cell>
          <table:table-cell office:value-type="float" office:value="0.011065">
            <text:p>0.01106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3513">
            <text:p>135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7317">
            <text:p>3202.7317</text:p>
          </table:table-cell>
          <table:table-cell office:value-type="float" office:value="0.011052">
            <text:p>0.01105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3549">
            <text:p>1354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7745">
            <text:p>3202.7745</text:p>
          </table:table-cell>
          <table:table-cell office:value-type="float" office:value="0.011038">
            <text:p>0.01103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3581">
            <text:p>13581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8055">
            <text:p>3202.8055</text:p>
          </table:table-cell>
          <table:table-cell office:value-type="float" office:value="0.011029">
            <text:p>0.01102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3596">
            <text:p>1359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2.8612">
            <text:p>3202.8612</text:p>
          </table:table-cell>
          <table:table-cell office:value-type="float" office:value="0.011012">
            <text:p>0.01101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3612">
            <text:p>1361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1312">
            <text:p>3203.1312</text:p>
          </table:table-cell>
          <table:table-cell office:value-type="float" office:value="0.010928">
            <text:p>0.01092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3634">
            <text:p>13634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2695">
            <text:p>3203.2695</text:p>
          </table:table-cell>
          <table:table-cell office:value-type="float" office:value="0.010886">
            <text:p>0.01088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662">
            <text:p>1366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3063">
            <text:p>3203.3063</text:p>
          </table:table-cell>
          <table:table-cell office:value-type="float" office:value="0.010874">
            <text:p>0.01087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725">
            <text:p>13725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406">
            <text:p>3203.406</text:p>
          </table:table-cell>
          <table:table-cell office:value-type="float" office:value="0.010843">
            <text:p>0.01084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750">
            <text:p>13750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4538">
            <text:p>3203.4538</text:p>
          </table:table-cell>
          <table:table-cell office:value-type="float" office:value="0.010829">
            <text:p>0.01082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798">
            <text:p>13798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5205">
            <text:p>3203.5205</text:p>
          </table:table-cell>
          <table:table-cell office:value-type="float" office:value="0.010808">
            <text:p>0.01080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826">
            <text:p>1382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5725">
            <text:p>3203.5725</text:p>
          </table:table-cell>
          <table:table-cell office:value-type="float" office:value="0.010792">
            <text:p>0.01079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857">
            <text:p>13857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6679">
            <text:p>3203.6679</text:p>
          </table:table-cell>
          <table:table-cell office:value-type="float" office:value="0.010763">
            <text:p>0.01076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3884">
            <text:p>13884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7375">
            <text:p>3203.7375</text:p>
          </table:table-cell>
          <table:table-cell office:value-type="float" office:value="0.010741">
            <text:p>0.01074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3912">
            <text:p>1391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7803">
            <text:p>3203.7803</text:p>
          </table:table-cell>
          <table:table-cell office:value-type="float" office:value="0.010728">
            <text:p>0.01072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3936">
            <text:p>1393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3.9634">
            <text:p>3203.9634</text:p>
          </table:table-cell>
          <table:table-cell office:value-type="float" office:value="0.010671">
            <text:p>0.01067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3972">
            <text:p>1397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0116">
            <text:p>3204.0116</text:p>
          </table:table-cell>
          <table:table-cell office:value-type="float" office:value="0.010656">
            <text:p>0.01065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3992">
            <text:p>13992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049">
            <text:p>3204.049</text:p>
          </table:table-cell>
          <table:table-cell office:value-type="float" office:value="0.010645">
            <text:p>0.01064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4043">
            <text:p>1404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1418">
            <text:p>3204.1418</text:p>
          </table:table-cell>
          <table:table-cell office:value-type="float" office:value="0.010616">
            <text:p>0.01061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088">
            <text:p>14088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3613">
            <text:p>3204.3613</text:p>
          </table:table-cell>
          <table:table-cell office:value-type="float" office:value="0.010548">
            <text:p>0.01054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123">
            <text:p>1412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4586">
            <text:p>3204.4586</text:p>
          </table:table-cell>
          <table:table-cell office:value-type="float" office:value="0.010518">
            <text:p>0.01051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159">
            <text:p>1415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6393">
            <text:p>3204.6393</text:p>
          </table:table-cell>
          <table:table-cell office:value-type="float" office:value="0.010463">
            <text:p>0.01046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241">
            <text:p>14241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7267">
            <text:p>3204.7267</text:p>
          </table:table-cell>
          <table:table-cell office:value-type="float" office:value="0.010436">
            <text:p>0.01043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280">
            <text:p>14280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7669">
            <text:p>3204.7669</text:p>
          </table:table-cell>
          <table:table-cell office:value-type="float" office:value="0.010423">
            <text:p>0.01042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316">
            <text:p>14316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9664">
            <text:p>3204.9664</text:p>
          </table:table-cell>
          <table:table-cell office:value-type="float" office:value="0.010362">
            <text:p>0.01036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353">
            <text:p>1435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4.9971">
            <text:p>3204.9971</text:p>
          </table:table-cell>
          <table:table-cell office:value-type="float" office:value="0.010352">
            <text:p>0.01035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387">
            <text:p>14387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0872">
            <text:p>3205.0872</text:p>
          </table:table-cell>
          <table:table-cell office:value-type="float" office:value="0.010324">
            <text:p>0.0103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419">
            <text:p>1441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1209">
            <text:p>3205.1209</text:p>
          </table:table-cell>
          <table:table-cell office:value-type="float" office:value="0.010314">
            <text:p>0.01031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423">
            <text:p>1442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1471">
            <text:p>3205.1471</text:p>
          </table:table-cell>
          <table:table-cell office:value-type="float" office:value="0.010306">
            <text:p>0.01030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449">
            <text:p>14449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342">
            <text:p>3205.342</text:p>
          </table:table-cell>
          <table:table-cell office:value-type="float" office:value="0.010246">
            <text:p>0.01024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473">
            <text:p>14473</text:p>
          </table:table-cell>
          <table:table-cell office:value-type="float" office:value="3238">
            <text:p>3238</text:p>
          </table:table-cell>
          <table:table-cell office:value-type="float" office:value="13">
            <text:p>13</text:p>
          </table:table-cell>
          <table:table-cell office:value-type="float" office:value="3238.5225">
            <text:p>3238.5225</text:p>
          </table:table-cell>
          <table:table-cell office:value-type="float" office:value="3205.4451">
            <text:p>3205.4451</text:p>
          </table:table-cell>
          <table:table-cell office:value-type="float" office:value="0.010214">
            <text:p>0.01021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486">
            <text:p>14486</text:p>
          </table:table-cell>
          <table:table-cell office:value-type="float" office:value="3238">
            <text:p>3238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4451">
            <text:p>3205.4451</text:p>
          </table:table-cell>
          <table:table-cell office:value-type="float" office:value="0.009929">
            <text:p>0.009929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499">
            <text:p>14499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4636">
            <text:p>3205.4636</text:p>
          </table:table-cell>
          <table:table-cell office:value-type="float" office:value="0.009924">
            <text:p>0.0099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534">
            <text:p>1453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4751">
            <text:p>3205.4751</text:p>
          </table:table-cell>
          <table:table-cell office:value-type="float" office:value="0.00992">
            <text:p>0.0099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558">
            <text:p>14558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5737">
            <text:p>3205.5737</text:p>
          </table:table-cell>
          <table:table-cell office:value-type="float" office:value="0.00989">
            <text:p>0.0098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597">
            <text:p>1459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6046">
            <text:p>3205.6046</text:p>
          </table:table-cell>
          <table:table-cell office:value-type="float" office:value="0.00988">
            <text:p>0.0098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626">
            <text:p>1462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6829">
            <text:p>3205.6829</text:p>
          </table:table-cell>
          <table:table-cell office:value-type="float" office:value="0.009856">
            <text:p>0.00985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656">
            <text:p>1465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7053">
            <text:p>3205.7053</text:p>
          </table:table-cell>
          <table:table-cell office:value-type="float" office:value="0.009849">
            <text:p>0.00984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664">
            <text:p>1466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7757">
            <text:p>3205.7757</text:p>
          </table:table-cell>
          <table:table-cell office:value-type="float" office:value="0.009827">
            <text:p>0.00982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692">
            <text:p>1469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791">
            <text:p>3205.791</text:p>
          </table:table-cell>
          <table:table-cell office:value-type="float" office:value="0.009822">
            <text:p>0.00982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4722">
            <text:p>1472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8294">
            <text:p>3205.8294</text:p>
          </table:table-cell>
          <table:table-cell office:value-type="float" office:value="0.009811">
            <text:p>0.00981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770">
            <text:p>1477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8473">
            <text:p>3205.8473</text:p>
          </table:table-cell>
          <table:table-cell office:value-type="float" office:value="0.009805">
            <text:p>0.00980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792">
            <text:p>1479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5.9903">
            <text:p>3205.9903</text:p>
          </table:table-cell>
          <table:table-cell office:value-type="float" office:value="0.009761">
            <text:p>0.00976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840">
            <text:p>1484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018">
            <text:p>3206.018</text:p>
          </table:table-cell>
          <table:table-cell office:value-type="float" office:value="0.009752">
            <text:p>0.00975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860">
            <text:p>1486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0937">
            <text:p>3206.0937</text:p>
          </table:table-cell>
          <table:table-cell office:value-type="float" office:value="0.009729">
            <text:p>0.00972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891">
            <text:p>14891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1044">
            <text:p>3206.1044</text:p>
          </table:table-cell>
          <table:table-cell office:value-type="float" office:value="0.009726">
            <text:p>0.00972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922">
            <text:p>1492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1933">
            <text:p>3206.1933</text:p>
          </table:table-cell>
          <table:table-cell office:value-type="float" office:value="0.009698">
            <text:p>0.00969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945">
            <text:p>14945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2442">
            <text:p>3206.2442</text:p>
          </table:table-cell>
          <table:table-cell office:value-type="float" office:value="0.009682">
            <text:p>0.00968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4970">
            <text:p>1497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4457">
            <text:p>3206.4457</text:p>
          </table:table-cell>
          <table:table-cell office:value-type="float" office:value="0.00962">
            <text:p>0.0096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03">
            <text:p>15003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4628">
            <text:p>3206.4628</text:p>
          </table:table-cell>
          <table:table-cell office:value-type="float" office:value="0.009615">
            <text:p>0.00961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37">
            <text:p>1503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5945">
            <text:p>3206.5945</text:p>
          </table:table-cell>
          <table:table-cell office:value-type="float" office:value="0.009574">
            <text:p>0.00957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064">
            <text:p>1506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6691">
            <text:p>3206.6691</text:p>
          </table:table-cell>
          <table:table-cell office:value-type="float" office:value="0.009551">
            <text:p>0.00955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105">
            <text:p>15105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7647">
            <text:p>3206.7647</text:p>
          </table:table-cell>
          <table:table-cell office:value-type="float" office:value="0.009522">
            <text:p>0.00952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143">
            <text:p>15143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7807">
            <text:p>3206.7807</text:p>
          </table:table-cell>
          <table:table-cell office:value-type="float" office:value="0.009517">
            <text:p>0.00951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174">
            <text:p>1517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6.8356">
            <text:p>3206.8356</text:p>
          </table:table-cell>
          <table:table-cell office:value-type="float" office:value="0.0095">
            <text:p>0.009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228">
            <text:p>15228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1462">
            <text:p>3207.1462</text:p>
          </table:table-cell>
          <table:table-cell office:value-type="float" office:value="0.009404">
            <text:p>0.00940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250">
            <text:p>1525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1501">
            <text:p>3207.1501</text:p>
          </table:table-cell>
          <table:table-cell office:value-type="float" office:value="0.009403">
            <text:p>0.00940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284">
            <text:p>1528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2019">
            <text:p>3207.2019</text:p>
          </table:table-cell>
          <table:table-cell office:value-type="float" office:value="0.009387">
            <text:p>0.00938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327">
            <text:p>1532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2207">
            <text:p>3207.2207</text:p>
          </table:table-cell>
          <table:table-cell office:value-type="float" office:value="0.009381">
            <text:p>0.00938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356">
            <text:p>1535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4027">
            <text:p>3207.4027</text:p>
          </table:table-cell>
          <table:table-cell office:value-type="float" office:value="0.009325">
            <text:p>0.00932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5414">
            <text:p>1541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545">
            <text:p>3207.545</text:p>
          </table:table-cell>
          <table:table-cell office:value-type="float" office:value="0.009281">
            <text:p>0.00928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5434">
            <text:p>1543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548">
            <text:p>3207.548</text:p>
          </table:table-cell>
          <table:table-cell office:value-type="float" office:value="0.00928">
            <text:p>0.0092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5473">
            <text:p>15473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6025">
            <text:p>3207.6025</text:p>
          </table:table-cell>
          <table:table-cell office:value-type="float" office:value="0.009263">
            <text:p>0.00926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504">
            <text:p>1550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6774">
            <text:p>3207.6774</text:p>
          </table:table-cell>
          <table:table-cell office:value-type="float" office:value="0.00924">
            <text:p>0.009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522">
            <text:p>1552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6999">
            <text:p>3207.6999</text:p>
          </table:table-cell>
          <table:table-cell office:value-type="float" office:value="0.009233">
            <text:p>0.00923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540">
            <text:p>1554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7591">
            <text:p>3207.7591</text:p>
          </table:table-cell>
          <table:table-cell office:value-type="float" office:value="0.009215">
            <text:p>0.00921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575">
            <text:p>15575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8299">
            <text:p>3207.8299</text:p>
          </table:table-cell>
          <table:table-cell office:value-type="float" office:value="0.009193">
            <text:p>0.00919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641">
            <text:p>15641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9617">
            <text:p>3207.9617</text:p>
          </table:table-cell>
          <table:table-cell office:value-type="float" office:value="0.009152">
            <text:p>0.00915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667">
            <text:p>1566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7.9746">
            <text:p>3207.9746</text:p>
          </table:table-cell>
          <table:table-cell office:value-type="float" office:value="0.009148">
            <text:p>0.00914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5693">
            <text:p>15693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0421">
            <text:p>3208.0421</text:p>
          </table:table-cell>
          <table:table-cell office:value-type="float" office:value="0.009127">
            <text:p>0.00912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736">
            <text:p>1573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0513">
            <text:p>3208.0513</text:p>
          </table:table-cell>
          <table:table-cell office:value-type="float" office:value="0.009124">
            <text:p>0.0091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764">
            <text:p>1576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1604">
            <text:p>3208.1604</text:p>
          </table:table-cell>
          <table:table-cell office:value-type="float" office:value="0.009091">
            <text:p>0.00909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800">
            <text:p>15800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2244">
            <text:p>3208.2244</text:p>
          </table:table-cell>
          <table:table-cell office:value-type="float" office:value="0.009071">
            <text:p>0.00907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832">
            <text:p>15832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3524">
            <text:p>3208.3524</text:p>
          </table:table-cell>
          <table:table-cell office:value-type="float" office:value="0.009031">
            <text:p>0.00903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856">
            <text:p>1585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3799">
            <text:p>3208.3799</text:p>
          </table:table-cell>
          <table:table-cell office:value-type="float" office:value="0.009023">
            <text:p>0.00902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881">
            <text:p>15881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46">
            <text:p>3208.46</text:p>
          </table:table-cell>
          <table:table-cell office:value-type="float" office:value="0.008998">
            <text:p>0.00899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5954">
            <text:p>15954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6898">
            <text:p>3208.6898</text:p>
          </table:table-cell>
          <table:table-cell office:value-type="float" office:value="0.008927">
            <text:p>0.00892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5977">
            <text:p>1597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7159">
            <text:p>3208.7159</text:p>
          </table:table-cell>
          <table:table-cell office:value-type="float" office:value="0.008919">
            <text:p>0.00891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5999">
            <text:p>15999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8075">
            <text:p>3208.8075</text:p>
          </table:table-cell>
          <table:table-cell office:value-type="float" office:value="0.008891">
            <text:p>0.00889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6026">
            <text:p>1602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8499">
            <text:p>3208.8499</text:p>
          </table:table-cell>
          <table:table-cell office:value-type="float" office:value="0.008878">
            <text:p>0.00887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6057">
            <text:p>16057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8.9992">
            <text:p>3208.9992</text:p>
          </table:table-cell>
          <table:table-cell office:value-type="float" office:value="0.008832">
            <text:p>0.00883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6076">
            <text:p>16076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9.0587">
            <text:p>3209.0587</text:p>
          </table:table-cell>
          <table:table-cell office:value-type="float" office:value="0.008813">
            <text:p>0.00881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6108">
            <text:p>16108</text:p>
          </table:table-cell>
          <table:table-cell office:value-type="float" office:value="3237">
            <text:p>3237</text:p>
          </table:table-cell>
          <table:table-cell office:value-type="float" office:value="14">
            <text:p>14</text:p>
          </table:table-cell>
          <table:table-cell office:value-type="float" office:value="3237.5921">
            <text:p>3237.5921</text:p>
          </table:table-cell>
          <table:table-cell office:value-type="float" office:value="3209.15">
            <text:p>3209.15</text:p>
          </table:table-cell>
          <table:table-cell office:value-type="float" office:value="0.008785">
            <text:p>0.00878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6130">
            <text:p>16130</text:p>
          </table:table-cell>
          <table:table-cell office:value-type="float" office:value="3237">
            <text:p>3237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15">
            <text:p>3209.15</text:p>
          </table:table-cell>
          <table:table-cell office:value-type="float" office:value="0.006334">
            <text:p>0.006334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6133">
            <text:p>1613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1946">
            <text:p>3209.1946</text:p>
          </table:table-cell>
          <table:table-cell office:value-type="float" office:value="0.00632">
            <text:p>0.0063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6154">
            <text:p>1615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3401">
            <text:p>3209.3401</text:p>
          </table:table-cell>
          <table:table-cell office:value-type="float" office:value="0.006275">
            <text:p>0.00627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6180">
            <text:p>16180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3799">
            <text:p>3209.3799</text:p>
          </table:table-cell>
          <table:table-cell office:value-type="float" office:value="0.006263">
            <text:p>0.00626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6215">
            <text:p>1621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4988">
            <text:p>3209.4988</text:p>
          </table:table-cell>
          <table:table-cell office:value-type="float" office:value="0.006226">
            <text:p>0.00622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240">
            <text:p>162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5502">
            <text:p>3209.5502</text:p>
          </table:table-cell>
          <table:table-cell office:value-type="float" office:value="0.00621">
            <text:p>0.0062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271">
            <text:p>1627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6332">
            <text:p>3209.6332</text:p>
          </table:table-cell>
          <table:table-cell office:value-type="float" office:value="0.006184">
            <text:p>0.00618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304">
            <text:p>1630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6708">
            <text:p>3209.6708</text:p>
          </table:table-cell>
          <table:table-cell office:value-type="float" office:value="0.006172">
            <text:p>0.00617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327">
            <text:p>1632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9862">
            <text:p>3209.9862</text:p>
          </table:table-cell>
          <table:table-cell office:value-type="float" office:value="0.006075">
            <text:p>0.00607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337">
            <text:p>1633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09.9966">
            <text:p>3209.9966</text:p>
          </table:table-cell>
          <table:table-cell office:value-type="float" office:value="0.006072">
            <text:p>0.00607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347">
            <text:p>1634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0332">
            <text:p>3210.0332</text:p>
          </table:table-cell>
          <table:table-cell office:value-type="float" office:value="0.00606">
            <text:p>0.0060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360">
            <text:p>16360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2218">
            <text:p>3210.2218</text:p>
          </table:table-cell>
          <table:table-cell office:value-type="float" office:value="0.006002">
            <text:p>0.00600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392">
            <text:p>16392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2671">
            <text:p>3210.2671</text:p>
          </table:table-cell>
          <table:table-cell office:value-type="float" office:value="0.005988">
            <text:p>0.00598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6424">
            <text:p>1642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4241">
            <text:p>3210.4241</text:p>
          </table:table-cell>
          <table:table-cell office:value-type="float" office:value="0.005939">
            <text:p>0.00593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6457">
            <text:p>1645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4957">
            <text:p>3210.4957</text:p>
          </table:table-cell>
          <table:table-cell office:value-type="float" office:value="0.005917">
            <text:p>0.00591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6474">
            <text:p>1647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5179">
            <text:p>3210.5179</text:p>
          </table:table-cell>
          <table:table-cell office:value-type="float" office:value="0.00591">
            <text:p>0.0059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6488">
            <text:p>1648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5468">
            <text:p>3210.5468</text:p>
          </table:table-cell>
          <table:table-cell office:value-type="float" office:value="0.005901">
            <text:p>0.00590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6516">
            <text:p>1651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5817">
            <text:p>3210.5817</text:p>
          </table:table-cell>
          <table:table-cell office:value-type="float" office:value="0.00589">
            <text:p>0.0058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6546">
            <text:p>1654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7023">
            <text:p>3210.7023</text:p>
          </table:table-cell>
          <table:table-cell office:value-type="float" office:value="0.005853">
            <text:p>0.00585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6592">
            <text:p>16592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707">
            <text:p>3210.707</text:p>
          </table:table-cell>
          <table:table-cell office:value-type="float" office:value="0.005852">
            <text:p>0.00585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6593">
            <text:p>1659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9172">
            <text:p>3210.9172</text:p>
          </table:table-cell>
          <table:table-cell office:value-type="float" office:value="0.005787">
            <text:p>0.00578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6615">
            <text:p>1661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0.9505">
            <text:p>3210.9505</text:p>
          </table:table-cell>
          <table:table-cell office:value-type="float" office:value="0.005776">
            <text:p>0.00577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6645">
            <text:p>1664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1255">
            <text:p>3211.1255</text:p>
          </table:table-cell>
          <table:table-cell office:value-type="float" office:value="0.005722">
            <text:p>0.00572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6721">
            <text:p>1672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3465">
            <text:p>3211.3465</text:p>
          </table:table-cell>
          <table:table-cell office:value-type="float" office:value="0.005654">
            <text:p>0.00565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755">
            <text:p>1675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3568">
            <text:p>3211.3568</text:p>
          </table:table-cell>
          <table:table-cell office:value-type="float" office:value="0.00565">
            <text:p>0.0056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781">
            <text:p>1678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5154">
            <text:p>3211.5154</text:p>
          </table:table-cell>
          <table:table-cell office:value-type="float" office:value="0.005601">
            <text:p>0.00560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815">
            <text:p>1681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5587">
            <text:p>3211.5587</text:p>
          </table:table-cell>
          <table:table-cell office:value-type="float" office:value="0.005588">
            <text:p>0.00558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843">
            <text:p>1684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699">
            <text:p>3211.699</text:p>
          </table:table-cell>
          <table:table-cell office:value-type="float" office:value="0.005544">
            <text:p>0.00554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877">
            <text:p>1687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7337">
            <text:p>3211.7337</text:p>
          </table:table-cell>
          <table:table-cell office:value-type="float" office:value="0.005534">
            <text:p>0.00553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903">
            <text:p>1690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8034">
            <text:p>3211.8034</text:p>
          </table:table-cell>
          <table:table-cell office:value-type="float" office:value="0.005512">
            <text:p>0.00551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934">
            <text:p>1693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1.8548">
            <text:p>3211.8548</text:p>
          </table:table-cell>
          <table:table-cell office:value-type="float" office:value="0.005496">
            <text:p>0.00549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957">
            <text:p>1695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0172">
            <text:p>3212.0172</text:p>
          </table:table-cell>
          <table:table-cell office:value-type="float" office:value="0.005446">
            <text:p>0.00544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6985">
            <text:p>1698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0429">
            <text:p>3212.0429</text:p>
          </table:table-cell>
          <table:table-cell office:value-type="float" office:value="0.005438">
            <text:p>0.00543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6999">
            <text:p>16999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2259">
            <text:p>3212.2259</text:p>
          </table:table-cell>
          <table:table-cell office:value-type="float" office:value="0.005381">
            <text:p>0.00538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7061">
            <text:p>1706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3567">
            <text:p>3212.3567</text:p>
          </table:table-cell>
          <table:table-cell office:value-type="float" office:value="0.005341">
            <text:p>0.00534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7096">
            <text:p>1709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3879">
            <text:p>3212.3879</text:p>
          </table:table-cell>
          <table:table-cell office:value-type="float" office:value="0.005331">
            <text:p>0.00533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7128">
            <text:p>1712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6533">
            <text:p>3212.6533</text:p>
          </table:table-cell>
          <table:table-cell office:value-type="float" office:value="0.005249">
            <text:p>0.00524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142">
            <text:p>1714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741">
            <text:p>3212.741</text:p>
          </table:table-cell>
          <table:table-cell office:value-type="float" office:value="0.005222">
            <text:p>0.00522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172">
            <text:p>17172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2.9285">
            <text:p>3212.9285</text:p>
          </table:table-cell>
          <table:table-cell office:value-type="float" office:value="0.005164">
            <text:p>0.00516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203">
            <text:p>1720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0454">
            <text:p>3213.0454</text:p>
          </table:table-cell>
          <table:table-cell office:value-type="float" office:value="0.005128">
            <text:p>0.00512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227">
            <text:p>1722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2662">
            <text:p>3213.2662</text:p>
          </table:table-cell>
          <table:table-cell office:value-type="float" office:value="0.005059">
            <text:p>0.00505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268">
            <text:p>1726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5544">
            <text:p>3213.5544</text:p>
          </table:table-cell>
          <table:table-cell office:value-type="float" office:value="0.00497">
            <text:p>0.0049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287">
            <text:p>1728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5842">
            <text:p>3213.5842</text:p>
          </table:table-cell>
          <table:table-cell office:value-type="float" office:value="0.004961">
            <text:p>0.00496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335">
            <text:p>1733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7004">
            <text:p>3213.7004</text:p>
          </table:table-cell>
          <table:table-cell office:value-type="float" office:value="0.004925">
            <text:p>0.00492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369">
            <text:p>17369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7506">
            <text:p>3213.7506</text:p>
          </table:table-cell>
          <table:table-cell office:value-type="float" office:value="0.004909">
            <text:p>0.00490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394">
            <text:p>1739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9339">
            <text:p>3213.9339</text:p>
          </table:table-cell>
          <table:table-cell office:value-type="float" office:value="0.004852">
            <text:p>0.00485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407">
            <text:p>1740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9455">
            <text:p>3213.9455</text:p>
          </table:table-cell>
          <table:table-cell office:value-type="float" office:value="0.004849">
            <text:p>0.00484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418">
            <text:p>1741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3.9868">
            <text:p>3213.9868</text:p>
          </table:table-cell>
          <table:table-cell office:value-type="float" office:value="0.004836">
            <text:p>0.00483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443">
            <text:p>17443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1306">
            <text:p>3214.1306</text:p>
          </table:table-cell>
          <table:table-cell office:value-type="float" office:value="0.004792">
            <text:p>0.00479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464">
            <text:p>1746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1687">
            <text:p>3214.1687</text:p>
          </table:table-cell>
          <table:table-cell office:value-type="float" office:value="0.00478">
            <text:p>0.0047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7495">
            <text:p>1749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2891">
            <text:p>3214.2891</text:p>
          </table:table-cell>
          <table:table-cell office:value-type="float" office:value="0.004742">
            <text:p>0.00474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7524">
            <text:p>1752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3038">
            <text:p>3214.3038</text:p>
          </table:table-cell>
          <table:table-cell office:value-type="float" office:value="0.004738">
            <text:p>0.00473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7554">
            <text:p>1755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5464">
            <text:p>3214.5464</text:p>
          </table:table-cell>
          <table:table-cell office:value-type="float" office:value="0.004663">
            <text:p>0.00466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7584">
            <text:p>1758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5822">
            <text:p>3214.5822</text:p>
          </table:table-cell>
          <table:table-cell office:value-type="float" office:value="0.004652">
            <text:p>0.00465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7614">
            <text:p>1761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7052">
            <text:p>3214.7052</text:p>
          </table:table-cell>
          <table:table-cell office:value-type="float" office:value="0.004614">
            <text:p>0.00461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7667">
            <text:p>1766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9001">
            <text:p>3214.9001</text:p>
          </table:table-cell>
          <table:table-cell office:value-type="float" office:value="0.004553">
            <text:p>0.00455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7700">
            <text:p>17700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9372">
            <text:p>3214.9372</text:p>
          </table:table-cell>
          <table:table-cell office:value-type="float" office:value="0.004542">
            <text:p>0.00454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7738">
            <text:p>1773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981">
            <text:p>3214.981</text:p>
          </table:table-cell>
          <table:table-cell office:value-type="float" office:value="0.004528">
            <text:p>0.00452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7771">
            <text:p>1777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4.9949">
            <text:p>3214.9949</text:p>
          </table:table-cell>
          <table:table-cell office:value-type="float" office:value="0.004524">
            <text:p>0.0045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7808">
            <text:p>1780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1698">
            <text:p>3215.1698</text:p>
          </table:table-cell>
          <table:table-cell office:value-type="float" office:value="0.00447">
            <text:p>0.0044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7879">
            <text:p>17879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2969">
            <text:p>3215.2969</text:p>
          </table:table-cell>
          <table:table-cell office:value-type="float" office:value="0.00443">
            <text:p>0.0044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7906">
            <text:p>1790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3176">
            <text:p>3215.3176</text:p>
          </table:table-cell>
          <table:table-cell office:value-type="float" office:value="0.004424">
            <text:p>0.0044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7936">
            <text:p>1793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5189">
            <text:p>3215.5189</text:p>
          </table:table-cell>
          <table:table-cell office:value-type="float" office:value="0.004362">
            <text:p>0.00436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7967">
            <text:p>1796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5337">
            <text:p>3215.5337</text:p>
          </table:table-cell>
          <table:table-cell office:value-type="float" office:value="0.004357">
            <text:p>0.00435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8007">
            <text:p>18007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6825">
            <text:p>3215.6825</text:p>
          </table:table-cell>
          <table:table-cell office:value-type="float" office:value="0.004311">
            <text:p>0.00431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8032">
            <text:p>18032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7796">
            <text:p>3215.7796</text:p>
          </table:table-cell>
          <table:table-cell office:value-type="float" office:value="0.004281">
            <text:p>0.00428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8068">
            <text:p>1806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9421">
            <text:p>3215.9421</text:p>
          </table:table-cell>
          <table:table-cell office:value-type="float" office:value="0.004231">
            <text:p>0.00423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102">
            <text:p>1810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5.9529">
            <text:p>3215.9529</text:p>
          </table:table-cell>
          <table:table-cell office:value-type="float" office:value="0.004227">
            <text:p>0.00422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128">
            <text:p>18128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0671">
            <text:p>3216.0671</text:p>
          </table:table-cell>
          <table:table-cell office:value-type="float" office:value="0.004192">
            <text:p>0.00419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155">
            <text:p>1815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0956">
            <text:p>3216.0956</text:p>
          </table:table-cell>
          <table:table-cell office:value-type="float" office:value="0.004183">
            <text:p>0.00418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186">
            <text:p>18186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2853">
            <text:p>3216.2853</text:p>
          </table:table-cell>
          <table:table-cell office:value-type="float" office:value="0.004124">
            <text:p>0.0041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221">
            <text:p>18221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332">
            <text:p>3216.332</text:p>
          </table:table-cell>
          <table:table-cell office:value-type="float" office:value="0.00411">
            <text:p>0.0041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245">
            <text:p>18245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4603">
            <text:p>3216.4603</text:p>
          </table:table-cell>
          <table:table-cell office:value-type="float" office:value="0.00407">
            <text:p>0.0040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274">
            <text:p>18274</text:p>
          </table:table-cell>
          <table:table-cell office:value-type="float" office:value="3229">
            <text:p>3229</text:p>
          </table:table-cell>
          <table:table-cell office:value-type="float" office:value="15">
            <text:p>15</text:p>
          </table:table-cell>
          <table:table-cell office:value-type="float" office:value="3229.6054">
            <text:p>3229.6054</text:p>
          </table:table-cell>
          <table:table-cell office:value-type="float" office:value="3216.4781">
            <text:p>3216.4781</text:p>
          </table:table-cell>
          <table:table-cell office:value-type="float" office:value="0.004065">
            <text:p>0.00406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296">
            <text:p>18296</text:p>
          </table:table-cell>
          <table:table-cell office:value-type="float" office:value="3229">
            <text:p>3229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4781">
            <text:p>3216.4781</text:p>
          </table:table-cell>
          <table:table-cell office:value-type="float" office:value="0.002137">
            <text:p>0.002137</text:p>
          </table:table-cell>
          <table:table-cell office:value-type="string">
            <text:p>MIPSOL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300">
            <text:p>1830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5981">
            <text:p>3216.5981</text:p>
          </table:table-cell>
          <table:table-cell office:value-type="float" office:value="0.0021">
            <text:p>0.002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327">
            <text:p>1832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6056">
            <text:p>3216.6056</text:p>
          </table:table-cell>
          <table:table-cell office:value-type="float" office:value="0.002097">
            <text:p>0.00209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8355">
            <text:p>1835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8898">
            <text:p>3216.8898</text:p>
          </table:table-cell>
          <table:table-cell office:value-type="float" office:value="0.002009">
            <text:p>0.00200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398">
            <text:p>1839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6.9225">
            <text:p>3216.9225</text:p>
          </table:table-cell>
          <table:table-cell office:value-type="float" office:value="0.001999">
            <text:p>0.00199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431">
            <text:p>18431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2179">
            <text:p>3217.2179</text:p>
          </table:table-cell>
          <table:table-cell office:value-type="float" office:value="0.001907">
            <text:p>0.00190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468">
            <text:p>1846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2224">
            <text:p>3217.2224</text:p>
          </table:table-cell>
          <table:table-cell office:value-type="float" office:value="0.001906">
            <text:p>0.00190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497">
            <text:p>1849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2642">
            <text:p>3217.2642</text:p>
          </table:table-cell>
          <table:table-cell office:value-type="float" office:value="0.001893">
            <text:p>0.00189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499">
            <text:p>18499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5716">
            <text:p>3217.5716</text:p>
          </table:table-cell>
          <table:table-cell office:value-type="float" office:value="0.001798">
            <text:p>0.00179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522">
            <text:p>1852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5811">
            <text:p>3217.5811</text:p>
          </table:table-cell>
          <table:table-cell office:value-type="float" office:value="0.001795">
            <text:p>0.00179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542">
            <text:p>1854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7995">
            <text:p>3217.7995</text:p>
          </table:table-cell>
          <table:table-cell office:value-type="float" office:value="0.001727">
            <text:p>0.00172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573">
            <text:p>1857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7.8035">
            <text:p>3217.8035</text:p>
          </table:table-cell>
          <table:table-cell office:value-type="float" office:value="0.001726">
            <text:p>0.00172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598">
            <text:p>1859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2136">
            <text:p>3218.2136</text:p>
          </table:table-cell>
          <table:table-cell office:value-type="float" office:value="0.001598">
            <text:p>0.00159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625">
            <text:p>1862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218">
            <text:p>3218.218</text:p>
          </table:table-cell>
          <table:table-cell office:value-type="float" office:value="0.001597">
            <text:p>0.00159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8652">
            <text:p>1865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5281">
            <text:p>3218.5281</text:p>
          </table:table-cell>
          <table:table-cell office:value-type="float" office:value="0.001501">
            <text:p>0.00150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677">
            <text:p>1867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5397">
            <text:p>3218.5397</text:p>
          </table:table-cell>
          <table:table-cell office:value-type="float" office:value="0.001497">
            <text:p>0.00149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702">
            <text:p>1870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8811">
            <text:p>3218.8811</text:p>
          </table:table-cell>
          <table:table-cell office:value-type="float" office:value="0.001391">
            <text:p>0.00139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723">
            <text:p>1872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9691">
            <text:p>3218.9691</text:p>
          </table:table-cell>
          <table:table-cell office:value-type="float" office:value="0.001364">
            <text:p>0.00136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737">
            <text:p>1873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8.9693">
            <text:p>3218.9693</text:p>
          </table:table-cell>
          <table:table-cell office:value-type="float" office:value="0.001364">
            <text:p>0.00136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763">
            <text:p>1876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3726">
            <text:p>3219.3726</text:p>
          </table:table-cell>
          <table:table-cell office:value-type="float" office:value="0.001239">
            <text:p>0.00123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788">
            <text:p>1878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3793">
            <text:p>3219.3793</text:p>
          </table:table-cell>
          <table:table-cell office:value-type="float" office:value="0.001237">
            <text:p>0.00123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814">
            <text:p>18814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6406">
            <text:p>3219.6406</text:p>
          </table:table-cell>
          <table:table-cell office:value-type="float" office:value="0.001156">
            <text:p>0.00115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839">
            <text:p>18839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6447">
            <text:p>3219.6447</text:p>
          </table:table-cell>
          <table:table-cell office:value-type="float" office:value="0.001154">
            <text:p>0.00115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865">
            <text:p>1886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962">
            <text:p>3219.962</text:p>
          </table:table-cell>
          <table:table-cell office:value-type="float" office:value="0.001056">
            <text:p>0.00105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886">
            <text:p>18886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19.9687">
            <text:p>3219.9687</text:p>
          </table:table-cell>
          <table:table-cell office:value-type="float" office:value="0.001054">
            <text:p>0.00105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907">
            <text:p>1890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3136">
            <text:p>3220.3136</text:p>
          </table:table-cell>
          <table:table-cell office:value-type="float" office:value="0.000947">
            <text:p>0.000947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933">
            <text:p>1893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315">
            <text:p>3220.315</text:p>
          </table:table-cell>
          <table:table-cell office:value-type="float" office:value="0.000946">
            <text:p>0.00094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958">
            <text:p>1895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4492">
            <text:p>3220.4492</text:p>
          </table:table-cell>
          <table:table-cell office:value-type="float" office:value="0.000905">
            <text:p>0.00090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971">
            <text:p>18971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6138">
            <text:p>3220.6138</text:p>
          </table:table-cell>
          <table:table-cell office:value-type="float" office:value="0.000854">
            <text:p>0.00085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985">
            <text:p>1898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6284">
            <text:p>3220.6284</text:p>
          </table:table-cell>
          <table:table-cell office:value-type="float" office:value="0.000849">
            <text:p>0.00084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9008">
            <text:p>19008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8643">
            <text:p>3220.8643</text:p>
          </table:table-cell>
          <table:table-cell office:value-type="float" office:value="0.000776">
            <text:p>0.000776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030">
            <text:p>1903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0.8702">
            <text:p>3220.8702</text:p>
          </table:table-cell>
          <table:table-cell office:value-type="float" office:value="0.000774">
            <text:p>0.00077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053">
            <text:p>1905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1453">
            <text:p>3221.1453</text:p>
          </table:table-cell>
          <table:table-cell office:value-type="float" office:value="0.000689">
            <text:p>0.00068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080">
            <text:p>1908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147">
            <text:p>3221.147</text:p>
          </table:table-cell>
          <table:table-cell office:value-type="float" office:value="0.000688">
            <text:p>0.00068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101">
            <text:p>19101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3881">
            <text:p>3221.3881</text:p>
          </table:table-cell>
          <table:table-cell office:value-type="float" office:value="0.000614">
            <text:p>0.00061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122">
            <text:p>1912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398">
            <text:p>3221.398</text:p>
          </table:table-cell>
          <table:table-cell office:value-type="float" office:value="0.00061">
            <text:p>0.0006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143">
            <text:p>19143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589">
            <text:p>3221.589</text:p>
          </table:table-cell>
          <table:table-cell office:value-type="float" office:value="0.000551">
            <text:p>0.00055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154">
            <text:p>19154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6779">
            <text:p>3221.6779</text:p>
          </table:table-cell>
          <table:table-cell office:value-type="float" office:value="0.000524">
            <text:p>0.000524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165">
            <text:p>1916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6789">
            <text:p>3221.6789</text:p>
          </table:table-cell>
          <table:table-cell office:value-type="float" office:value="0.000523">
            <text:p>0.00052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190">
            <text:p>1919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9649">
            <text:p>3221.9649</text:p>
          </table:table-cell>
          <table:table-cell office:value-type="float" office:value="0.000435">
            <text:p>0.00043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216">
            <text:p>19216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1.9698">
            <text:p>3221.9698</text:p>
          </table:table-cell>
          <table:table-cell office:value-type="float" office:value="0.000433">
            <text:p>0.00043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241">
            <text:p>19241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2347">
            <text:p>3222.2347</text:p>
          </table:table-cell>
          <table:table-cell office:value-type="float" office:value="0.000351">
            <text:p>0.00035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262">
            <text:p>1926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2437">
            <text:p>3222.2437</text:p>
          </table:table-cell>
          <table:table-cell office:value-type="float" office:value="0.000348">
            <text:p>0.00034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285">
            <text:p>1928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4887">
            <text:p>3222.4887</text:p>
          </table:table-cell>
          <table:table-cell office:value-type="float" office:value="0.000272">
            <text:p>0.000272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305">
            <text:p>19305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4908">
            <text:p>3222.4908</text:p>
          </table:table-cell>
          <table:table-cell office:value-type="float" office:value="0.000271">
            <text:p>0.00027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307">
            <text:p>19307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4921">
            <text:p>3222.4921</text:p>
          </table:table-cell>
          <table:table-cell office:value-type="float" office:value="0.000271">
            <text:p>0.00027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330">
            <text:p>1933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7501">
            <text:p>3222.7501</text:p>
          </table:table-cell>
          <table:table-cell office:value-type="float" office:value="0.000191">
            <text:p>0.000191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351">
            <text:p>19351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2.7567">
            <text:p>3222.7567</text:p>
          </table:table-cell>
          <table:table-cell office:value-type="float" office:value="0.000189">
            <text:p>0.000189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9372">
            <text:p>19372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3.0165">
            <text:p>3223.0165</text:p>
          </table:table-cell>
          <table:table-cell office:value-type="float" office:value="0.000108">
            <text:p>0.000108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9393">
            <text:p>1939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3.0281">
            <text:p>3223.0281</text:p>
          </table:table-cell>
          <table:table-cell office:value-type="float" office:value="0.000105">
            <text:p>0.000105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9414">
            <text:p>19414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3.2595">
            <text:p>3223.2595</text:p>
          </table:table-cell>
          <table:table-cell office:value-type="float" office:value="0.000033">
            <text:p>0.000033</text:p>
          </table:table-cell>
          <table:table-cell office:value-type="string">
            <text:p>MIPNODE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9430">
            <text:p>19430</text:p>
          </table:table-cell>
          <table:table-cell office:value-type="float" office:value="3223">
            <text:p>3223</text:p>
          </table:table-cell>
          <table:table-cell office:value-type="float" office:value="16">
            <text:p>16</text:p>
          </table:table-cell>
          <table:table-cell office:value-type="float" office:value="3223.3657">
            <text:p>3223.3657</text:p>
          </table:table-cell>
          <table:table-cell office:value-type="float" office:value="3223.2915">
            <text:p>3223.2915</text:p>
          </table:table-cell>
          <table:table-cell office:value-type="float" office:value="0.000023">
            <text:p>0.000023</text:p>
          </table:table-cell>
          <table:table-cell office:value-type="string">
            <text:p>MIPNODE</text:p>
          </table:table-cell>
          <table:table-cell/>
        </table:table-row>
      </table:table>
      <table:table table:name="Charts" table:style-name="ta1" table:print="false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Charts.I22" table:end-x="0.024in" table:end-y="0.0303in" draw:z-index="0" draw:style-name="gr1" svg:width="6.2472in" svg:height="3.3953in" svg:x="0in" svg:y="0.0004in">
              <draw:object draw:notify-on-update-of-ranges="NoInit.A7:NoInit.A562 NoInit.E6:NoInit.E6 NoInit.E7:NoInit.E562 NoInit.A7:NoInit.A562 NoInit.F6:NoInit.F6 NoInit.F7:NoInit.F562 NoInit.A7:NoInit.A562 NoInit.G6:NoInit.G6 NoInit.G7:NoInit.G56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>
            <draw:frame table:end-cell-address="Charts.I42" table:end-x="0.024in" table:end-y="0.0244in" draw:z-index="1" draw:style-name="gr1" svg:width="6.2469in" svg:height="3.3886in" svg:x="0.0004in" svg:y="0.0008in">
              <draw:object draw:notify-on-update-of-ranges="Init.A7:Init.A389 Init.E6:Init.E6 Init.E7:Init.E389 Init.A7:Init.A389 Init.F6:Init.F6 Init.F7:Init.F389 Init.A7:Init.A389 Init.G6:Init.G6 Init.G7:Init.G38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08/29/2011</text:date>, <text:time>17:3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29T17:39:43</dc:date>
    <dc:creator>Victor Pillac</dc:creator>
    <meta:generator>OpenOffice.org/3.2$Unix OpenOffice.org_project/320m19$Build-9505</meta:generator>
    <meta:editing-duration>PT00H11M23S</meta:editing-duration>
    <meta:editing-cycles>1</meta:editing-cycles>
    <meta:document-statistic meta:table-count="3" meta:cell-count="61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47cm" svg:height="8.625cm" xlink:href=".." chart:class="chart:scatter" chart:column-mapping="1 2" chart:style-name="ch1">
        <chart:title svg:x="5.574cm" svg:y="0.173cm" chart:style-name="ch2">
          <text:p>Gurobi solver behavior</text:p>
        </chart:title>
        <chart:legend chart:legend-position="end" svg:x="13.336cm" svg:y="3.655cm" chart:style-name="ch3"/>
        <chart:plot-area chart:style-name="ch4" table:cell-range-address="NoInit.A7:NoInit.A562 NoInit.E6:NoInit.G562" chart:data-source-has-labels="row" svg:x="0.423cm" svg:y="0.848cm" svg:width="12.602cm" svg:height="7.462cm">
          <chart:axis chart:dimension="x" chart:name="primary-x" chart:style-name="ch5">
            <chart:title svg:x="6.428cm" svg:y="7.91cm" chart:style-name="ch6">
              <text:p>Time (s)</text:p>
            </chart:title>
          </chart:axis>
          <chart:axis chart:dimension="y" chart:name="primary-y" chart:style-name="ch5">
            <chart:title svg:x="0.313cm" svg:y="4.968cm" chart:style-name="ch7">
              <text:p>Objectiv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NoInit.E7:NoInit.E562" chart:label-cell-address="NoInit.E6:NoInit.E6" chart:class="chart:scatter">
            <chart:domain table:cell-range-address="NoInit.A7:NoInit.A562"/>
            <chart:data-point chart:repeated="556"/>
          </chart:series>
          <chart:series chart:attached-axis="primary-y" chart:style-name="ch11" chart:values-cell-range-address="NoInit.F7:NoInit.F562" chart:label-cell-address="NoInit.F6:NoInit.F6" chart:class="chart:scatter">
            <chart:data-point chart:repeated="556"/>
          </chart:series>
          <chart:series chart:attached-axis="secondary-y" chart:style-name="ch12" chart:values-cell-range-address="NoInit.G7:NoInit.G562" chart:label-cell-address="NoInit.G6:NoInit.G6" chart:class="chart:scatter">
            <chart:data-point chart:repeated="55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NoInit.E6:NoInit.E6">Incumbent</text:p>
              </table:table-cell>
              <table:table-cell office:value-type="string">
                <text:p text:id="NoInit.F6:NoInit.F6">BestBd</text:p>
              </table:table-cell>
              <table:table-cell office:value-type="string">
                <text:p text:id="NoInit.G6:NoInit.G6">G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NoInit.A7:NoInit.A562">0</text:p>
              </table:table-cell>
              <table:table-cell office:value-type="float" office:value="1.#NAN">
                <text:p text:id="NoInit.E7:NoInit.E562">1.#NAN</text:p>
              </table:table-cell>
              <table:table-cell office:value-type="float" office:value="1.#NAN">
                <text:p text:id="NoInit.F7:NoInit.F562">1.#NAN</text:p>
              </table:table-cell>
              <table:table-cell office:value-type="float" office:value="1.#NAN">
                <text:p text:id="NoInit.G7:NoInit.G56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365.0895">
                <text:p>5365.08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506.2475">
                <text:p>3506.2475</text:p>
              </table:table-cell>
              <table:table-cell office:value-type="float" office:value="3132.1894">
                <text:p>3132.1894</text:p>
              </table:table-cell>
              <table:table-cell office:value-type="float" office:value="0.106683">
                <text:p>0.106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432.3667">
                <text:p>3432.3667</text:p>
              </table:table-cell>
              <table:table-cell office:value-type="float" office:value="3149.6156">
                <text:p>3149.6156</text:p>
              </table:table-cell>
              <table:table-cell office:value-type="float" office:value="0.082378">
                <text:p>0.082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2.6153">
                <text:p>3152.6153</text:p>
              </table:table-cell>
              <table:table-cell office:value-type="float" office:value="0.075959">
                <text:p>0.075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4.665">
                <text:p>3154.665</text:p>
              </table:table-cell>
              <table:table-cell office:value-type="float" office:value="0.075359">
                <text:p>0.075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6.7542">
                <text:p>3156.7542</text:p>
              </table:table-cell>
              <table:table-cell office:value-type="float" office:value="0.074746">
                <text:p>0.074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5403">
                <text:p>3159.5403</text:p>
              </table:table-cell>
              <table:table-cell office:value-type="float" office:value="0.072746">
                <text:p>0.072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08">
                <text:p>3159.7108</text:p>
              </table:table-cell>
              <table:table-cell office:value-type="float" office:value="0.072696">
                <text:p>0.072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08">
                <text:p>3159.7108</text:p>
              </table:table-cell>
              <table:table-cell office:value-type="float" office:value="0.072696">
                <text:p>0.072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78">
                <text:p>3159.7178</text:p>
              </table:table-cell>
              <table:table-cell office:value-type="float" office:value="0.072694">
                <text:p>0.072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1.2815">
                <text:p>3161.2815</text:p>
              </table:table-cell>
              <table:table-cell office:value-type="float" office:value="0.072235">
                <text:p>0.072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2.1073">
                <text:p>3162.1073</text:p>
              </table:table-cell>
              <table:table-cell office:value-type="float" office:value="0.071993">
                <text:p>0.071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3.6417">
                <text:p>3163.6417</text:p>
              </table:table-cell>
              <table:table-cell office:value-type="float" office:value="0.071543">
                <text:p>0.071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404.2869">
                <text:p>3404.2869</text:p>
              </table:table-cell>
              <table:table-cell office:value-type="float" office:value="3163.6417">
                <text:p>3163.6417</text:p>
              </table:table-cell>
              <table:table-cell office:value-type="float" office:value="0.070689">
                <text:p>0.070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404.2869">
                <text:p>3404.2869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70323">
                <text:p>0.070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3374.1746">
                <text:p>3374.1746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62026">
                <text:p>0.062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61047">
                <text:p>0.061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">
                <text:p>69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5.8122">
                <text:p>3165.8122</text:p>
              </table:table-cell>
              <table:table-cell office:value-type="float" office:value="0.060772">
                <text:p>0.060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5.8988">
                <text:p>3165.8988</text:p>
              </table:table-cell>
              <table:table-cell office:value-type="float" office:value="0.060747">
                <text:p>0.060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623">
                <text:p>3167.623</text:p>
              </table:table-cell>
              <table:table-cell office:value-type="float" office:value="0.060235">
                <text:p>0.060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8489">
                <text:p>3167.8489</text:p>
              </table:table-cell>
              <table:table-cell office:value-type="float" office:value="0.060168">
                <text:p>0.060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8956">
                <text:p>3167.8956</text:p>
              </table:table-cell>
              <table:table-cell office:value-type="float" office:value="0.060154">
                <text:p>0.060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4437">
                <text:p>3170.4437</text:p>
              </table:table-cell>
              <table:table-cell office:value-type="float" office:value="0.059398">
                <text:p>0.059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7487">
                <text:p>3170.7487</text:p>
              </table:table-cell>
              <table:table-cell office:value-type="float" office:value="0.059308">
                <text:p>0.059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8131">
                <text:p>3170.8131</text:p>
              </table:table-cell>
              <table:table-cell office:value-type="float" office:value="0.059289">
                <text:p>0.059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">
                <text:p>74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9872">
                <text:p>3170.9872</text:p>
              </table:table-cell>
              <table:table-cell office:value-type="float" office:value="0.059237">
                <text:p>0.059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1.8523">
                <text:p>3171.8523</text:p>
              </table:table-cell>
              <table:table-cell office:value-type="float" office:value="0.05898">
                <text:p>0.05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">
                <text:p>7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2.1374">
                <text:p>3172.1374</text:p>
              </table:table-cell>
              <table:table-cell office:value-type="float" office:value="0.058896">
                <text:p>0.058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1065">
                <text:p>3173.1065</text:p>
              </table:table-cell>
              <table:table-cell office:value-type="float" office:value="0.058608">
                <text:p>0.058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3213">
                <text:p>3173.3213</text:p>
              </table:table-cell>
              <table:table-cell office:value-type="float" office:value="0.058545">
                <text:p>0.058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3497">
                <text:p>3173.3497</text:p>
              </table:table-cell>
              <table:table-cell office:value-type="float" office:value="0.058536">
                <text:p>0.058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5631">
                <text:p>3173.5631</text:p>
              </table:table-cell>
              <table:table-cell office:value-type="float" office:value="0.058473">
                <text:p>0.058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7742">
                <text:p>3173.7742</text:p>
              </table:table-cell>
              <table:table-cell office:value-type="float" office:value="0.05841">
                <text:p>0.05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952">
                <text:p>3173.952</text:p>
              </table:table-cell>
              <table:table-cell office:value-type="float" office:value="0.058357">
                <text:p>0.05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">
                <text:p>7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4.108">
                <text:p>3174.108</text:p>
              </table:table-cell>
              <table:table-cell office:value-type="float" office:value="0.058311">
                <text:p>0.058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3334.5948">
                <text:p>3334.5948</text:p>
              </table:table-cell>
              <table:table-cell office:value-type="float" office:value="3174.108">
                <text:p>3174.108</text:p>
              </table:table-cell>
              <table:table-cell office:value-type="float" office:value="0.048128">
                <text:p>0.048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">
                <text:p>11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108">
                <text:p>3174.108</text:p>
              </table:table-cell>
              <table:table-cell office:value-type="float" office:value="0.037058">
                <text:p>0.0370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">
                <text:p>11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1604">
                <text:p>3174.1604</text:p>
              </table:table-cell>
              <table:table-cell office:value-type="float" office:value="0.037042">
                <text:p>0.037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">
                <text:p>11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2185">
                <text:p>3174.2185</text:p>
              </table:table-cell>
              <table:table-cell office:value-type="float" office:value="0.037024">
                <text:p>0.037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1">
                <text:p>13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4812">
                <text:p>3174.4812</text:p>
              </table:table-cell>
              <table:table-cell office:value-type="float" office:value="0.036945">
                <text:p>0.036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">
                <text:p>13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5.0634">
                <text:p>3175.0634</text:p>
              </table:table-cell>
              <table:table-cell office:value-type="float" office:value="0.036768">
                <text:p>0.036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">
                <text:p>13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6.1167">
                <text:p>3176.1167</text:p>
              </table:table-cell>
              <table:table-cell office:value-type="float" office:value="0.036448">
                <text:p>0.036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">
                <text:p>13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3654">
                <text:p>3177.3654</text:p>
              </table:table-cell>
              <table:table-cell office:value-type="float" office:value="0.03607">
                <text:p>0.03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">
                <text:p>13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618">
                <text:p>3177.618</text:p>
              </table:table-cell>
              <table:table-cell office:value-type="float" office:value="0.035993">
                <text:p>0.035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">
                <text:p>14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8099">
                <text:p>3177.8099</text:p>
              </table:table-cell>
              <table:table-cell office:value-type="float" office:value="0.035935">
                <text:p>0.035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3">
                <text:p>14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0.6745">
                <text:p>3180.6745</text:p>
              </table:table-cell>
              <table:table-cell office:value-type="float" office:value="0.035066">
                <text:p>0.035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">
                <text:p>14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0.7896">
                <text:p>3180.7896</text:p>
              </table:table-cell>
              <table:table-cell office:value-type="float" office:value="0.035031">
                <text:p>0.035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">
                <text:p>14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2.2282">
                <text:p>3182.2282</text:p>
              </table:table-cell>
              <table:table-cell office:value-type="float" office:value="0.034594">
                <text:p>0.034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2.9423">
                <text:p>3182.9423</text:p>
              </table:table-cell>
              <table:table-cell office:value-type="float" office:value="0.034378">
                <text:p>0.034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">
                <text:p>14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3.0326">
                <text:p>3183.0326</text:p>
              </table:table-cell>
              <table:table-cell office:value-type="float" office:value="0.03435">
                <text:p>0.03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">
                <text:p>14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3.2761">
                <text:p>3183.2761</text:p>
              </table:table-cell>
              <table:table-cell office:value-type="float" office:value="0.034277">
                <text:p>0.034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">
                <text:p>15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0156">
                <text:p>3184.0156</text:p>
              </table:table-cell>
              <table:table-cell office:value-type="float" office:value="0.034052">
                <text:p>0.034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">
                <text:p>15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3978">
                <text:p>3184.3978</text:p>
              </table:table-cell>
              <table:table-cell office:value-type="float" office:value="0.033936">
                <text:p>0.033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">
                <text:p>15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7854">
                <text:p>3184.7854</text:p>
              </table:table-cell>
              <table:table-cell office:value-type="float" office:value="0.033819">
                <text:p>0.0338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9">
                <text:p>159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9034">
                <text:p>3184.9034</text:p>
              </table:table-cell>
              <table:table-cell office:value-type="float" office:value="0.033783">
                <text:p>0.033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">
                <text:p>159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5.8099">
                <text:p>3185.8099</text:p>
              </table:table-cell>
              <table:table-cell office:value-type="float" office:value="0.033508">
                <text:p>0.033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1">
                <text:p>16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1523">
                <text:p>3186.1523</text:p>
              </table:table-cell>
              <table:table-cell office:value-type="float" office:value="0.033404">
                <text:p>0.033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1">
                <text:p>16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344">
                <text:p>3186.2344</text:p>
              </table:table-cell>
              <table:table-cell office:value-type="float" office:value="0.033379">
                <text:p>0.033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1">
                <text:p>16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53">
                <text:p>3186.253</text:p>
              </table:table-cell>
              <table:table-cell office:value-type="float" office:value="0.033373">
                <text:p>0.0333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3">
                <text:p>16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597">
                <text:p>3186.2597</text:p>
              </table:table-cell>
              <table:table-cell office:value-type="float" office:value="0.033371">
                <text:p>0.033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3">
                <text:p>16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3369">
                <text:p>3186.3369</text:p>
              </table:table-cell>
              <table:table-cell office:value-type="float" office:value="0.033348">
                <text:p>0.0333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">
                <text:p>16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7838">
                <text:p>3186.7838</text:p>
              </table:table-cell>
              <table:table-cell office:value-type="float" office:value="0.033212">
                <text:p>0.033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">
                <text:p>16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9162">
                <text:p>3186.9162</text:p>
              </table:table-cell>
              <table:table-cell office:value-type="float" office:value="0.033172">
                <text:p>0.0331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">
                <text:p>16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9195">
                <text:p>3186.9195</text:p>
              </table:table-cell>
              <table:table-cell office:value-type="float" office:value="0.033171">
                <text:p>0.033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7.447">
                <text:p>3187.447</text:p>
              </table:table-cell>
              <table:table-cell office:value-type="float" office:value="0.033011">
                <text:p>0.033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7.7702">
                <text:p>3187.7702</text:p>
              </table:table-cell>
              <table:table-cell office:value-type="float" office:value="0.032913">
                <text:p>0.032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">
                <text:p>17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0138">
                <text:p>3188.0138</text:p>
              </table:table-cell>
              <table:table-cell office:value-type="float" office:value="0.032839">
                <text:p>0.032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2">
                <text:p>17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577">
                <text:p>3188.577</text:p>
              </table:table-cell>
              <table:table-cell office:value-type="float" office:value="0.032668">
                <text:p>0.0326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3">
                <text:p>17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7292">
                <text:p>3188.7292</text:p>
              </table:table-cell>
              <table:table-cell office:value-type="float" office:value="0.032622">
                <text:p>0.032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4">
                <text:p>17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7331">
                <text:p>3188.7331</text:p>
              </table:table-cell>
              <table:table-cell office:value-type="float" office:value="0.032621">
                <text:p>0.0326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4">
                <text:p>17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8267">
                <text:p>3188.8267</text:p>
              </table:table-cell>
              <table:table-cell office:value-type="float" office:value="0.032593">
                <text:p>0.03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">
                <text:p>17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8267">
                <text:p>3188.8267</text:p>
              </table:table-cell>
              <table:table-cell office:value-type="float" office:value="0.018672">
                <text:p>0.018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8">
                <text:p>17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8519">
                <text:p>3188.8519</text:p>
              </table:table-cell>
              <table:table-cell office:value-type="float" office:value="0.018664">
                <text:p>0.018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">
                <text:p>17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9989">
                <text:p>3188.9989</text:p>
              </table:table-cell>
              <table:table-cell office:value-type="float" office:value="0.018619">
                <text:p>0.0186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4181">
                <text:p>3189.4181</text:p>
              </table:table-cell>
              <table:table-cell office:value-type="float" office:value="0.01849">
                <text:p>0.018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">
                <text:p>17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6045">
                <text:p>3189.6045</text:p>
              </table:table-cell>
              <table:table-cell office:value-type="float" office:value="0.018432">
                <text:p>0.018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9">
                <text:p>23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6073">
                <text:p>3189.6073</text:p>
              </table:table-cell>
              <table:table-cell office:value-type="float" office:value="0.018431">
                <text:p>0.018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0273">
                <text:p>3190.0273</text:p>
              </table:table-cell>
              <table:table-cell office:value-type="float" office:value="0.018302">
                <text:p>0.018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4534">
                <text:p>3190.4534</text:p>
              </table:table-cell>
              <table:table-cell office:value-type="float" office:value="0.018171">
                <text:p>0.0181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4764">
                <text:p>3190.4764</text:p>
              </table:table-cell>
              <table:table-cell office:value-type="float" office:value="0.018164">
                <text:p>0.018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5604">
                <text:p>3190.5604</text:p>
              </table:table-cell>
              <table:table-cell office:value-type="float" office:value="0.018138">
                <text:p>0.018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7725">
                <text:p>3190.7725</text:p>
              </table:table-cell>
              <table:table-cell office:value-type="float" office:value="0.018073">
                <text:p>0.018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8832">
                <text:p>3190.8832</text:p>
              </table:table-cell>
              <table:table-cell office:value-type="float" office:value="0.018039">
                <text:p>0.018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9435">
                <text:p>3190.9435</text:p>
              </table:table-cell>
              <table:table-cell office:value-type="float" office:value="0.01802">
                <text:p>0.018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9567">
                <text:p>3190.9567</text:p>
              </table:table-cell>
              <table:table-cell office:value-type="float" office:value="0.018016">
                <text:p>0.018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0584">
                <text:p>3191.0584</text:p>
              </table:table-cell>
              <table:table-cell office:value-type="float" office:value="0.017985">
                <text:p>0.017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2927">
                <text:p>3191.2927</text:p>
              </table:table-cell>
              <table:table-cell office:value-type="float" office:value="0.017913">
                <text:p>0.0179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4408">
                <text:p>3191.4408</text:p>
              </table:table-cell>
              <table:table-cell office:value-type="float" office:value="0.017867">
                <text:p>0.017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656">
                <text:p>3191.656</text:p>
              </table:table-cell>
              <table:table-cell office:value-type="float" office:value="0.017801">
                <text:p>0.0178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0118">
                <text:p>3192.0118</text:p>
              </table:table-cell>
              <table:table-cell office:value-type="float" office:value="0.017691">
                <text:p>0.017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1904">
                <text:p>3192.1904</text:p>
              </table:table-cell>
              <table:table-cell office:value-type="float" office:value="0.017637">
                <text:p>0.017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2047">
                <text:p>3192.2047</text:p>
              </table:table-cell>
              <table:table-cell office:value-type="float" office:value="0.017632">
                <text:p>0.017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8">
                <text:p>24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6047">
                <text:p>3192.6047</text:p>
              </table:table-cell>
              <table:table-cell office:value-type="float" office:value="0.017509">
                <text:p>0.0175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8">
                <text:p>24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8435">
                <text:p>3192.8435</text:p>
              </table:table-cell>
              <table:table-cell office:value-type="float" office:value="0.017436">
                <text:p>0.017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">
                <text:p>24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9262">
                <text:p>3192.9262</text:p>
              </table:table-cell>
              <table:table-cell office:value-type="float" office:value="0.01741">
                <text:p>0.01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9">
                <text:p>24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9964">
                <text:p>3192.9964</text:p>
              </table:table-cell>
              <table:table-cell office:value-type="float" office:value="0.017388">
                <text:p>0.0173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1">
                <text:p>25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0893">
                <text:p>3193.0893</text:p>
              </table:table-cell>
              <table:table-cell office:value-type="float" office:value="0.01736">
                <text:p>0.017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1989">
                <text:p>3193.1989</text:p>
              </table:table-cell>
              <table:table-cell office:value-type="float" office:value="0.017326">
                <text:p>0.017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2">
                <text:p>25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4293">
                <text:p>3193.4293</text:p>
              </table:table-cell>
              <table:table-cell office:value-type="float" office:value="0.017255">
                <text:p>0.017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">
                <text:p>25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717">
                <text:p>3193.717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2">
                <text:p>25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773">
                <text:p>3193.773</text:p>
              </table:table-cell>
              <table:table-cell office:value-type="float" office:value="0.017149">
                <text:p>0.017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3">
                <text:p>25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2468">
                <text:p>3194.2468</text:p>
              </table:table-cell>
              <table:table-cell office:value-type="float" office:value="0.017004">
                <text:p>0.017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4">
                <text:p>25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3851">
                <text:p>3194.3851</text:p>
              </table:table-cell>
              <table:table-cell office:value-type="float" office:value="0.016961">
                <text:p>0.016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6779">
                <text:p>3194.6779</text:p>
              </table:table-cell>
              <table:table-cell office:value-type="float" office:value="0.016871">
                <text:p>0.0168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">
                <text:p>25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2411">
                <text:p>3195.2411</text:p>
              </table:table-cell>
              <table:table-cell office:value-type="float" office:value="0.016698">
                <text:p>0.016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7">
                <text:p>25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2632">
                <text:p>3195.2632</text:p>
              </table:table-cell>
              <table:table-cell office:value-type="float" office:value="0.016691">
                <text:p>0.0166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7">
                <text:p>25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4762">
                <text:p>3195.4762</text:p>
              </table:table-cell>
              <table:table-cell office:value-type="float" office:value="0.016625">
                <text:p>0.016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8">
                <text:p>25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5368">
                <text:p>3195.5368</text:p>
              </table:table-cell>
              <table:table-cell office:value-type="float" office:value="0.016607">
                <text:p>0.0166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9">
                <text:p>25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7272">
                <text:p>3195.7272</text:p>
              </table:table-cell>
              <table:table-cell office:value-type="float" office:value="0.016548">
                <text:p>0.016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9">
                <text:p>25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778">
                <text:p>3195.778</text:p>
              </table:table-cell>
              <table:table-cell office:value-type="float" office:value="0.016532">
                <text:p>0.0165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1">
                <text:p>26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0875">
                <text:p>3196.0875</text:p>
              </table:table-cell>
              <table:table-cell office:value-type="float" office:value="0.016437">
                <text:p>0.0164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1">
                <text:p>26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858">
                <text:p>3196.858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2">
                <text:p>26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901">
                <text:p>3196.901</text:p>
              </table:table-cell>
              <table:table-cell office:value-type="float" office:value="0.016187">
                <text:p>0.016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2">
                <text:p>26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0596">
                <text:p>3197.0596</text:p>
              </table:table-cell>
              <table:table-cell office:value-type="float" office:value="0.016138">
                <text:p>0.016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2">
                <text:p>26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1532">
                <text:p>3197.1532</text:p>
              </table:table-cell>
              <table:table-cell office:value-type="float" office:value="0.016109">
                <text:p>0.0161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2">
                <text:p>26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1632">
                <text:p>3197.1632</text:p>
              </table:table-cell>
              <table:table-cell office:value-type="float" office:value="0.016106">
                <text:p>0.016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3">
                <text:p>26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3744">
                <text:p>3197.3744</text:p>
              </table:table-cell>
              <table:table-cell office:value-type="float" office:value="0.016041">
                <text:p>0.0160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3">
                <text:p>26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5056">
                <text:p>3197.5056</text:p>
              </table:table-cell>
              <table:table-cell office:value-type="float" office:value="0.016001">
                <text:p>0.016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4">
                <text:p>26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5348">
                <text:p>3197.5348</text:p>
              </table:table-cell>
              <table:table-cell office:value-type="float" office:value="0.015992">
                <text:p>0.0159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4">
                <text:p>26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7528">
                <text:p>3197.7528</text:p>
              </table:table-cell>
              <table:table-cell office:value-type="float" office:value="0.015925">
                <text:p>0.0159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4">
                <text:p>26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7588">
                <text:p>3197.7588</text:p>
              </table:table-cell>
              <table:table-cell office:value-type="float" office:value="0.015923">
                <text:p>0.0159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4">
                <text:p>26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8955">
                <text:p>3197.8955</text:p>
              </table:table-cell>
              <table:table-cell office:value-type="float" office:value="0.015881">
                <text:p>0.0158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6">
                <text:p>26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986">
                <text:p>3197.986</text:p>
              </table:table-cell>
              <table:table-cell office:value-type="float" office:value="0.015853">
                <text:p>0.0158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6">
                <text:p>26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31">
                <text:p>3198.031</text:p>
              </table:table-cell>
              <table:table-cell office:value-type="float" office:value="0.015839">
                <text:p>0.015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6">
                <text:p>26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548">
                <text:p>3198.0548</text:p>
              </table:table-cell>
              <table:table-cell office:value-type="float" office:value="0.015832">
                <text:p>0.015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7">
                <text:p>26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806">
                <text:p>3198.0806</text:p>
              </table:table-cell>
              <table:table-cell office:value-type="float" office:value="0.015824">
                <text:p>0.015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7">
                <text:p>26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1766">
                <text:p>3198.1766</text:p>
              </table:table-cell>
              <table:table-cell office:value-type="float" office:value="0.015794">
                <text:p>0.0157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7">
                <text:p>26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384">
                <text:p>3198.2384</text:p>
              </table:table-cell>
              <table:table-cell office:value-type="float" office:value="0.015775">
                <text:p>0.0157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7">
                <text:p>26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898">
                <text:p>3198.2898</text:p>
              </table:table-cell>
              <table:table-cell office:value-type="float" office:value="0.015759">
                <text:p>0.0157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8">
                <text:p>26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94">
                <text:p>3198.294</text:p>
              </table:table-cell>
              <table:table-cell office:value-type="float" office:value="0.015758">
                <text:p>0.0157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">
                <text:p>26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54">
                <text:p>3198.54</text:p>
              </table:table-cell>
              <table:table-cell office:value-type="float" office:value="0.015683">
                <text:p>0.0156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9">
                <text:p>26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634">
                <text:p>3198.634</text:p>
              </table:table-cell>
              <table:table-cell office:value-type="float" office:value="0.015654">
                <text:p>0.015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9">
                <text:p>26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8012">
                <text:p>3198.8012</text:p>
              </table:table-cell>
              <table:table-cell office:value-type="float" office:value="0.015602">
                <text:p>0.015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828">
                <text:p>3198.828</text:p>
              </table:table-cell>
              <table:table-cell office:value-type="float" office:value="0.015594">
                <text:p>0.0155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9">
                <text:p>26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006">
                <text:p>3198.9006</text:p>
              </table:table-cell>
              <table:table-cell office:value-type="float" office:value="0.015572">
                <text:p>0.0155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024">
                <text:p>3198.9024</text:p>
              </table:table-cell>
              <table:table-cell office:value-type="float" office:value="0.015571">
                <text:p>0.015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843">
                <text:p>3198.9843</text:p>
              </table:table-cell>
              <table:table-cell office:value-type="float" office:value="0.015546">
                <text:p>0.0155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2127">
                <text:p>3199.2127</text:p>
              </table:table-cell>
              <table:table-cell office:value-type="float" office:value="0.015475">
                <text:p>0.015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156">
                <text:p>3199.3156</text:p>
              </table:table-cell>
              <table:table-cell office:value-type="float" office:value="0.015444">
                <text:p>0.015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234">
                <text:p>3199.3234</text:p>
              </table:table-cell>
              <table:table-cell office:value-type="float" office:value="0.015441">
                <text:p>0.015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1">
                <text:p>2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36">
                <text:p>3199.336</text:p>
              </table:table-cell>
              <table:table-cell office:value-type="float" office:value="0.015438">
                <text:p>0.0154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2">
                <text:p>27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4189">
                <text:p>3199.4189</text:p>
              </table:table-cell>
              <table:table-cell office:value-type="float" office:value="0.015412">
                <text:p>0.015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2">
                <text:p>27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4641">
                <text:p>3199.4641</text:p>
              </table:table-cell>
              <table:table-cell office:value-type="float" office:value="0.015398">
                <text:p>0.0153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2">
                <text:p>27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6893">
                <text:p>3199.6893</text:p>
              </table:table-cell>
              <table:table-cell office:value-type="float" office:value="0.015329">
                <text:p>0.0153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4">
                <text:p>27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9144">
                <text:p>3199.9144</text:p>
              </table:table-cell>
              <table:table-cell office:value-type="float" office:value="0.01526">
                <text:p>0.015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4">
                <text:p>27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9534">
                <text:p>3199.9534</text:p>
              </table:table-cell>
              <table:table-cell office:value-type="float" office:value="0.015248">
                <text:p>0.0152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5">
                <text:p>275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1584">
                <text:p>3200.1584</text:p>
              </table:table-cell>
              <table:table-cell office:value-type="float" office:value="0.015184">
                <text:p>0.015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5">
                <text:p>275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2579">
                <text:p>3200.2579</text:p>
              </table:table-cell>
              <table:table-cell office:value-type="float" office:value="0.015154">
                <text:p>0.0151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6">
                <text:p>276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3062">
                <text:p>3200.3062</text:p>
              </table:table-cell>
              <table:table-cell office:value-type="float" office:value="0.015139">
                <text:p>0.015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6">
                <text:p>276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3162">
                <text:p>3200.3162</text:p>
              </table:table-cell>
              <table:table-cell office:value-type="float" office:value="0.015136">
                <text:p>0.015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6">
                <text:p>276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3162">
                <text:p>3200.3162</text:p>
              </table:table-cell>
              <table:table-cell office:value-type="float" office:value="0.013136">
                <text:p>0.0131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6">
                <text:p>276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411">
                <text:p>3200.411</text:p>
              </table:table-cell>
              <table:table-cell office:value-type="float" office:value="0.013106">
                <text:p>0.0131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6">
                <text:p>276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7054">
                <text:p>3200.7054</text:p>
              </table:table-cell>
              <table:table-cell office:value-type="float" office:value="0.013016">
                <text:p>0.013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7">
                <text:p>277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8011">
                <text:p>3200.8011</text:p>
              </table:table-cell>
              <table:table-cell office:value-type="float" office:value="0.012986">
                <text:p>0.0129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7">
                <text:p>277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8554">
                <text:p>3200.8554</text:p>
              </table:table-cell>
              <table:table-cell office:value-type="float" office:value="0.012969">
                <text:p>0.0129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9805">
                <text:p>3200.9805</text:p>
              </table:table-cell>
              <table:table-cell office:value-type="float" office:value="0.012931">
                <text:p>0.0129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8">
                <text:p>278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0238">
                <text:p>3201.0238</text:p>
              </table:table-cell>
              <table:table-cell office:value-type="float" office:value="0.012917">
                <text:p>0.0129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9">
                <text:p>279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131">
                <text:p>3201.131</text:p>
              </table:table-cell>
              <table:table-cell office:value-type="float" office:value="0.012884">
                <text:p>0.0128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9">
                <text:p>279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5041">
                <text:p>3201.5041</text:p>
              </table:table-cell>
              <table:table-cell office:value-type="float" office:value="0.012769">
                <text:p>0.0127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9">
                <text:p>279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5119">
                <text:p>3201.5119</text:p>
              </table:table-cell>
              <table:table-cell office:value-type="float" office:value="0.012767">
                <text:p>0.0127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9">
                <text:p>279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304">
                <text:p>3201.6304</text:p>
              </table:table-cell>
              <table:table-cell office:value-type="float" office:value="0.01273">
                <text:p>0.012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0">
                <text:p>28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469">
                <text:p>3201.6469</text:p>
              </table:table-cell>
              <table:table-cell office:value-type="float" office:value="0.012725">
                <text:p>0.012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0">
                <text:p>28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775">
                <text:p>3201.6775</text:p>
              </table:table-cell>
              <table:table-cell office:value-type="float" office:value="0.012716">
                <text:p>0.012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">
                <text:p>28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8102">
                <text:p>3201.8102</text:p>
              </table:table-cell>
              <table:table-cell office:value-type="float" office:value="0.012675">
                <text:p>0.012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0">
                <text:p>28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9477">
                <text:p>3201.9477</text:p>
              </table:table-cell>
              <table:table-cell office:value-type="float" office:value="0.012632">
                <text:p>0.0126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1">
                <text:p>28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1.9477">
                <text:p>3201.9477</text:p>
              </table:table-cell>
              <table:table-cell office:value-type="float" office:value="0.011294">
                <text:p>0.0112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1">
                <text:p>28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1.9723">
                <text:p>3201.9723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1">
                <text:p>28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0639">
                <text:p>3202.0639</text:p>
              </table:table-cell>
              <table:table-cell office:value-type="float" office:value="0.011258">
                <text:p>0.011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1">
                <text:p>28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0651">
                <text:p>3202.0651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2">
                <text:p>28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1806">
                <text:p>3202.1806</text:p>
              </table:table-cell>
              <table:table-cell office:value-type="float" office:value="0.011222">
                <text:p>0.011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2">
                <text:p>28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2829">
                <text:p>3202.2829</text:p>
              </table:table-cell>
              <table:table-cell office:value-type="float" office:value="0.01119">
                <text:p>0.01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2">
                <text:p>28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3877">
                <text:p>3202.3877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2">
                <text:p>28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5904">
                <text:p>3202.5904</text:p>
              </table:table-cell>
              <table:table-cell office:value-type="float" office:value="0.011095">
                <text:p>0.0110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3">
                <text:p>28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6293">
                <text:p>3202.6293</text:p>
              </table:table-cell>
              <table:table-cell office:value-type="float" office:value="0.011083">
                <text:p>0.0110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3">
                <text:p>28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689">
                <text:p>3202.689</text:p>
              </table:table-cell>
              <table:table-cell office:value-type="float" office:value="0.011065">
                <text:p>0.0110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3">
                <text:p>28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7317">
                <text:p>3202.7317</text:p>
              </table:table-cell>
              <table:table-cell office:value-type="float" office:value="0.011052">
                <text:p>0.011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3">
                <text:p>28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7745">
                <text:p>3202.7745</text:p>
              </table:table-cell>
              <table:table-cell office:value-type="float" office:value="0.011038">
                <text:p>0.0110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4">
                <text:p>28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8055">
                <text:p>3202.8055</text:p>
              </table:table-cell>
              <table:table-cell office:value-type="float" office:value="0.011029">
                <text:p>0.011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4">
                <text:p>28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8612">
                <text:p>3202.8612</text:p>
              </table:table-cell>
              <table:table-cell office:value-type="float" office:value="0.011012">
                <text:p>0.011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5">
                <text:p>28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1312">
                <text:p>3203.1312</text:p>
              </table:table-cell>
              <table:table-cell office:value-type="float" office:value="0.010928">
                <text:p>0.0109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5">
                <text:p>28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2695">
                <text:p>3203.2695</text:p>
              </table:table-cell>
              <table:table-cell office:value-type="float" office:value="0.010886">
                <text:p>0.0108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5">
                <text:p>28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3063">
                <text:p>3203.3063</text:p>
              </table:table-cell>
              <table:table-cell office:value-type="float" office:value="0.010874">
                <text:p>0.0108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5">
                <text:p>28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406">
                <text:p>3203.406</text:p>
              </table:table-cell>
              <table:table-cell office:value-type="float" office:value="0.010843">
                <text:p>0.0108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6">
                <text:p>28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4538">
                <text:p>3203.4538</text:p>
              </table:table-cell>
              <table:table-cell office:value-type="float" office:value="0.010829">
                <text:p>0.0108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6">
                <text:p>28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5205">
                <text:p>3203.5205</text:p>
              </table:table-cell>
              <table:table-cell office:value-type="float" office:value="0.010808">
                <text:p>0.0108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6">
                <text:p>28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5725">
                <text:p>3203.5725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6">
                <text:p>28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6679">
                <text:p>3203.6679</text:p>
              </table:table-cell>
              <table:table-cell office:value-type="float" office:value="0.010763">
                <text:p>0.0107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7">
                <text:p>28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7375">
                <text:p>3203.7375</text:p>
              </table:table-cell>
              <table:table-cell office:value-type="float" office:value="0.010741">
                <text:p>0.010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7">
                <text:p>28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7803">
                <text:p>3203.7803</text:p>
              </table:table-cell>
              <table:table-cell office:value-type="float" office:value="0.010728">
                <text:p>0.0107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8">
                <text:p>28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9634">
                <text:p>3203.9634</text:p>
              </table:table-cell>
              <table:table-cell office:value-type="float" office:value="0.010671">
                <text:p>0.0106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8">
                <text:p>28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0116">
                <text:p>3204.0116</text:p>
              </table:table-cell>
              <table:table-cell office:value-type="float" office:value="0.010656">
                <text:p>0.0106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">
                <text:p>28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049">
                <text:p>3204.049</text:p>
              </table:table-cell>
              <table:table-cell office:value-type="float" office:value="0.010645">
                <text:p>0.010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">
                <text:p>28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1418">
                <text:p>3204.1418</text:p>
              </table:table-cell>
              <table:table-cell office:value-type="float" office:value="0.010616">
                <text:p>0.0106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9">
                <text:p>28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3613">
                <text:p>3204.3613</text:p>
              </table:table-cell>
              <table:table-cell office:value-type="float" office:value="0.010548">
                <text:p>0.0105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9">
                <text:p>28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4586">
                <text:p>3204.4586</text:p>
              </table:table-cell>
              <table:table-cell office:value-type="float" office:value="0.010518">
                <text:p>0.0105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9">
                <text:p>28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6393">
                <text:p>3204.6393</text:p>
              </table:table-cell>
              <table:table-cell office:value-type="float" office:value="0.010463">
                <text:p>0.0104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0">
                <text:p>29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7267">
                <text:p>3204.7267</text:p>
              </table:table-cell>
              <table:table-cell office:value-type="float" office:value="0.010436">
                <text:p>0.0104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0">
                <text:p>29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7669">
                <text:p>3204.7669</text:p>
              </table:table-cell>
              <table:table-cell office:value-type="float" office:value="0.010423">
                <text:p>0.0104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0">
                <text:p>29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9664">
                <text:p>3204.9664</text:p>
              </table:table-cell>
              <table:table-cell office:value-type="float" office:value="0.010362">
                <text:p>0.010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1">
                <text:p>29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9971">
                <text:p>3204.9971</text:p>
              </table:table-cell>
              <table:table-cell office:value-type="float" office:value="0.010352">
                <text:p>0.0103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1">
                <text:p>29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0872">
                <text:p>3205.0872</text:p>
              </table:table-cell>
              <table:table-cell office:value-type="float" office:value="0.010324">
                <text:p>0.0103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1">
                <text:p>29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1209">
                <text:p>3205.1209</text:p>
              </table:table-cell>
              <table:table-cell office:value-type="float" office:value="0.010314">
                <text:p>0.0103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2">
                <text:p>29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1471">
                <text:p>3205.1471</text:p>
              </table:table-cell>
              <table:table-cell office:value-type="float" office:value="0.010306">
                <text:p>0.0103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2">
                <text:p>29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342">
                <text:p>3205.342</text:p>
              </table:table-cell>
              <table:table-cell office:value-type="float" office:value="0.010246">
                <text:p>0.0102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2">
                <text:p>29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4451">
                <text:p>3205.4451</text:p>
              </table:table-cell>
              <table:table-cell office:value-type="float" office:value="0.010214">
                <text:p>0.0102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2">
                <text:p>29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451">
                <text:p>3205.4451</text:p>
              </table:table-cell>
              <table:table-cell office:value-type="float" office:value="0.009929">
                <text:p>0.0099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2">
                <text:p>29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636">
                <text:p>3205.4636</text:p>
              </table:table-cell>
              <table:table-cell office:value-type="float" office:value="0.009924">
                <text:p>0.0099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751">
                <text:p>3205.4751</text:p>
              </table:table-cell>
              <table:table-cell office:value-type="float" office:value="0.00992">
                <text:p>0.009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5737">
                <text:p>3205.5737</text:p>
              </table:table-cell>
              <table:table-cell office:value-type="float" office:value="0.00989">
                <text:p>0.009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6046">
                <text:p>3205.6046</text:p>
              </table:table-cell>
              <table:table-cell office:value-type="float" office:value="0.00988">
                <text:p>0.009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6829">
                <text:p>3205.6829</text:p>
              </table:table-cell>
              <table:table-cell office:value-type="float" office:value="0.009856">
                <text:p>0.0098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053">
                <text:p>3205.7053</text:p>
              </table:table-cell>
              <table:table-cell office:value-type="float" office:value="0.009849">
                <text:p>0.0098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">
                <text:p>29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757">
                <text:p>3205.7757</text:p>
              </table:table-cell>
              <table:table-cell office:value-type="float" office:value="0.009827">
                <text:p>0.0098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4">
                <text:p>29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91">
                <text:p>3205.791</text:p>
              </table:table-cell>
              <table:table-cell office:value-type="float" office:value="0.009822">
                <text:p>0.0098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4">
                <text:p>29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8294">
                <text:p>3205.8294</text:p>
              </table:table-cell>
              <table:table-cell office:value-type="float" office:value="0.009811">
                <text:p>0.0098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5">
                <text:p>29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8473">
                <text:p>3205.8473</text:p>
              </table:table-cell>
              <table:table-cell office:value-type="float" office:value="0.009805">
                <text:p>0.0098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5">
                <text:p>29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9903">
                <text:p>3205.9903</text:p>
              </table:table-cell>
              <table:table-cell office:value-type="float" office:value="0.009761">
                <text:p>0.0097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6">
                <text:p>29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018">
                <text:p>3206.018</text:p>
              </table:table-cell>
              <table:table-cell office:value-type="float" office:value="0.009752">
                <text:p>0.0097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6">
                <text:p>29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0937">
                <text:p>3206.0937</text:p>
              </table:table-cell>
              <table:table-cell office:value-type="float" office:value="0.009729">
                <text:p>0.0097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6">
                <text:p>29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1044">
                <text:p>3206.1044</text:p>
              </table:table-cell>
              <table:table-cell office:value-type="float" office:value="0.009726">
                <text:p>0.0097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6">
                <text:p>29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1933">
                <text:p>3206.1933</text:p>
              </table:table-cell>
              <table:table-cell office:value-type="float" office:value="0.009698">
                <text:p>0.0096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7">
                <text:p>29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2442">
                <text:p>3206.2442</text:p>
              </table:table-cell>
              <table:table-cell office:value-type="float" office:value="0.009682">
                <text:p>0.0096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7">
                <text:p>29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4457">
                <text:p>3206.4457</text:p>
              </table:table-cell>
              <table:table-cell office:value-type="float" office:value="0.00962">
                <text:p>0.009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7">
                <text:p>29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4628">
                <text:p>3206.4628</text:p>
              </table:table-cell>
              <table:table-cell office:value-type="float" office:value="0.009615">
                <text:p>0.0096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7">
                <text:p>29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5945">
                <text:p>3206.5945</text:p>
              </table:table-cell>
              <table:table-cell office:value-type="float" office:value="0.009574">
                <text:p>0.0095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8">
                <text:p>29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6691">
                <text:p>3206.6691</text:p>
              </table:table-cell>
              <table:table-cell office:value-type="float" office:value="0.009551">
                <text:p>0.0095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">
                <text:p>29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7647">
                <text:p>3206.7647</text:p>
              </table:table-cell>
              <table:table-cell office:value-type="float" office:value="0.009522">
                <text:p>0.0095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8">
                <text:p>29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7807">
                <text:p>3206.7807</text:p>
              </table:table-cell>
              <table:table-cell office:value-type="float" office:value="0.009517">
                <text:p>0.0095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8">
                <text:p>29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8356">
                <text:p>3206.8356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9">
                <text:p>29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1462">
                <text:p>3207.1462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9">
                <text:p>29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1501">
                <text:p>3207.1501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9">
                <text:p>29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2019">
                <text:p>3207.2019</text:p>
              </table:table-cell>
              <table:table-cell office:value-type="float" office:value="0.009387">
                <text:p>0.0093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0">
                <text:p>30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2207">
                <text:p>3207.2207</text:p>
              </table:table-cell>
              <table:table-cell office:value-type="float" office:value="0.009381">
                <text:p>0.0093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0">
                <text:p>30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4027">
                <text:p>3207.4027</text:p>
              </table:table-cell>
              <table:table-cell office:value-type="float" office:value="0.009325">
                <text:p>0.0093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0">
                <text:p>30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545">
                <text:p>3207.545</text:p>
              </table:table-cell>
              <table:table-cell office:value-type="float" office:value="0.009281">
                <text:p>0.0092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1">
                <text:p>30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548">
                <text:p>3207.548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1">
                <text:p>30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025">
                <text:p>3207.6025</text:p>
              </table:table-cell>
              <table:table-cell office:value-type="float" office:value="0.009263">
                <text:p>0.0092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2">
                <text:p>30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774">
                <text:p>3207.6774</text:p>
              </table:table-cell>
              <table:table-cell office:value-type="float" office:value="0.00924">
                <text:p>0.009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2">
                <text:p>30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999">
                <text:p>3207.6999</text:p>
              </table:table-cell>
              <table:table-cell office:value-type="float" office:value="0.009233">
                <text:p>0.0092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2">
                <text:p>30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7591">
                <text:p>3207.7591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2">
                <text:p>30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8299">
                <text:p>3207.8299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9617">
                <text:p>3207.9617</text:p>
              </table:table-cell>
              <table:table-cell office:value-type="float" office:value="0.009152">
                <text:p>0.009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3">
                <text:p>30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9746">
                <text:p>3207.9746</text:p>
              </table:table-cell>
              <table:table-cell office:value-type="float" office:value="0.009148">
                <text:p>0.009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3">
                <text:p>30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0421">
                <text:p>3208.0421</text:p>
              </table:table-cell>
              <table:table-cell office:value-type="float" office:value="0.009127">
                <text:p>0.0091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4">
                <text:p>30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0513">
                <text:p>3208.0513</text:p>
              </table:table-cell>
              <table:table-cell office:value-type="float" office:value="0.009124">
                <text:p>0.0091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4">
                <text:p>30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1604">
                <text:p>3208.1604</text:p>
              </table:table-cell>
              <table:table-cell office:value-type="float" office:value="0.009091">
                <text:p>0.0090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4">
                <text:p>30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2244">
                <text:p>3208.2244</text:p>
              </table:table-cell>
              <table:table-cell office:value-type="float" office:value="0.009071">
                <text:p>0.009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4">
                <text:p>30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3524">
                <text:p>3208.3524</text:p>
              </table:table-cell>
              <table:table-cell office:value-type="float" office:value="0.009031">
                <text:p>0.0090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5">
                <text:p>30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3799">
                <text:p>3208.3799</text:p>
              </table:table-cell>
              <table:table-cell office:value-type="float" office:value="0.009023">
                <text:p>0.0090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5">
                <text:p>30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46">
                <text:p>3208.46</text:p>
              </table:table-cell>
              <table:table-cell office:value-type="float" office:value="0.008998">
                <text:p>0.0089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5">
                <text:p>30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6898">
                <text:p>3208.6898</text:p>
              </table:table-cell>
              <table:table-cell office:value-type="float" office:value="0.008927">
                <text:p>0.0089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6">
                <text:p>30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7159">
                <text:p>3208.7159</text:p>
              </table:table-cell>
              <table:table-cell office:value-type="float" office:value="0.008919">
                <text:p>0.0089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6">
                <text:p>30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8075">
                <text:p>3208.8075</text:p>
              </table:table-cell>
              <table:table-cell office:value-type="float" office:value="0.008891">
                <text:p>0.0088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6">
                <text:p>30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8499">
                <text:p>3208.8499</text:p>
              </table:table-cell>
              <table:table-cell office:value-type="float" office:value="0.008878">
                <text:p>0.0088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6">
                <text:p>30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9992">
                <text:p>3208.9992</text:p>
              </table:table-cell>
              <table:table-cell office:value-type="float" office:value="0.008832">
                <text:p>0.0088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7">
                <text:p>30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9.0587">
                <text:p>3209.0587</text:p>
              </table:table-cell>
              <table:table-cell office:value-type="float" office:value="0.008813">
                <text:p>0.0088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7">
                <text:p>30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9.15">
                <text:p>3209.15</text:p>
              </table:table-cell>
              <table:table-cell office:value-type="float" office:value="0.008785">
                <text:p>0.0087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7">
                <text:p>30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15">
                <text:p>3209.15</text:p>
              </table:table-cell>
              <table:table-cell office:value-type="float" office:value="0.006334">
                <text:p>0.0063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7">
                <text:p>30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1946">
                <text:p>3209.1946</text:p>
              </table:table-cell>
              <table:table-cell office:value-type="float" office:value="0.00632">
                <text:p>0.006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7">
                <text:p>30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3401">
                <text:p>3209.3401</text:p>
              </table:table-cell>
              <table:table-cell office:value-type="float" office:value="0.006275">
                <text:p>0.0062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8">
                <text:p>30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3799">
                <text:p>3209.3799</text:p>
              </table:table-cell>
              <table:table-cell office:value-type="float" office:value="0.006263">
                <text:p>0.0062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8">
                <text:p>30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4988">
                <text:p>3209.4988</text:p>
              </table:table-cell>
              <table:table-cell office:value-type="float" office:value="0.006226">
                <text:p>0.006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8">
                <text:p>30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5502">
                <text:p>3209.5502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8">
                <text:p>30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6332">
                <text:p>3209.6332</text:p>
              </table:table-cell>
              <table:table-cell office:value-type="float" office:value="0.006184">
                <text:p>0.0061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6708">
                <text:p>3209.6708</text:p>
              </table:table-cell>
              <table:table-cell office:value-type="float" office:value="0.006172">
                <text:p>0.0061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9862">
                <text:p>3209.9862</text:p>
              </table:table-cell>
              <table:table-cell office:value-type="float" office:value="0.006075">
                <text:p>0.0060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9966">
                <text:p>3209.9966</text:p>
              </table:table-cell>
              <table:table-cell office:value-type="float" office:value="0.006072">
                <text:p>0.0060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0332">
                <text:p>3210.0332</text:p>
              </table:table-cell>
              <table:table-cell office:value-type="float" office:value="0.00606">
                <text:p>0.006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2218">
                <text:p>3210.2218</text:p>
              </table:table-cell>
              <table:table-cell office:value-type="float" office:value="0.006002">
                <text:p>0.006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2671">
                <text:p>3210.2671</text:p>
              </table:table-cell>
              <table:table-cell office:value-type="float" office:value="0.005988">
                <text:p>0.0059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4241">
                <text:p>3210.4241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4957">
                <text:p>3210.4957</text:p>
              </table:table-cell>
              <table:table-cell office:value-type="float" office:value="0.005917">
                <text:p>0.0059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179">
                <text:p>3210.5179</text:p>
              </table:table-cell>
              <table:table-cell office:value-type="float" office:value="0.00591">
                <text:p>0.005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468">
                <text:p>3210.5468</text:p>
              </table:table-cell>
              <table:table-cell office:value-type="float" office:value="0.005901">
                <text:p>0.0059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1">
                <text:p>31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817">
                <text:p>3210.5817</text:p>
              </table:table-cell>
              <table:table-cell office:value-type="float" office:value="0.00589">
                <text:p>0.005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1">
                <text:p>31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7023">
                <text:p>3210.7023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1">
                <text:p>31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707">
                <text:p>3210.707</text:p>
              </table:table-cell>
              <table:table-cell office:value-type="float" office:value="0.005852">
                <text:p>0.005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1">
                <text:p>31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9172">
                <text:p>3210.9172</text:p>
              </table:table-cell>
              <table:table-cell office:value-type="float" office:value="0.005787">
                <text:p>0.0057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2">
                <text:p>31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9505">
                <text:p>3210.9505</text:p>
              </table:table-cell>
              <table:table-cell office:value-type="float" office:value="0.005776">
                <text:p>0.0057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2">
                <text:p>31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1255">
                <text:p>3211.1255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2">
                <text:p>31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3465">
                <text:p>3211.3465</text:p>
              </table:table-cell>
              <table:table-cell office:value-type="float" office:value="0.005654">
                <text:p>0.0056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3568">
                <text:p>3211.3568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5154">
                <text:p>3211.5154</text:p>
              </table:table-cell>
              <table:table-cell office:value-type="float" office:value="0.005601">
                <text:p>0.0056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5587">
                <text:p>3211.5587</text:p>
              </table:table-cell>
              <table:table-cell office:value-type="float" office:value="0.005588">
                <text:p>0.0055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699">
                <text:p>3211.699</text:p>
              </table:table-cell>
              <table:table-cell office:value-type="float" office:value="0.005544">
                <text:p>0.0055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7337">
                <text:p>3211.7337</text:p>
              </table:table-cell>
              <table:table-cell office:value-type="float" office:value="0.005534">
                <text:p>0.0055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8034">
                <text:p>3211.8034</text:p>
              </table:table-cell>
              <table:table-cell office:value-type="float" office:value="0.005512">
                <text:p>0.0055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4">
                <text:p>31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8548">
                <text:p>3211.8548</text:p>
              </table:table-cell>
              <table:table-cell office:value-type="float" office:value="0.005496">
                <text:p>0.0054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4">
                <text:p>31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0172">
                <text:p>3212.0172</text:p>
              </table:table-cell>
              <table:table-cell office:value-type="float" office:value="0.005446">
                <text:p>0.0054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4">
                <text:p>31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0429">
                <text:p>3212.0429</text:p>
              </table:table-cell>
              <table:table-cell office:value-type="float" office:value="0.005438">
                <text:p>0.0054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4">
                <text:p>31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2259">
                <text:p>3212.2259</text:p>
              </table:table-cell>
              <table:table-cell office:value-type="float" office:value="0.005381">
                <text:p>0.0053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5">
                <text:p>31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3567">
                <text:p>3212.3567</text:p>
              </table:table-cell>
              <table:table-cell office:value-type="float" office:value="0.005341">
                <text:p>0.005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5">
                <text:p>31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3879">
                <text:p>3212.3879</text:p>
              </table:table-cell>
              <table:table-cell office:value-type="float" office:value="0.005331">
                <text:p>0.0053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5">
                <text:p>31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6533">
                <text:p>3212.6533</text:p>
              </table:table-cell>
              <table:table-cell office:value-type="float" office:value="0.005249">
                <text:p>0.0052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6">
                <text:p>31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741">
                <text:p>3212.741</text:p>
              </table:table-cell>
              <table:table-cell office:value-type="float" office:value="0.005222">
                <text:p>0.0052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9285">
                <text:p>3212.9285</text:p>
              </table:table-cell>
              <table:table-cell office:value-type="float" office:value="0.005164">
                <text:p>0.0051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6">
                <text:p>31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0454">
                <text:p>3213.0454</text:p>
              </table:table-cell>
              <table:table-cell office:value-type="float" office:value="0.005128">
                <text:p>0.0051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6">
                <text:p>31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2662">
                <text:p>3213.2662</text:p>
              </table:table-cell>
              <table:table-cell office:value-type="float" office:value="0.005059">
                <text:p>0.0050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7">
                <text:p>31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5544">
                <text:p>3213.5544</text:p>
              </table:table-cell>
              <table:table-cell office:value-type="float" office:value="0.00497">
                <text:p>0.004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7">
                <text:p>31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5842">
                <text:p>3213.5842</text:p>
              </table:table-cell>
              <table:table-cell office:value-type="float" office:value="0.004961">
                <text:p>0.0049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7">
                <text:p>31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7004">
                <text:p>3213.7004</text:p>
              </table:table-cell>
              <table:table-cell office:value-type="float" office:value="0.004925">
                <text:p>0.0049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7506">
                <text:p>3213.7506</text:p>
              </table:table-cell>
              <table:table-cell office:value-type="float" office:value="0.004909">
                <text:p>0.0049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339">
                <text:p>3213.9339</text:p>
              </table:table-cell>
              <table:table-cell office:value-type="float" office:value="0.004852">
                <text:p>0.0048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455">
                <text:p>3213.9455</text:p>
              </table:table-cell>
              <table:table-cell office:value-type="float" office:value="0.004849">
                <text:p>0.0048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868">
                <text:p>3213.9868</text:p>
              </table:table-cell>
              <table:table-cell office:value-type="float" office:value="0.004836">
                <text:p>0.0048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1306">
                <text:p>3214.1306</text:p>
              </table:table-cell>
              <table:table-cell office:value-type="float" office:value="0.004792">
                <text:p>0.0047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1687">
                <text:p>3214.1687</text:p>
              </table:table-cell>
              <table:table-cell office:value-type="float" office:value="0.00478">
                <text:p>0.004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2891">
                <text:p>3214.2891</text:p>
              </table:table-cell>
              <table:table-cell office:value-type="float" office:value="0.004742">
                <text:p>0.0047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3038">
                <text:p>3214.3038</text:p>
              </table:table-cell>
              <table:table-cell office:value-type="float" office:value="0.004738">
                <text:p>0.0047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5464">
                <text:p>3214.5464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5822">
                <text:p>3214.5822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7052">
                <text:p>3214.7052</text:p>
              </table:table-cell>
              <table:table-cell office:value-type="float" office:value="0.004614">
                <text:p>0.0046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0">
                <text:p>32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001">
                <text:p>3214.9001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0">
                <text:p>32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372">
                <text:p>3214.9372</text:p>
              </table:table-cell>
              <table:table-cell office:value-type="float" office:value="0.004542">
                <text:p>0.0045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0">
                <text:p>32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81">
                <text:p>3214.981</text:p>
              </table:table-cell>
              <table:table-cell office:value-type="float" office:value="0.004528">
                <text:p>0.0045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1">
                <text:p>32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949">
                <text:p>3214.9949</text:p>
              </table:table-cell>
              <table:table-cell office:value-type="float" office:value="0.004524">
                <text:p>0.0045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">
                <text:p>32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1698">
                <text:p>3215.1698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2969">
                <text:p>3215.2969</text:p>
              </table:table-cell>
              <table:table-cell office:value-type="float" office:value="0.00443">
                <text:p>0.004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3176">
                <text:p>3215.3176</text:p>
              </table:table-cell>
              <table:table-cell office:value-type="float" office:value="0.004424">
                <text:p>0.0044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5189">
                <text:p>3215.5189</text:p>
              </table:table-cell>
              <table:table-cell office:value-type="float" office:value="0.004362">
                <text:p>0.0043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5337">
                <text:p>3215.5337</text:p>
              </table:table-cell>
              <table:table-cell office:value-type="float" office:value="0.004357">
                <text:p>0.0043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6825">
                <text:p>3215.6825</text:p>
              </table:table-cell>
              <table:table-cell office:value-type="float" office:value="0.004311">
                <text:p>0.0043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7796">
                <text:p>3215.7796</text:p>
              </table:table-cell>
              <table:table-cell office:value-type="float" office:value="0.004281">
                <text:p>0.0042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9421">
                <text:p>3215.9421</text:p>
              </table:table-cell>
              <table:table-cell office:value-type="float" office:value="0.004231">
                <text:p>0.0042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3">
                <text:p>32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9529">
                <text:p>3215.9529</text:p>
              </table:table-cell>
              <table:table-cell office:value-type="float" office:value="0.004227">
                <text:p>0.0042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3">
                <text:p>32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0671">
                <text:p>3216.0671</text:p>
              </table:table-cell>
              <table:table-cell office:value-type="float" office:value="0.004192">
                <text:p>0.0041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3">
                <text:p>32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0956">
                <text:p>3216.0956</text:p>
              </table:table-cell>
              <table:table-cell office:value-type="float" office:value="0.004183">
                <text:p>0.0041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3">
                <text:p>32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2853">
                <text:p>3216.2853</text:p>
              </table:table-cell>
              <table:table-cell office:value-type="float" office:value="0.004124">
                <text:p>0.0041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4">
                <text:p>32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332">
                <text:p>3216.332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4">
                <text:p>32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4603">
                <text:p>3216.4603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4">
                <text:p>32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4781">
                <text:p>3216.4781</text:p>
              </table:table-cell>
              <table:table-cell office:value-type="float" office:value="0.004065">
                <text:p>0.0040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4">
                <text:p>32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4781">
                <text:p>3216.4781</text:p>
              </table:table-cell>
              <table:table-cell office:value-type="float" office:value="0.002137">
                <text:p>0.0021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4">
                <text:p>32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5981">
                <text:p>3216.598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4">
                <text:p>32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6056">
                <text:p>3216.6056</text:p>
              </table:table-cell>
              <table:table-cell office:value-type="float" office:value="0.002097">
                <text:p>0.0020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4">
                <text:p>32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8898">
                <text:p>3216.8898</text:p>
              </table:table-cell>
              <table:table-cell office:value-type="float" office:value="0.002009">
                <text:p>0.0020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9225">
                <text:p>3216.9225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179">
                <text:p>3217.2179</text:p>
              </table:table-cell>
              <table:table-cell office:value-type="float" office:value="0.001907">
                <text:p>0.0019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224">
                <text:p>3217.2224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642">
                <text:p>3217.2642</text:p>
              </table:table-cell>
              <table:table-cell office:value-type="float" office:value="0.001893">
                <text:p>0.0018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5716">
                <text:p>3217.5716</text:p>
              </table:table-cell>
              <table:table-cell office:value-type="float" office:value="0.001798">
                <text:p>0.0017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5811">
                <text:p>3217.5811</text:p>
              </table:table-cell>
              <table:table-cell office:value-type="float" office:value="0.001795">
                <text:p>0.0017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7995">
                <text:p>3217.7995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8035">
                <text:p>3217.8035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2136">
                <text:p>3218.2136</text:p>
              </table:table-cell>
              <table:table-cell office:value-type="float" office:value="0.001598">
                <text:p>0.0015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218">
                <text:p>3218.218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5281">
                <text:p>3218.5281</text:p>
              </table:table-cell>
              <table:table-cell office:value-type="float" office:value="0.001501">
                <text:p>0.0015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5397">
                <text:p>3218.5397</text:p>
              </table:table-cell>
              <table:table-cell office:value-type="float" office:value="0.001497">
                <text:p>0.0014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8811">
                <text:p>3218.8811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9691">
                <text:p>3218.9691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9693">
                <text:p>3218.9693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3726">
                <text:p>3219.3726</text:p>
              </table:table-cell>
              <table:table-cell office:value-type="float" office:value="0.001239">
                <text:p>0.00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3793">
                <text:p>3219.3793</text:p>
              </table:table-cell>
              <table:table-cell office:value-type="float" office:value="0.001237">
                <text:p>0.0012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6406">
                <text:p>3219.6406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6447">
                <text:p>3219.6447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962">
                <text:p>3219.962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9687">
                <text:p>3219.9687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3136">
                <text:p>3220.3136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315">
                <text:p>3220.315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4492">
                <text:p>3220.4492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6138">
                <text:p>3220.6138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6284">
                <text:p>3220.6284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8643">
                <text:p>3220.8643</text:p>
              </table:table-cell>
              <table:table-cell office:value-type="float" office:value="0.000776">
                <text:p>0.0007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8702">
                <text:p>3220.8702</text:p>
              </table:table-cell>
              <table:table-cell office:value-type="float" office:value="0.000774">
                <text:p>0.0007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1453">
                <text:p>3221.1453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147">
                <text:p>3221.147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3881">
                <text:p>3221.3881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398">
                <text:p>3221.398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589">
                <text:p>3221.589</text:p>
              </table:table-cell>
              <table:table-cell office:value-type="float" office:value="0.000551">
                <text:p>0.0005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6779">
                <text:p>3221.6779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6789">
                <text:p>3221.6789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9649">
                <text:p>3221.9649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9698">
                <text:p>3221.9698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2347">
                <text:p>3222.2347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2437">
                <text:p>3222.2437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887">
                <text:p>3222.4887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908">
                <text:p>3222.4908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921">
                <text:p>3222.4921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7501">
                <text:p>3222.7501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7567">
                <text:p>3222.7567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0165">
                <text:p>3223.016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0281">
                <text:p>3223.028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2595">
                <text:p>3223.2595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2915">
                <text:p>3223.2915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title svg:x="1.751cm" svg:y="0.141cm" chart:style-name="ch2">
          <text:p>Gurobi solver behavior</text:p>
        </chart:title>
        <chart:subtitle svg:x="2.425cm" svg:y="0.784cm" chart:style-name="ch3">
          <text:p>With initial solution</text:p>
        </chart:subtitle>
        <chart:legend chart:legend-position="end" svg:x="5.842cm" svg:y="2.843cm" chart:style-name="ch4"/>
        <chart:plot-area chart:style-name="ch5" table:cell-range-address="Init.A6:Init.A389 Init.E6:Init.G389" chart:data-source-has-labels="row" svg:x="0.119cm" svg:y="1.375cm" svg:width="5.563cm" svg:height="5.406cm">
          <chart:axis chart:dimension="x" chart:name="primary-x" chart:style-name="ch6">
            <chart:title svg:x="2.604cm" svg:y="6.349cm" chart:style-name="ch7">
              <text:p>Time (s)</text:p>
            </chart:title>
          </chart:axis>
          <chart:axis chart:dimension="y" chart:name="primary-y" chart:style-name="ch6">
            <chart:title svg:x="0.161cm" svg:y="4.467cm" chart:style-name="ch8">
              <text:p>Objective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Init.E7:Init.E389" chart:label-cell-address="Init.E6:Init.E6" chart:class="chart:scatter">
            <chart:domain table:cell-range-address="Init.A7:Init.A389"/>
            <chart:data-point chart:repeated="383"/>
          </chart:series>
          <chart:series chart:attached-axis="primary-y" chart:style-name="ch12" chart:values-cell-range-address="Init.F7:Init.F389" chart:label-cell-address="Init.F6:Init.F6" chart:class="chart:scatter">
            <chart:data-point chart:repeated="383"/>
          </chart:series>
          <chart:series chart:attached-axis="secondary-y" chart:style-name="ch13" chart:values-cell-range-address="Init.G7:Init.G389" chart:label-cell-address="Init.G6:Init.G6" chart:class="chart:scatter">
            <chart:data-point chart:repeated="38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it.E6:Init.E6">Incumbent</text:p>
              </table:table-cell>
              <table:table-cell office:value-type="string">
                <text:p text:id="Init.F6:Init.F6">BestBd</text:p>
              </table:table-cell>
              <table:table-cell office:value-type="string">
                <text:p text:id="Init.G6:Init.G6">G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Init.A7:Init.A389">0</text:p>
              </table:table-cell>
              <table:table-cell office:value-type="float" office:value="3571.2967">
                <text:p text:id="Init.E7:Init.E389">3571.2967</text:p>
              </table:table-cell>
              <table:table-cell office:value-type="float" office:value="1.#NAN">
                <text:p text:id="Init.F7:Init.F389">1.#NAN</text:p>
              </table:table-cell>
              <table:table-cell office:value-type="float" office:value="1.#NAN">
                <text:p text:id="Init.G7:Init.G38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06.2475">
                <text:p>3506.2475</text:p>
              </table:table-cell>
              <table:table-cell office:value-type="float" office:value="3132.1894">
                <text:p>3132.1894</text:p>
              </table:table-cell>
              <table:table-cell office:value-type="float" office:value="0.106683">
                <text:p>0.106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432.3667">
                <text:p>3432.3667</text:p>
              </table:table-cell>
              <table:table-cell office:value-type="float" office:value="3149.6156">
                <text:p>3149.6156</text:p>
              </table:table-cell>
              <table:table-cell office:value-type="float" office:value="0.082378">
                <text:p>0.082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2.6153">
                <text:p>3152.6153</text:p>
              </table:table-cell>
              <table:table-cell office:value-type="float" office:value="0.075959">
                <text:p>0.075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4.665">
                <text:p>3154.665</text:p>
              </table:table-cell>
              <table:table-cell office:value-type="float" office:value="0.075359">
                <text:p>0.075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6.7542">
                <text:p>3156.7542</text:p>
              </table:table-cell>
              <table:table-cell office:value-type="float" office:value="0.074746">
                <text:p>0.074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5403">
                <text:p>3159.5403</text:p>
              </table:table-cell>
              <table:table-cell office:value-type="float" office:value="0.072746">
                <text:p>0.072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08">
                <text:p>3159.7108</text:p>
              </table:table-cell>
              <table:table-cell office:value-type="float" office:value="0.072696">
                <text:p>0.072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08">
                <text:p>3159.7108</text:p>
              </table:table-cell>
              <table:table-cell office:value-type="float" office:value="0.072696">
                <text:p>0.072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78">
                <text:p>3159.7178</text:p>
              </table:table-cell>
              <table:table-cell office:value-type="float" office:value="0.072694">
                <text:p>0.072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1.2815">
                <text:p>3161.2815</text:p>
              </table:table-cell>
              <table:table-cell office:value-type="float" office:value="0.072235">
                <text:p>0.072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2.1073">
                <text:p>3162.1073</text:p>
              </table:table-cell>
              <table:table-cell office:value-type="float" office:value="0.071993">
                <text:p>0.071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3.6417">
                <text:p>3163.6417</text:p>
              </table:table-cell>
              <table:table-cell office:value-type="float" office:value="0.071543">
                <text:p>0.071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3404.2869">
                <text:p>3404.2869</text:p>
              </table:table-cell>
              <table:table-cell office:value-type="float" office:value="3163.6417">
                <text:p>3163.6417</text:p>
              </table:table-cell>
              <table:table-cell office:value-type="float" office:value="0.070689">
                <text:p>0.07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404.2869">
                <text:p>3404.2869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70323">
                <text:p>0.070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374.1746">
                <text:p>3374.1746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62026">
                <text:p>0.062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61047">
                <text:p>0.061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5.8122">
                <text:p>3165.8122</text:p>
              </table:table-cell>
              <table:table-cell office:value-type="float" office:value="0.060772">
                <text:p>0.060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5.8988">
                <text:p>3165.8988</text:p>
              </table:table-cell>
              <table:table-cell office:value-type="float" office:value="0.060747">
                <text:p>0.060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623">
                <text:p>3167.623</text:p>
              </table:table-cell>
              <table:table-cell office:value-type="float" office:value="0.060235">
                <text:p>0.060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8489">
                <text:p>3167.8489</text:p>
              </table:table-cell>
              <table:table-cell office:value-type="float" office:value="0.060168">
                <text:p>0.060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8956">
                <text:p>3167.8956</text:p>
              </table:table-cell>
              <table:table-cell office:value-type="float" office:value="0.060154">
                <text:p>0.060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4437">
                <text:p>3170.4437</text:p>
              </table:table-cell>
              <table:table-cell office:value-type="float" office:value="0.059398">
                <text:p>0.059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7487">
                <text:p>3170.7487</text:p>
              </table:table-cell>
              <table:table-cell office:value-type="float" office:value="0.059308">
                <text:p>0.059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">
                <text:p>6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8131">
                <text:p>3170.8131</text:p>
              </table:table-cell>
              <table:table-cell office:value-type="float" office:value="0.059289">
                <text:p>0.059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9872">
                <text:p>3170.9872</text:p>
              </table:table-cell>
              <table:table-cell office:value-type="float" office:value="0.059237">
                <text:p>0.059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1.8523">
                <text:p>3171.8523</text:p>
              </table:table-cell>
              <table:table-cell office:value-type="float" office:value="0.05898">
                <text:p>0.05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2.1374">
                <text:p>3172.1374</text:p>
              </table:table-cell>
              <table:table-cell office:value-type="float" office:value="0.058896">
                <text:p>0.058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1065">
                <text:p>3173.1065</text:p>
              </table:table-cell>
              <table:table-cell office:value-type="float" office:value="0.058608">
                <text:p>0.058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3213">
                <text:p>3173.3213</text:p>
              </table:table-cell>
              <table:table-cell office:value-type="float" office:value="0.058545">
                <text:p>0.058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">
                <text:p>72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3497">
                <text:p>3173.3497</text:p>
              </table:table-cell>
              <table:table-cell office:value-type="float" office:value="0.058536">
                <text:p>0.058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5631">
                <text:p>3173.5631</text:p>
              </table:table-cell>
              <table:table-cell office:value-type="float" office:value="0.058473">
                <text:p>0.058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7742">
                <text:p>3173.7742</text:p>
              </table:table-cell>
              <table:table-cell office:value-type="float" office:value="0.05841">
                <text:p>0.05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952">
                <text:p>3173.952</text:p>
              </table:table-cell>
              <table:table-cell office:value-type="float" office:value="0.058357">
                <text:p>0.058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4.108">
                <text:p>3174.108</text:p>
              </table:table-cell>
              <table:table-cell office:value-type="float" office:value="0.058311">
                <text:p>0.0583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3334.5948">
                <text:p>3334.5948</text:p>
              </table:table-cell>
              <table:table-cell office:value-type="float" office:value="3174.108">
                <text:p>3174.108</text:p>
              </table:table-cell>
              <table:table-cell office:value-type="float" office:value="0.048128">
                <text:p>0.048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108">
                <text:p>3174.108</text:p>
              </table:table-cell>
              <table:table-cell office:value-type="float" office:value="0.037058">
                <text:p>0.037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">
                <text:p>11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1604">
                <text:p>3174.1604</text:p>
              </table:table-cell>
              <table:table-cell office:value-type="float" office:value="0.037042">
                <text:p>0.037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">
                <text:p>11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2185">
                <text:p>3174.2185</text:p>
              </table:table-cell>
              <table:table-cell office:value-type="float" office:value="0.037024">
                <text:p>0.037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4812">
                <text:p>3174.4812</text:p>
              </table:table-cell>
              <table:table-cell office:value-type="float" office:value="0.036945">
                <text:p>0.036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5.0634">
                <text:p>3175.0634</text:p>
              </table:table-cell>
              <table:table-cell office:value-type="float" office:value="0.036768">
                <text:p>0.036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">
                <text:p>13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6.1167">
                <text:p>3176.1167</text:p>
              </table:table-cell>
              <table:table-cell office:value-type="float" office:value="0.036448">
                <text:p>0.036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">
                <text:p>13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3654">
                <text:p>3177.3654</text:p>
              </table:table-cell>
              <table:table-cell office:value-type="float" office:value="0.03607">
                <text:p>0.03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618">
                <text:p>3177.618</text:p>
              </table:table-cell>
              <table:table-cell office:value-type="float" office:value="0.035993">
                <text:p>0.035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">
                <text:p>13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8099">
                <text:p>3177.8099</text:p>
              </table:table-cell>
              <table:table-cell office:value-type="float" office:value="0.035935">
                <text:p>0.035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">
                <text:p>13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0.6745">
                <text:p>3180.6745</text:p>
              </table:table-cell>
              <table:table-cell office:value-type="float" office:value="0.035066">
                <text:p>0.0350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6">
                <text:p>13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0.7896">
                <text:p>3180.7896</text:p>
              </table:table-cell>
              <table:table-cell office:value-type="float" office:value="0.035031">
                <text:p>0.0350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">
                <text:p>139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2.2282">
                <text:p>3182.2282</text:p>
              </table:table-cell>
              <table:table-cell office:value-type="float" office:value="0.034594">
                <text:p>0.034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">
                <text:p>14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2.9423">
                <text:p>3182.9423</text:p>
              </table:table-cell>
              <table:table-cell office:value-type="float" office:value="0.034378">
                <text:p>0.034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">
                <text:p>14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3.0326">
                <text:p>3183.0326</text:p>
              </table:table-cell>
              <table:table-cell office:value-type="float" office:value="0.03435">
                <text:p>0.03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">
                <text:p>14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3.2761">
                <text:p>3183.2761</text:p>
              </table:table-cell>
              <table:table-cell office:value-type="float" office:value="0.034277">
                <text:p>0.034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">
                <text:p>14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0156">
                <text:p>3184.0156</text:p>
              </table:table-cell>
              <table:table-cell office:value-type="float" office:value="0.034052">
                <text:p>0.034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3978">
                <text:p>3184.3978</text:p>
              </table:table-cell>
              <table:table-cell office:value-type="float" office:value="0.033936">
                <text:p>0.033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">
                <text:p>15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7854">
                <text:p>3184.7854</text:p>
              </table:table-cell>
              <table:table-cell office:value-type="float" office:value="0.033819">
                <text:p>0.033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2">
                <text:p>15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9034">
                <text:p>3184.9034</text:p>
              </table:table-cell>
              <table:table-cell office:value-type="float" office:value="0.033783">
                <text:p>0.033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5.8099">
                <text:p>3185.8099</text:p>
              </table:table-cell>
              <table:table-cell office:value-type="float" office:value="0.033508">
                <text:p>0.0335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">
                <text:p>15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1523">
                <text:p>3186.1523</text:p>
              </table:table-cell>
              <table:table-cell office:value-type="float" office:value="0.033404">
                <text:p>0.033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3">
                <text:p>15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344">
                <text:p>3186.2344</text:p>
              </table:table-cell>
              <table:table-cell office:value-type="float" office:value="0.033379">
                <text:p>0.033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">
                <text:p>15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53">
                <text:p>3186.253</text:p>
              </table:table-cell>
              <table:table-cell office:value-type="float" office:value="0.033373">
                <text:p>0.033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597">
                <text:p>3186.2597</text:p>
              </table:table-cell>
              <table:table-cell office:value-type="float" office:value="0.033371">
                <text:p>0.0333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">
                <text:p>15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3369">
                <text:p>3186.3369</text:p>
              </table:table-cell>
              <table:table-cell office:value-type="float" office:value="0.033348">
                <text:p>0.033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">
                <text:p>15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7838">
                <text:p>3186.7838</text:p>
              </table:table-cell>
              <table:table-cell office:value-type="float" office:value="0.033212">
                <text:p>0.033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">
                <text:p>15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9162">
                <text:p>3186.9162</text:p>
              </table:table-cell>
              <table:table-cell office:value-type="float" office:value="0.033172">
                <text:p>0.033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9195">
                <text:p>3186.9195</text:p>
              </table:table-cell>
              <table:table-cell office:value-type="float" office:value="0.033171">
                <text:p>0.033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">
                <text:p>15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7.447">
                <text:p>3187.447</text:p>
              </table:table-cell>
              <table:table-cell office:value-type="float" office:value="0.033011">
                <text:p>0.033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">
                <text:p>15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7.7702">
                <text:p>3187.7702</text:p>
              </table:table-cell>
              <table:table-cell office:value-type="float" office:value="0.032913">
                <text:p>0.032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3">
                <text:p>16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0138">
                <text:p>3188.0138</text:p>
              </table:table-cell>
              <table:table-cell office:value-type="float" office:value="0.032839">
                <text:p>0.032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">
                <text:p>16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577">
                <text:p>3188.577</text:p>
              </table:table-cell>
              <table:table-cell office:value-type="float" office:value="0.032668">
                <text:p>0.032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">
                <text:p>16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7292">
                <text:p>3188.7292</text:p>
              </table:table-cell>
              <table:table-cell office:value-type="float" office:value="0.032622">
                <text:p>0.0326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6">
                <text:p>16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7331">
                <text:p>3188.7331</text:p>
              </table:table-cell>
              <table:table-cell office:value-type="float" office:value="0.032621">
                <text:p>0.032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">
                <text:p>16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8267">
                <text:p>3188.8267</text:p>
              </table:table-cell>
              <table:table-cell office:value-type="float" office:value="0.032593">
                <text:p>0.032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0">
                <text:p>1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8267">
                <text:p>3188.8267</text:p>
              </table:table-cell>
              <table:table-cell office:value-type="float" office:value="0.018672">
                <text:p>0.0186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1">
                <text:p>1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8519">
                <text:p>3188.8519</text:p>
              </table:table-cell>
              <table:table-cell office:value-type="float" office:value="0.018664">
                <text:p>0.018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1">
                <text:p>1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9989">
                <text:p>3188.9989</text:p>
              </table:table-cell>
              <table:table-cell office:value-type="float" office:value="0.018619">
                <text:p>0.018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1">
                <text:p>1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4181">
                <text:p>3189.4181</text:p>
              </table:table-cell>
              <table:table-cell office:value-type="float" office:value="0.01849">
                <text:p>0.018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">
                <text:p>1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6045">
                <text:p>3189.6045</text:p>
              </table:table-cell>
              <table:table-cell office:value-type="float" office:value="0.018432">
                <text:p>0.0184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">
                <text:p>22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6073">
                <text:p>3189.6073</text:p>
              </table:table-cell>
              <table:table-cell office:value-type="float" office:value="0.018431">
                <text:p>0.018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8">
                <text:p>22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0273">
                <text:p>3190.0273</text:p>
              </table:table-cell>
              <table:table-cell office:value-type="float" office:value="0.018302">
                <text:p>0.0183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8">
                <text:p>22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4534">
                <text:p>3190.4534</text:p>
              </table:table-cell>
              <table:table-cell office:value-type="float" office:value="0.018171">
                <text:p>0.0181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8">
                <text:p>22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4764">
                <text:p>3190.4764</text:p>
              </table:table-cell>
              <table:table-cell office:value-type="float" office:value="0.018164">
                <text:p>0.018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">
                <text:p>22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5604">
                <text:p>3190.5604</text:p>
              </table:table-cell>
              <table:table-cell office:value-type="float" office:value="0.018138">
                <text:p>0.018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7725">
                <text:p>3190.7725</text:p>
              </table:table-cell>
              <table:table-cell office:value-type="float" office:value="0.018073">
                <text:p>0.018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8832">
                <text:p>3190.8832</text:p>
              </table:table-cell>
              <table:table-cell office:value-type="float" office:value="0.018039">
                <text:p>0.0180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9435">
                <text:p>3190.9435</text:p>
              </table:table-cell>
              <table:table-cell office:value-type="float" office:value="0.01802">
                <text:p>0.018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9567">
                <text:p>3190.9567</text:p>
              </table:table-cell>
              <table:table-cell office:value-type="float" office:value="0.018016">
                <text:p>0.018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0584">
                <text:p>3191.0584</text:p>
              </table:table-cell>
              <table:table-cell office:value-type="float" office:value="0.017985">
                <text:p>0.017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">
                <text:p>23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2927">
                <text:p>3191.2927</text:p>
              </table:table-cell>
              <table:table-cell office:value-type="float" office:value="0.017913">
                <text:p>0.017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4408">
                <text:p>3191.4408</text:p>
              </table:table-cell>
              <table:table-cell office:value-type="float" office:value="0.017867">
                <text:p>0.017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">
                <text:p>23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656">
                <text:p>3191.656</text:p>
              </table:table-cell>
              <table:table-cell office:value-type="float" office:value="0.017801">
                <text:p>0.017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0118">
                <text:p>3192.0118</text:p>
              </table:table-cell>
              <table:table-cell office:value-type="float" office:value="0.017691">
                <text:p>0.017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">
                <text:p>23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1904">
                <text:p>3192.1904</text:p>
              </table:table-cell>
              <table:table-cell office:value-type="float" office:value="0.017637">
                <text:p>0.0176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3">
                <text:p>23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2047">
                <text:p>3192.2047</text:p>
              </table:table-cell>
              <table:table-cell office:value-type="float" office:value="0.017632">
                <text:p>0.0176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3">
                <text:p>23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6047">
                <text:p>3192.6047</text:p>
              </table:table-cell>
              <table:table-cell office:value-type="float" office:value="0.017509">
                <text:p>0.017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3">
                <text:p>23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8435">
                <text:p>3192.8435</text:p>
              </table:table-cell>
              <table:table-cell office:value-type="float" office:value="0.017436">
                <text:p>0.017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4">
                <text:p>23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9262">
                <text:p>3192.9262</text:p>
              </table:table-cell>
              <table:table-cell office:value-type="float" office:value="0.01741">
                <text:p>0.01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4">
                <text:p>23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9964">
                <text:p>3192.9964</text:p>
              </table:table-cell>
              <table:table-cell office:value-type="float" office:value="0.017388">
                <text:p>0.0173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5">
                <text:p>23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0893">
                <text:p>3193.0893</text:p>
              </table:table-cell>
              <table:table-cell office:value-type="float" office:value="0.01736">
                <text:p>0.017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">
                <text:p>23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1989">
                <text:p>3193.1989</text:p>
              </table:table-cell>
              <table:table-cell office:value-type="float" office:value="0.017326">
                <text:p>0.017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5">
                <text:p>23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4293">
                <text:p>3193.4293</text:p>
              </table:table-cell>
              <table:table-cell office:value-type="float" office:value="0.017255">
                <text:p>0.017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5">
                <text:p>23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717">
                <text:p>3193.717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6">
                <text:p>23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773">
                <text:p>3193.773</text:p>
              </table:table-cell>
              <table:table-cell office:value-type="float" office:value="0.017149">
                <text:p>0.017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6">
                <text:p>23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2468">
                <text:p>3194.2468</text:p>
              </table:table-cell>
              <table:table-cell office:value-type="float" office:value="0.017004">
                <text:p>0.017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6">
                <text:p>23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3851">
                <text:p>3194.3851</text:p>
              </table:table-cell>
              <table:table-cell office:value-type="float" office:value="0.016961">
                <text:p>0.0169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7">
                <text:p>23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6779">
                <text:p>3194.6779</text:p>
              </table:table-cell>
              <table:table-cell office:value-type="float" office:value="0.016871">
                <text:p>0.016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8">
                <text:p>23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2411">
                <text:p>3195.2411</text:p>
              </table:table-cell>
              <table:table-cell office:value-type="float" office:value="0.016698">
                <text:p>0.016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8">
                <text:p>23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2632">
                <text:p>3195.2632</text:p>
              </table:table-cell>
              <table:table-cell office:value-type="float" office:value="0.016691">
                <text:p>0.016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">
                <text:p>23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4762">
                <text:p>3195.4762</text:p>
              </table:table-cell>
              <table:table-cell office:value-type="float" office:value="0.016625">
                <text:p>0.016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9">
                <text:p>23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5368">
                <text:p>3195.5368</text:p>
              </table:table-cell>
              <table:table-cell office:value-type="float" office:value="0.016607">
                <text:p>0.016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9">
                <text:p>23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7272">
                <text:p>3195.7272</text:p>
              </table:table-cell>
              <table:table-cell office:value-type="float" office:value="0.016548">
                <text:p>0.016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9">
                <text:p>23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778">
                <text:p>3195.778</text:p>
              </table:table-cell>
              <table:table-cell office:value-type="float" office:value="0.016532">
                <text:p>0.0165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0875">
                <text:p>3196.0875</text:p>
              </table:table-cell>
              <table:table-cell office:value-type="float" office:value="0.016437">
                <text:p>0.016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858">
                <text:p>3196.858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901">
                <text:p>3196.901</text:p>
              </table:table-cell>
              <table:table-cell office:value-type="float" office:value="0.016187">
                <text:p>0.0161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0596">
                <text:p>3197.0596</text:p>
              </table:table-cell>
              <table:table-cell office:value-type="float" office:value="0.016138">
                <text:p>0.016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1532">
                <text:p>3197.1532</text:p>
              </table:table-cell>
              <table:table-cell office:value-type="float" office:value="0.016109">
                <text:p>0.016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1632">
                <text:p>3197.1632</text:p>
              </table:table-cell>
              <table:table-cell office:value-type="float" office:value="0.016106">
                <text:p>0.0161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3744">
                <text:p>3197.3744</text:p>
              </table:table-cell>
              <table:table-cell office:value-type="float" office:value="0.016041">
                <text:p>0.0160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5056">
                <text:p>3197.5056</text:p>
              </table:table-cell>
              <table:table-cell office:value-type="float" office:value="0.016001">
                <text:p>0.016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5348">
                <text:p>3197.5348</text:p>
              </table:table-cell>
              <table:table-cell office:value-type="float" office:value="0.015992">
                <text:p>0.0159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7528">
                <text:p>3197.7528</text:p>
              </table:table-cell>
              <table:table-cell office:value-type="float" office:value="0.015925">
                <text:p>0.0159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7588">
                <text:p>3197.7588</text:p>
              </table:table-cell>
              <table:table-cell office:value-type="float" office:value="0.015923">
                <text:p>0.0159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8955">
                <text:p>3197.8955</text:p>
              </table:table-cell>
              <table:table-cell office:value-type="float" office:value="0.015881">
                <text:p>0.0158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986">
                <text:p>3197.986</text:p>
              </table:table-cell>
              <table:table-cell office:value-type="float" office:value="0.015853">
                <text:p>0.0158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31">
                <text:p>3198.031</text:p>
              </table:table-cell>
              <table:table-cell office:value-type="float" office:value="0.015839">
                <text:p>0.0158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548">
                <text:p>3198.0548</text:p>
              </table:table-cell>
              <table:table-cell office:value-type="float" office:value="0.015832">
                <text:p>0.015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806">
                <text:p>3198.0806</text:p>
              </table:table-cell>
              <table:table-cell office:value-type="float" office:value="0.015824">
                <text:p>0.015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1766">
                <text:p>3198.1766</text:p>
              </table:table-cell>
              <table:table-cell office:value-type="float" office:value="0.015794">
                <text:p>0.0157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384">
                <text:p>3198.2384</text:p>
              </table:table-cell>
              <table:table-cell office:value-type="float" office:value="0.015775">
                <text:p>0.015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898">
                <text:p>3198.2898</text:p>
              </table:table-cell>
              <table:table-cell office:value-type="float" office:value="0.015759">
                <text:p>0.0157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94">
                <text:p>3198.294</text:p>
              </table:table-cell>
              <table:table-cell office:value-type="float" office:value="0.015758">
                <text:p>0.0157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54">
                <text:p>3198.54</text:p>
              </table:table-cell>
              <table:table-cell office:value-type="float" office:value="0.015683">
                <text:p>0.0156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634">
                <text:p>3198.634</text:p>
              </table:table-cell>
              <table:table-cell office:value-type="float" office:value="0.015654">
                <text:p>0.015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8012">
                <text:p>3198.8012</text:p>
              </table:table-cell>
              <table:table-cell office:value-type="float" office:value="0.015602">
                <text:p>0.0156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828">
                <text:p>3198.828</text:p>
              </table:table-cell>
              <table:table-cell office:value-type="float" office:value="0.015594">
                <text:p>0.0155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006">
                <text:p>3198.9006</text:p>
              </table:table-cell>
              <table:table-cell office:value-type="float" office:value="0.015572">
                <text:p>0.0155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024">
                <text:p>3198.9024</text:p>
              </table:table-cell>
              <table:table-cell office:value-type="float" office:value="0.015571">
                <text:p>0.0155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843">
                <text:p>3198.9843</text:p>
              </table:table-cell>
              <table:table-cell office:value-type="float" office:value="0.015546">
                <text:p>0.0155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2127">
                <text:p>3199.2127</text:p>
              </table:table-cell>
              <table:table-cell office:value-type="float" office:value="0.015475">
                <text:p>0.015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156">
                <text:p>3199.3156</text:p>
              </table:table-cell>
              <table:table-cell office:value-type="float" office:value="0.015444">
                <text:p>0.015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234">
                <text:p>3199.3234</text:p>
              </table:table-cell>
              <table:table-cell office:value-type="float" office:value="0.015441">
                <text:p>0.015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36">
                <text:p>3199.336</text:p>
              </table:table-cell>
              <table:table-cell office:value-type="float" office:value="0.015438">
                <text:p>0.0154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4189">
                <text:p>3199.4189</text:p>
              </table:table-cell>
              <table:table-cell office:value-type="float" office:value="0.015412">
                <text:p>0.015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8">
                <text:p>24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4641">
                <text:p>3199.4641</text:p>
              </table:table-cell>
              <table:table-cell office:value-type="float" office:value="0.015398">
                <text:p>0.015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8">
                <text:p>24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6893">
                <text:p>3199.6893</text:p>
              </table:table-cell>
              <table:table-cell office:value-type="float" office:value="0.015329">
                <text:p>0.0153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9">
                <text:p>24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9144">
                <text:p>3199.9144</text:p>
              </table:table-cell>
              <table:table-cell office:value-type="float" office:value="0.01526">
                <text:p>0.015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9">
                <text:p>24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9534">
                <text:p>3199.9534</text:p>
              </table:table-cell>
              <table:table-cell office:value-type="float" office:value="0.015248">
                <text:p>0.0152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0">
                <text:p>250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1584">
                <text:p>3200.1584</text:p>
              </table:table-cell>
              <table:table-cell office:value-type="float" office:value="0.015184">
                <text:p>0.015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0">
                <text:p>250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2579">
                <text:p>3200.2579</text:p>
              </table:table-cell>
              <table:table-cell office:value-type="float" office:value="0.015154">
                <text:p>0.015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0">
                <text:p>250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3062">
                <text:p>3200.3062</text:p>
              </table:table-cell>
              <table:table-cell office:value-type="float" office:value="0.015139">
                <text:p>0.015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0">
                <text:p>250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3162">
                <text:p>3200.3162</text:p>
              </table:table-cell>
              <table:table-cell office:value-type="float" office:value="0.015136">
                <text:p>0.0151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0">
                <text:p>25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3162">
                <text:p>3200.3162</text:p>
              </table:table-cell>
              <table:table-cell office:value-type="float" office:value="0.013136">
                <text:p>0.013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411">
                <text:p>3200.411</text:p>
              </table:table-cell>
              <table:table-cell office:value-type="float" office:value="0.013106">
                <text:p>0.013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">
                <text:p>25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7054">
                <text:p>3200.7054</text:p>
              </table:table-cell>
              <table:table-cell office:value-type="float" office:value="0.013016">
                <text:p>0.013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1">
                <text:p>251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8011">
                <text:p>3200.8011</text:p>
              </table:table-cell>
              <table:table-cell office:value-type="float" office:value="0.012986">
                <text:p>0.0129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1">
                <text:p>251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8554">
                <text:p>3200.8554</text:p>
              </table:table-cell>
              <table:table-cell office:value-type="float" office:value="0.012969">
                <text:p>0.0129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1">
                <text:p>251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9805">
                <text:p>3200.9805</text:p>
              </table:table-cell>
              <table:table-cell office:value-type="float" office:value="0.012931">
                <text:p>0.0129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1">
                <text:p>251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0238">
                <text:p>3201.0238</text:p>
              </table:table-cell>
              <table:table-cell office:value-type="float" office:value="0.012917">
                <text:p>0.0129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131">
                <text:p>3201.131</text:p>
              </table:table-cell>
              <table:table-cell office:value-type="float" office:value="0.012884">
                <text:p>0.012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5041">
                <text:p>3201.5041</text:p>
              </table:table-cell>
              <table:table-cell office:value-type="float" office:value="0.012769">
                <text:p>0.0127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5119">
                <text:p>3201.5119</text:p>
              </table:table-cell>
              <table:table-cell office:value-type="float" office:value="0.012767">
                <text:p>0.012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304">
                <text:p>3201.6304</text:p>
              </table:table-cell>
              <table:table-cell office:value-type="float" office:value="0.01273">
                <text:p>0.012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469">
                <text:p>3201.6469</text:p>
              </table:table-cell>
              <table:table-cell office:value-type="float" office:value="0.012725">
                <text:p>0.0127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775">
                <text:p>3201.6775</text:p>
              </table:table-cell>
              <table:table-cell office:value-type="float" office:value="0.012716">
                <text:p>0.0127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3">
                <text:p>253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8102">
                <text:p>3201.8102</text:p>
              </table:table-cell>
              <table:table-cell office:value-type="float" office:value="0.012675">
                <text:p>0.012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3">
                <text:p>253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9477">
                <text:p>3201.9477</text:p>
              </table:table-cell>
              <table:table-cell office:value-type="float" office:value="0.012632">
                <text:p>0.0126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3">
                <text:p>25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1.9477">
                <text:p>3201.9477</text:p>
              </table:table-cell>
              <table:table-cell office:value-type="float" office:value="0.011294">
                <text:p>0.0112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3">
                <text:p>25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1.9723">
                <text:p>3201.9723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3">
                <text:p>25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0639">
                <text:p>3202.0639</text:p>
              </table:table-cell>
              <table:table-cell office:value-type="float" office:value="0.011258">
                <text:p>0.0112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3">
                <text:p>25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0651">
                <text:p>3202.0651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1806">
                <text:p>3202.1806</text:p>
              </table:table-cell>
              <table:table-cell office:value-type="float" office:value="0.011222">
                <text:p>0.011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2829">
                <text:p>3202.2829</text:p>
              </table:table-cell>
              <table:table-cell office:value-type="float" office:value="0.01119">
                <text:p>0.011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3877">
                <text:p>3202.3877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5904">
                <text:p>3202.5904</text:p>
              </table:table-cell>
              <table:table-cell office:value-type="float" office:value="0.011095">
                <text:p>0.0110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6293">
                <text:p>3202.6293</text:p>
              </table:table-cell>
              <table:table-cell office:value-type="float" office:value="0.011083">
                <text:p>0.0110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689">
                <text:p>3202.689</text:p>
              </table:table-cell>
              <table:table-cell office:value-type="float" office:value="0.011065">
                <text:p>0.0110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7317">
                <text:p>3202.7317</text:p>
              </table:table-cell>
              <table:table-cell office:value-type="float" office:value="0.011052">
                <text:p>0.011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7745">
                <text:p>3202.7745</text:p>
              </table:table-cell>
              <table:table-cell office:value-type="float" office:value="0.011038">
                <text:p>0.0110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8055">
                <text:p>3202.8055</text:p>
              </table:table-cell>
              <table:table-cell office:value-type="float" office:value="0.011029">
                <text:p>0.0110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8612">
                <text:p>3202.8612</text:p>
              </table:table-cell>
              <table:table-cell office:value-type="float" office:value="0.011012">
                <text:p>0.0110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1312">
                <text:p>3203.1312</text:p>
              </table:table-cell>
              <table:table-cell office:value-type="float" office:value="0.010928">
                <text:p>0.0109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2695">
                <text:p>3203.2695</text:p>
              </table:table-cell>
              <table:table-cell office:value-type="float" office:value="0.010886">
                <text:p>0.0108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3063">
                <text:p>3203.3063</text:p>
              </table:table-cell>
              <table:table-cell office:value-type="float" office:value="0.010874">
                <text:p>0.0108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406">
                <text:p>3203.406</text:p>
              </table:table-cell>
              <table:table-cell office:value-type="float" office:value="0.010843">
                <text:p>0.0108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4538">
                <text:p>3203.4538</text:p>
              </table:table-cell>
              <table:table-cell office:value-type="float" office:value="0.010829">
                <text:p>0.0108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5205">
                <text:p>3203.5205</text:p>
              </table:table-cell>
              <table:table-cell office:value-type="float" office:value="0.010808">
                <text:p>0.0108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5725">
                <text:p>3203.5725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6679">
                <text:p>3203.6679</text:p>
              </table:table-cell>
              <table:table-cell office:value-type="float" office:value="0.010763">
                <text:p>0.0107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7375">
                <text:p>3203.7375</text:p>
              </table:table-cell>
              <table:table-cell office:value-type="float" office:value="0.010741">
                <text:p>0.0107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7803">
                <text:p>3203.7803</text:p>
              </table:table-cell>
              <table:table-cell office:value-type="float" office:value="0.010728">
                <text:p>0.0107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9634">
                <text:p>3203.9634</text:p>
              </table:table-cell>
              <table:table-cell office:value-type="float" office:value="0.010671">
                <text:p>0.0106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0116">
                <text:p>3204.0116</text:p>
              </table:table-cell>
              <table:table-cell office:value-type="float" office:value="0.010656">
                <text:p>0.0106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049">
                <text:p>3204.049</text:p>
              </table:table-cell>
              <table:table-cell office:value-type="float" office:value="0.010645">
                <text:p>0.0106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1418">
                <text:p>3204.1418</text:p>
              </table:table-cell>
              <table:table-cell office:value-type="float" office:value="0.010616">
                <text:p>0.0106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8">
                <text:p>25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3613">
                <text:p>3204.3613</text:p>
              </table:table-cell>
              <table:table-cell office:value-type="float" office:value="0.010548">
                <text:p>0.0105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8">
                <text:p>25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4586">
                <text:p>3204.4586</text:p>
              </table:table-cell>
              <table:table-cell office:value-type="float" office:value="0.010518">
                <text:p>0.0105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8">
                <text:p>25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6393">
                <text:p>3204.6393</text:p>
              </table:table-cell>
              <table:table-cell office:value-type="float" office:value="0.010463">
                <text:p>0.0104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8">
                <text:p>25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7267">
                <text:p>3204.7267</text:p>
              </table:table-cell>
              <table:table-cell office:value-type="float" office:value="0.010436">
                <text:p>0.0104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7669">
                <text:p>3204.7669</text:p>
              </table:table-cell>
              <table:table-cell office:value-type="float" office:value="0.010423">
                <text:p>0.0104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9664">
                <text:p>3204.9664</text:p>
              </table:table-cell>
              <table:table-cell office:value-type="float" office:value="0.010362">
                <text:p>0.0103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9971">
                <text:p>3204.9971</text:p>
              </table:table-cell>
              <table:table-cell office:value-type="float" office:value="0.010352">
                <text:p>0.010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0872">
                <text:p>3205.0872</text:p>
              </table:table-cell>
              <table:table-cell office:value-type="float" office:value="0.010324">
                <text:p>0.0103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1209">
                <text:p>3205.1209</text:p>
              </table:table-cell>
              <table:table-cell office:value-type="float" office:value="0.010314">
                <text:p>0.010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0">
                <text:p>26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1471">
                <text:p>3205.1471</text:p>
              </table:table-cell>
              <table:table-cell office:value-type="float" office:value="0.010306">
                <text:p>0.0103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0">
                <text:p>26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342">
                <text:p>3205.342</text:p>
              </table:table-cell>
              <table:table-cell office:value-type="float" office:value="0.010246">
                <text:p>0.0102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0">
                <text:p>26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4451">
                <text:p>3205.4451</text:p>
              </table:table-cell>
              <table:table-cell office:value-type="float" office:value="0.010214">
                <text:p>0.010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0">
                <text:p>26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451">
                <text:p>3205.4451</text:p>
              </table:table-cell>
              <table:table-cell office:value-type="float" office:value="0.009929">
                <text:p>0.0099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0">
                <text:p>26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636">
                <text:p>3205.4636</text:p>
              </table:table-cell>
              <table:table-cell office:value-type="float" office:value="0.009924">
                <text:p>0.0099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0">
                <text:p>26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751">
                <text:p>3205.4751</text:p>
              </table:table-cell>
              <table:table-cell office:value-type="float" office:value="0.00992">
                <text:p>0.009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0">
                <text:p>26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5737">
                <text:p>3205.5737</text:p>
              </table:table-cell>
              <table:table-cell office:value-type="float" office:value="0.00989">
                <text:p>0.009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6046">
                <text:p>3205.6046</text:p>
              </table:table-cell>
              <table:table-cell office:value-type="float" office:value="0.00988">
                <text:p>0.009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6829">
                <text:p>3205.6829</text:p>
              </table:table-cell>
              <table:table-cell office:value-type="float" office:value="0.009856">
                <text:p>0.009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053">
                <text:p>3205.7053</text:p>
              </table:table-cell>
              <table:table-cell office:value-type="float" office:value="0.009849">
                <text:p>0.0098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757">
                <text:p>3205.7757</text:p>
              </table:table-cell>
              <table:table-cell office:value-type="float" office:value="0.009827">
                <text:p>0.0098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91">
                <text:p>3205.791</text:p>
              </table:table-cell>
              <table:table-cell office:value-type="float" office:value="0.009822">
                <text:p>0.0098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8294">
                <text:p>3205.8294</text:p>
              </table:table-cell>
              <table:table-cell office:value-type="float" office:value="0.009811">
                <text:p>0.0098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8473">
                <text:p>3205.8473</text:p>
              </table:table-cell>
              <table:table-cell office:value-type="float" office:value="0.009805">
                <text:p>0.009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9903">
                <text:p>3205.9903</text:p>
              </table:table-cell>
              <table:table-cell office:value-type="float" office:value="0.009761">
                <text:p>0.009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018">
                <text:p>3206.018</text:p>
              </table:table-cell>
              <table:table-cell office:value-type="float" office:value="0.009752">
                <text:p>0.0097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0937">
                <text:p>3206.0937</text:p>
              </table:table-cell>
              <table:table-cell office:value-type="float" office:value="0.009729">
                <text:p>0.009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1044">
                <text:p>3206.1044</text:p>
              </table:table-cell>
              <table:table-cell office:value-type="float" office:value="0.009726">
                <text:p>0.0097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1933">
                <text:p>3206.1933</text:p>
              </table:table-cell>
              <table:table-cell office:value-type="float" office:value="0.009698">
                <text:p>0.0096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2442">
                <text:p>3206.2442</text:p>
              </table:table-cell>
              <table:table-cell office:value-type="float" office:value="0.009682">
                <text:p>0.0096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4457">
                <text:p>3206.4457</text:p>
              </table:table-cell>
              <table:table-cell office:value-type="float" office:value="0.00962">
                <text:p>0.009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4628">
                <text:p>3206.4628</text:p>
              </table:table-cell>
              <table:table-cell office:value-type="float" office:value="0.009615">
                <text:p>0.0096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5945">
                <text:p>3206.5945</text:p>
              </table:table-cell>
              <table:table-cell office:value-type="float" office:value="0.009574">
                <text:p>0.0095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6691">
                <text:p>3206.6691</text:p>
              </table:table-cell>
              <table:table-cell office:value-type="float" office:value="0.009551">
                <text:p>0.0095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7647">
                <text:p>3206.7647</text:p>
              </table:table-cell>
              <table:table-cell office:value-type="float" office:value="0.009522">
                <text:p>0.0095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7807">
                <text:p>3206.7807</text:p>
              </table:table-cell>
              <table:table-cell office:value-type="float" office:value="0.009517">
                <text:p>0.0095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8356">
                <text:p>3206.8356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1462">
                <text:p>3207.1462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1501">
                <text:p>3207.1501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2019">
                <text:p>3207.2019</text:p>
              </table:table-cell>
              <table:table-cell office:value-type="float" office:value="0.009387">
                <text:p>0.0093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2207">
                <text:p>3207.2207</text:p>
              </table:table-cell>
              <table:table-cell office:value-type="float" office:value="0.009381">
                <text:p>0.0093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4027">
                <text:p>3207.4027</text:p>
              </table:table-cell>
              <table:table-cell office:value-type="float" office:value="0.009325">
                <text:p>0.0093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5">
                <text:p>26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545">
                <text:p>3207.545</text:p>
              </table:table-cell>
              <table:table-cell office:value-type="float" office:value="0.009281">
                <text:p>0.0092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5">
                <text:p>26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548">
                <text:p>3207.548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5">
                <text:p>26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025">
                <text:p>3207.6025</text:p>
              </table:table-cell>
              <table:table-cell office:value-type="float" office:value="0.009263">
                <text:p>0.0092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774">
                <text:p>3207.6774</text:p>
              </table:table-cell>
              <table:table-cell office:value-type="float" office:value="0.00924">
                <text:p>0.009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999">
                <text:p>3207.6999</text:p>
              </table:table-cell>
              <table:table-cell office:value-type="float" office:value="0.009233">
                <text:p>0.0092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7591">
                <text:p>3207.7591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8299">
                <text:p>3207.8299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9617">
                <text:p>3207.9617</text:p>
              </table:table-cell>
              <table:table-cell office:value-type="float" office:value="0.009152">
                <text:p>0.0091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9746">
                <text:p>3207.9746</text:p>
              </table:table-cell>
              <table:table-cell office:value-type="float" office:value="0.009148">
                <text:p>0.0091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0421">
                <text:p>3208.0421</text:p>
              </table:table-cell>
              <table:table-cell office:value-type="float" office:value="0.009127">
                <text:p>0.0091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0513">
                <text:p>3208.0513</text:p>
              </table:table-cell>
              <table:table-cell office:value-type="float" office:value="0.009124">
                <text:p>0.0091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1604">
                <text:p>3208.1604</text:p>
              </table:table-cell>
              <table:table-cell office:value-type="float" office:value="0.009091">
                <text:p>0.009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2244">
                <text:p>3208.2244</text:p>
              </table:table-cell>
              <table:table-cell office:value-type="float" office:value="0.009071">
                <text:p>0.0090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3524">
                <text:p>3208.3524</text:p>
              </table:table-cell>
              <table:table-cell office:value-type="float" office:value="0.009031">
                <text:p>0.0090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3799">
                <text:p>3208.3799</text:p>
              </table:table-cell>
              <table:table-cell office:value-type="float" office:value="0.009023">
                <text:p>0.009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46">
                <text:p>3208.46</text:p>
              </table:table-cell>
              <table:table-cell office:value-type="float" office:value="0.008998">
                <text:p>0.0089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6898">
                <text:p>3208.6898</text:p>
              </table:table-cell>
              <table:table-cell office:value-type="float" office:value="0.008927">
                <text:p>0.0089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7159">
                <text:p>3208.7159</text:p>
              </table:table-cell>
              <table:table-cell office:value-type="float" office:value="0.008919">
                <text:p>0.0089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8075">
                <text:p>3208.8075</text:p>
              </table:table-cell>
              <table:table-cell office:value-type="float" office:value="0.008891">
                <text:p>0.0088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8499">
                <text:p>3208.8499</text:p>
              </table:table-cell>
              <table:table-cell office:value-type="float" office:value="0.008878">
                <text:p>0.0088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9992">
                <text:p>3208.9992</text:p>
              </table:table-cell>
              <table:table-cell office:value-type="float" office:value="0.008832">
                <text:p>0.0088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9">
                <text:p>26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9.0587">
                <text:p>3209.0587</text:p>
              </table:table-cell>
              <table:table-cell office:value-type="float" office:value="0.008813">
                <text:p>0.0088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9">
                <text:p>26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9.15">
                <text:p>3209.15</text:p>
              </table:table-cell>
              <table:table-cell office:value-type="float" office:value="0.008785">
                <text:p>0.0087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15">
                <text:p>3209.15</text:p>
              </table:table-cell>
              <table:table-cell office:value-type="float" office:value="0.006334">
                <text:p>0.0063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1946">
                <text:p>3209.1946</text:p>
              </table:table-cell>
              <table:table-cell office:value-type="float" office:value="0.00632">
                <text:p>0.006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3401">
                <text:p>3209.3401</text:p>
              </table:table-cell>
              <table:table-cell office:value-type="float" office:value="0.006275">
                <text:p>0.006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3799">
                <text:p>3209.3799</text:p>
              </table:table-cell>
              <table:table-cell office:value-type="float" office:value="0.006263">
                <text:p>0.0062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4988">
                <text:p>3209.4988</text:p>
              </table:table-cell>
              <table:table-cell office:value-type="float" office:value="0.006226">
                <text:p>0.0062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5502">
                <text:p>3209.5502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6332">
                <text:p>3209.6332</text:p>
              </table:table-cell>
              <table:table-cell office:value-type="float" office:value="0.006184">
                <text:p>0.006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6708">
                <text:p>3209.6708</text:p>
              </table:table-cell>
              <table:table-cell office:value-type="float" office:value="0.006172">
                <text:p>0.0061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9862">
                <text:p>3209.9862</text:p>
              </table:table-cell>
              <table:table-cell office:value-type="float" office:value="0.006075">
                <text:p>0.0060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9966">
                <text:p>3209.9966</text:p>
              </table:table-cell>
              <table:table-cell office:value-type="float" office:value="0.006072">
                <text:p>0.0060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0332">
                <text:p>3210.0332</text:p>
              </table:table-cell>
              <table:table-cell office:value-type="float" office:value="0.00606">
                <text:p>0.006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2218">
                <text:p>3210.2218</text:p>
              </table:table-cell>
              <table:table-cell office:value-type="float" office:value="0.006002">
                <text:p>0.0060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2671">
                <text:p>3210.2671</text:p>
              </table:table-cell>
              <table:table-cell office:value-type="float" office:value="0.005988">
                <text:p>0.0059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4241">
                <text:p>3210.4241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4957">
                <text:p>3210.4957</text:p>
              </table:table-cell>
              <table:table-cell office:value-type="float" office:value="0.005917">
                <text:p>0.0059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179">
                <text:p>3210.5179</text:p>
              </table:table-cell>
              <table:table-cell office:value-type="float" office:value="0.00591">
                <text:p>0.005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468">
                <text:p>3210.5468</text:p>
              </table:table-cell>
              <table:table-cell office:value-type="float" office:value="0.005901">
                <text:p>0.0059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817">
                <text:p>3210.5817</text:p>
              </table:table-cell>
              <table:table-cell office:value-type="float" office:value="0.00589">
                <text:p>0.005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7023">
                <text:p>3210.7023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707">
                <text:p>3210.707</text:p>
              </table:table-cell>
              <table:table-cell office:value-type="float" office:value="0.005852">
                <text:p>0.0058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9172">
                <text:p>3210.9172</text:p>
              </table:table-cell>
              <table:table-cell office:value-type="float" office:value="0.005787">
                <text:p>0.0057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9505">
                <text:p>3210.9505</text:p>
              </table:table-cell>
              <table:table-cell office:value-type="float" office:value="0.005776">
                <text:p>0.0057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1255">
                <text:p>3211.1255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3465">
                <text:p>3211.3465</text:p>
              </table:table-cell>
              <table:table-cell office:value-type="float" office:value="0.005654">
                <text:p>0.0056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3568">
                <text:p>3211.3568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5154">
                <text:p>3211.5154</text:p>
              </table:table-cell>
              <table:table-cell office:value-type="float" office:value="0.005601">
                <text:p>0.0056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5587">
                <text:p>3211.5587</text:p>
              </table:table-cell>
              <table:table-cell office:value-type="float" office:value="0.005588">
                <text:p>0.0055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699">
                <text:p>3211.699</text:p>
              </table:table-cell>
              <table:table-cell office:value-type="float" office:value="0.005544">
                <text:p>0.0055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7337">
                <text:p>3211.7337</text:p>
              </table:table-cell>
              <table:table-cell office:value-type="float" office:value="0.005534">
                <text:p>0.0055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8034">
                <text:p>3211.8034</text:p>
              </table:table-cell>
              <table:table-cell office:value-type="float" office:value="0.005512">
                <text:p>0.0055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8548">
                <text:p>3211.8548</text:p>
              </table:table-cell>
              <table:table-cell office:value-type="float" office:value="0.005496">
                <text:p>0.0054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0172">
                <text:p>3212.0172</text:p>
              </table:table-cell>
              <table:table-cell office:value-type="float" office:value="0.005446">
                <text:p>0.0054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0429">
                <text:p>3212.0429</text:p>
              </table:table-cell>
              <table:table-cell office:value-type="float" office:value="0.005438">
                <text:p>0.0054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2259">
                <text:p>3212.2259</text:p>
              </table:table-cell>
              <table:table-cell office:value-type="float" office:value="0.005381">
                <text:p>0.0053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3567">
                <text:p>3212.3567</text:p>
              </table:table-cell>
              <table:table-cell office:value-type="float" office:value="0.005341">
                <text:p>0.0053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3879">
                <text:p>3212.3879</text:p>
              </table:table-cell>
              <table:table-cell office:value-type="float" office:value="0.005331">
                <text:p>0.0053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6533">
                <text:p>3212.6533</text:p>
              </table:table-cell>
              <table:table-cell office:value-type="float" office:value="0.005249">
                <text:p>0.0052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741">
                <text:p>3212.741</text:p>
              </table:table-cell>
              <table:table-cell office:value-type="float" office:value="0.005222">
                <text:p>0.0052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9285">
                <text:p>3212.9285</text:p>
              </table:table-cell>
              <table:table-cell office:value-type="float" office:value="0.005164">
                <text:p>0.0051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0454">
                <text:p>3213.0454</text:p>
              </table:table-cell>
              <table:table-cell office:value-type="float" office:value="0.005128">
                <text:p>0.0051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2662">
                <text:p>3213.2662</text:p>
              </table:table-cell>
              <table:table-cell office:value-type="float" office:value="0.005059">
                <text:p>0.0050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5544">
                <text:p>3213.5544</text:p>
              </table:table-cell>
              <table:table-cell office:value-type="float" office:value="0.00497">
                <text:p>0.004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5842">
                <text:p>3213.5842</text:p>
              </table:table-cell>
              <table:table-cell office:value-type="float" office:value="0.004961">
                <text:p>0.0049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7004">
                <text:p>3213.7004</text:p>
              </table:table-cell>
              <table:table-cell office:value-type="float" office:value="0.004925">
                <text:p>0.0049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7506">
                <text:p>3213.7506</text:p>
              </table:table-cell>
              <table:table-cell office:value-type="float" office:value="0.004909">
                <text:p>0.0049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339">
                <text:p>3213.9339</text:p>
              </table:table-cell>
              <table:table-cell office:value-type="float" office:value="0.004852">
                <text:p>0.0048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455">
                <text:p>3213.9455</text:p>
              </table:table-cell>
              <table:table-cell office:value-type="float" office:value="0.004849">
                <text:p>0.0048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868">
                <text:p>3213.9868</text:p>
              </table:table-cell>
              <table:table-cell office:value-type="float" office:value="0.004836">
                <text:p>0.0048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1306">
                <text:p>3214.1306</text:p>
              </table:table-cell>
              <table:table-cell office:value-type="float" office:value="0.004792">
                <text:p>0.0047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1687">
                <text:p>3214.1687</text:p>
              </table:table-cell>
              <table:table-cell office:value-type="float" office:value="0.00478">
                <text:p>0.004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2891">
                <text:p>3214.2891</text:p>
              </table:table-cell>
              <table:table-cell office:value-type="float" office:value="0.004742">
                <text:p>0.0047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7">
                <text:p>27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3038">
                <text:p>3214.3038</text:p>
              </table:table-cell>
              <table:table-cell office:value-type="float" office:value="0.004738">
                <text:p>0.0047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7">
                <text:p>27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5464">
                <text:p>3214.5464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7">
                <text:p>27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5822">
                <text:p>3214.5822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7">
                <text:p>27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7052">
                <text:p>3214.7052</text:p>
              </table:table-cell>
              <table:table-cell office:value-type="float" office:value="0.004614">
                <text:p>0.0046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001">
                <text:p>3214.9001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372">
                <text:p>3214.9372</text:p>
              </table:table-cell>
              <table:table-cell office:value-type="float" office:value="0.004542">
                <text:p>0.0045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81">
                <text:p>3214.981</text:p>
              </table:table-cell>
              <table:table-cell office:value-type="float" office:value="0.004528">
                <text:p>0.0045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949">
                <text:p>3214.9949</text:p>
              </table:table-cell>
              <table:table-cell office:value-type="float" office:value="0.004524">
                <text:p>0.0045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1698">
                <text:p>3215.1698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2969">
                <text:p>3215.2969</text:p>
              </table:table-cell>
              <table:table-cell office:value-type="float" office:value="0.00443">
                <text:p>0.004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3176">
                <text:p>3215.3176</text:p>
              </table:table-cell>
              <table:table-cell office:value-type="float" office:value="0.004424">
                <text:p>0.0044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5189">
                <text:p>3215.5189</text:p>
              </table:table-cell>
              <table:table-cell office:value-type="float" office:value="0.004362">
                <text:p>0.0043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5337">
                <text:p>3215.5337</text:p>
              </table:table-cell>
              <table:table-cell office:value-type="float" office:value="0.004357">
                <text:p>0.0043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6825">
                <text:p>3215.6825</text:p>
              </table:table-cell>
              <table:table-cell office:value-type="float" office:value="0.004311">
                <text:p>0.0043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7796">
                <text:p>3215.7796</text:p>
              </table:table-cell>
              <table:table-cell office:value-type="float" office:value="0.004281">
                <text:p>0.0042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9421">
                <text:p>3215.9421</text:p>
              </table:table-cell>
              <table:table-cell office:value-type="float" office:value="0.004231">
                <text:p>0.0042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9529">
                <text:p>3215.9529</text:p>
              </table:table-cell>
              <table:table-cell office:value-type="float" office:value="0.004227">
                <text:p>0.0042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0671">
                <text:p>3216.0671</text:p>
              </table:table-cell>
              <table:table-cell office:value-type="float" office:value="0.004192">
                <text:p>0.0041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0956">
                <text:p>3216.0956</text:p>
              </table:table-cell>
              <table:table-cell office:value-type="float" office:value="0.004183">
                <text:p>0.0041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2853">
                <text:p>3216.2853</text:p>
              </table:table-cell>
              <table:table-cell office:value-type="float" office:value="0.004124">
                <text:p>0.0041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332">
                <text:p>3216.332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4603">
                <text:p>3216.4603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1">
                <text:p>28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4781">
                <text:p>3216.4781</text:p>
              </table:table-cell>
              <table:table-cell office:value-type="float" office:value="0.004065">
                <text:p>0.0040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1">
                <text:p>281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4781">
                <text:p>3216.4781</text:p>
              </table:table-cell>
              <table:table-cell office:value-type="float" office:value="0.002137">
                <text:p>0.0021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1">
                <text:p>281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5981">
                <text:p>3216.598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1">
                <text:p>281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6056">
                <text:p>3216.6056</text:p>
              </table:table-cell>
              <table:table-cell office:value-type="float" office:value="0.002097">
                <text:p>0.0020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1">
                <text:p>281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8898">
                <text:p>3216.8898</text:p>
              </table:table-cell>
              <table:table-cell office:value-type="float" office:value="0.002009">
                <text:p>0.0020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9225">
                <text:p>3216.9225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179">
                <text:p>3217.2179</text:p>
              </table:table-cell>
              <table:table-cell office:value-type="float" office:value="0.001907">
                <text:p>0.0019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224">
                <text:p>3217.2224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642">
                <text:p>3217.2642</text:p>
              </table:table-cell>
              <table:table-cell office:value-type="float" office:value="0.001893">
                <text:p>0.0018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5716">
                <text:p>3217.5716</text:p>
              </table:table-cell>
              <table:table-cell office:value-type="float" office:value="0.001798">
                <text:p>0.0017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5811">
                <text:p>3217.5811</text:p>
              </table:table-cell>
              <table:table-cell office:value-type="float" office:value="0.001795">
                <text:p>0.0017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7995">
                <text:p>3217.7995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8035">
                <text:p>3217.8035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2136">
                <text:p>3218.2136</text:p>
              </table:table-cell>
              <table:table-cell office:value-type="float" office:value="0.001598">
                <text:p>0.0015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218">
                <text:p>3218.218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5281">
                <text:p>3218.5281</text:p>
              </table:table-cell>
              <table:table-cell office:value-type="float" office:value="0.001501">
                <text:p>0.0015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5397">
                <text:p>3218.5397</text:p>
              </table:table-cell>
              <table:table-cell office:value-type="float" office:value="0.001497">
                <text:p>0.0014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8811">
                <text:p>3218.8811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9691">
                <text:p>3218.9691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9693">
                <text:p>3218.9693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3726">
                <text:p>3219.3726</text:p>
              </table:table-cell>
              <table:table-cell office:value-type="float" office:value="0.001239">
                <text:p>0.00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3793">
                <text:p>3219.3793</text:p>
              </table:table-cell>
              <table:table-cell office:value-type="float" office:value="0.001237">
                <text:p>0.0012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6406">
                <text:p>3219.6406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6447">
                <text:p>3219.6447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962">
                <text:p>3219.962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9687">
                <text:p>3219.9687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3136">
                <text:p>3220.3136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315">
                <text:p>3220.315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4492">
                <text:p>3220.4492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6138">
                <text:p>3220.6138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6284">
                <text:p>3220.6284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8643">
                <text:p>3220.8643</text:p>
              </table:table-cell>
              <table:table-cell office:value-type="float" office:value="0.000776">
                <text:p>0.0007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8702">
                <text:p>3220.8702</text:p>
              </table:table-cell>
              <table:table-cell office:value-type="float" office:value="0.000774">
                <text:p>0.0007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1453">
                <text:p>3221.1453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147">
                <text:p>3221.147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3881">
                <text:p>3221.3881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398">
                <text:p>3221.398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589">
                <text:p>3221.589</text:p>
              </table:table-cell>
              <table:table-cell office:value-type="float" office:value="0.000551">
                <text:p>0.0005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6779">
                <text:p>3221.6779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6789">
                <text:p>3221.6789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9649">
                <text:p>3221.9649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9698">
                <text:p>3221.9698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2347">
                <text:p>3222.2347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2437">
                <text:p>3222.2437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887">
                <text:p>3222.4887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908">
                <text:p>3222.4908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921">
                <text:p>3222.4921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7501">
                <text:p>3222.7501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7567">
                <text:p>3222.7567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0165">
                <text:p>3223.016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5">
                <text:p>28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0281">
                <text:p>3223.028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5">
                <text:p>28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2595">
                <text:p>3223.2595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5">
                <text:p>28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2915">
                <text:p>3223.2915</text:p>
              </table:table-cell>
              <table:table-cell office:value-type="float" office:value="0.000023">
                <text:p>0.0000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maximum="36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69cm" svg:height="8.625cm" xlink:href=".." chart:class="chart:scatter" chart:column-mapping="1 2" chart:style-name="ch1">
        <chart:title svg:x="5.685cm" svg:y="0.173cm" chart:style-name="ch2">
          <text:p>Gurobi solver behavior</text:p>
        </chart:title>
        <chart:legend chart:legend-position="end" svg:x="13.553cm" svg:y="3.655cm" chart:style-name="ch3"/>
        <chart:plot-area chart:style-name="ch4" table:cell-range-address="NoInit.A7:NoInit.A562 NoInit.E6:NoInit.G562" chart:data-source-has-labels="row" svg:x="0.433cm" svg:y="0.848cm" svg:width="12.804cm" svg:height="7.462cm">
          <chart:axis chart:dimension="x" chart:name="primary-x" chart:style-name="ch5">
            <chart:title svg:x="6.539cm" svg:y="7.91cm" chart:style-name="ch6">
              <text:p>Time (s)</text:p>
            </chart:title>
          </chart:axis>
          <chart:axis chart:dimension="y" chart:name="primary-y" chart:style-name="ch7">
            <chart:title svg:x="0.318cm" svg:y="4.968cm" chart:style-name="ch8">
              <text:p>Objective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NoInit.E7:NoInit.E562" chart:label-cell-address="NoInit.E6:NoInit.E6" chart:class="chart:scatter">
            <chart:domain table:cell-range-address="NoInit.A7:NoInit.A562"/>
            <chart:data-point chart:repeated="556"/>
          </chart:series>
          <chart:series chart:attached-axis="primary-y" chart:style-name="ch12" chart:values-cell-range-address="NoInit.F7:NoInit.F562" chart:label-cell-address="NoInit.F6:NoInit.F6" chart:class="chart:scatter">
            <chart:data-point chart:repeated="556"/>
          </chart:series>
          <chart:series chart:attached-axis="secondary-y" chart:style-name="ch13" chart:values-cell-range-address="NoInit.G7:NoInit.G562" chart:label-cell-address="NoInit.G6:NoInit.G6" chart:class="chart:scatter">
            <chart:data-point chart:repeated="55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NoInit.E6:NoInit.E6">Incumbent</text:p>
              </table:table-cell>
              <table:table-cell office:value-type="string">
                <text:p text:id="NoInit.F6:NoInit.F6">BestBd</text:p>
              </table:table-cell>
              <table:table-cell office:value-type="string">
                <text:p text:id="NoInit.G6:NoInit.G6">G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NoInit.A7:NoInit.A562">0</text:p>
              </table:table-cell>
              <table:table-cell office:value-type="float" office:value="1.#NAN">
                <text:p text:id="NoInit.E7:NoInit.E562">1.#NAN</text:p>
              </table:table-cell>
              <table:table-cell office:value-type="float" office:value="1.#NAN">
                <text:p text:id="NoInit.F7:NoInit.F562">1.#NAN</text:p>
              </table:table-cell>
              <table:table-cell office:value-type="float" office:value="1.#NAN">
                <text:p text:id="NoInit.G7:NoInit.G562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365.0895">
                <text:p>5365.08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506.2475">
                <text:p>3506.2475</text:p>
              </table:table-cell>
              <table:table-cell office:value-type="float" office:value="3132.1894">
                <text:p>3132.1894</text:p>
              </table:table-cell>
              <table:table-cell office:value-type="float" office:value="0.106683">
                <text:p>0.106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432.3667">
                <text:p>3432.3667</text:p>
              </table:table-cell>
              <table:table-cell office:value-type="float" office:value="3149.6156">
                <text:p>3149.6156</text:p>
              </table:table-cell>
              <table:table-cell office:value-type="float" office:value="0.082378">
                <text:p>0.082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2.6153">
                <text:p>3152.6153</text:p>
              </table:table-cell>
              <table:table-cell office:value-type="float" office:value="0.075959">
                <text:p>0.075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4.665">
                <text:p>3154.665</text:p>
              </table:table-cell>
              <table:table-cell office:value-type="float" office:value="0.075359">
                <text:p>0.075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6.7542">
                <text:p>3156.7542</text:p>
              </table:table-cell>
              <table:table-cell office:value-type="float" office:value="0.074746">
                <text:p>0.074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5403">
                <text:p>3159.5403</text:p>
              </table:table-cell>
              <table:table-cell office:value-type="float" office:value="0.072746">
                <text:p>0.072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08">
                <text:p>3159.7108</text:p>
              </table:table-cell>
              <table:table-cell office:value-type="float" office:value="0.072696">
                <text:p>0.072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08">
                <text:p>3159.7108</text:p>
              </table:table-cell>
              <table:table-cell office:value-type="float" office:value="0.072696">
                <text:p>0.072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78">
                <text:p>3159.7178</text:p>
              </table:table-cell>
              <table:table-cell office:value-type="float" office:value="0.072694">
                <text:p>0.072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1.2815">
                <text:p>3161.2815</text:p>
              </table:table-cell>
              <table:table-cell office:value-type="float" office:value="0.072235">
                <text:p>0.072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2.1073">
                <text:p>3162.1073</text:p>
              </table:table-cell>
              <table:table-cell office:value-type="float" office:value="0.071993">
                <text:p>0.071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3.6417">
                <text:p>3163.6417</text:p>
              </table:table-cell>
              <table:table-cell office:value-type="float" office:value="0.071543">
                <text:p>0.0715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404.2869">
                <text:p>3404.2869</text:p>
              </table:table-cell>
              <table:table-cell office:value-type="float" office:value="3163.6417">
                <text:p>3163.6417</text:p>
              </table:table-cell>
              <table:table-cell office:value-type="float" office:value="0.070689">
                <text:p>0.070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404.2869">
                <text:p>3404.2869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70323">
                <text:p>0.070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3374.1746">
                <text:p>3374.1746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62026">
                <text:p>0.062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61047">
                <text:p>0.061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">
                <text:p>69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5.8122">
                <text:p>3165.8122</text:p>
              </table:table-cell>
              <table:table-cell office:value-type="float" office:value="0.060772">
                <text:p>0.060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5.8988">
                <text:p>3165.8988</text:p>
              </table:table-cell>
              <table:table-cell office:value-type="float" office:value="0.060747">
                <text:p>0.060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623">
                <text:p>3167.623</text:p>
              </table:table-cell>
              <table:table-cell office:value-type="float" office:value="0.060235">
                <text:p>0.060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8489">
                <text:p>3167.8489</text:p>
              </table:table-cell>
              <table:table-cell office:value-type="float" office:value="0.060168">
                <text:p>0.060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8956">
                <text:p>3167.8956</text:p>
              </table:table-cell>
              <table:table-cell office:value-type="float" office:value="0.060154">
                <text:p>0.060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4437">
                <text:p>3170.4437</text:p>
              </table:table-cell>
              <table:table-cell office:value-type="float" office:value="0.059398">
                <text:p>0.059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7487">
                <text:p>3170.7487</text:p>
              </table:table-cell>
              <table:table-cell office:value-type="float" office:value="0.059308">
                <text:p>0.059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8131">
                <text:p>3170.8131</text:p>
              </table:table-cell>
              <table:table-cell office:value-type="float" office:value="0.059289">
                <text:p>0.059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4">
                <text:p>74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9872">
                <text:p>3170.9872</text:p>
              </table:table-cell>
              <table:table-cell office:value-type="float" office:value="0.059237">
                <text:p>0.059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1.8523">
                <text:p>3171.8523</text:p>
              </table:table-cell>
              <table:table-cell office:value-type="float" office:value="0.05898">
                <text:p>0.05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">
                <text:p>7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2.1374">
                <text:p>3172.1374</text:p>
              </table:table-cell>
              <table:table-cell office:value-type="float" office:value="0.058896">
                <text:p>0.0588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1065">
                <text:p>3173.1065</text:p>
              </table:table-cell>
              <table:table-cell office:value-type="float" office:value="0.058608">
                <text:p>0.058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3213">
                <text:p>3173.3213</text:p>
              </table:table-cell>
              <table:table-cell office:value-type="float" office:value="0.058545">
                <text:p>0.0585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3497">
                <text:p>3173.3497</text:p>
              </table:table-cell>
              <table:table-cell office:value-type="float" office:value="0.058536">
                <text:p>0.058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5631">
                <text:p>3173.5631</text:p>
              </table:table-cell>
              <table:table-cell office:value-type="float" office:value="0.058473">
                <text:p>0.0584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7742">
                <text:p>3173.7742</text:p>
              </table:table-cell>
              <table:table-cell office:value-type="float" office:value="0.05841">
                <text:p>0.05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952">
                <text:p>3173.952</text:p>
              </table:table-cell>
              <table:table-cell office:value-type="float" office:value="0.058357">
                <text:p>0.05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">
                <text:p>7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4.108">
                <text:p>3174.108</text:p>
              </table:table-cell>
              <table:table-cell office:value-type="float" office:value="0.058311">
                <text:p>0.058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3334.5948">
                <text:p>3334.5948</text:p>
              </table:table-cell>
              <table:table-cell office:value-type="float" office:value="3174.108">
                <text:p>3174.108</text:p>
              </table:table-cell>
              <table:table-cell office:value-type="float" office:value="0.048128">
                <text:p>0.048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7">
                <text:p>11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108">
                <text:p>3174.108</text:p>
              </table:table-cell>
              <table:table-cell office:value-type="float" office:value="0.037058">
                <text:p>0.0370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">
                <text:p>11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1604">
                <text:p>3174.1604</text:p>
              </table:table-cell>
              <table:table-cell office:value-type="float" office:value="0.037042">
                <text:p>0.037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">
                <text:p>11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2185">
                <text:p>3174.2185</text:p>
              </table:table-cell>
              <table:table-cell office:value-type="float" office:value="0.037024">
                <text:p>0.037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1">
                <text:p>13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4812">
                <text:p>3174.4812</text:p>
              </table:table-cell>
              <table:table-cell office:value-type="float" office:value="0.036945">
                <text:p>0.036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">
                <text:p>13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5.0634">
                <text:p>3175.0634</text:p>
              </table:table-cell>
              <table:table-cell office:value-type="float" office:value="0.036768">
                <text:p>0.0367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">
                <text:p>13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6.1167">
                <text:p>3176.1167</text:p>
              </table:table-cell>
              <table:table-cell office:value-type="float" office:value="0.036448">
                <text:p>0.036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">
                <text:p>13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3654">
                <text:p>3177.3654</text:p>
              </table:table-cell>
              <table:table-cell office:value-type="float" office:value="0.03607">
                <text:p>0.03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">
                <text:p>13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618">
                <text:p>3177.618</text:p>
              </table:table-cell>
              <table:table-cell office:value-type="float" office:value="0.035993">
                <text:p>0.0359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">
                <text:p>14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8099">
                <text:p>3177.8099</text:p>
              </table:table-cell>
              <table:table-cell office:value-type="float" office:value="0.035935">
                <text:p>0.035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3">
                <text:p>14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0.6745">
                <text:p>3180.6745</text:p>
              </table:table-cell>
              <table:table-cell office:value-type="float" office:value="0.035066">
                <text:p>0.035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">
                <text:p>14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0.7896">
                <text:p>3180.7896</text:p>
              </table:table-cell>
              <table:table-cell office:value-type="float" office:value="0.035031">
                <text:p>0.035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6">
                <text:p>14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2.2282">
                <text:p>3182.2282</text:p>
              </table:table-cell>
              <table:table-cell office:value-type="float" office:value="0.034594">
                <text:p>0.034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7">
                <text:p>14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2.9423">
                <text:p>3182.9423</text:p>
              </table:table-cell>
              <table:table-cell office:value-type="float" office:value="0.034378">
                <text:p>0.0343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">
                <text:p>14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3.0326">
                <text:p>3183.0326</text:p>
              </table:table-cell>
              <table:table-cell office:value-type="float" office:value="0.03435">
                <text:p>0.03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">
                <text:p>14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3.2761">
                <text:p>3183.2761</text:p>
              </table:table-cell>
              <table:table-cell office:value-type="float" office:value="0.034277">
                <text:p>0.034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">
                <text:p>15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0156">
                <text:p>3184.0156</text:p>
              </table:table-cell>
              <table:table-cell office:value-type="float" office:value="0.034052">
                <text:p>0.034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">
                <text:p>15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3978">
                <text:p>3184.3978</text:p>
              </table:table-cell>
              <table:table-cell office:value-type="float" office:value="0.033936">
                <text:p>0.0339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">
                <text:p>15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7854">
                <text:p>3184.7854</text:p>
              </table:table-cell>
              <table:table-cell office:value-type="float" office:value="0.033819">
                <text:p>0.0338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9">
                <text:p>159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9034">
                <text:p>3184.9034</text:p>
              </table:table-cell>
              <table:table-cell office:value-type="float" office:value="0.033783">
                <text:p>0.0337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">
                <text:p>159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5.8099">
                <text:p>3185.8099</text:p>
              </table:table-cell>
              <table:table-cell office:value-type="float" office:value="0.033508">
                <text:p>0.033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1">
                <text:p>16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1523">
                <text:p>3186.1523</text:p>
              </table:table-cell>
              <table:table-cell office:value-type="float" office:value="0.033404">
                <text:p>0.033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1">
                <text:p>16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344">
                <text:p>3186.2344</text:p>
              </table:table-cell>
              <table:table-cell office:value-type="float" office:value="0.033379">
                <text:p>0.033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1">
                <text:p>16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53">
                <text:p>3186.253</text:p>
              </table:table-cell>
              <table:table-cell office:value-type="float" office:value="0.033373">
                <text:p>0.0333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3">
                <text:p>16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597">
                <text:p>3186.2597</text:p>
              </table:table-cell>
              <table:table-cell office:value-type="float" office:value="0.033371">
                <text:p>0.033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3">
                <text:p>16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3369">
                <text:p>3186.3369</text:p>
              </table:table-cell>
              <table:table-cell office:value-type="float" office:value="0.033348">
                <text:p>0.0333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">
                <text:p>16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7838">
                <text:p>3186.7838</text:p>
              </table:table-cell>
              <table:table-cell office:value-type="float" office:value="0.033212">
                <text:p>0.033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">
                <text:p>16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9162">
                <text:p>3186.9162</text:p>
              </table:table-cell>
              <table:table-cell office:value-type="float" office:value="0.033172">
                <text:p>0.0331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5">
                <text:p>16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9195">
                <text:p>3186.9195</text:p>
              </table:table-cell>
              <table:table-cell office:value-type="float" office:value="0.033171">
                <text:p>0.033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7.447">
                <text:p>3187.447</text:p>
              </table:table-cell>
              <table:table-cell office:value-type="float" office:value="0.033011">
                <text:p>0.033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7.7702">
                <text:p>3187.7702</text:p>
              </table:table-cell>
              <table:table-cell office:value-type="float" office:value="0.032913">
                <text:p>0.032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">
                <text:p>17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0138">
                <text:p>3188.0138</text:p>
              </table:table-cell>
              <table:table-cell office:value-type="float" office:value="0.032839">
                <text:p>0.032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2">
                <text:p>17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577">
                <text:p>3188.577</text:p>
              </table:table-cell>
              <table:table-cell office:value-type="float" office:value="0.032668">
                <text:p>0.0326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3">
                <text:p>17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7292">
                <text:p>3188.7292</text:p>
              </table:table-cell>
              <table:table-cell office:value-type="float" office:value="0.032622">
                <text:p>0.032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4">
                <text:p>17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7331">
                <text:p>3188.7331</text:p>
              </table:table-cell>
              <table:table-cell office:value-type="float" office:value="0.032621">
                <text:p>0.0326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4">
                <text:p>17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8267">
                <text:p>3188.8267</text:p>
              </table:table-cell>
              <table:table-cell office:value-type="float" office:value="0.032593">
                <text:p>0.0325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">
                <text:p>17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8267">
                <text:p>3188.8267</text:p>
              </table:table-cell>
              <table:table-cell office:value-type="float" office:value="0.018672">
                <text:p>0.0186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8">
                <text:p>17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8519">
                <text:p>3188.8519</text:p>
              </table:table-cell>
              <table:table-cell office:value-type="float" office:value="0.018664">
                <text:p>0.0186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8">
                <text:p>17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9989">
                <text:p>3188.9989</text:p>
              </table:table-cell>
              <table:table-cell office:value-type="float" office:value="0.018619">
                <text:p>0.0186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9">
                <text:p>17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4181">
                <text:p>3189.4181</text:p>
              </table:table-cell>
              <table:table-cell office:value-type="float" office:value="0.01849">
                <text:p>0.018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9">
                <text:p>17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6045">
                <text:p>3189.6045</text:p>
              </table:table-cell>
              <table:table-cell office:value-type="float" office:value="0.018432">
                <text:p>0.018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9">
                <text:p>23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6073">
                <text:p>3189.6073</text:p>
              </table:table-cell>
              <table:table-cell office:value-type="float" office:value="0.018431">
                <text:p>0.018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">
                <text:p>24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0273">
                <text:p>3190.0273</text:p>
              </table:table-cell>
              <table:table-cell office:value-type="float" office:value="0.018302">
                <text:p>0.018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4534">
                <text:p>3190.4534</text:p>
              </table:table-cell>
              <table:table-cell office:value-type="float" office:value="0.018171">
                <text:p>0.0181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0">
                <text:p>24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4764">
                <text:p>3190.4764</text:p>
              </table:table-cell>
              <table:table-cell office:value-type="float" office:value="0.018164">
                <text:p>0.018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5604">
                <text:p>3190.5604</text:p>
              </table:table-cell>
              <table:table-cell office:value-type="float" office:value="0.018138">
                <text:p>0.0181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7725">
                <text:p>3190.7725</text:p>
              </table:table-cell>
              <table:table-cell office:value-type="float" office:value="0.018073">
                <text:p>0.0180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8832">
                <text:p>3190.8832</text:p>
              </table:table-cell>
              <table:table-cell office:value-type="float" office:value="0.018039">
                <text:p>0.018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9435">
                <text:p>3190.9435</text:p>
              </table:table-cell>
              <table:table-cell office:value-type="float" office:value="0.01802">
                <text:p>0.018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9567">
                <text:p>3190.9567</text:p>
              </table:table-cell>
              <table:table-cell office:value-type="float" office:value="0.018016">
                <text:p>0.0180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0584">
                <text:p>3191.0584</text:p>
              </table:table-cell>
              <table:table-cell office:value-type="float" office:value="0.017985">
                <text:p>0.017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2927">
                <text:p>3191.2927</text:p>
              </table:table-cell>
              <table:table-cell office:value-type="float" office:value="0.017913">
                <text:p>0.0179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4408">
                <text:p>3191.4408</text:p>
              </table:table-cell>
              <table:table-cell office:value-type="float" office:value="0.017867">
                <text:p>0.0178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656">
                <text:p>3191.656</text:p>
              </table:table-cell>
              <table:table-cell office:value-type="float" office:value="0.017801">
                <text:p>0.0178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0118">
                <text:p>3192.0118</text:p>
              </table:table-cell>
              <table:table-cell office:value-type="float" office:value="0.017691">
                <text:p>0.0176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1904">
                <text:p>3192.1904</text:p>
              </table:table-cell>
              <table:table-cell office:value-type="float" office:value="0.017637">
                <text:p>0.017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2047">
                <text:p>3192.2047</text:p>
              </table:table-cell>
              <table:table-cell office:value-type="float" office:value="0.017632">
                <text:p>0.0176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8">
                <text:p>24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6047">
                <text:p>3192.6047</text:p>
              </table:table-cell>
              <table:table-cell office:value-type="float" office:value="0.017509">
                <text:p>0.0175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8">
                <text:p>24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8435">
                <text:p>3192.8435</text:p>
              </table:table-cell>
              <table:table-cell office:value-type="float" office:value="0.017436">
                <text:p>0.0174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">
                <text:p>24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9262">
                <text:p>3192.9262</text:p>
              </table:table-cell>
              <table:table-cell office:value-type="float" office:value="0.01741">
                <text:p>0.01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9">
                <text:p>24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9964">
                <text:p>3192.9964</text:p>
              </table:table-cell>
              <table:table-cell office:value-type="float" office:value="0.017388">
                <text:p>0.0173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1">
                <text:p>25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0893">
                <text:p>3193.0893</text:p>
              </table:table-cell>
              <table:table-cell office:value-type="float" office:value="0.01736">
                <text:p>0.017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1989">
                <text:p>3193.1989</text:p>
              </table:table-cell>
              <table:table-cell office:value-type="float" office:value="0.017326">
                <text:p>0.017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2">
                <text:p>25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4293">
                <text:p>3193.4293</text:p>
              </table:table-cell>
              <table:table-cell office:value-type="float" office:value="0.017255">
                <text:p>0.017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">
                <text:p>25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717">
                <text:p>3193.717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2">
                <text:p>25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773">
                <text:p>3193.773</text:p>
              </table:table-cell>
              <table:table-cell office:value-type="float" office:value="0.017149">
                <text:p>0.0171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3">
                <text:p>25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2468">
                <text:p>3194.2468</text:p>
              </table:table-cell>
              <table:table-cell office:value-type="float" office:value="0.017004">
                <text:p>0.017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4">
                <text:p>25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3851">
                <text:p>3194.3851</text:p>
              </table:table-cell>
              <table:table-cell office:value-type="float" office:value="0.016961">
                <text:p>0.0169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">
                <text:p>25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6779">
                <text:p>3194.6779</text:p>
              </table:table-cell>
              <table:table-cell office:value-type="float" office:value="0.016871">
                <text:p>0.0168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">
                <text:p>25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2411">
                <text:p>3195.2411</text:p>
              </table:table-cell>
              <table:table-cell office:value-type="float" office:value="0.016698">
                <text:p>0.016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7">
                <text:p>25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2632">
                <text:p>3195.2632</text:p>
              </table:table-cell>
              <table:table-cell office:value-type="float" office:value="0.016691">
                <text:p>0.0166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7">
                <text:p>25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4762">
                <text:p>3195.4762</text:p>
              </table:table-cell>
              <table:table-cell office:value-type="float" office:value="0.016625">
                <text:p>0.016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8">
                <text:p>25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5368">
                <text:p>3195.5368</text:p>
              </table:table-cell>
              <table:table-cell office:value-type="float" office:value="0.016607">
                <text:p>0.0166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9">
                <text:p>25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7272">
                <text:p>3195.7272</text:p>
              </table:table-cell>
              <table:table-cell office:value-type="float" office:value="0.016548">
                <text:p>0.016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9">
                <text:p>25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778">
                <text:p>3195.778</text:p>
              </table:table-cell>
              <table:table-cell office:value-type="float" office:value="0.016532">
                <text:p>0.0165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1">
                <text:p>26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0875">
                <text:p>3196.0875</text:p>
              </table:table-cell>
              <table:table-cell office:value-type="float" office:value="0.016437">
                <text:p>0.0164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1">
                <text:p>26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858">
                <text:p>3196.858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2">
                <text:p>26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901">
                <text:p>3196.901</text:p>
              </table:table-cell>
              <table:table-cell office:value-type="float" office:value="0.016187">
                <text:p>0.016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2">
                <text:p>26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0596">
                <text:p>3197.0596</text:p>
              </table:table-cell>
              <table:table-cell office:value-type="float" office:value="0.016138">
                <text:p>0.0161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2">
                <text:p>26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1532">
                <text:p>3197.1532</text:p>
              </table:table-cell>
              <table:table-cell office:value-type="float" office:value="0.016109">
                <text:p>0.0161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2">
                <text:p>26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1632">
                <text:p>3197.1632</text:p>
              </table:table-cell>
              <table:table-cell office:value-type="float" office:value="0.016106">
                <text:p>0.0161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3">
                <text:p>26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3744">
                <text:p>3197.3744</text:p>
              </table:table-cell>
              <table:table-cell office:value-type="float" office:value="0.016041">
                <text:p>0.0160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3">
                <text:p>26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5056">
                <text:p>3197.5056</text:p>
              </table:table-cell>
              <table:table-cell office:value-type="float" office:value="0.016001">
                <text:p>0.016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4">
                <text:p>26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5348">
                <text:p>3197.5348</text:p>
              </table:table-cell>
              <table:table-cell office:value-type="float" office:value="0.015992">
                <text:p>0.0159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4">
                <text:p>26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7528">
                <text:p>3197.7528</text:p>
              </table:table-cell>
              <table:table-cell office:value-type="float" office:value="0.015925">
                <text:p>0.0159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4">
                <text:p>26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7588">
                <text:p>3197.7588</text:p>
              </table:table-cell>
              <table:table-cell office:value-type="float" office:value="0.015923">
                <text:p>0.0159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4">
                <text:p>26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8955">
                <text:p>3197.8955</text:p>
              </table:table-cell>
              <table:table-cell office:value-type="float" office:value="0.015881">
                <text:p>0.0158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6">
                <text:p>26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986">
                <text:p>3197.986</text:p>
              </table:table-cell>
              <table:table-cell office:value-type="float" office:value="0.015853">
                <text:p>0.0158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6">
                <text:p>26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31">
                <text:p>3198.031</text:p>
              </table:table-cell>
              <table:table-cell office:value-type="float" office:value="0.015839">
                <text:p>0.015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6">
                <text:p>26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548">
                <text:p>3198.0548</text:p>
              </table:table-cell>
              <table:table-cell office:value-type="float" office:value="0.015832">
                <text:p>0.015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7">
                <text:p>26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806">
                <text:p>3198.0806</text:p>
              </table:table-cell>
              <table:table-cell office:value-type="float" office:value="0.015824">
                <text:p>0.0158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7">
                <text:p>26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1766">
                <text:p>3198.1766</text:p>
              </table:table-cell>
              <table:table-cell office:value-type="float" office:value="0.015794">
                <text:p>0.0157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7">
                <text:p>26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384">
                <text:p>3198.2384</text:p>
              </table:table-cell>
              <table:table-cell office:value-type="float" office:value="0.015775">
                <text:p>0.0157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7">
                <text:p>26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898">
                <text:p>3198.2898</text:p>
              </table:table-cell>
              <table:table-cell office:value-type="float" office:value="0.015759">
                <text:p>0.0157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8">
                <text:p>26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94">
                <text:p>3198.294</text:p>
              </table:table-cell>
              <table:table-cell office:value-type="float" office:value="0.015758">
                <text:p>0.0157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">
                <text:p>26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54">
                <text:p>3198.54</text:p>
              </table:table-cell>
              <table:table-cell office:value-type="float" office:value="0.015683">
                <text:p>0.0156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9">
                <text:p>26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634">
                <text:p>3198.634</text:p>
              </table:table-cell>
              <table:table-cell office:value-type="float" office:value="0.015654">
                <text:p>0.015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9">
                <text:p>26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8012">
                <text:p>3198.8012</text:p>
              </table:table-cell>
              <table:table-cell office:value-type="float" office:value="0.015602">
                <text:p>0.015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828">
                <text:p>3198.828</text:p>
              </table:table-cell>
              <table:table-cell office:value-type="float" office:value="0.015594">
                <text:p>0.0155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9">
                <text:p>26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006">
                <text:p>3198.9006</text:p>
              </table:table-cell>
              <table:table-cell office:value-type="float" office:value="0.015572">
                <text:p>0.0155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024">
                <text:p>3198.9024</text:p>
              </table:table-cell>
              <table:table-cell office:value-type="float" office:value="0.015571">
                <text:p>0.015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843">
                <text:p>3198.9843</text:p>
              </table:table-cell>
              <table:table-cell office:value-type="float" office:value="0.015546">
                <text:p>0.0155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2127">
                <text:p>3199.2127</text:p>
              </table:table-cell>
              <table:table-cell office:value-type="float" office:value="0.015475">
                <text:p>0.0154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156">
                <text:p>3199.3156</text:p>
              </table:table-cell>
              <table:table-cell office:value-type="float" office:value="0.015444">
                <text:p>0.015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0">
                <text:p>2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234">
                <text:p>3199.3234</text:p>
              </table:table-cell>
              <table:table-cell office:value-type="float" office:value="0.015441">
                <text:p>0.015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1">
                <text:p>2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36">
                <text:p>3199.336</text:p>
              </table:table-cell>
              <table:table-cell office:value-type="float" office:value="0.015438">
                <text:p>0.0154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2">
                <text:p>27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4189">
                <text:p>3199.4189</text:p>
              </table:table-cell>
              <table:table-cell office:value-type="float" office:value="0.015412">
                <text:p>0.015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2">
                <text:p>27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4641">
                <text:p>3199.4641</text:p>
              </table:table-cell>
              <table:table-cell office:value-type="float" office:value="0.015398">
                <text:p>0.0153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2">
                <text:p>27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6893">
                <text:p>3199.6893</text:p>
              </table:table-cell>
              <table:table-cell office:value-type="float" office:value="0.015329">
                <text:p>0.0153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4">
                <text:p>27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9144">
                <text:p>3199.9144</text:p>
              </table:table-cell>
              <table:table-cell office:value-type="float" office:value="0.01526">
                <text:p>0.015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4">
                <text:p>27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9534">
                <text:p>3199.9534</text:p>
              </table:table-cell>
              <table:table-cell office:value-type="float" office:value="0.015248">
                <text:p>0.0152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5">
                <text:p>275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1584">
                <text:p>3200.1584</text:p>
              </table:table-cell>
              <table:table-cell office:value-type="float" office:value="0.015184">
                <text:p>0.0151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5">
                <text:p>275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2579">
                <text:p>3200.2579</text:p>
              </table:table-cell>
              <table:table-cell office:value-type="float" office:value="0.015154">
                <text:p>0.0151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6">
                <text:p>276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3062">
                <text:p>3200.3062</text:p>
              </table:table-cell>
              <table:table-cell office:value-type="float" office:value="0.015139">
                <text:p>0.0151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6">
                <text:p>276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3162">
                <text:p>3200.3162</text:p>
              </table:table-cell>
              <table:table-cell office:value-type="float" office:value="0.015136">
                <text:p>0.015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6">
                <text:p>276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3162">
                <text:p>3200.3162</text:p>
              </table:table-cell>
              <table:table-cell office:value-type="float" office:value="0.013136">
                <text:p>0.0131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6">
                <text:p>276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411">
                <text:p>3200.411</text:p>
              </table:table-cell>
              <table:table-cell office:value-type="float" office:value="0.013106">
                <text:p>0.0131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6">
                <text:p>276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7054">
                <text:p>3200.7054</text:p>
              </table:table-cell>
              <table:table-cell office:value-type="float" office:value="0.013016">
                <text:p>0.013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7">
                <text:p>277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8011">
                <text:p>3200.8011</text:p>
              </table:table-cell>
              <table:table-cell office:value-type="float" office:value="0.012986">
                <text:p>0.0129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7">
                <text:p>277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8554">
                <text:p>3200.8554</text:p>
              </table:table-cell>
              <table:table-cell office:value-type="float" office:value="0.012969">
                <text:p>0.0129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8">
                <text:p>278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9805">
                <text:p>3200.9805</text:p>
              </table:table-cell>
              <table:table-cell office:value-type="float" office:value="0.012931">
                <text:p>0.0129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8">
                <text:p>278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0238">
                <text:p>3201.0238</text:p>
              </table:table-cell>
              <table:table-cell office:value-type="float" office:value="0.012917">
                <text:p>0.0129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9">
                <text:p>279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131">
                <text:p>3201.131</text:p>
              </table:table-cell>
              <table:table-cell office:value-type="float" office:value="0.012884">
                <text:p>0.0128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9">
                <text:p>279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5041">
                <text:p>3201.5041</text:p>
              </table:table-cell>
              <table:table-cell office:value-type="float" office:value="0.012769">
                <text:p>0.0127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9">
                <text:p>279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5119">
                <text:p>3201.5119</text:p>
              </table:table-cell>
              <table:table-cell office:value-type="float" office:value="0.012767">
                <text:p>0.0127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79">
                <text:p>279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304">
                <text:p>3201.6304</text:p>
              </table:table-cell>
              <table:table-cell office:value-type="float" office:value="0.01273">
                <text:p>0.012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0">
                <text:p>28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469">
                <text:p>3201.6469</text:p>
              </table:table-cell>
              <table:table-cell office:value-type="float" office:value="0.012725">
                <text:p>0.0127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0">
                <text:p>28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775">
                <text:p>3201.6775</text:p>
              </table:table-cell>
              <table:table-cell office:value-type="float" office:value="0.012716">
                <text:p>0.0127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">
                <text:p>28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8102">
                <text:p>3201.8102</text:p>
              </table:table-cell>
              <table:table-cell office:value-type="float" office:value="0.012675">
                <text:p>0.012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0">
                <text:p>28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9477">
                <text:p>3201.9477</text:p>
              </table:table-cell>
              <table:table-cell office:value-type="float" office:value="0.012632">
                <text:p>0.0126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1">
                <text:p>28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1.9477">
                <text:p>3201.9477</text:p>
              </table:table-cell>
              <table:table-cell office:value-type="float" office:value="0.011294">
                <text:p>0.0112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1">
                <text:p>28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1.9723">
                <text:p>3201.9723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1">
                <text:p>28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0639">
                <text:p>3202.0639</text:p>
              </table:table-cell>
              <table:table-cell office:value-type="float" office:value="0.011258">
                <text:p>0.011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1">
                <text:p>28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0651">
                <text:p>3202.0651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2">
                <text:p>28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1806">
                <text:p>3202.1806</text:p>
              </table:table-cell>
              <table:table-cell office:value-type="float" office:value="0.011222">
                <text:p>0.011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2">
                <text:p>28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2829">
                <text:p>3202.2829</text:p>
              </table:table-cell>
              <table:table-cell office:value-type="float" office:value="0.01119">
                <text:p>0.01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2">
                <text:p>28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3877">
                <text:p>3202.3877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2">
                <text:p>28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5904">
                <text:p>3202.5904</text:p>
              </table:table-cell>
              <table:table-cell office:value-type="float" office:value="0.011095">
                <text:p>0.0110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3">
                <text:p>28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6293">
                <text:p>3202.6293</text:p>
              </table:table-cell>
              <table:table-cell office:value-type="float" office:value="0.011083">
                <text:p>0.0110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3">
                <text:p>28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689">
                <text:p>3202.689</text:p>
              </table:table-cell>
              <table:table-cell office:value-type="float" office:value="0.011065">
                <text:p>0.0110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3">
                <text:p>28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7317">
                <text:p>3202.7317</text:p>
              </table:table-cell>
              <table:table-cell office:value-type="float" office:value="0.011052">
                <text:p>0.011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3">
                <text:p>28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7745">
                <text:p>3202.7745</text:p>
              </table:table-cell>
              <table:table-cell office:value-type="float" office:value="0.011038">
                <text:p>0.0110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4">
                <text:p>28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8055">
                <text:p>3202.8055</text:p>
              </table:table-cell>
              <table:table-cell office:value-type="float" office:value="0.011029">
                <text:p>0.011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4">
                <text:p>28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8612">
                <text:p>3202.8612</text:p>
              </table:table-cell>
              <table:table-cell office:value-type="float" office:value="0.011012">
                <text:p>0.011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5">
                <text:p>28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1312">
                <text:p>3203.1312</text:p>
              </table:table-cell>
              <table:table-cell office:value-type="float" office:value="0.010928">
                <text:p>0.0109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5">
                <text:p>28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2695">
                <text:p>3203.2695</text:p>
              </table:table-cell>
              <table:table-cell office:value-type="float" office:value="0.010886">
                <text:p>0.0108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5">
                <text:p>28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3063">
                <text:p>3203.3063</text:p>
              </table:table-cell>
              <table:table-cell office:value-type="float" office:value="0.010874">
                <text:p>0.0108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5">
                <text:p>28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406">
                <text:p>3203.406</text:p>
              </table:table-cell>
              <table:table-cell office:value-type="float" office:value="0.010843">
                <text:p>0.0108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6">
                <text:p>28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4538">
                <text:p>3203.4538</text:p>
              </table:table-cell>
              <table:table-cell office:value-type="float" office:value="0.010829">
                <text:p>0.0108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6">
                <text:p>28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5205">
                <text:p>3203.5205</text:p>
              </table:table-cell>
              <table:table-cell office:value-type="float" office:value="0.010808">
                <text:p>0.0108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6">
                <text:p>28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5725">
                <text:p>3203.5725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6">
                <text:p>28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6679">
                <text:p>3203.6679</text:p>
              </table:table-cell>
              <table:table-cell office:value-type="float" office:value="0.010763">
                <text:p>0.0107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7">
                <text:p>28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7375">
                <text:p>3203.7375</text:p>
              </table:table-cell>
              <table:table-cell office:value-type="float" office:value="0.010741">
                <text:p>0.010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7">
                <text:p>28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7803">
                <text:p>3203.7803</text:p>
              </table:table-cell>
              <table:table-cell office:value-type="float" office:value="0.010728">
                <text:p>0.0107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8">
                <text:p>28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9634">
                <text:p>3203.9634</text:p>
              </table:table-cell>
              <table:table-cell office:value-type="float" office:value="0.010671">
                <text:p>0.0106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8">
                <text:p>28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0116">
                <text:p>3204.0116</text:p>
              </table:table-cell>
              <table:table-cell office:value-type="float" office:value="0.010656">
                <text:p>0.0106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">
                <text:p>28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049">
                <text:p>3204.049</text:p>
              </table:table-cell>
              <table:table-cell office:value-type="float" office:value="0.010645">
                <text:p>0.010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">
                <text:p>28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1418">
                <text:p>3204.1418</text:p>
              </table:table-cell>
              <table:table-cell office:value-type="float" office:value="0.010616">
                <text:p>0.0106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9">
                <text:p>28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3613">
                <text:p>3204.3613</text:p>
              </table:table-cell>
              <table:table-cell office:value-type="float" office:value="0.010548">
                <text:p>0.0105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9">
                <text:p>28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4586">
                <text:p>3204.4586</text:p>
              </table:table-cell>
              <table:table-cell office:value-type="float" office:value="0.010518">
                <text:p>0.0105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9">
                <text:p>28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6393">
                <text:p>3204.6393</text:p>
              </table:table-cell>
              <table:table-cell office:value-type="float" office:value="0.010463">
                <text:p>0.0104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0">
                <text:p>29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7267">
                <text:p>3204.7267</text:p>
              </table:table-cell>
              <table:table-cell office:value-type="float" office:value="0.010436">
                <text:p>0.0104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0">
                <text:p>29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7669">
                <text:p>3204.7669</text:p>
              </table:table-cell>
              <table:table-cell office:value-type="float" office:value="0.010423">
                <text:p>0.0104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0">
                <text:p>29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9664">
                <text:p>3204.9664</text:p>
              </table:table-cell>
              <table:table-cell office:value-type="float" office:value="0.010362">
                <text:p>0.0103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1">
                <text:p>29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9971">
                <text:p>3204.9971</text:p>
              </table:table-cell>
              <table:table-cell office:value-type="float" office:value="0.010352">
                <text:p>0.0103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1">
                <text:p>29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0872">
                <text:p>3205.0872</text:p>
              </table:table-cell>
              <table:table-cell office:value-type="float" office:value="0.010324">
                <text:p>0.0103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1">
                <text:p>291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1209">
                <text:p>3205.1209</text:p>
              </table:table-cell>
              <table:table-cell office:value-type="float" office:value="0.010314">
                <text:p>0.0103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2">
                <text:p>29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1471">
                <text:p>3205.1471</text:p>
              </table:table-cell>
              <table:table-cell office:value-type="float" office:value="0.010306">
                <text:p>0.0103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2">
                <text:p>29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342">
                <text:p>3205.342</text:p>
              </table:table-cell>
              <table:table-cell office:value-type="float" office:value="0.010246">
                <text:p>0.0102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2">
                <text:p>292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4451">
                <text:p>3205.4451</text:p>
              </table:table-cell>
              <table:table-cell office:value-type="float" office:value="0.010214">
                <text:p>0.0102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2">
                <text:p>29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451">
                <text:p>3205.4451</text:p>
              </table:table-cell>
              <table:table-cell office:value-type="float" office:value="0.009929">
                <text:p>0.00992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2">
                <text:p>29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636">
                <text:p>3205.4636</text:p>
              </table:table-cell>
              <table:table-cell office:value-type="float" office:value="0.009924">
                <text:p>0.0099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751">
                <text:p>3205.4751</text:p>
              </table:table-cell>
              <table:table-cell office:value-type="float" office:value="0.00992">
                <text:p>0.009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5737">
                <text:p>3205.5737</text:p>
              </table:table-cell>
              <table:table-cell office:value-type="float" office:value="0.00989">
                <text:p>0.009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6046">
                <text:p>3205.6046</text:p>
              </table:table-cell>
              <table:table-cell office:value-type="float" office:value="0.00988">
                <text:p>0.009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6829">
                <text:p>3205.6829</text:p>
              </table:table-cell>
              <table:table-cell office:value-type="float" office:value="0.009856">
                <text:p>0.0098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3">
                <text:p>29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053">
                <text:p>3205.7053</text:p>
              </table:table-cell>
              <table:table-cell office:value-type="float" office:value="0.009849">
                <text:p>0.0098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">
                <text:p>29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757">
                <text:p>3205.7757</text:p>
              </table:table-cell>
              <table:table-cell office:value-type="float" office:value="0.009827">
                <text:p>0.0098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4">
                <text:p>29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91">
                <text:p>3205.791</text:p>
              </table:table-cell>
              <table:table-cell office:value-type="float" office:value="0.009822">
                <text:p>0.0098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94">
                <text:p>29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8294">
                <text:p>3205.8294</text:p>
              </table:table-cell>
              <table:table-cell office:value-type="float" office:value="0.009811">
                <text:p>0.0098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5">
                <text:p>29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8473">
                <text:p>3205.8473</text:p>
              </table:table-cell>
              <table:table-cell office:value-type="float" office:value="0.009805">
                <text:p>0.0098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5">
                <text:p>29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9903">
                <text:p>3205.9903</text:p>
              </table:table-cell>
              <table:table-cell office:value-type="float" office:value="0.009761">
                <text:p>0.0097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6">
                <text:p>29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018">
                <text:p>3206.018</text:p>
              </table:table-cell>
              <table:table-cell office:value-type="float" office:value="0.009752">
                <text:p>0.0097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96">
                <text:p>29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0937">
                <text:p>3206.0937</text:p>
              </table:table-cell>
              <table:table-cell office:value-type="float" office:value="0.009729">
                <text:p>0.0097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96">
                <text:p>29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1044">
                <text:p>3206.1044</text:p>
              </table:table-cell>
              <table:table-cell office:value-type="float" office:value="0.009726">
                <text:p>0.0097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6">
                <text:p>29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1933">
                <text:p>3206.1933</text:p>
              </table:table-cell>
              <table:table-cell office:value-type="float" office:value="0.009698">
                <text:p>0.0096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7">
                <text:p>29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2442">
                <text:p>3206.2442</text:p>
              </table:table-cell>
              <table:table-cell office:value-type="float" office:value="0.009682">
                <text:p>0.00968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97">
                <text:p>29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4457">
                <text:p>3206.4457</text:p>
              </table:table-cell>
              <table:table-cell office:value-type="float" office:value="0.00962">
                <text:p>0.009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97">
                <text:p>29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4628">
                <text:p>3206.4628</text:p>
              </table:table-cell>
              <table:table-cell office:value-type="float" office:value="0.009615">
                <text:p>0.0096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97">
                <text:p>29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5945">
                <text:p>3206.5945</text:p>
              </table:table-cell>
              <table:table-cell office:value-type="float" office:value="0.009574">
                <text:p>0.0095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8">
                <text:p>29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6691">
                <text:p>3206.6691</text:p>
              </table:table-cell>
              <table:table-cell office:value-type="float" office:value="0.009551">
                <text:p>0.0095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8">
                <text:p>29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7647">
                <text:p>3206.7647</text:p>
              </table:table-cell>
              <table:table-cell office:value-type="float" office:value="0.009522">
                <text:p>0.0095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8">
                <text:p>29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7807">
                <text:p>3206.7807</text:p>
              </table:table-cell>
              <table:table-cell office:value-type="float" office:value="0.009517">
                <text:p>0.0095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98">
                <text:p>29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8356">
                <text:p>3206.8356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99">
                <text:p>29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1462">
                <text:p>3207.1462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99">
                <text:p>29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1501">
                <text:p>3207.1501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9">
                <text:p>29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2019">
                <text:p>3207.2019</text:p>
              </table:table-cell>
              <table:table-cell office:value-type="float" office:value="0.009387">
                <text:p>0.0093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00">
                <text:p>30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2207">
                <text:p>3207.2207</text:p>
              </table:table-cell>
              <table:table-cell office:value-type="float" office:value="0.009381">
                <text:p>0.0093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00">
                <text:p>30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4027">
                <text:p>3207.4027</text:p>
              </table:table-cell>
              <table:table-cell office:value-type="float" office:value="0.009325">
                <text:p>0.0093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0">
                <text:p>30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545">
                <text:p>3207.545</text:p>
              </table:table-cell>
              <table:table-cell office:value-type="float" office:value="0.009281">
                <text:p>0.0092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1">
                <text:p>30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548">
                <text:p>3207.548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01">
                <text:p>30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025">
                <text:p>3207.6025</text:p>
              </table:table-cell>
              <table:table-cell office:value-type="float" office:value="0.009263">
                <text:p>0.0092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2">
                <text:p>30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774">
                <text:p>3207.6774</text:p>
              </table:table-cell>
              <table:table-cell office:value-type="float" office:value="0.00924">
                <text:p>0.009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2">
                <text:p>30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999">
                <text:p>3207.6999</text:p>
              </table:table-cell>
              <table:table-cell office:value-type="float" office:value="0.009233">
                <text:p>0.0092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2">
                <text:p>30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7591">
                <text:p>3207.7591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2">
                <text:p>30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8299">
                <text:p>3207.8299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9617">
                <text:p>3207.9617</text:p>
              </table:table-cell>
              <table:table-cell office:value-type="float" office:value="0.009152">
                <text:p>0.009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3">
                <text:p>30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9746">
                <text:p>3207.9746</text:p>
              </table:table-cell>
              <table:table-cell office:value-type="float" office:value="0.009148">
                <text:p>0.0091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03">
                <text:p>30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0421">
                <text:p>3208.0421</text:p>
              </table:table-cell>
              <table:table-cell office:value-type="float" office:value="0.009127">
                <text:p>0.0091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04">
                <text:p>30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0513">
                <text:p>3208.0513</text:p>
              </table:table-cell>
              <table:table-cell office:value-type="float" office:value="0.009124">
                <text:p>0.0091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4">
                <text:p>30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1604">
                <text:p>3208.1604</text:p>
              </table:table-cell>
              <table:table-cell office:value-type="float" office:value="0.009091">
                <text:p>0.0090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4">
                <text:p>30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2244">
                <text:p>3208.2244</text:p>
              </table:table-cell>
              <table:table-cell office:value-type="float" office:value="0.009071">
                <text:p>0.0090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4">
                <text:p>30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3524">
                <text:p>3208.3524</text:p>
              </table:table-cell>
              <table:table-cell office:value-type="float" office:value="0.009031">
                <text:p>0.0090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5">
                <text:p>30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3799">
                <text:p>3208.3799</text:p>
              </table:table-cell>
              <table:table-cell office:value-type="float" office:value="0.009023">
                <text:p>0.0090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5">
                <text:p>30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46">
                <text:p>3208.46</text:p>
              </table:table-cell>
              <table:table-cell office:value-type="float" office:value="0.008998">
                <text:p>0.0089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5">
                <text:p>30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6898">
                <text:p>3208.6898</text:p>
              </table:table-cell>
              <table:table-cell office:value-type="float" office:value="0.008927">
                <text:p>0.0089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6">
                <text:p>30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7159">
                <text:p>3208.7159</text:p>
              </table:table-cell>
              <table:table-cell office:value-type="float" office:value="0.008919">
                <text:p>0.0089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6">
                <text:p>30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8075">
                <text:p>3208.8075</text:p>
              </table:table-cell>
              <table:table-cell office:value-type="float" office:value="0.008891">
                <text:p>0.0088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6">
                <text:p>30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8499">
                <text:p>3208.8499</text:p>
              </table:table-cell>
              <table:table-cell office:value-type="float" office:value="0.008878">
                <text:p>0.0088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6">
                <text:p>30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9992">
                <text:p>3208.9992</text:p>
              </table:table-cell>
              <table:table-cell office:value-type="float" office:value="0.008832">
                <text:p>0.0088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7">
                <text:p>30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9.0587">
                <text:p>3209.0587</text:p>
              </table:table-cell>
              <table:table-cell office:value-type="float" office:value="0.008813">
                <text:p>0.0088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7">
                <text:p>30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9.15">
                <text:p>3209.15</text:p>
              </table:table-cell>
              <table:table-cell office:value-type="float" office:value="0.008785">
                <text:p>0.0087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7">
                <text:p>30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15">
                <text:p>3209.15</text:p>
              </table:table-cell>
              <table:table-cell office:value-type="float" office:value="0.006334">
                <text:p>0.0063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7">
                <text:p>30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1946">
                <text:p>3209.1946</text:p>
              </table:table-cell>
              <table:table-cell office:value-type="float" office:value="0.00632">
                <text:p>0.006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7">
                <text:p>30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3401">
                <text:p>3209.3401</text:p>
              </table:table-cell>
              <table:table-cell office:value-type="float" office:value="0.006275">
                <text:p>0.0062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8">
                <text:p>30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3799">
                <text:p>3209.3799</text:p>
              </table:table-cell>
              <table:table-cell office:value-type="float" office:value="0.006263">
                <text:p>0.00626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8">
                <text:p>30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4988">
                <text:p>3209.4988</text:p>
              </table:table-cell>
              <table:table-cell office:value-type="float" office:value="0.006226">
                <text:p>0.006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8">
                <text:p>30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5502">
                <text:p>3209.5502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8">
                <text:p>30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6332">
                <text:p>3209.6332</text:p>
              </table:table-cell>
              <table:table-cell office:value-type="float" office:value="0.006184">
                <text:p>0.0061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6708">
                <text:p>3209.6708</text:p>
              </table:table-cell>
              <table:table-cell office:value-type="float" office:value="0.006172">
                <text:p>0.0061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9862">
                <text:p>3209.9862</text:p>
              </table:table-cell>
              <table:table-cell office:value-type="float" office:value="0.006075">
                <text:p>0.0060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9966">
                <text:p>3209.9966</text:p>
              </table:table-cell>
              <table:table-cell office:value-type="float" office:value="0.006072">
                <text:p>0.0060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0332">
                <text:p>3210.0332</text:p>
              </table:table-cell>
              <table:table-cell office:value-type="float" office:value="0.00606">
                <text:p>0.006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2218">
                <text:p>3210.2218</text:p>
              </table:table-cell>
              <table:table-cell office:value-type="float" office:value="0.006002">
                <text:p>0.006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2671">
                <text:p>3210.2671</text:p>
              </table:table-cell>
              <table:table-cell office:value-type="float" office:value="0.005988">
                <text:p>0.0059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4241">
                <text:p>3210.4241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4957">
                <text:p>3210.4957</text:p>
              </table:table-cell>
              <table:table-cell office:value-type="float" office:value="0.005917">
                <text:p>0.0059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179">
                <text:p>3210.5179</text:p>
              </table:table-cell>
              <table:table-cell office:value-type="float" office:value="0.00591">
                <text:p>0.005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0">
                <text:p>31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468">
                <text:p>3210.5468</text:p>
              </table:table-cell>
              <table:table-cell office:value-type="float" office:value="0.005901">
                <text:p>0.0059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1">
                <text:p>31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817">
                <text:p>3210.5817</text:p>
              </table:table-cell>
              <table:table-cell office:value-type="float" office:value="0.00589">
                <text:p>0.005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1">
                <text:p>31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7023">
                <text:p>3210.7023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1">
                <text:p>31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707">
                <text:p>3210.707</text:p>
              </table:table-cell>
              <table:table-cell office:value-type="float" office:value="0.005852">
                <text:p>0.0058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1">
                <text:p>31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9172">
                <text:p>3210.9172</text:p>
              </table:table-cell>
              <table:table-cell office:value-type="float" office:value="0.005787">
                <text:p>0.0057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2">
                <text:p>31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9505">
                <text:p>3210.9505</text:p>
              </table:table-cell>
              <table:table-cell office:value-type="float" office:value="0.005776">
                <text:p>0.0057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2">
                <text:p>31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1255">
                <text:p>3211.1255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2">
                <text:p>31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3465">
                <text:p>3211.3465</text:p>
              </table:table-cell>
              <table:table-cell office:value-type="float" office:value="0.005654">
                <text:p>0.0056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3568">
                <text:p>3211.3568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5154">
                <text:p>3211.5154</text:p>
              </table:table-cell>
              <table:table-cell office:value-type="float" office:value="0.005601">
                <text:p>0.0056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5587">
                <text:p>3211.5587</text:p>
              </table:table-cell>
              <table:table-cell office:value-type="float" office:value="0.005588">
                <text:p>0.0055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699">
                <text:p>3211.699</text:p>
              </table:table-cell>
              <table:table-cell office:value-type="float" office:value="0.005544">
                <text:p>0.0055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7337">
                <text:p>3211.7337</text:p>
              </table:table-cell>
              <table:table-cell office:value-type="float" office:value="0.005534">
                <text:p>0.0055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3">
                <text:p>31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8034">
                <text:p>3211.8034</text:p>
              </table:table-cell>
              <table:table-cell office:value-type="float" office:value="0.005512">
                <text:p>0.0055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4">
                <text:p>31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8548">
                <text:p>3211.8548</text:p>
              </table:table-cell>
              <table:table-cell office:value-type="float" office:value="0.005496">
                <text:p>0.0054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4">
                <text:p>31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0172">
                <text:p>3212.0172</text:p>
              </table:table-cell>
              <table:table-cell office:value-type="float" office:value="0.005446">
                <text:p>0.0054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4">
                <text:p>31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0429">
                <text:p>3212.0429</text:p>
              </table:table-cell>
              <table:table-cell office:value-type="float" office:value="0.005438">
                <text:p>0.0054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4">
                <text:p>31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2259">
                <text:p>3212.2259</text:p>
              </table:table-cell>
              <table:table-cell office:value-type="float" office:value="0.005381">
                <text:p>0.0053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5">
                <text:p>31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3567">
                <text:p>3212.3567</text:p>
              </table:table-cell>
              <table:table-cell office:value-type="float" office:value="0.005341">
                <text:p>0.0053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5">
                <text:p>31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3879">
                <text:p>3212.3879</text:p>
              </table:table-cell>
              <table:table-cell office:value-type="float" office:value="0.005331">
                <text:p>0.0053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5">
                <text:p>31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6533">
                <text:p>3212.6533</text:p>
              </table:table-cell>
              <table:table-cell office:value-type="float" office:value="0.005249">
                <text:p>0.0052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6">
                <text:p>31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741">
                <text:p>3212.741</text:p>
              </table:table-cell>
              <table:table-cell office:value-type="float" office:value="0.005222">
                <text:p>0.0052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6">
                <text:p>31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9285">
                <text:p>3212.9285</text:p>
              </table:table-cell>
              <table:table-cell office:value-type="float" office:value="0.005164">
                <text:p>0.0051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6">
                <text:p>31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0454">
                <text:p>3213.0454</text:p>
              </table:table-cell>
              <table:table-cell office:value-type="float" office:value="0.005128">
                <text:p>0.0051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6">
                <text:p>31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2662">
                <text:p>3213.2662</text:p>
              </table:table-cell>
              <table:table-cell office:value-type="float" office:value="0.005059">
                <text:p>0.0050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7">
                <text:p>31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5544">
                <text:p>3213.5544</text:p>
              </table:table-cell>
              <table:table-cell office:value-type="float" office:value="0.00497">
                <text:p>0.004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7">
                <text:p>31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5842">
                <text:p>3213.5842</text:p>
              </table:table-cell>
              <table:table-cell office:value-type="float" office:value="0.004961">
                <text:p>0.0049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7">
                <text:p>31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7004">
                <text:p>3213.7004</text:p>
              </table:table-cell>
              <table:table-cell office:value-type="float" office:value="0.004925">
                <text:p>0.0049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7506">
                <text:p>3213.7506</text:p>
              </table:table-cell>
              <table:table-cell office:value-type="float" office:value="0.004909">
                <text:p>0.0049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339">
                <text:p>3213.9339</text:p>
              </table:table-cell>
              <table:table-cell office:value-type="float" office:value="0.004852">
                <text:p>0.0048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455">
                <text:p>3213.9455</text:p>
              </table:table-cell>
              <table:table-cell office:value-type="float" office:value="0.004849">
                <text:p>0.0048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868">
                <text:p>3213.9868</text:p>
              </table:table-cell>
              <table:table-cell office:value-type="float" office:value="0.004836">
                <text:p>0.0048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8">
                <text:p>31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1306">
                <text:p>3214.1306</text:p>
              </table:table-cell>
              <table:table-cell office:value-type="float" office:value="0.004792">
                <text:p>0.0047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1687">
                <text:p>3214.1687</text:p>
              </table:table-cell>
              <table:table-cell office:value-type="float" office:value="0.00478">
                <text:p>0.004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2891">
                <text:p>3214.2891</text:p>
              </table:table-cell>
              <table:table-cell office:value-type="float" office:value="0.004742">
                <text:p>0.0047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3038">
                <text:p>3214.3038</text:p>
              </table:table-cell>
              <table:table-cell office:value-type="float" office:value="0.004738">
                <text:p>0.0047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5464">
                <text:p>3214.5464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5822">
                <text:p>3214.5822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9">
                <text:p>31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7052">
                <text:p>3214.7052</text:p>
              </table:table-cell>
              <table:table-cell office:value-type="float" office:value="0.004614">
                <text:p>0.0046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0">
                <text:p>32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001">
                <text:p>3214.9001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0">
                <text:p>32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372">
                <text:p>3214.9372</text:p>
              </table:table-cell>
              <table:table-cell office:value-type="float" office:value="0.004542">
                <text:p>0.0045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0">
                <text:p>32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81">
                <text:p>3214.981</text:p>
              </table:table-cell>
              <table:table-cell office:value-type="float" office:value="0.004528">
                <text:p>0.0045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1">
                <text:p>32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949">
                <text:p>3214.9949</text:p>
              </table:table-cell>
              <table:table-cell office:value-type="float" office:value="0.004524">
                <text:p>0.0045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">
                <text:p>32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1698">
                <text:p>3215.1698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">
                <text:p>32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2969">
                <text:p>3215.2969</text:p>
              </table:table-cell>
              <table:table-cell office:value-type="float" office:value="0.00443">
                <text:p>0.004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3176">
                <text:p>3215.3176</text:p>
              </table:table-cell>
              <table:table-cell office:value-type="float" office:value="0.004424">
                <text:p>0.0044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5189">
                <text:p>3215.5189</text:p>
              </table:table-cell>
              <table:table-cell office:value-type="float" office:value="0.004362">
                <text:p>0.0043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5337">
                <text:p>3215.5337</text:p>
              </table:table-cell>
              <table:table-cell office:value-type="float" office:value="0.004357">
                <text:p>0.0043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6825">
                <text:p>3215.6825</text:p>
              </table:table-cell>
              <table:table-cell office:value-type="float" office:value="0.004311">
                <text:p>0.0043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7796">
                <text:p>3215.7796</text:p>
              </table:table-cell>
              <table:table-cell office:value-type="float" office:value="0.004281">
                <text:p>0.0042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2">
                <text:p>32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9421">
                <text:p>3215.9421</text:p>
              </table:table-cell>
              <table:table-cell office:value-type="float" office:value="0.004231">
                <text:p>0.0042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3">
                <text:p>32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9529">
                <text:p>3215.9529</text:p>
              </table:table-cell>
              <table:table-cell office:value-type="float" office:value="0.004227">
                <text:p>0.0042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3">
                <text:p>32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0671">
                <text:p>3216.0671</text:p>
              </table:table-cell>
              <table:table-cell office:value-type="float" office:value="0.004192">
                <text:p>0.0041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3">
                <text:p>32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0956">
                <text:p>3216.0956</text:p>
              </table:table-cell>
              <table:table-cell office:value-type="float" office:value="0.004183">
                <text:p>0.0041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3">
                <text:p>32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2853">
                <text:p>3216.2853</text:p>
              </table:table-cell>
              <table:table-cell office:value-type="float" office:value="0.004124">
                <text:p>0.0041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4">
                <text:p>32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332">
                <text:p>3216.332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4">
                <text:p>32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4603">
                <text:p>3216.4603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24">
                <text:p>32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4781">
                <text:p>3216.4781</text:p>
              </table:table-cell>
              <table:table-cell office:value-type="float" office:value="0.004065">
                <text:p>0.0040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24">
                <text:p>32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4781">
                <text:p>3216.4781</text:p>
              </table:table-cell>
              <table:table-cell office:value-type="float" office:value="0.002137">
                <text:p>0.0021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4">
                <text:p>32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5981">
                <text:p>3216.598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24">
                <text:p>32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6056">
                <text:p>3216.6056</text:p>
              </table:table-cell>
              <table:table-cell office:value-type="float" office:value="0.002097">
                <text:p>0.0020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4">
                <text:p>32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8898">
                <text:p>3216.8898</text:p>
              </table:table-cell>
              <table:table-cell office:value-type="float" office:value="0.002009">
                <text:p>0.0020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9225">
                <text:p>3216.9225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179">
                <text:p>3217.2179</text:p>
              </table:table-cell>
              <table:table-cell office:value-type="float" office:value="0.001907">
                <text:p>0.0019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224">
                <text:p>3217.2224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642">
                <text:p>3217.2642</text:p>
              </table:table-cell>
              <table:table-cell office:value-type="float" office:value="0.001893">
                <text:p>0.0018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5">
                <text:p>32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5716">
                <text:p>3217.5716</text:p>
              </table:table-cell>
              <table:table-cell office:value-type="float" office:value="0.001798">
                <text:p>0.0017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5811">
                <text:p>3217.5811</text:p>
              </table:table-cell>
              <table:table-cell office:value-type="float" office:value="0.001795">
                <text:p>0.0017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7995">
                <text:p>3217.7995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8035">
                <text:p>3217.8035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2136">
                <text:p>3218.2136</text:p>
              </table:table-cell>
              <table:table-cell office:value-type="float" office:value="0.001598">
                <text:p>0.0015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218">
                <text:p>3218.218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6">
                <text:p>326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5281">
                <text:p>3218.5281</text:p>
              </table:table-cell>
              <table:table-cell office:value-type="float" office:value="0.001501">
                <text:p>0.0015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5397">
                <text:p>3218.5397</text:p>
              </table:table-cell>
              <table:table-cell office:value-type="float" office:value="0.001497">
                <text:p>0.0014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8811">
                <text:p>3218.8811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9691">
                <text:p>3218.9691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9693">
                <text:p>3218.9693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3726">
                <text:p>3219.3726</text:p>
              </table:table-cell>
              <table:table-cell office:value-type="float" office:value="0.001239">
                <text:p>0.00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3793">
                <text:p>3219.3793</text:p>
              </table:table-cell>
              <table:table-cell office:value-type="float" office:value="0.001237">
                <text:p>0.0012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6406">
                <text:p>3219.6406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6447">
                <text:p>3219.6447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27">
                <text:p>327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962">
                <text:p>3219.962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9687">
                <text:p>3219.9687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3136">
                <text:p>3220.3136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315">
                <text:p>3220.315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4492">
                <text:p>3220.4492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6138">
                <text:p>3220.6138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6284">
                <text:p>3220.6284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8643">
                <text:p>3220.8643</text:p>
              </table:table-cell>
              <table:table-cell office:value-type="float" office:value="0.000776">
                <text:p>0.0007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8702">
                <text:p>3220.8702</text:p>
              </table:table-cell>
              <table:table-cell office:value-type="float" office:value="0.000774">
                <text:p>0.0007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1453">
                <text:p>3221.1453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28">
                <text:p>328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147">
                <text:p>3221.147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3881">
                <text:p>3221.3881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398">
                <text:p>3221.398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589">
                <text:p>3221.589</text:p>
              </table:table-cell>
              <table:table-cell office:value-type="float" office:value="0.000551">
                <text:p>0.0005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6779">
                <text:p>3221.6779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6789">
                <text:p>3221.6789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9649">
                <text:p>3221.9649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9698">
                <text:p>3221.9698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2347">
                <text:p>3222.2347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2437">
                <text:p>3222.2437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887">
                <text:p>3222.4887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908">
                <text:p>3222.4908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921">
                <text:p>3222.4921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9">
                <text:p>329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7501">
                <text:p>3222.7501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7567">
                <text:p>3222.7567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0165">
                <text:p>3223.016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0281">
                <text:p>3223.028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2595">
                <text:p>3223.2595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0">
                <text:p>330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2915">
                <text:p>3223.2915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maximum="3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3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12" style:family="chart" style:data-style-name="N0">
      <style:chart-properties chart:symbol-type="none"/>
      <style:graphic-properties svg:stroke-width="0.088cm" svg:stroke-color="#314004" draw:fill-color="#314004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68cm" svg:height="8.608cm" xlink:href=".." chart:class="chart:scatter" chart:column-mapping="1 2" chart:style-name="ch1">
        <chart:title svg:x="5.685cm" svg:y="0.173cm" chart:style-name="ch2">
          <text:p>Gurobi solver behavior</text:p>
        </chart:title>
        <chart:subtitle svg:x="6.359cm" svg:y="0.848cm" chart:style-name="ch3">
          <text:p>With initial solution</text:p>
        </chart:subtitle>
        <chart:legend chart:legend-position="end" svg:x="13.552cm" svg:y="3.647cm" chart:style-name="ch4"/>
        <chart:plot-area chart:style-name="ch5" table:cell-range-address="Init.A7:Init.A389 Init.E6:Init.G389" chart:data-source-has-labels="row" svg:x="0.433cm" svg:y="1.471cm" svg:width="12.803cm" svg:height="6.822cm">
          <chart:axis chart:dimension="x" chart:name="primary-x" chart:style-name="ch6">
            <chart:title svg:x="6.538cm" svg:y="7.893cm" chart:style-name="ch7">
              <text:p>Time (s)</text:p>
            </chart:title>
          </chart:axis>
          <chart:axis chart:dimension="y" chart:name="primary-y" chart:style-name="ch8">
            <chart:title svg:x="0.318cm" svg:y="5.271cm" chart:style-name="ch9">
              <text:p>Objective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Init.E7:Init.E389" chart:label-cell-address="Init.E6:Init.E6" chart:class="chart:scatter">
            <chart:domain table:cell-range-address="Init.A7:Init.A389"/>
            <chart:data-point chart:repeated="383"/>
          </chart:series>
          <chart:series chart:attached-axis="primary-y" chart:style-name="ch13" chart:values-cell-range-address="Init.F7:Init.F389" chart:label-cell-address="Init.F6:Init.F6" chart:class="chart:scatter">
            <chart:data-point chart:repeated="383"/>
          </chart:series>
          <chart:series chart:attached-axis="secondary-y" chart:style-name="ch14" chart:values-cell-range-address="Init.G7:Init.G389" chart:label-cell-address="Init.G6:Init.G6" chart:class="chart:scatter">
            <chart:data-point chart:repeated="38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it.E6:Init.E6">Incumbent</text:p>
              </table:table-cell>
              <table:table-cell office:value-type="string">
                <text:p text:id="Init.F6:Init.F6">BestBd</text:p>
              </table:table-cell>
              <table:table-cell office:value-type="string">
                <text:p text:id="Init.G6:Init.G6">G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Init.A7:Init.A389">0</text:p>
              </table:table-cell>
              <table:table-cell office:value-type="float" office:value="3571.2967">
                <text:p text:id="Init.E7:Init.E389">3571.2967</text:p>
              </table:table-cell>
              <table:table-cell office:value-type="float" office:value="1.#NAN">
                <text:p text:id="Init.F7:Init.F389">1.#NAN</text:p>
              </table:table-cell>
              <table:table-cell office:value-type="float" office:value="1.#NAN">
                <text:p text:id="Init.G7:Init.G38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06.2475">
                <text:p>3506.2475</text:p>
              </table:table-cell>
              <table:table-cell office:value-type="float" office:value="3132.1894">
                <text:p>3132.1894</text:p>
              </table:table-cell>
              <table:table-cell office:value-type="float" office:value="0.106683">
                <text:p>0.106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432.3667">
                <text:p>3432.3667</text:p>
              </table:table-cell>
              <table:table-cell office:value-type="float" office:value="3149.6156">
                <text:p>3149.6156</text:p>
              </table:table-cell>
              <table:table-cell office:value-type="float" office:value="0.082378">
                <text:p>0.082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2.6153">
                <text:p>3152.6153</text:p>
              </table:table-cell>
              <table:table-cell office:value-type="float" office:value="0.075959">
                <text:p>0.075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4.665">
                <text:p>3154.665</text:p>
              </table:table-cell>
              <table:table-cell office:value-type="float" office:value="0.075359">
                <text:p>0.0753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411.7713">
                <text:p>3411.7713</text:p>
              </table:table-cell>
              <table:table-cell office:value-type="float" office:value="3156.7542">
                <text:p>3156.7542</text:p>
              </table:table-cell>
              <table:table-cell office:value-type="float" office:value="0.074746">
                <text:p>0.074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5403">
                <text:p>3159.5403</text:p>
              </table:table-cell>
              <table:table-cell office:value-type="float" office:value="0.072746">
                <text:p>0.072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08">
                <text:p>3159.7108</text:p>
              </table:table-cell>
              <table:table-cell office:value-type="float" office:value="0.072696">
                <text:p>0.072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08">
                <text:p>3159.7108</text:p>
              </table:table-cell>
              <table:table-cell office:value-type="float" office:value="0.072696">
                <text:p>0.072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407.4168">
                <text:p>3407.4168</text:p>
              </table:table-cell>
              <table:table-cell office:value-type="float" office:value="3159.7178">
                <text:p>3159.7178</text:p>
              </table:table-cell>
              <table:table-cell office:value-type="float" office:value="0.072694">
                <text:p>0.0726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1.2815">
                <text:p>3161.2815</text:p>
              </table:table-cell>
              <table:table-cell office:value-type="float" office:value="0.072235">
                <text:p>0.072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2.1073">
                <text:p>3162.1073</text:p>
              </table:table-cell>
              <table:table-cell office:value-type="float" office:value="0.071993">
                <text:p>0.071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3407.4168">
                <text:p>3407.4168</text:p>
              </table:table-cell>
              <table:table-cell office:value-type="float" office:value="3163.6417">
                <text:p>3163.6417</text:p>
              </table:table-cell>
              <table:table-cell office:value-type="float" office:value="0.071543">
                <text:p>0.071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3404.2869">
                <text:p>3404.2869</text:p>
              </table:table-cell>
              <table:table-cell office:value-type="float" office:value="3163.6417">
                <text:p>3163.6417</text:p>
              </table:table-cell>
              <table:table-cell office:value-type="float" office:value="0.070689">
                <text:p>0.070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3404.2869">
                <text:p>3404.2869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70323">
                <text:p>0.070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3374.1746">
                <text:p>3374.1746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62026">
                <text:p>0.062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4.8874">
                <text:p>3164.8874</text:p>
              </table:table-cell>
              <table:table-cell office:value-type="float" office:value="0.061047">
                <text:p>0.061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5.8122">
                <text:p>3165.8122</text:p>
              </table:table-cell>
              <table:table-cell office:value-type="float" office:value="0.060772">
                <text:p>0.0607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5.8988">
                <text:p>3165.8988</text:p>
              </table:table-cell>
              <table:table-cell office:value-type="float" office:value="0.060747">
                <text:p>0.060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623">
                <text:p>3167.623</text:p>
              </table:table-cell>
              <table:table-cell office:value-type="float" office:value="0.060235">
                <text:p>0.060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8489">
                <text:p>3167.8489</text:p>
              </table:table-cell>
              <table:table-cell office:value-type="float" office:value="0.060168">
                <text:p>0.060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67.8956">
                <text:p>3167.8956</text:p>
              </table:table-cell>
              <table:table-cell office:value-type="float" office:value="0.060154">
                <text:p>0.060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4437">
                <text:p>3170.4437</text:p>
              </table:table-cell>
              <table:table-cell office:value-type="float" office:value="0.059398">
                <text:p>0.0593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7487">
                <text:p>3170.7487</text:p>
              </table:table-cell>
              <table:table-cell office:value-type="float" office:value="0.059308">
                <text:p>0.059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">
                <text:p>68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8131">
                <text:p>3170.8131</text:p>
              </table:table-cell>
              <table:table-cell office:value-type="float" office:value="0.059289">
                <text:p>0.0592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0.9872">
                <text:p>3170.9872</text:p>
              </table:table-cell>
              <table:table-cell office:value-type="float" office:value="0.059237">
                <text:p>0.059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1.8523">
                <text:p>3171.8523</text:p>
              </table:table-cell>
              <table:table-cell office:value-type="float" office:value="0.05898">
                <text:p>0.05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2.1374">
                <text:p>3172.1374</text:p>
              </table:table-cell>
              <table:table-cell office:value-type="float" office:value="0.058896">
                <text:p>0.0588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1065">
                <text:p>3173.1065</text:p>
              </table:table-cell>
              <table:table-cell office:value-type="float" office:value="0.058608">
                <text:p>0.058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">
                <text:p>70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3213">
                <text:p>3173.3213</text:p>
              </table:table-cell>
              <table:table-cell office:value-type="float" office:value="0.058545">
                <text:p>0.0585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">
                <text:p>72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3497">
                <text:p>3173.3497</text:p>
              </table:table-cell>
              <table:table-cell office:value-type="float" office:value="0.058536">
                <text:p>0.058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5631">
                <text:p>3173.5631</text:p>
              </table:table-cell>
              <table:table-cell office:value-type="float" office:value="0.058473">
                <text:p>0.058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7742">
                <text:p>3173.7742</text:p>
              </table:table-cell>
              <table:table-cell office:value-type="float" office:value="0.05841">
                <text:p>0.05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3.952">
                <text:p>3173.952</text:p>
              </table:table-cell>
              <table:table-cell office:value-type="float" office:value="0.058357">
                <text:p>0.058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">
                <text:p>73</text:p>
              </table:table-cell>
              <table:table-cell office:value-type="float" office:value="3370.6547">
                <text:p>3370.6547</text:p>
              </table:table-cell>
              <table:table-cell office:value-type="float" office:value="3174.108">
                <text:p>3174.108</text:p>
              </table:table-cell>
              <table:table-cell office:value-type="float" office:value="0.058311">
                <text:p>0.0583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3334.5948">
                <text:p>3334.5948</text:p>
              </table:table-cell>
              <table:table-cell office:value-type="float" office:value="3174.108">
                <text:p>3174.108</text:p>
              </table:table-cell>
              <table:table-cell office:value-type="float" office:value="0.048128">
                <text:p>0.048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108">
                <text:p>3174.108</text:p>
              </table:table-cell>
              <table:table-cell office:value-type="float" office:value="0.037058">
                <text:p>0.037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2">
                <text:p>11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1604">
                <text:p>3174.1604</text:p>
              </table:table-cell>
              <table:table-cell office:value-type="float" office:value="0.037042">
                <text:p>0.037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">
                <text:p>11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2185">
                <text:p>3174.2185</text:p>
              </table:table-cell>
              <table:table-cell office:value-type="float" office:value="0.037024">
                <text:p>0.0370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4.4812">
                <text:p>3174.4812</text:p>
              </table:table-cell>
              <table:table-cell office:value-type="float" office:value="0.036945">
                <text:p>0.036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5">
                <text:p>12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5.0634">
                <text:p>3175.0634</text:p>
              </table:table-cell>
              <table:table-cell office:value-type="float" office:value="0.036768">
                <text:p>0.0367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">
                <text:p>13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6.1167">
                <text:p>3176.1167</text:p>
              </table:table-cell>
              <table:table-cell office:value-type="float" office:value="0.036448">
                <text:p>0.036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">
                <text:p>131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3654">
                <text:p>3177.3654</text:p>
              </table:table-cell>
              <table:table-cell office:value-type="float" office:value="0.03607">
                <text:p>0.03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618">
                <text:p>3177.618</text:p>
              </table:table-cell>
              <table:table-cell office:value-type="float" office:value="0.035993">
                <text:p>0.0359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">
                <text:p>13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77.8099">
                <text:p>3177.8099</text:p>
              </table:table-cell>
              <table:table-cell office:value-type="float" office:value="0.035935">
                <text:p>0.035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">
                <text:p>13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0.6745">
                <text:p>3180.6745</text:p>
              </table:table-cell>
              <table:table-cell office:value-type="float" office:value="0.035066">
                <text:p>0.0350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6">
                <text:p>13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0.7896">
                <text:p>3180.7896</text:p>
              </table:table-cell>
              <table:table-cell office:value-type="float" office:value="0.035031">
                <text:p>0.0350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9">
                <text:p>139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2.2282">
                <text:p>3182.2282</text:p>
              </table:table-cell>
              <table:table-cell office:value-type="float" office:value="0.034594">
                <text:p>0.034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">
                <text:p>14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2.9423">
                <text:p>3182.9423</text:p>
              </table:table-cell>
              <table:table-cell office:value-type="float" office:value="0.034378">
                <text:p>0.034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0">
                <text:p>14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3.0326">
                <text:p>3183.0326</text:p>
              </table:table-cell>
              <table:table-cell office:value-type="float" office:value="0.03435">
                <text:p>0.03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0">
                <text:p>14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3.2761">
                <text:p>3183.2761</text:p>
              </table:table-cell>
              <table:table-cell office:value-type="float" office:value="0.034277">
                <text:p>0.034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6">
                <text:p>14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0156">
                <text:p>3184.0156</text:p>
              </table:table-cell>
              <table:table-cell office:value-type="float" office:value="0.034052">
                <text:p>0.034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">
                <text:p>14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3978">
                <text:p>3184.3978</text:p>
              </table:table-cell>
              <table:table-cell office:value-type="float" office:value="0.033936">
                <text:p>0.033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">
                <text:p>150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7854">
                <text:p>3184.7854</text:p>
              </table:table-cell>
              <table:table-cell office:value-type="float" office:value="0.033819">
                <text:p>0.033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2">
                <text:p>15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4.9034">
                <text:p>3184.9034</text:p>
              </table:table-cell>
              <table:table-cell office:value-type="float" office:value="0.033783">
                <text:p>0.033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5.8099">
                <text:p>3185.8099</text:p>
              </table:table-cell>
              <table:table-cell office:value-type="float" office:value="0.033508">
                <text:p>0.0335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">
                <text:p>15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1523">
                <text:p>3186.1523</text:p>
              </table:table-cell>
              <table:table-cell office:value-type="float" office:value="0.033404">
                <text:p>0.033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3">
                <text:p>15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344">
                <text:p>3186.2344</text:p>
              </table:table-cell>
              <table:table-cell office:value-type="float" office:value="0.033379">
                <text:p>0.0333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">
                <text:p>15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53">
                <text:p>3186.253</text:p>
              </table:table-cell>
              <table:table-cell office:value-type="float" office:value="0.033373">
                <text:p>0.033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2597">
                <text:p>3186.2597</text:p>
              </table:table-cell>
              <table:table-cell office:value-type="float" office:value="0.033371">
                <text:p>0.0333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5">
                <text:p>15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3369">
                <text:p>3186.3369</text:p>
              </table:table-cell>
              <table:table-cell office:value-type="float" office:value="0.033348">
                <text:p>0.033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">
                <text:p>15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7838">
                <text:p>3186.7838</text:p>
              </table:table-cell>
              <table:table-cell office:value-type="float" office:value="0.033212">
                <text:p>0.0332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7">
                <text:p>15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9162">
                <text:p>3186.9162</text:p>
              </table:table-cell>
              <table:table-cell office:value-type="float" office:value="0.033172">
                <text:p>0.033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6.9195">
                <text:p>3186.9195</text:p>
              </table:table-cell>
              <table:table-cell office:value-type="float" office:value="0.033171">
                <text:p>0.0331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">
                <text:p>15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7.447">
                <text:p>3187.447</text:p>
              </table:table-cell>
              <table:table-cell office:value-type="float" office:value="0.033011">
                <text:p>0.033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">
                <text:p>158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7.7702">
                <text:p>3187.7702</text:p>
              </table:table-cell>
              <table:table-cell office:value-type="float" office:value="0.032913">
                <text:p>0.0329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3">
                <text:p>163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0138">
                <text:p>3188.0138</text:p>
              </table:table-cell>
              <table:table-cell office:value-type="float" office:value="0.032839">
                <text:p>0.032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">
                <text:p>164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577">
                <text:p>3188.577</text:p>
              </table:table-cell>
              <table:table-cell office:value-type="float" office:value="0.032668">
                <text:p>0.032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5">
                <text:p>165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7292">
                <text:p>3188.7292</text:p>
              </table:table-cell>
              <table:table-cell office:value-type="float" office:value="0.032622">
                <text:p>0.0326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6">
                <text:p>166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7331">
                <text:p>3188.7331</text:p>
              </table:table-cell>
              <table:table-cell office:value-type="float" office:value="0.032621">
                <text:p>0.0326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">
                <text:p>167</text:p>
              </table:table-cell>
              <table:table-cell office:value-type="float" office:value="3296.2604">
                <text:p>3296.2604</text:p>
              </table:table-cell>
              <table:table-cell office:value-type="float" office:value="3188.8267">
                <text:p>3188.8267</text:p>
              </table:table-cell>
              <table:table-cell office:value-type="float" office:value="0.032593">
                <text:p>0.032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0">
                <text:p>17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8267">
                <text:p>3188.8267</text:p>
              </table:table-cell>
              <table:table-cell office:value-type="float" office:value="0.018672">
                <text:p>0.0186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1">
                <text:p>1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8519">
                <text:p>3188.8519</text:p>
              </table:table-cell>
              <table:table-cell office:value-type="float" office:value="0.018664">
                <text:p>0.018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1">
                <text:p>1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8.9989">
                <text:p>3188.9989</text:p>
              </table:table-cell>
              <table:table-cell office:value-type="float" office:value="0.018619">
                <text:p>0.018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1">
                <text:p>1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4181">
                <text:p>3189.4181</text:p>
              </table:table-cell>
              <table:table-cell office:value-type="float" office:value="0.01849">
                <text:p>0.018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">
                <text:p>17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6045">
                <text:p>3189.6045</text:p>
              </table:table-cell>
              <table:table-cell office:value-type="float" office:value="0.018432">
                <text:p>0.0184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">
                <text:p>22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89.6073">
                <text:p>3189.6073</text:p>
              </table:table-cell>
              <table:table-cell office:value-type="float" office:value="0.018431">
                <text:p>0.018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8">
                <text:p>22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0273">
                <text:p>3190.0273</text:p>
              </table:table-cell>
              <table:table-cell office:value-type="float" office:value="0.018302">
                <text:p>0.0183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8">
                <text:p>22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4534">
                <text:p>3190.4534</text:p>
              </table:table-cell>
              <table:table-cell office:value-type="float" office:value="0.018171">
                <text:p>0.0181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8">
                <text:p>22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4764">
                <text:p>3190.4764</text:p>
              </table:table-cell>
              <table:table-cell office:value-type="float" office:value="0.018164">
                <text:p>0.018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">
                <text:p>22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5604">
                <text:p>3190.5604</text:p>
              </table:table-cell>
              <table:table-cell office:value-type="float" office:value="0.018138">
                <text:p>0.018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7725">
                <text:p>3190.7725</text:p>
              </table:table-cell>
              <table:table-cell office:value-type="float" office:value="0.018073">
                <text:p>0.018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8832">
                <text:p>3190.8832</text:p>
              </table:table-cell>
              <table:table-cell office:value-type="float" office:value="0.018039">
                <text:p>0.0180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9435">
                <text:p>3190.9435</text:p>
              </table:table-cell>
              <table:table-cell office:value-type="float" office:value="0.01802">
                <text:p>0.018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0.9567">
                <text:p>3190.9567</text:p>
              </table:table-cell>
              <table:table-cell office:value-type="float" office:value="0.018016">
                <text:p>0.018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0">
                <text:p>230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0584">
                <text:p>3191.0584</text:p>
              </table:table-cell>
              <table:table-cell office:value-type="float" office:value="0.017985">
                <text:p>0.017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">
                <text:p>23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2927">
                <text:p>3191.2927</text:p>
              </table:table-cell>
              <table:table-cell office:value-type="float" office:value="0.017913">
                <text:p>0.017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1">
                <text:p>23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4408">
                <text:p>3191.4408</text:p>
              </table:table-cell>
              <table:table-cell office:value-type="float" office:value="0.017867">
                <text:p>0.017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">
                <text:p>23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1.656">
                <text:p>3191.656</text:p>
              </table:table-cell>
              <table:table-cell office:value-type="float" office:value="0.017801">
                <text:p>0.017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0118">
                <text:p>3192.0118</text:p>
              </table:table-cell>
              <table:table-cell office:value-type="float" office:value="0.017691">
                <text:p>0.017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">
                <text:p>23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1904">
                <text:p>3192.1904</text:p>
              </table:table-cell>
              <table:table-cell office:value-type="float" office:value="0.017637">
                <text:p>0.0176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3">
                <text:p>23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2047">
                <text:p>3192.2047</text:p>
              </table:table-cell>
              <table:table-cell office:value-type="float" office:value="0.017632">
                <text:p>0.0176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3">
                <text:p>23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6047">
                <text:p>3192.6047</text:p>
              </table:table-cell>
              <table:table-cell office:value-type="float" office:value="0.017509">
                <text:p>0.0175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3">
                <text:p>23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8435">
                <text:p>3192.8435</text:p>
              </table:table-cell>
              <table:table-cell office:value-type="float" office:value="0.017436">
                <text:p>0.017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4">
                <text:p>23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9262">
                <text:p>3192.9262</text:p>
              </table:table-cell>
              <table:table-cell office:value-type="float" office:value="0.01741">
                <text:p>0.017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4">
                <text:p>23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2.9964">
                <text:p>3192.9964</text:p>
              </table:table-cell>
              <table:table-cell office:value-type="float" office:value="0.017388">
                <text:p>0.0173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5">
                <text:p>23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0893">
                <text:p>3193.0893</text:p>
              </table:table-cell>
              <table:table-cell office:value-type="float" office:value="0.01736">
                <text:p>0.017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">
                <text:p>23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1989">
                <text:p>3193.1989</text:p>
              </table:table-cell>
              <table:table-cell office:value-type="float" office:value="0.017326">
                <text:p>0.0173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5">
                <text:p>23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4293">
                <text:p>3193.4293</text:p>
              </table:table-cell>
              <table:table-cell office:value-type="float" office:value="0.017255">
                <text:p>0.017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5">
                <text:p>23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717">
                <text:p>3193.717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6">
                <text:p>23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3.773">
                <text:p>3193.773</text:p>
              </table:table-cell>
              <table:table-cell office:value-type="float" office:value="0.017149">
                <text:p>0.017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6">
                <text:p>23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2468">
                <text:p>3194.2468</text:p>
              </table:table-cell>
              <table:table-cell office:value-type="float" office:value="0.017004">
                <text:p>0.017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6">
                <text:p>23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3851">
                <text:p>3194.3851</text:p>
              </table:table-cell>
              <table:table-cell office:value-type="float" office:value="0.016961">
                <text:p>0.0169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7">
                <text:p>23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4.6779">
                <text:p>3194.6779</text:p>
              </table:table-cell>
              <table:table-cell office:value-type="float" office:value="0.016871">
                <text:p>0.0168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8">
                <text:p>23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2411">
                <text:p>3195.2411</text:p>
              </table:table-cell>
              <table:table-cell office:value-type="float" office:value="0.016698">
                <text:p>0.0166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8">
                <text:p>23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2632">
                <text:p>3195.2632</text:p>
              </table:table-cell>
              <table:table-cell office:value-type="float" office:value="0.016691">
                <text:p>0.016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8">
                <text:p>23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4762">
                <text:p>3195.4762</text:p>
              </table:table-cell>
              <table:table-cell office:value-type="float" office:value="0.016625">
                <text:p>0.016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9">
                <text:p>23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5368">
                <text:p>3195.5368</text:p>
              </table:table-cell>
              <table:table-cell office:value-type="float" office:value="0.016607">
                <text:p>0.016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9">
                <text:p>23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7272">
                <text:p>3195.7272</text:p>
              </table:table-cell>
              <table:table-cell office:value-type="float" office:value="0.016548">
                <text:p>0.016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9">
                <text:p>23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5.778">
                <text:p>3195.778</text:p>
              </table:table-cell>
              <table:table-cell office:value-type="float" office:value="0.016532">
                <text:p>0.0165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0875">
                <text:p>3196.0875</text:p>
              </table:table-cell>
              <table:table-cell office:value-type="float" office:value="0.016437">
                <text:p>0.016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858">
                <text:p>3196.858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6.901">
                <text:p>3196.901</text:p>
              </table:table-cell>
              <table:table-cell office:value-type="float" office:value="0.016187">
                <text:p>0.0161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0596">
                <text:p>3197.0596</text:p>
              </table:table-cell>
              <table:table-cell office:value-type="float" office:value="0.016138">
                <text:p>0.016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1532">
                <text:p>3197.1532</text:p>
              </table:table-cell>
              <table:table-cell office:value-type="float" office:value="0.016109">
                <text:p>0.0161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41">
                <text:p>241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1632">
                <text:p>3197.1632</text:p>
              </table:table-cell>
              <table:table-cell office:value-type="float" office:value="0.016106">
                <text:p>0.0161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3744">
                <text:p>3197.3744</text:p>
              </table:table-cell>
              <table:table-cell office:value-type="float" office:value="0.016041">
                <text:p>0.0160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5056">
                <text:p>3197.5056</text:p>
              </table:table-cell>
              <table:table-cell office:value-type="float" office:value="0.016001">
                <text:p>0.016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5348">
                <text:p>3197.5348</text:p>
              </table:table-cell>
              <table:table-cell office:value-type="float" office:value="0.015992">
                <text:p>0.0159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7528">
                <text:p>3197.7528</text:p>
              </table:table-cell>
              <table:table-cell office:value-type="float" office:value="0.015925">
                <text:p>0.0159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7588">
                <text:p>3197.7588</text:p>
              </table:table-cell>
              <table:table-cell office:value-type="float" office:value="0.015923">
                <text:p>0.0159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8955">
                <text:p>3197.8955</text:p>
              </table:table-cell>
              <table:table-cell office:value-type="float" office:value="0.015881">
                <text:p>0.0158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7.986">
                <text:p>3197.986</text:p>
              </table:table-cell>
              <table:table-cell office:value-type="float" office:value="0.015853">
                <text:p>0.0158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3">
                <text:p>243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31">
                <text:p>3198.031</text:p>
              </table:table-cell>
              <table:table-cell office:value-type="float" office:value="0.015839">
                <text:p>0.0158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548">
                <text:p>3198.0548</text:p>
              </table:table-cell>
              <table:table-cell office:value-type="float" office:value="0.015832">
                <text:p>0.015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0806">
                <text:p>3198.0806</text:p>
              </table:table-cell>
              <table:table-cell office:value-type="float" office:value="0.015824">
                <text:p>0.0158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4">
                <text:p>244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1766">
                <text:p>3198.1766</text:p>
              </table:table-cell>
              <table:table-cell office:value-type="float" office:value="0.015794">
                <text:p>0.0157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384">
                <text:p>3198.2384</text:p>
              </table:table-cell>
              <table:table-cell office:value-type="float" office:value="0.015775">
                <text:p>0.0157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898">
                <text:p>3198.2898</text:p>
              </table:table-cell>
              <table:table-cell office:value-type="float" office:value="0.015759">
                <text:p>0.0157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294">
                <text:p>3198.294</text:p>
              </table:table-cell>
              <table:table-cell office:value-type="float" office:value="0.015758">
                <text:p>0.01575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54">
                <text:p>3198.54</text:p>
              </table:table-cell>
              <table:table-cell office:value-type="float" office:value="0.015683">
                <text:p>0.0156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634">
                <text:p>3198.634</text:p>
              </table:table-cell>
              <table:table-cell office:value-type="float" office:value="0.015654">
                <text:p>0.015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5">
                <text:p>245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8012">
                <text:p>3198.8012</text:p>
              </table:table-cell>
              <table:table-cell office:value-type="float" office:value="0.015602">
                <text:p>0.0156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828">
                <text:p>3198.828</text:p>
              </table:table-cell>
              <table:table-cell office:value-type="float" office:value="0.015594">
                <text:p>0.0155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006">
                <text:p>3198.9006</text:p>
              </table:table-cell>
              <table:table-cell office:value-type="float" office:value="0.015572">
                <text:p>0.0155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024">
                <text:p>3198.9024</text:p>
              </table:table-cell>
              <table:table-cell office:value-type="float" office:value="0.015571">
                <text:p>0.0155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6">
                <text:p>246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8.9843">
                <text:p>3198.9843</text:p>
              </table:table-cell>
              <table:table-cell office:value-type="float" office:value="0.015546">
                <text:p>0.0155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2127">
                <text:p>3199.2127</text:p>
              </table:table-cell>
              <table:table-cell office:value-type="float" office:value="0.015475">
                <text:p>0.015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156">
                <text:p>3199.3156</text:p>
              </table:table-cell>
              <table:table-cell office:value-type="float" office:value="0.015444">
                <text:p>0.015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234">
                <text:p>3199.3234</text:p>
              </table:table-cell>
              <table:table-cell office:value-type="float" office:value="0.015441">
                <text:p>0.015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336">
                <text:p>3199.336</text:p>
              </table:table-cell>
              <table:table-cell office:value-type="float" office:value="0.015438">
                <text:p>0.0154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7">
                <text:p>247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4189">
                <text:p>3199.4189</text:p>
              </table:table-cell>
              <table:table-cell office:value-type="float" office:value="0.015412">
                <text:p>0.0154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8">
                <text:p>24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4641">
                <text:p>3199.4641</text:p>
              </table:table-cell>
              <table:table-cell office:value-type="float" office:value="0.015398">
                <text:p>0.015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8">
                <text:p>248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6893">
                <text:p>3199.6893</text:p>
              </table:table-cell>
              <table:table-cell office:value-type="float" office:value="0.015329">
                <text:p>0.0153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9">
                <text:p>24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9144">
                <text:p>3199.9144</text:p>
              </table:table-cell>
              <table:table-cell office:value-type="float" office:value="0.01526">
                <text:p>0.015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9">
                <text:p>249</text:p>
              </table:table-cell>
              <table:table-cell office:value-type="float" office:value="3249.5003">
                <text:p>3249.5003</text:p>
              </table:table-cell>
              <table:table-cell office:value-type="float" office:value="3199.9534">
                <text:p>3199.9534</text:p>
              </table:table-cell>
              <table:table-cell office:value-type="float" office:value="0.015248">
                <text:p>0.0152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0">
                <text:p>250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1584">
                <text:p>3200.1584</text:p>
              </table:table-cell>
              <table:table-cell office:value-type="float" office:value="0.015184">
                <text:p>0.0151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0">
                <text:p>250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2579">
                <text:p>3200.2579</text:p>
              </table:table-cell>
              <table:table-cell office:value-type="float" office:value="0.015154">
                <text:p>0.015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0">
                <text:p>250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3062">
                <text:p>3200.3062</text:p>
              </table:table-cell>
              <table:table-cell office:value-type="float" office:value="0.015139">
                <text:p>0.0151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0">
                <text:p>250</text:p>
              </table:table-cell>
              <table:table-cell office:value-type="float" office:value="3249.5003">
                <text:p>3249.5003</text:p>
              </table:table-cell>
              <table:table-cell office:value-type="float" office:value="3200.3162">
                <text:p>3200.3162</text:p>
              </table:table-cell>
              <table:table-cell office:value-type="float" office:value="0.015136">
                <text:p>0.0151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0">
                <text:p>25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3162">
                <text:p>3200.3162</text:p>
              </table:table-cell>
              <table:table-cell office:value-type="float" office:value="0.013136">
                <text:p>0.013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0">
                <text:p>25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411">
                <text:p>3200.411</text:p>
              </table:table-cell>
              <table:table-cell office:value-type="float" office:value="0.013106">
                <text:p>0.013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">
                <text:p>250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7054">
                <text:p>3200.7054</text:p>
              </table:table-cell>
              <table:table-cell office:value-type="float" office:value="0.013016">
                <text:p>0.013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1">
                <text:p>251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8011">
                <text:p>3200.8011</text:p>
              </table:table-cell>
              <table:table-cell office:value-type="float" office:value="0.012986">
                <text:p>0.0129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1">
                <text:p>251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8554">
                <text:p>3200.8554</text:p>
              </table:table-cell>
              <table:table-cell office:value-type="float" office:value="0.012969">
                <text:p>0.0129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1">
                <text:p>251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0.9805">
                <text:p>3200.9805</text:p>
              </table:table-cell>
              <table:table-cell office:value-type="float" office:value="0.012931">
                <text:p>0.0129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1">
                <text:p>251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0238">
                <text:p>3201.0238</text:p>
              </table:table-cell>
              <table:table-cell office:value-type="float" office:value="0.012917">
                <text:p>0.0129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131">
                <text:p>3201.131</text:p>
              </table:table-cell>
              <table:table-cell office:value-type="float" office:value="0.012884">
                <text:p>0.012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5041">
                <text:p>3201.5041</text:p>
              </table:table-cell>
              <table:table-cell office:value-type="float" office:value="0.012769">
                <text:p>0.0127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5119">
                <text:p>3201.5119</text:p>
              </table:table-cell>
              <table:table-cell office:value-type="float" office:value="0.012767">
                <text:p>0.0127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304">
                <text:p>3201.6304</text:p>
              </table:table-cell>
              <table:table-cell office:value-type="float" office:value="0.01273">
                <text:p>0.012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469">
                <text:p>3201.6469</text:p>
              </table:table-cell>
              <table:table-cell office:value-type="float" office:value="0.012725">
                <text:p>0.0127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2">
                <text:p>252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6775">
                <text:p>3201.6775</text:p>
              </table:table-cell>
              <table:table-cell office:value-type="float" office:value="0.012716">
                <text:p>0.0127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3">
                <text:p>253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8102">
                <text:p>3201.8102</text:p>
              </table:table-cell>
              <table:table-cell office:value-type="float" office:value="0.012675">
                <text:p>0.012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3">
                <text:p>253</text:p>
              </table:table-cell>
              <table:table-cell office:value-type="float" office:value="3242.9137">
                <text:p>3242.9137</text:p>
              </table:table-cell>
              <table:table-cell office:value-type="float" office:value="3201.9477">
                <text:p>3201.9477</text:p>
              </table:table-cell>
              <table:table-cell office:value-type="float" office:value="0.012632">
                <text:p>0.0126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3">
                <text:p>25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1.9477">
                <text:p>3201.9477</text:p>
              </table:table-cell>
              <table:table-cell office:value-type="float" office:value="0.011294">
                <text:p>0.0112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3">
                <text:p>25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1.9723">
                <text:p>3201.9723</text:p>
              </table:table-cell>
              <table:table-cell office:value-type="float" office:value="0.011286">
                <text:p>0.011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3">
                <text:p>25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0639">
                <text:p>3202.0639</text:p>
              </table:table-cell>
              <table:table-cell office:value-type="float" office:value="0.011258">
                <text:p>0.0112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3">
                <text:p>253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0651">
                <text:p>3202.0651</text:p>
              </table:table-cell>
              <table:table-cell office:value-type="float" office:value="0.011257">
                <text:p>0.0112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1806">
                <text:p>3202.1806</text:p>
              </table:table-cell>
              <table:table-cell office:value-type="float" office:value="0.011222">
                <text:p>0.011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2829">
                <text:p>3202.2829</text:p>
              </table:table-cell>
              <table:table-cell office:value-type="float" office:value="0.01119">
                <text:p>0.011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3877">
                <text:p>3202.3877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5904">
                <text:p>3202.5904</text:p>
              </table:table-cell>
              <table:table-cell office:value-type="float" office:value="0.011095">
                <text:p>0.0110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6293">
                <text:p>3202.6293</text:p>
              </table:table-cell>
              <table:table-cell office:value-type="float" office:value="0.011083">
                <text:p>0.0110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4">
                <text:p>254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689">
                <text:p>3202.689</text:p>
              </table:table-cell>
              <table:table-cell office:value-type="float" office:value="0.011065">
                <text:p>0.0110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7317">
                <text:p>3202.7317</text:p>
              </table:table-cell>
              <table:table-cell office:value-type="float" office:value="0.011052">
                <text:p>0.0110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7745">
                <text:p>3202.7745</text:p>
              </table:table-cell>
              <table:table-cell office:value-type="float" office:value="0.011038">
                <text:p>0.0110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8055">
                <text:p>3202.8055</text:p>
              </table:table-cell>
              <table:table-cell office:value-type="float" office:value="0.011029">
                <text:p>0.0110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2.8612">
                <text:p>3202.8612</text:p>
              </table:table-cell>
              <table:table-cell office:value-type="float" office:value="0.011012">
                <text:p>0.0110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1312">
                <text:p>3203.1312</text:p>
              </table:table-cell>
              <table:table-cell office:value-type="float" office:value="0.010928">
                <text:p>0.0109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5">
                <text:p>255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2695">
                <text:p>3203.2695</text:p>
              </table:table-cell>
              <table:table-cell office:value-type="float" office:value="0.010886">
                <text:p>0.0108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3063">
                <text:p>3203.3063</text:p>
              </table:table-cell>
              <table:table-cell office:value-type="float" office:value="0.010874">
                <text:p>0.0108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406">
                <text:p>3203.406</text:p>
              </table:table-cell>
              <table:table-cell office:value-type="float" office:value="0.010843">
                <text:p>0.0108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4538">
                <text:p>3203.4538</text:p>
              </table:table-cell>
              <table:table-cell office:value-type="float" office:value="0.010829">
                <text:p>0.0108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5205">
                <text:p>3203.5205</text:p>
              </table:table-cell>
              <table:table-cell office:value-type="float" office:value="0.010808">
                <text:p>0.0108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5725">
                <text:p>3203.5725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6">
                <text:p>256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6679">
                <text:p>3203.6679</text:p>
              </table:table-cell>
              <table:table-cell office:value-type="float" office:value="0.010763">
                <text:p>0.0107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7375">
                <text:p>3203.7375</text:p>
              </table:table-cell>
              <table:table-cell office:value-type="float" office:value="0.010741">
                <text:p>0.0107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7803">
                <text:p>3203.7803</text:p>
              </table:table-cell>
              <table:table-cell office:value-type="float" office:value="0.010728">
                <text:p>0.0107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3.9634">
                <text:p>3203.9634</text:p>
              </table:table-cell>
              <table:table-cell office:value-type="float" office:value="0.010671">
                <text:p>0.0106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0116">
                <text:p>3204.0116</text:p>
              </table:table-cell>
              <table:table-cell office:value-type="float" office:value="0.010656">
                <text:p>0.0106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049">
                <text:p>3204.049</text:p>
              </table:table-cell>
              <table:table-cell office:value-type="float" office:value="0.010645">
                <text:p>0.0106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7">
                <text:p>257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1418">
                <text:p>3204.1418</text:p>
              </table:table-cell>
              <table:table-cell office:value-type="float" office:value="0.010616">
                <text:p>0.0106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8">
                <text:p>25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3613">
                <text:p>3204.3613</text:p>
              </table:table-cell>
              <table:table-cell office:value-type="float" office:value="0.010548">
                <text:p>0.0105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8">
                <text:p>25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4586">
                <text:p>3204.4586</text:p>
              </table:table-cell>
              <table:table-cell office:value-type="float" office:value="0.010518">
                <text:p>0.0105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8">
                <text:p>25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6393">
                <text:p>3204.6393</text:p>
              </table:table-cell>
              <table:table-cell office:value-type="float" office:value="0.010463">
                <text:p>0.0104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8">
                <text:p>258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7267">
                <text:p>3204.7267</text:p>
              </table:table-cell>
              <table:table-cell office:value-type="float" office:value="0.010436">
                <text:p>0.0104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7669">
                <text:p>3204.7669</text:p>
              </table:table-cell>
              <table:table-cell office:value-type="float" office:value="0.010423">
                <text:p>0.0104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9664">
                <text:p>3204.9664</text:p>
              </table:table-cell>
              <table:table-cell office:value-type="float" office:value="0.010362">
                <text:p>0.0103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4.9971">
                <text:p>3204.9971</text:p>
              </table:table-cell>
              <table:table-cell office:value-type="float" office:value="0.010352">
                <text:p>0.0103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0872">
                <text:p>3205.0872</text:p>
              </table:table-cell>
              <table:table-cell office:value-type="float" office:value="0.010324">
                <text:p>0.0103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9">
                <text:p>259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1209">
                <text:p>3205.1209</text:p>
              </table:table-cell>
              <table:table-cell office:value-type="float" office:value="0.010314">
                <text:p>0.010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0">
                <text:p>26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1471">
                <text:p>3205.1471</text:p>
              </table:table-cell>
              <table:table-cell office:value-type="float" office:value="0.010306">
                <text:p>0.0103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0">
                <text:p>26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342">
                <text:p>3205.342</text:p>
              </table:table-cell>
              <table:table-cell office:value-type="float" office:value="0.010246">
                <text:p>0.0102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0">
                <text:p>260</text:p>
              </table:table-cell>
              <table:table-cell office:value-type="float" office:value="3238.5225">
                <text:p>3238.5225</text:p>
              </table:table-cell>
              <table:table-cell office:value-type="float" office:value="3205.4451">
                <text:p>3205.4451</text:p>
              </table:table-cell>
              <table:table-cell office:value-type="float" office:value="0.010214">
                <text:p>0.010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0">
                <text:p>26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451">
                <text:p>3205.4451</text:p>
              </table:table-cell>
              <table:table-cell office:value-type="float" office:value="0.009929">
                <text:p>0.0099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0">
                <text:p>26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636">
                <text:p>3205.4636</text:p>
              </table:table-cell>
              <table:table-cell office:value-type="float" office:value="0.009924">
                <text:p>0.0099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0">
                <text:p>26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4751">
                <text:p>3205.4751</text:p>
              </table:table-cell>
              <table:table-cell office:value-type="float" office:value="0.00992">
                <text:p>0.0099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0">
                <text:p>260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5737">
                <text:p>3205.5737</text:p>
              </table:table-cell>
              <table:table-cell office:value-type="float" office:value="0.00989">
                <text:p>0.009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6046">
                <text:p>3205.6046</text:p>
              </table:table-cell>
              <table:table-cell office:value-type="float" office:value="0.00988">
                <text:p>0.009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6829">
                <text:p>3205.6829</text:p>
              </table:table-cell>
              <table:table-cell office:value-type="float" office:value="0.009856">
                <text:p>0.009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053">
                <text:p>3205.7053</text:p>
              </table:table-cell>
              <table:table-cell office:value-type="float" office:value="0.009849">
                <text:p>0.0098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757">
                <text:p>3205.7757</text:p>
              </table:table-cell>
              <table:table-cell office:value-type="float" office:value="0.009827">
                <text:p>0.0098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791">
                <text:p>3205.791</text:p>
              </table:table-cell>
              <table:table-cell office:value-type="float" office:value="0.009822">
                <text:p>0.0098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61">
                <text:p>261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8294">
                <text:p>3205.8294</text:p>
              </table:table-cell>
              <table:table-cell office:value-type="float" office:value="0.009811">
                <text:p>0.0098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8473">
                <text:p>3205.8473</text:p>
              </table:table-cell>
              <table:table-cell office:value-type="float" office:value="0.009805">
                <text:p>0.0098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5.9903">
                <text:p>3205.9903</text:p>
              </table:table-cell>
              <table:table-cell office:value-type="float" office:value="0.009761">
                <text:p>0.009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018">
                <text:p>3206.018</text:p>
              </table:table-cell>
              <table:table-cell office:value-type="float" office:value="0.009752">
                <text:p>0.0097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0937">
                <text:p>3206.0937</text:p>
              </table:table-cell>
              <table:table-cell office:value-type="float" office:value="0.009729">
                <text:p>0.009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1044">
                <text:p>3206.1044</text:p>
              </table:table-cell>
              <table:table-cell office:value-type="float" office:value="0.009726">
                <text:p>0.0097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1933">
                <text:p>3206.1933</text:p>
              </table:table-cell>
              <table:table-cell office:value-type="float" office:value="0.009698">
                <text:p>0.0096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2442">
                <text:p>3206.2442</text:p>
              </table:table-cell>
              <table:table-cell office:value-type="float" office:value="0.009682">
                <text:p>0.0096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2">
                <text:p>262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4457">
                <text:p>3206.4457</text:p>
              </table:table-cell>
              <table:table-cell office:value-type="float" office:value="0.00962">
                <text:p>0.009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4628">
                <text:p>3206.4628</text:p>
              </table:table-cell>
              <table:table-cell office:value-type="float" office:value="0.009615">
                <text:p>0.0096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5945">
                <text:p>3206.5945</text:p>
              </table:table-cell>
              <table:table-cell office:value-type="float" office:value="0.009574">
                <text:p>0.0095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6691">
                <text:p>3206.6691</text:p>
              </table:table-cell>
              <table:table-cell office:value-type="float" office:value="0.009551">
                <text:p>0.0095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7647">
                <text:p>3206.7647</text:p>
              </table:table-cell>
              <table:table-cell office:value-type="float" office:value="0.009522">
                <text:p>0.0095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7807">
                <text:p>3206.7807</text:p>
              </table:table-cell>
              <table:table-cell office:value-type="float" office:value="0.009517">
                <text:p>0.0095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3">
                <text:p>263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6.8356">
                <text:p>3206.8356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1462">
                <text:p>3207.1462</text:p>
              </table:table-cell>
              <table:table-cell office:value-type="float" office:value="0.009404">
                <text:p>0.0094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1501">
                <text:p>3207.1501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2019">
                <text:p>3207.2019</text:p>
              </table:table-cell>
              <table:table-cell office:value-type="float" office:value="0.009387">
                <text:p>0.0093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2207">
                <text:p>3207.2207</text:p>
              </table:table-cell>
              <table:table-cell office:value-type="float" office:value="0.009381">
                <text:p>0.0093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4027">
                <text:p>3207.4027</text:p>
              </table:table-cell>
              <table:table-cell office:value-type="float" office:value="0.009325">
                <text:p>0.0093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5">
                <text:p>26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545">
                <text:p>3207.545</text:p>
              </table:table-cell>
              <table:table-cell office:value-type="float" office:value="0.009281">
                <text:p>0.0092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5">
                <text:p>26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548">
                <text:p>3207.548</text:p>
              </table:table-cell>
              <table:table-cell office:value-type="float" office:value="0.00928">
                <text:p>0.009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5">
                <text:p>265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025">
                <text:p>3207.6025</text:p>
              </table:table-cell>
              <table:table-cell office:value-type="float" office:value="0.009263">
                <text:p>0.0092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774">
                <text:p>3207.6774</text:p>
              </table:table-cell>
              <table:table-cell office:value-type="float" office:value="0.00924">
                <text:p>0.009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6999">
                <text:p>3207.6999</text:p>
              </table:table-cell>
              <table:table-cell office:value-type="float" office:value="0.009233">
                <text:p>0.0092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7591">
                <text:p>3207.7591</text:p>
              </table:table-cell>
              <table:table-cell office:value-type="float" office:value="0.009215">
                <text:p>0.0092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8299">
                <text:p>3207.8299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9617">
                <text:p>3207.9617</text:p>
              </table:table-cell>
              <table:table-cell office:value-type="float" office:value="0.009152">
                <text:p>0.0091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7.9746">
                <text:p>3207.9746</text:p>
              </table:table-cell>
              <table:table-cell office:value-type="float" office:value="0.009148">
                <text:p>0.0091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6">
                <text:p>266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0421">
                <text:p>3208.0421</text:p>
              </table:table-cell>
              <table:table-cell office:value-type="float" office:value="0.009127">
                <text:p>0.0091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0513">
                <text:p>3208.0513</text:p>
              </table:table-cell>
              <table:table-cell office:value-type="float" office:value="0.009124">
                <text:p>0.0091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1604">
                <text:p>3208.1604</text:p>
              </table:table-cell>
              <table:table-cell office:value-type="float" office:value="0.009091">
                <text:p>0.0090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2244">
                <text:p>3208.2244</text:p>
              </table:table-cell>
              <table:table-cell office:value-type="float" office:value="0.009071">
                <text:p>0.0090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3524">
                <text:p>3208.3524</text:p>
              </table:table-cell>
              <table:table-cell office:value-type="float" office:value="0.009031">
                <text:p>0.0090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3799">
                <text:p>3208.3799</text:p>
              </table:table-cell>
              <table:table-cell office:value-type="float" office:value="0.009023">
                <text:p>0.0090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46">
                <text:p>3208.46</text:p>
              </table:table-cell>
              <table:table-cell office:value-type="float" office:value="0.008998">
                <text:p>0.0089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6898">
                <text:p>3208.6898</text:p>
              </table:table-cell>
              <table:table-cell office:value-type="float" office:value="0.008927">
                <text:p>0.0089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7159">
                <text:p>3208.7159</text:p>
              </table:table-cell>
              <table:table-cell office:value-type="float" office:value="0.008919">
                <text:p>0.0089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8075">
                <text:p>3208.8075</text:p>
              </table:table-cell>
              <table:table-cell office:value-type="float" office:value="0.008891">
                <text:p>0.0088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8499">
                <text:p>3208.8499</text:p>
              </table:table-cell>
              <table:table-cell office:value-type="float" office:value="0.008878">
                <text:p>0.0088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8">
                <text:p>268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8.9992">
                <text:p>3208.9992</text:p>
              </table:table-cell>
              <table:table-cell office:value-type="float" office:value="0.008832">
                <text:p>0.0088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9">
                <text:p>26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9.0587">
                <text:p>3209.0587</text:p>
              </table:table-cell>
              <table:table-cell office:value-type="float" office:value="0.008813">
                <text:p>0.0088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9">
                <text:p>269</text:p>
              </table:table-cell>
              <table:table-cell office:value-type="float" office:value="3237.5921">
                <text:p>3237.5921</text:p>
              </table:table-cell>
              <table:table-cell office:value-type="float" office:value="3209.15">
                <text:p>3209.15</text:p>
              </table:table-cell>
              <table:table-cell office:value-type="float" office:value="0.008785">
                <text:p>0.0087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15">
                <text:p>3209.15</text:p>
              </table:table-cell>
              <table:table-cell office:value-type="float" office:value="0.006334">
                <text:p>0.0063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1946">
                <text:p>3209.1946</text:p>
              </table:table-cell>
              <table:table-cell office:value-type="float" office:value="0.00632">
                <text:p>0.006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3401">
                <text:p>3209.3401</text:p>
              </table:table-cell>
              <table:table-cell office:value-type="float" office:value="0.006275">
                <text:p>0.006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3799">
                <text:p>3209.3799</text:p>
              </table:table-cell>
              <table:table-cell office:value-type="float" office:value="0.006263">
                <text:p>0.0062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9">
                <text:p>26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4988">
                <text:p>3209.4988</text:p>
              </table:table-cell>
              <table:table-cell office:value-type="float" office:value="0.006226">
                <text:p>0.0062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5502">
                <text:p>3209.5502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6332">
                <text:p>3209.6332</text:p>
              </table:table-cell>
              <table:table-cell office:value-type="float" office:value="0.006184">
                <text:p>0.0061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6708">
                <text:p>3209.6708</text:p>
              </table:table-cell>
              <table:table-cell office:value-type="float" office:value="0.006172">
                <text:p>0.0061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9862">
                <text:p>3209.9862</text:p>
              </table:table-cell>
              <table:table-cell office:value-type="float" office:value="0.006075">
                <text:p>0.0060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09.9966">
                <text:p>3209.9966</text:p>
              </table:table-cell>
              <table:table-cell office:value-type="float" office:value="0.006072">
                <text:p>0.0060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0332">
                <text:p>3210.0332</text:p>
              </table:table-cell>
              <table:table-cell office:value-type="float" office:value="0.00606">
                <text:p>0.006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2218">
                <text:p>3210.2218</text:p>
              </table:table-cell>
              <table:table-cell office:value-type="float" office:value="0.006002">
                <text:p>0.0060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2671">
                <text:p>3210.2671</text:p>
              </table:table-cell>
              <table:table-cell office:value-type="float" office:value="0.005988">
                <text:p>0.0059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4241">
                <text:p>3210.4241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4957">
                <text:p>3210.4957</text:p>
              </table:table-cell>
              <table:table-cell office:value-type="float" office:value="0.005917">
                <text:p>0.0059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179">
                <text:p>3210.5179</text:p>
              </table:table-cell>
              <table:table-cell office:value-type="float" office:value="0.00591">
                <text:p>0.005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468">
                <text:p>3210.5468</text:p>
              </table:table-cell>
              <table:table-cell office:value-type="float" office:value="0.005901">
                <text:p>0.0059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5817">
                <text:p>3210.5817</text:p>
              </table:table-cell>
              <table:table-cell office:value-type="float" office:value="0.00589">
                <text:p>0.005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1">
                <text:p>27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7023">
                <text:p>3210.7023</text:p>
              </table:table-cell>
              <table:table-cell office:value-type="float" office:value="0.005853">
                <text:p>0.0058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707">
                <text:p>3210.707</text:p>
              </table:table-cell>
              <table:table-cell office:value-type="float" office:value="0.005852">
                <text:p>0.0058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9172">
                <text:p>3210.9172</text:p>
              </table:table-cell>
              <table:table-cell office:value-type="float" office:value="0.005787">
                <text:p>0.00578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0.9505">
                <text:p>3210.9505</text:p>
              </table:table-cell>
              <table:table-cell office:value-type="float" office:value="0.005776">
                <text:p>0.0057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1255">
                <text:p>3211.1255</text:p>
              </table:table-cell>
              <table:table-cell office:value-type="float" office:value="0.005722">
                <text:p>0.0057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2">
                <text:p>272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3465">
                <text:p>3211.3465</text:p>
              </table:table-cell>
              <table:table-cell office:value-type="float" office:value="0.005654">
                <text:p>0.0056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3568">
                <text:p>3211.3568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5154">
                <text:p>3211.5154</text:p>
              </table:table-cell>
              <table:table-cell office:value-type="float" office:value="0.005601">
                <text:p>0.0056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5587">
                <text:p>3211.5587</text:p>
              </table:table-cell>
              <table:table-cell office:value-type="float" office:value="0.005588">
                <text:p>0.0055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699">
                <text:p>3211.699</text:p>
              </table:table-cell>
              <table:table-cell office:value-type="float" office:value="0.005544">
                <text:p>0.00554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7337">
                <text:p>3211.7337</text:p>
              </table:table-cell>
              <table:table-cell office:value-type="float" office:value="0.005534">
                <text:p>0.0055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8034">
                <text:p>3211.8034</text:p>
              </table:table-cell>
              <table:table-cell office:value-type="float" office:value="0.005512">
                <text:p>0.0055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1.8548">
                <text:p>3211.8548</text:p>
              </table:table-cell>
              <table:table-cell office:value-type="float" office:value="0.005496">
                <text:p>0.0054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3">
                <text:p>273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0172">
                <text:p>3212.0172</text:p>
              </table:table-cell>
              <table:table-cell office:value-type="float" office:value="0.005446">
                <text:p>0.00544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0429">
                <text:p>3212.0429</text:p>
              </table:table-cell>
              <table:table-cell office:value-type="float" office:value="0.005438">
                <text:p>0.0054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2259">
                <text:p>3212.2259</text:p>
              </table:table-cell>
              <table:table-cell office:value-type="float" office:value="0.005381">
                <text:p>0.0053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3567">
                <text:p>3212.3567</text:p>
              </table:table-cell>
              <table:table-cell office:value-type="float" office:value="0.005341">
                <text:p>0.0053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3879">
                <text:p>3212.3879</text:p>
              </table:table-cell>
              <table:table-cell office:value-type="float" office:value="0.005331">
                <text:p>0.0053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4">
                <text:p>274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6533">
                <text:p>3212.6533</text:p>
              </table:table-cell>
              <table:table-cell office:value-type="float" office:value="0.005249">
                <text:p>0.0052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741">
                <text:p>3212.741</text:p>
              </table:table-cell>
              <table:table-cell office:value-type="float" office:value="0.005222">
                <text:p>0.0052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2.9285">
                <text:p>3212.9285</text:p>
              </table:table-cell>
              <table:table-cell office:value-type="float" office:value="0.005164">
                <text:p>0.0051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0454">
                <text:p>3213.0454</text:p>
              </table:table-cell>
              <table:table-cell office:value-type="float" office:value="0.005128">
                <text:p>0.0051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2662">
                <text:p>3213.2662</text:p>
              </table:table-cell>
              <table:table-cell office:value-type="float" office:value="0.005059">
                <text:p>0.0050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5544">
                <text:p>3213.5544</text:p>
              </table:table-cell>
              <table:table-cell office:value-type="float" office:value="0.00497">
                <text:p>0.004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5842">
                <text:p>3213.5842</text:p>
              </table:table-cell>
              <table:table-cell office:value-type="float" office:value="0.004961">
                <text:p>0.0049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5">
                <text:p>275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7004">
                <text:p>3213.7004</text:p>
              </table:table-cell>
              <table:table-cell office:value-type="float" office:value="0.004925">
                <text:p>0.0049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7506">
                <text:p>3213.7506</text:p>
              </table:table-cell>
              <table:table-cell office:value-type="float" office:value="0.004909">
                <text:p>0.0049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339">
                <text:p>3213.9339</text:p>
              </table:table-cell>
              <table:table-cell office:value-type="float" office:value="0.004852">
                <text:p>0.0048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455">
                <text:p>3213.9455</text:p>
              </table:table-cell>
              <table:table-cell office:value-type="float" office:value="0.004849">
                <text:p>0.0048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3.9868">
                <text:p>3213.9868</text:p>
              </table:table-cell>
              <table:table-cell office:value-type="float" office:value="0.004836">
                <text:p>0.0048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1306">
                <text:p>3214.1306</text:p>
              </table:table-cell>
              <table:table-cell office:value-type="float" office:value="0.004792">
                <text:p>0.0047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1687">
                <text:p>3214.1687</text:p>
              </table:table-cell>
              <table:table-cell office:value-type="float" office:value="0.00478">
                <text:p>0.004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6">
                <text:p>276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2891">
                <text:p>3214.2891</text:p>
              </table:table-cell>
              <table:table-cell office:value-type="float" office:value="0.004742">
                <text:p>0.0047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77">
                <text:p>27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3038">
                <text:p>3214.3038</text:p>
              </table:table-cell>
              <table:table-cell office:value-type="float" office:value="0.004738">
                <text:p>0.0047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77">
                <text:p>27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5464">
                <text:p>3214.5464</text:p>
              </table:table-cell>
              <table:table-cell office:value-type="float" office:value="0.004663">
                <text:p>0.0046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77">
                <text:p>27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5822">
                <text:p>3214.5822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7">
                <text:p>277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7052">
                <text:p>3214.7052</text:p>
              </table:table-cell>
              <table:table-cell office:value-type="float" office:value="0.004614">
                <text:p>0.0046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001">
                <text:p>3214.9001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372">
                <text:p>3214.9372</text:p>
              </table:table-cell>
              <table:table-cell office:value-type="float" office:value="0.004542">
                <text:p>0.0045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81">
                <text:p>3214.981</text:p>
              </table:table-cell>
              <table:table-cell office:value-type="float" office:value="0.004528">
                <text:p>0.0045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4.9949">
                <text:p>3214.9949</text:p>
              </table:table-cell>
              <table:table-cell office:value-type="float" office:value="0.004524">
                <text:p>0.0045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1698">
                <text:p>3215.1698</text:p>
              </table:table-cell>
              <table:table-cell office:value-type="float" office:value="0.00447">
                <text:p>0.004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8">
                <text:p>278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2969">
                <text:p>3215.2969</text:p>
              </table:table-cell>
              <table:table-cell office:value-type="float" office:value="0.00443">
                <text:p>0.004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3176">
                <text:p>3215.3176</text:p>
              </table:table-cell>
              <table:table-cell office:value-type="float" office:value="0.004424">
                <text:p>0.0044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5189">
                <text:p>3215.5189</text:p>
              </table:table-cell>
              <table:table-cell office:value-type="float" office:value="0.004362">
                <text:p>0.0043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5337">
                <text:p>3215.5337</text:p>
              </table:table-cell>
              <table:table-cell office:value-type="float" office:value="0.004357">
                <text:p>0.0043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6825">
                <text:p>3215.6825</text:p>
              </table:table-cell>
              <table:table-cell office:value-type="float" office:value="0.004311">
                <text:p>0.0043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7796">
                <text:p>3215.7796</text:p>
              </table:table-cell>
              <table:table-cell office:value-type="float" office:value="0.004281">
                <text:p>0.0042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9">
                <text:p>279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9421">
                <text:p>3215.9421</text:p>
              </table:table-cell>
              <table:table-cell office:value-type="float" office:value="0.004231">
                <text:p>0.0042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5.9529">
                <text:p>3215.9529</text:p>
              </table:table-cell>
              <table:table-cell office:value-type="float" office:value="0.004227">
                <text:p>0.0042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0671">
                <text:p>3216.0671</text:p>
              </table:table-cell>
              <table:table-cell office:value-type="float" office:value="0.004192">
                <text:p>0.00419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0956">
                <text:p>3216.0956</text:p>
              </table:table-cell>
              <table:table-cell office:value-type="float" office:value="0.004183">
                <text:p>0.0041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2853">
                <text:p>3216.2853</text:p>
              </table:table-cell>
              <table:table-cell office:value-type="float" office:value="0.004124">
                <text:p>0.0041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332">
                <text:p>3216.332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0">
                <text:p>280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4603">
                <text:p>3216.4603</text:p>
              </table:table-cell>
              <table:table-cell office:value-type="float" office:value="0.00407">
                <text:p>0.004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1">
                <text:p>281</text:p>
              </table:table-cell>
              <table:table-cell office:value-type="float" office:value="3229.6054">
                <text:p>3229.6054</text:p>
              </table:table-cell>
              <table:table-cell office:value-type="float" office:value="3216.4781">
                <text:p>3216.4781</text:p>
              </table:table-cell>
              <table:table-cell office:value-type="float" office:value="0.004065">
                <text:p>0.0040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1">
                <text:p>281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4781">
                <text:p>3216.4781</text:p>
              </table:table-cell>
              <table:table-cell office:value-type="float" office:value="0.002137">
                <text:p>0.0021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1">
                <text:p>281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5981">
                <text:p>3216.5981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1">
                <text:p>281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6056">
                <text:p>3216.6056</text:p>
              </table:table-cell>
              <table:table-cell office:value-type="float" office:value="0.002097">
                <text:p>0.0020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1">
                <text:p>281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8898">
                <text:p>3216.8898</text:p>
              </table:table-cell>
              <table:table-cell office:value-type="float" office:value="0.002009">
                <text:p>0.0020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6.9225">
                <text:p>3216.9225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179">
                <text:p>3217.2179</text:p>
              </table:table-cell>
              <table:table-cell office:value-type="float" office:value="0.001907">
                <text:p>0.0019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224">
                <text:p>3217.2224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2642">
                <text:p>3217.2642</text:p>
              </table:table-cell>
              <table:table-cell office:value-type="float" office:value="0.001893">
                <text:p>0.0018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5716">
                <text:p>3217.5716</text:p>
              </table:table-cell>
              <table:table-cell office:value-type="float" office:value="0.001798">
                <text:p>0.0017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5811">
                <text:p>3217.5811</text:p>
              </table:table-cell>
              <table:table-cell office:value-type="float" office:value="0.001795">
                <text:p>0.0017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7995">
                <text:p>3217.7995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7.8035">
                <text:p>3217.8035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2136">
                <text:p>3218.2136</text:p>
              </table:table-cell>
              <table:table-cell office:value-type="float" office:value="0.001598">
                <text:p>0.0015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218">
                <text:p>3218.218</text:p>
              </table:table-cell>
              <table:table-cell office:value-type="float" office:value="0.001597">
                <text:p>0.0015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2">
                <text:p>282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5281">
                <text:p>3218.5281</text:p>
              </table:table-cell>
              <table:table-cell office:value-type="float" office:value="0.001501">
                <text:p>0.0015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5397">
                <text:p>3218.5397</text:p>
              </table:table-cell>
              <table:table-cell office:value-type="float" office:value="0.001497">
                <text:p>0.0014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8811">
                <text:p>3218.8811</text:p>
              </table:table-cell>
              <table:table-cell office:value-type="float" office:value="0.001391">
                <text:p>0.0013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9691">
                <text:p>3218.9691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8.9693">
                <text:p>3218.9693</text:p>
              </table:table-cell>
              <table:table-cell office:value-type="float" office:value="0.001364">
                <text:p>0.0013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3726">
                <text:p>3219.3726</text:p>
              </table:table-cell>
              <table:table-cell office:value-type="float" office:value="0.001239">
                <text:p>0.00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3793">
                <text:p>3219.3793</text:p>
              </table:table-cell>
              <table:table-cell office:value-type="float" office:value="0.001237">
                <text:p>0.0012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6406">
                <text:p>3219.6406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6447">
                <text:p>3219.6447</text:p>
              </table:table-cell>
              <table:table-cell office:value-type="float" office:value="0.001154">
                <text:p>0.0011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962">
                <text:p>3219.962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19.9687">
                <text:p>3219.9687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3136">
                <text:p>3220.3136</text:p>
              </table:table-cell>
              <table:table-cell office:value-type="float" office:value="0.000947">
                <text:p>0.0009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315">
                <text:p>3220.315</text:p>
              </table:table-cell>
              <table:table-cell office:value-type="float" office:value="0.000946">
                <text:p>0.0009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4492">
                <text:p>3220.4492</text:p>
              </table:table-cell>
              <table:table-cell office:value-type="float" office:value="0.000905">
                <text:p>0.0009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6138">
                <text:p>3220.6138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6284">
                <text:p>3220.6284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3">
                <text:p>283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8643">
                <text:p>3220.8643</text:p>
              </table:table-cell>
              <table:table-cell office:value-type="float" office:value="0.000776">
                <text:p>0.0007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0.8702">
                <text:p>3220.8702</text:p>
              </table:table-cell>
              <table:table-cell office:value-type="float" office:value="0.000774">
                <text:p>0.0007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1453">
                <text:p>3221.1453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147">
                <text:p>3221.147</text:p>
              </table:table-cell>
              <table:table-cell office:value-type="float" office:value="0.000688">
                <text:p>0.0006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3881">
                <text:p>3221.3881</text:p>
              </table:table-cell>
              <table:table-cell office:value-type="float" office:value="0.000614">
                <text:p>0.0006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398">
                <text:p>3221.398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589">
                <text:p>3221.589</text:p>
              </table:table-cell>
              <table:table-cell office:value-type="float" office:value="0.000551">
                <text:p>0.0005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6779">
                <text:p>3221.6779</text:p>
              </table:table-cell>
              <table:table-cell office:value-type="float" office:value="0.000524">
                <text:p>0.0005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6789">
                <text:p>3221.6789</text:p>
              </table:table-cell>
              <table:table-cell office:value-type="float" office:value="0.000523">
                <text:p>0.0005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9649">
                <text:p>3221.9649</text:p>
              </table:table-cell>
              <table:table-cell office:value-type="float" office:value="0.000435">
                <text:p>0.0004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1.9698">
                <text:p>3221.9698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2347">
                <text:p>3222.2347</text:p>
              </table:table-cell>
              <table:table-cell office:value-type="float" office:value="0.000351">
                <text:p>0.0003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2437">
                <text:p>3222.2437</text:p>
              </table:table-cell>
              <table:table-cell office:value-type="float" office:value="0.000348">
                <text:p>0.0003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887">
                <text:p>3222.4887</text:p>
              </table:table-cell>
              <table:table-cell office:value-type="float" office:value="0.000272">
                <text:p>0.0002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908">
                <text:p>3222.4908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4921">
                <text:p>3222.4921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7501">
                <text:p>3222.7501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2.7567">
                <text:p>3222.7567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4">
                <text:p>284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0165">
                <text:p>3223.0165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5">
                <text:p>28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0281">
                <text:p>3223.028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5">
                <text:p>28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2595">
                <text:p>3223.2595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5">
                <text:p>285</text:p>
              </table:table-cell>
              <table:table-cell office:value-type="float" office:value="3223.3657">
                <text:p>3223.3657</text:p>
              </table:table-cell>
              <table:table-cell office:value-type="float" office:value="3223.2915">
                <text:p>3223.2915</text:p>
              </table:table-cell>
              <table:table-cell office:value-type="float" office:value="0.000023">
                <text:p>0.0000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